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89.04pt" svg:height="254.92pt" svg:x="139.35pt" svg:y="3.2pt">
            <loext:p draw:notify-on-update-of-ranges="Sheet1.A1:Sheet1.A14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94.2pt" svg:height="254.92pt" svg:x="126.96pt" svg:y="284.8pt">
            <loext:p draw:notify-on-update-of-ranges="Sheet1.B1:Sheet1.B158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72650" calcext:value-type="float">
            <text:p>172650</text:p>
          </table:table-cell>
          <table:table-cell office:value-type="float" office:value="166899" calcext:value-type="float">
            <text:p>166899</text:p>
          </table:table-cell>
        </table:table-row>
        <table:table-row table:style-name="ro1">
          <table:table-cell office:value-type="float" office:value="126017" calcext:value-type="float">
            <text:p>126017</text:p>
          </table:table-cell>
          <table:table-cell office:value-type="float" office:value="116773" calcext:value-type="float">
            <text:p>116773</text:p>
          </table:table-cell>
        </table:table-row>
        <table:table-row table:style-name="ro1">
          <table:table-cell office:value-type="float" office:value="114865" calcext:value-type="float">
            <text:p>114865</text:p>
          </table:table-cell>
          <table:table-cell office:value-type="float" office:value="117359" calcext:value-type="float">
            <text:p>117359</text:p>
          </table:table-cell>
        </table:table-row>
        <table:table-row table:style-name="ro1">
          <table:table-cell office:value-type="float" office:value="121790" calcext:value-type="float">
            <text:p>121790</text:p>
          </table:table-cell>
          <table:table-cell office:value-type="float" office:value="98662" calcext:value-type="float">
            <text:p>98662</text:p>
          </table:table-cell>
        </table:table-row>
        <table:table-row table:style-name="ro1">
          <table:table-cell office:value-type="float" office:value="107392" calcext:value-type="float">
            <text:p>107392</text:p>
          </table:table-cell>
          <table:table-cell office:value-type="float" office:value="101731" calcext:value-type="float">
            <text:p>101731</text:p>
          </table:table-cell>
        </table:table-row>
        <table:table-row table:style-name="ro1">
          <table:table-cell office:value-type="float" office:value="129121" calcext:value-type="float">
            <text:p>129121</text:p>
          </table:table-cell>
          <table:table-cell office:value-type="float" office:value="100306" calcext:value-type="float">
            <text:p>100306</text:p>
          </table:table-cell>
        </table:table-row>
        <table:table-row table:style-name="ro1">
          <table:table-cell office:value-type="float" office:value="107912" calcext:value-type="float">
            <text:p>107912</text:p>
          </table:table-cell>
          <table:table-cell office:value-type="float" office:value="119319" calcext:value-type="float">
            <text:p>119319</text:p>
          </table:table-cell>
        </table:table-row>
        <table:table-row table:style-name="ro1">
          <table:table-cell office:value-type="float" office:value="102550" calcext:value-type="float">
            <text:p>102550</text:p>
          </table:table-cell>
          <table:table-cell office:value-type="float" office:value="109866" calcext:value-type="float">
            <text:p>109866</text:p>
          </table:table-cell>
        </table:table-row>
        <table:table-row table:style-name="ro1">
          <table:table-cell office:value-type="float" office:value="99425" calcext:value-type="float">
            <text:p>99425</text:p>
          </table:table-cell>
          <table:table-cell office:value-type="float" office:value="111265" calcext:value-type="float">
            <text:p>111265</text:p>
          </table:table-cell>
        </table:table-row>
        <table:table-row table:style-name="ro1">
          <table:table-cell office:value-type="float" office:value="97227" calcext:value-type="float">
            <text:p>97227</text:p>
          </table:table-cell>
          <table:table-cell office:value-type="float" office:value="111242" calcext:value-type="float">
            <text:p>111242</text:p>
          </table:table-cell>
        </table:table-row>
        <table:table-row table:style-name="ro1">
          <table:table-cell office:value-type="float" office:value="135094" calcext:value-type="float">
            <text:p>135094</text:p>
          </table:table-cell>
          <table:table-cell office:value-type="float" office:value="90501" calcext:value-type="float">
            <text:p>90501</text:p>
          </table:table-cell>
        </table:table-row>
        <table:table-row table:style-name="ro1">
          <table:table-cell office:value-type="float" office:value="90567" calcext:value-type="float">
            <text:p>90567</text:p>
          </table:table-cell>
          <table:table-cell office:value-type="float" office:value="125074" calcext:value-type="float">
            <text:p>125074</text:p>
          </table:table-cell>
        </table:table-row>
        <table:table-row table:style-name="ro1">
          <table:table-cell office:value-type="float" office:value="105203" calcext:value-type="float">
            <text:p>105203</text:p>
          </table:table-cell>
          <table:table-cell office:value-type="float" office:value="99685" calcext:value-type="float">
            <text:p>99685</text:p>
          </table:table-cell>
        </table:table-row>
        <table:table-row table:style-name="ro1">
          <table:table-cell office:value-type="float" office:value="102808" calcext:value-type="float">
            <text:p>102808</text:p>
          </table:table-cell>
          <table:table-cell office:value-type="float" office:value="109891" calcext:value-type="float">
            <text:p>109891</text:p>
          </table:table-cell>
        </table:table-row>
        <table:table-row table:style-name="ro1">
          <table:table-cell office:value-type="float" office:value="93635" calcext:value-type="float">
            <text:p>93635</text:p>
          </table:table-cell>
          <table:table-cell office:value-type="float" office:value="114234" calcext:value-type="float">
            <text:p>114234</text:p>
          </table:table-cell>
        </table:table-row>
        <table:table-row table:style-name="ro1">
          <table:table-cell office:value-type="float" office:value="115007" calcext:value-type="float">
            <text:p>115007</text:p>
          </table:table-cell>
          <table:table-cell office:value-type="float" office:value="104768" calcext:value-type="float">
            <text:p>104768</text:p>
          </table:table-cell>
        </table:table-row>
        <table:table-row table:style-name="ro1">
          <table:table-cell office:value-type="float" office:value="107027" calcext:value-type="float">
            <text:p>107027</text:p>
          </table:table-cell>
          <table:table-cell office:value-type="float" office:value="107358" calcext:value-type="float">
            <text:p>107358</text:p>
          </table:table-cell>
        </table:table-row>
        <table:table-row table:style-name="ro1">
          <table:table-cell office:value-type="float" office:value="126216" calcext:value-type="float">
            <text:p>126216</text:p>
          </table:table-cell>
          <table:table-cell office:value-type="float" office:value="91001" calcext:value-type="float">
            <text:p>91001</text:p>
          </table:table-cell>
        </table:table-row>
        <table:table-row table:style-name="ro1">
          <table:table-cell office:value-type="float" office:value="104168" calcext:value-type="float">
            <text:p>104168</text:p>
          </table:table-cell>
          <table:table-cell office:value-type="float" office:value="127143" calcext:value-type="float">
            <text:p>127143</text:p>
          </table:table-cell>
        </table:table-row>
        <table:table-row table:style-name="ro1">
          <table:table-cell office:value-type="float" office:value="110881" calcext:value-type="float">
            <text:p>110881</text:p>
          </table:table-cell>
          <table:table-cell office:value-type="float" office:value="123510" calcext:value-type="float">
            <text:p>123510</text:p>
          </table:table-cell>
        </table:table-row>
        <table:table-row table:style-name="ro1">
          <table:table-cell office:value-type="float" office:value="115288" calcext:value-type="float">
            <text:p>115288</text:p>
          </table:table-cell>
          <table:table-cell office:value-type="float" office:value="104363" calcext:value-type="float">
            <text:p>104363</text:p>
          </table:table-cell>
        </table:table-row>
        <table:table-row table:style-name="ro1">
          <table:table-cell office:value-type="float" office:value="109770" calcext:value-type="float">
            <text:p>109770</text:p>
          </table:table-cell>
          <table:table-cell office:value-type="float" office:value="107900" calcext:value-type="float">
            <text:p>107900</text:p>
          </table:table-cell>
        </table:table-row>
        <table:table-row table:style-name="ro1">
          <table:table-cell office:value-type="float" office:value="99406" calcext:value-type="float">
            <text:p>99406</text:p>
          </table:table-cell>
          <table:table-cell office:value-type="float" office:value="108512" calcext:value-type="float">
            <text:p>108512</text:p>
          </table:table-cell>
        </table:table-row>
        <table:table-row table:style-name="ro1">
          <table:table-cell office:value-type="float" office:value="109031" calcext:value-type="float">
            <text:p>109031</text:p>
          </table:table-cell>
          <table:table-cell office:value-type="float" office:value="98751" calcext:value-type="float">
            <text:p>98751</text:p>
          </table:table-cell>
        </table:table-row>
        <table:table-row table:style-name="ro1">
          <table:table-cell office:value-type="float" office:value="101797" calcext:value-type="float">
            <text:p>101797</text:p>
          </table:table-cell>
          <table:table-cell office:value-type="float" office:value="106855" calcext:value-type="float">
            <text:p>106855</text:p>
          </table:table-cell>
        </table:table-row>
        <table:table-row table:style-name="ro1">
          <table:table-cell office:value-type="float" office:value="98781" calcext:value-type="float">
            <text:p>98781</text:p>
          </table:table-cell>
          <table:table-cell office:value-type="float" office:value="111562" calcext:value-type="float">
            <text:p>111562</text:p>
          </table:table-cell>
        </table:table-row>
        <table:table-row table:style-name="ro1">
          <table:table-cell office:value-type="float" office:value="129085" calcext:value-type="float">
            <text:p>129085</text:p>
          </table:table-cell>
          <table:table-cell office:value-type="float" office:value="96315" calcext:value-type="float">
            <text:p>96315</text:p>
          </table:table-cell>
        </table:table-row>
        <table:table-row table:style-name="ro1">
          <table:table-cell office:value-type="float" office:value="99881" calcext:value-type="float">
            <text:p>99881</text:p>
          </table:table-cell>
          <table:table-cell office:value-type="float" office:value="111150" calcext:value-type="float">
            <text:p>111150</text:p>
          </table:table-cell>
        </table:table-row>
        <table:table-row table:style-name="ro1">
          <table:table-cell office:value-type="float" office:value="101834" calcext:value-type="float">
            <text:p>101834</text:p>
          </table:table-cell>
          <table:table-cell office:value-type="float" office:value="111140" calcext:value-type="float">
            <text:p>111140</text:p>
          </table:table-cell>
        </table:table-row>
        <table:table-row table:style-name="ro1">
          <table:table-cell office:value-type="float" office:value="111565" calcext:value-type="float">
            <text:p>111565</text:p>
          </table:table-cell>
          <table:table-cell office:value-type="float" office:value="111489" calcext:value-type="float">
            <text:p>111489</text:p>
          </table:table-cell>
        </table:table-row>
        <table:table-row table:style-name="ro1">
          <table:table-cell office:value-type="float" office:value="132828" calcext:value-type="float">
            <text:p>132828</text:p>
          </table:table-cell>
          <table:table-cell office:value-type="float" office:value="142791" calcext:value-type="float">
            <text:p>142791</text:p>
          </table:table-cell>
        </table:table-row>
        <table:table-row table:style-name="ro1">
          <table:table-cell office:value-type="float" office:value="145389" calcext:value-type="float">
            <text:p>145389</text:p>
          </table:table-cell>
          <table:table-cell office:value-type="float" office:value="148526" calcext:value-type="float">
            <text:p>148526</text:p>
          </table:table-cell>
        </table:table-row>
        <table:table-row table:style-name="ro1">
          <table:table-cell office:value-type="float" office:value="196646" calcext:value-type="float">
            <text:p>196646</text:p>
          </table:table-cell>
          <table:table-cell office:value-type="float" office:value="181205" calcext:value-type="float">
            <text:p>181205</text:p>
          </table:table-cell>
        </table:table-row>
        <table:table-row table:style-name="ro1">
          <table:table-cell office:value-type="float" office:value="127607" calcext:value-type="float">
            <text:p>127607</text:p>
          </table:table-cell>
          <table:table-cell office:value-type="float" office:value="96266" calcext:value-type="float">
            <text:p>96266</text:p>
          </table:table-cell>
        </table:table-row>
        <table:table-row table:style-name="ro1">
          <table:table-cell office:value-type="float" office:value="139216" calcext:value-type="float">
            <text:p>139216</text:p>
          </table:table-cell>
          <table:table-cell office:value-type="float" office:value="100664" calcext:value-type="float">
            <text:p>100664</text:p>
          </table:table-cell>
        </table:table-row>
        <table:table-row table:style-name="ro1">
          <table:table-cell office:value-type="float" office:value="99695" calcext:value-type="float">
            <text:p>99695</text:p>
          </table:table-cell>
          <table:table-cell office:value-type="float" office:value="94042" calcext:value-type="float">
            <text:p>94042</text:p>
          </table:table-cell>
        </table:table-row>
        <table:table-row table:style-name="ro1">
          <table:table-cell office:value-type="float" office:value="112762" calcext:value-type="float">
            <text:p>112762</text:p>
          </table:table-cell>
          <table:table-cell office:value-type="float" office:value="138102" calcext:value-type="float">
            <text:p>138102</text:p>
          </table:table-cell>
        </table:table-row>
        <table:table-row table:style-name="ro1">
          <table:table-cell office:value-type="float" office:value="105330" calcext:value-type="float">
            <text:p>105330</text:p>
          </table:table-cell>
          <table:table-cell office:value-type="float" office:value="107143" calcext:value-type="float">
            <text:p>107143</text:p>
          </table:table-cell>
        </table:table-row>
        <table:table-row table:style-name="ro1">
          <table:table-cell office:value-type="float" office:value="109840" calcext:value-type="float">
            <text:p>109840</text:p>
          </table:table-cell>
          <table:table-cell office:value-type="float" office:value="104600" calcext:value-type="float">
            <text:p>104600</text:p>
          </table:table-cell>
        </table:table-row>
        <table:table-row table:style-name="ro1">
          <table:table-cell office:value-type="float" office:value="122951" calcext:value-type="float">
            <text:p>122951</text:p>
          </table:table-cell>
          <table:table-cell office:value-type="float" office:value="93747" calcext:value-type="float">
            <text:p>93747</text:p>
          </table:table-cell>
        </table:table-row>
        <table:table-row table:style-name="ro1">
          <table:table-cell office:value-type="float" office:value="125314" calcext:value-type="float">
            <text:p>125314</text:p>
          </table:table-cell>
          <table:table-cell office:value-type="float" office:value="111743" calcext:value-type="float">
            <text:p>111743</text:p>
          </table:table-cell>
        </table:table-row>
        <table:table-row table:style-name="ro1">
          <table:table-cell office:value-type="float" office:value="121357" calcext:value-type="float">
            <text:p>121357</text:p>
          </table:table-cell>
          <table:table-cell office:value-type="float" office:value="120100" calcext:value-type="float">
            <text:p>120100</text:p>
          </table:table-cell>
        </table:table-row>
        <table:table-row table:style-name="ro1">
          <table:table-cell office:value-type="float" office:value="119169" calcext:value-type="float">
            <text:p>119169</text:p>
          </table:table-cell>
          <table:table-cell office:value-type="float" office:value="117987" calcext:value-type="float">
            <text:p>117987</text:p>
          </table:table-cell>
        </table:table-row>
        <table:table-row table:style-name="ro1">
          <table:table-cell office:value-type="float" office:value="108392" calcext:value-type="float">
            <text:p>108392</text:p>
          </table:table-cell>
          <table:table-cell office:value-type="float" office:value="105900" calcext:value-type="float">
            <text:p>105900</text:p>
          </table:table-cell>
        </table:table-row>
        <table:table-row table:style-name="ro1">
          <table:table-cell office:value-type="float" office:value="115810" calcext:value-type="float">
            <text:p>115810</text:p>
          </table:table-cell>
          <table:table-cell office:value-type="float" office:value="105730" calcext:value-type="float">
            <text:p>105730</text:p>
          </table:table-cell>
        </table:table-row>
        <table:table-row table:style-name="ro1">
          <table:table-cell office:value-type="float" office:value="103995" calcext:value-type="float">
            <text:p>103995</text:p>
          </table:table-cell>
          <table:table-cell office:value-type="float" office:value="101172" calcext:value-type="float">
            <text:p>101172</text:p>
          </table:table-cell>
        </table:table-row>
        <table:table-row table:style-name="ro1">
          <table:table-cell office:value-type="float" office:value="109118" calcext:value-type="float">
            <text:p>109118</text:p>
          </table:table-cell>
          <table:table-cell office:value-type="float" office:value="110725" calcext:value-type="float">
            <text:p>110725</text:p>
          </table:table-cell>
        </table:table-row>
        <table:table-row table:style-name="ro1">
          <table:table-cell office:value-type="float" office:value="103316" calcext:value-type="float">
            <text:p>103316</text:p>
          </table:table-cell>
          <table:table-cell office:value-type="float" office:value="107154" calcext:value-type="float">
            <text:p>107154</text:p>
          </table:table-cell>
        </table:table-row>
        <table:table-row table:style-name="ro1">
          <table:table-cell office:value-type="float" office:value="97432" calcext:value-type="float">
            <text:p>97432</text:p>
          </table:table-cell>
          <table:table-cell office:value-type="float" office:value="99122" calcext:value-type="float">
            <text:p>99122</text:p>
          </table:table-cell>
        </table:table-row>
        <table:table-row table:style-name="ro1">
          <table:table-cell office:value-type="float" office:value="119809" calcext:value-type="float">
            <text:p>119809</text:p>
          </table:table-cell>
          <table:table-cell office:value-type="float" office:value="114282" calcext:value-type="float">
            <text:p>114282</text:p>
          </table:table-cell>
        </table:table-row>
        <table:table-row table:style-name="ro1">
          <table:table-cell office:value-type="float" office:value="106408" calcext:value-type="float">
            <text:p>106408</text:p>
          </table:table-cell>
          <table:table-cell office:value-type="float" office:value="117894" calcext:value-type="float">
            <text:p>117894</text:p>
          </table:table-cell>
        </table:table-row>
        <table:table-row table:style-name="ro1">
          <table:table-cell office:value-type="float" office:value="104936" calcext:value-type="float">
            <text:p>104936</text:p>
          </table:table-cell>
          <table:table-cell office:value-type="float" office:value="122677" calcext:value-type="float">
            <text:p>122677</text:p>
          </table:table-cell>
        </table:table-row>
        <table:table-row table:style-name="ro1">
          <table:table-cell office:value-type="float" office:value="111133" calcext:value-type="float">
            <text:p>111133</text:p>
          </table:table-cell>
          <table:table-cell office:value-type="float" office:value="123555" calcext:value-type="float">
            <text:p>123555</text:p>
          </table:table-cell>
        </table:table-row>
        <table:table-row table:style-name="ro1">
          <table:table-cell office:value-type="float" office:value="88582" calcext:value-type="float">
            <text:p>88582</text:p>
          </table:table-cell>
          <table:table-cell office:value-type="float" office:value="95517" calcext:value-type="float">
            <text:p>95517</text:p>
          </table:table-cell>
        </table:table-row>
        <table:table-row table:style-name="ro1">
          <table:table-cell office:value-type="float" office:value="127609" calcext:value-type="float">
            <text:p>127609</text:p>
          </table:table-cell>
          <table:table-cell office:value-type="float" office:value="129613" calcext:value-type="float">
            <text:p>129613</text:p>
          </table:table-cell>
        </table:table-row>
        <table:table-row table:style-name="ro1">
          <table:table-cell office:value-type="float" office:value="110979" calcext:value-type="float">
            <text:p>110979</text:p>
          </table:table-cell>
          <table:table-cell office:value-type="float" office:value="93874" calcext:value-type="float">
            <text:p>93874</text:p>
          </table:table-cell>
        </table:table-row>
        <table:table-row table:style-name="ro1">
          <table:table-cell office:value-type="float" office:value="127149" calcext:value-type="float">
            <text:p>127149</text:p>
          </table:table-cell>
          <table:table-cell office:value-type="float" office:value="152876" calcext:value-type="float">
            <text:p>152876</text:p>
          </table:table-cell>
        </table:table-row>
        <table:table-row table:style-name="ro1">
          <table:table-cell office:value-type="float" office:value="111160" calcext:value-type="float">
            <text:p>111160</text:p>
          </table:table-cell>
          <table:table-cell office:value-type="float" office:value="111233" calcext:value-type="float">
            <text:p>111233</text:p>
          </table:table-cell>
        </table:table-row>
        <table:table-row table:style-name="ro1">
          <table:table-cell office:value-type="float" office:value="108853" calcext:value-type="float">
            <text:p>108853</text:p>
          </table:table-cell>
          <table:table-cell office:value-type="float" office:value="92340" calcext:value-type="float">
            <text:p>92340</text:p>
          </table:table-cell>
        </table:table-row>
        <table:table-row table:style-name="ro1">
          <table:table-cell office:value-type="float" office:value="109652" calcext:value-type="float">
            <text:p>109652</text:p>
          </table:table-cell>
          <table:table-cell office:value-type="float" office:value="121993" calcext:value-type="float">
            <text:p>121993</text:p>
          </table:table-cell>
        </table:table-row>
        <table:table-row table:style-name="ro1">
          <table:table-cell office:value-type="float" office:value="120936" calcext:value-type="float">
            <text:p>120936</text:p>
          </table:table-cell>
          <table:table-cell office:value-type="float" office:value="97602" calcext:value-type="float">
            <text:p>97602</text:p>
          </table:table-cell>
        </table:table-row>
        <table:table-row table:style-name="ro1">
          <table:table-cell office:value-type="float" office:value="103116" calcext:value-type="float">
            <text:p>103116</text:p>
          </table:table-cell>
          <table:table-cell office:value-type="float" office:value="114403" calcext:value-type="float">
            <text:p>114403</text:p>
          </table:table-cell>
        </table:table-row>
        <table:table-row table:style-name="ro1">
          <table:table-cell office:value-type="float" office:value="118160" calcext:value-type="float">
            <text:p>118160</text:p>
          </table:table-cell>
          <table:table-cell office:value-type="float" office:value="123211" calcext:value-type="float">
            <text:p>123211</text:p>
          </table:table-cell>
        </table:table-row>
        <table:table-row table:style-name="ro1">
          <table:table-cell office:value-type="float" office:value="115510" calcext:value-type="float">
            <text:p>115510</text:p>
          </table:table-cell>
          <table:table-cell office:value-type="float" office:value="118476" calcext:value-type="float">
            <text:p>118476</text:p>
          </table:table-cell>
        </table:table-row>
        <table:table-row table:style-name="ro1">
          <table:table-cell office:value-type="float" office:value="115957" calcext:value-type="float">
            <text:p>115957</text:p>
          </table:table-cell>
          <table:table-cell office:value-type="float" office:value="108940" calcext:value-type="float">
            <text:p>108940</text:p>
          </table:table-cell>
        </table:table-row>
        <table:table-row table:style-name="ro1">
          <table:table-cell office:value-type="float" office:value="117376" calcext:value-type="float">
            <text:p>117376</text:p>
          </table:table-cell>
          <table:table-cell office:value-type="float" office:value="106304" calcext:value-type="float">
            <text:p>106304</text:p>
          </table:table-cell>
        </table:table-row>
        <table:table-row table:style-name="ro1">
          <table:table-cell office:value-type="float" office:value="119901" calcext:value-type="float">
            <text:p>119901</text:p>
          </table:table-cell>
          <table:table-cell office:value-type="float" office:value="114930" calcext:value-type="float">
            <text:p>114930</text:p>
          </table:table-cell>
        </table:table-row>
        <table:table-row table:style-name="ro1">
          <table:table-cell office:value-type="float" office:value="92888" calcext:value-type="float">
            <text:p>92888</text:p>
          </table:table-cell>
          <table:table-cell office:value-type="float" office:value="112248" calcext:value-type="float">
            <text:p>112248</text:p>
          </table:table-cell>
        </table:table-row>
        <table:table-row table:style-name="ro1">
          <table:table-cell office:value-type="float" office:value="109351" calcext:value-type="float">
            <text:p>109351</text:p>
          </table:table-cell>
          <table:table-cell office:value-type="float" office:value="131366" calcext:value-type="float">
            <text:p>131366</text:p>
          </table:table-cell>
        </table:table-row>
        <table:table-row table:style-name="ro1">
          <table:table-cell office:value-type="float" office:value="105210" calcext:value-type="float">
            <text:p>105210</text:p>
          </table:table-cell>
          <table:table-cell office:value-type="float" office:value="119433" calcext:value-type="float">
            <text:p>119433</text:p>
          </table:table-cell>
        </table:table-row>
        <table:table-row table:style-name="ro1">
          <table:table-cell office:value-type="float" office:value="114387" calcext:value-type="float">
            <text:p>114387</text:p>
          </table:table-cell>
          <table:table-cell office:value-type="float" office:value="103440" calcext:value-type="float">
            <text:p>103440</text:p>
          </table:table-cell>
        </table:table-row>
        <table:table-row table:style-name="ro1">
          <table:table-cell office:value-type="float" office:value="95060" calcext:value-type="float">
            <text:p>95060</text:p>
          </table:table-cell>
          <table:table-cell office:value-type="float" office:value="101021" calcext:value-type="float">
            <text:p>101021</text:p>
          </table:table-cell>
        </table:table-row>
        <table:table-row table:style-name="ro1">
          <table:table-cell office:value-type="float" office:value="113384" calcext:value-type="float">
            <text:p>113384</text:p>
          </table:table-cell>
          <table:table-cell office:value-type="float" office:value="131857" calcext:value-type="float">
            <text:p>131857</text:p>
          </table:table-cell>
        </table:table-row>
        <table:table-row table:style-name="ro1">
          <table:table-cell office:value-type="float" office:value="104231" calcext:value-type="float">
            <text:p>104231</text:p>
          </table:table-cell>
          <table:table-cell office:value-type="float" office:value="98847" calcext:value-type="float">
            <text:p>98847</text:p>
          </table:table-cell>
        </table:table-row>
        <table:table-row table:style-name="ro1">
          <table:table-cell office:value-type="float" office:value="119653" calcext:value-type="float">
            <text:p>119653</text:p>
          </table:table-cell>
          <table:table-cell office:value-type="float" office:value="107374" calcext:value-type="float">
            <text:p>107374</text:p>
          </table:table-cell>
        </table:table-row>
        <table:table-row table:style-name="ro1">
          <table:table-cell office:value-type="float" office:value="91461" calcext:value-type="float">
            <text:p>91461</text:p>
          </table:table-cell>
          <table:table-cell office:value-type="float" office:value="95577" calcext:value-type="float">
            <text:p>95577</text:p>
          </table:table-cell>
        </table:table-row>
        <table:table-row table:style-name="ro1">
          <table:table-cell office:value-type="float" office:value="113239" calcext:value-type="float">
            <text:p>113239</text:p>
          </table:table-cell>
          <table:table-cell office:value-type="float" office:value="120622" calcext:value-type="float">
            <text:p>120622</text:p>
          </table:table-cell>
        </table:table-row>
        <table:table-row table:style-name="ro1">
          <table:table-cell office:value-type="float" office:value="109039" calcext:value-type="float">
            <text:p>109039</text:p>
          </table:table-cell>
          <table:table-cell office:value-type="float" office:value="95429" calcext:value-type="float">
            <text:p>95429</text:p>
          </table:table-cell>
        </table:table-row>
        <table:table-row table:style-name="ro1">
          <table:table-cell office:value-type="float" office:value="105201" calcext:value-type="float">
            <text:p>105201</text:p>
          </table:table-cell>
          <table:table-cell office:value-type="float" office:value="111411" calcext:value-type="float">
            <text:p>111411</text:p>
          </table:table-cell>
        </table:table-row>
        <table:table-row table:style-name="ro1">
          <table:table-cell office:value-type="float" office:value="118701" calcext:value-type="float">
            <text:p>118701</text:p>
          </table:table-cell>
          <table:table-cell office:value-type="float" office:value="115362" calcext:value-type="float">
            <text:p>115362</text:p>
          </table:table-cell>
        </table:table-row>
        <table:table-row table:style-name="ro1">
          <table:table-cell office:value-type="float" office:value="106616" calcext:value-type="float">
            <text:p>106616</text:p>
          </table:table-cell>
          <table:table-cell office:value-type="float" office:value="94151" calcext:value-type="float">
            <text:p>94151</text:p>
          </table:table-cell>
        </table:table-row>
        <table:table-row table:style-name="ro1">
          <table:table-cell office:value-type="float" office:value="110199" calcext:value-type="float">
            <text:p>110199</text:p>
          </table:table-cell>
          <table:table-cell office:value-type="float" office:value="116164" calcext:value-type="float">
            <text:p>116164</text:p>
          </table:table-cell>
        </table:table-row>
        <table:table-row table:style-name="ro1">
          <table:table-cell office:value-type="float" office:value="99577" calcext:value-type="float">
            <text:p>99577</text:p>
          </table:table-cell>
          <table:table-cell office:value-type="float" office:value="93007" calcext:value-type="float">
            <text:p>93007</text:p>
          </table:table-cell>
        </table:table-row>
        <table:table-row table:style-name="ro1">
          <table:table-cell office:value-type="float" office:value="115314" calcext:value-type="float">
            <text:p>115314</text:p>
          </table:table-cell>
          <table:table-cell office:value-type="float" office:value="111406" calcext:value-type="float">
            <text:p>111406</text:p>
          </table:table-cell>
        </table:table-row>
        <table:table-row table:style-name="ro1">
          <table:table-cell office:value-type="float" office:value="110914" calcext:value-type="float">
            <text:p>110914</text:p>
          </table:table-cell>
          <table:table-cell office:value-type="float" office:value="105725" calcext:value-type="float">
            <text:p>105725</text:p>
          </table:table-cell>
        </table:table-row>
        <table:table-row table:style-name="ro1">
          <table:table-cell office:value-type="float" office:value="110799" calcext:value-type="float">
            <text:p>110799</text:p>
          </table:table-cell>
          <table:table-cell office:value-type="float" office:value="111783" calcext:value-type="float">
            <text:p>111783</text:p>
          </table:table-cell>
        </table:table-row>
        <table:table-row table:style-name="ro1">
          <table:table-cell office:value-type="float" office:value="114393" calcext:value-type="float">
            <text:p>114393</text:p>
          </table:table-cell>
          <table:table-cell office:value-type="float" office:value="113820" calcext:value-type="float">
            <text:p>113820</text:p>
          </table:table-cell>
        </table:table-row>
        <table:table-row table:style-name="ro1">
          <table:table-cell office:value-type="float" office:value="99964" calcext:value-type="float">
            <text:p>99964</text:p>
          </table:table-cell>
          <table:table-cell office:value-type="float" office:value="111015" calcext:value-type="float">
            <text:p>111015</text:p>
          </table:table-cell>
        </table:table-row>
        <table:table-row table:style-name="ro1">
          <table:table-cell office:value-type="float" office:value="105827" calcext:value-type="float">
            <text:p>105827</text:p>
          </table:table-cell>
          <table:table-cell office:value-type="float" office:value="119188" calcext:value-type="float">
            <text:p>119188</text:p>
          </table:table-cell>
        </table:table-row>
        <table:table-row table:style-name="ro1">
          <table:table-cell office:value-type="float" office:value="116309" calcext:value-type="float">
            <text:p>116309</text:p>
          </table:table-cell>
          <table:table-cell office:value-type="float" office:value="103983" calcext:value-type="float">
            <text:p>103983</text:p>
          </table:table-cell>
        </table:table-row>
        <table:table-row table:style-name="ro1">
          <table:table-cell office:value-type="float" office:value="100415" calcext:value-type="float">
            <text:p>100415</text:p>
          </table:table-cell>
          <table:table-cell office:value-type="float" office:value="96788" calcext:value-type="float">
            <text:p>96788</text:p>
          </table:table-cell>
        </table:table-row>
        <table:table-row table:style-name="ro1">
          <table:table-cell office:value-type="float" office:value="119381" calcext:value-type="float">
            <text:p>119381</text:p>
          </table:table-cell>
          <table:table-cell office:value-type="float" office:value="112760" calcext:value-type="float">
            <text:p>112760</text:p>
          </table:table-cell>
        </table:table-row>
        <table:table-row table:style-name="ro1">
          <table:table-cell office:value-type="float" office:value="103519" calcext:value-type="float">
            <text:p>103519</text:p>
          </table:table-cell>
          <table:table-cell office:value-type="float" office:value="89595" calcext:value-type="float">
            <text:p>89595</text:p>
          </table:table-cell>
        </table:table-row>
        <table:table-row table:style-name="ro1">
          <table:table-cell office:value-type="float" office:value="121123" calcext:value-type="float">
            <text:p>121123</text:p>
          </table:table-cell>
          <table:table-cell office:value-type="float" office:value="108977" calcext:value-type="float">
            <text:p>108977</text:p>
          </table:table-cell>
        </table:table-row>
        <table:table-row table:style-name="ro1">
          <table:table-cell office:value-type="float" office:value="114983" calcext:value-type="float">
            <text:p>114983</text:p>
          </table:table-cell>
          <table:table-cell office:value-type="float" office:value="113977" calcext:value-type="float">
            <text:p>113977</text:p>
          </table:table-cell>
        </table:table-row>
        <table:table-row table:style-name="ro1">
          <table:table-cell office:value-type="float" office:value="133095" calcext:value-type="float">
            <text:p>133095</text:p>
          </table:table-cell>
          <table:table-cell office:value-type="float" office:value="122464" calcext:value-type="float">
            <text:p>122464</text:p>
          </table:table-cell>
        </table:table-row>
        <table:table-row table:style-name="ro1">
          <table:table-cell office:value-type="float" office:value="101519" calcext:value-type="float">
            <text:p>101519</text:p>
          </table:table-cell>
          <table:table-cell office:value-type="float" office:value="110980" calcext:value-type="float">
            <text:p>110980</text:p>
          </table:table-cell>
        </table:table-row>
        <table:table-row table:style-name="ro1">
          <table:table-cell office:value-type="float" office:value="109210" calcext:value-type="float">
            <text:p>109210</text:p>
          </table:table-cell>
          <table:table-cell office:value-type="float" office:value="99173" calcext:value-type="float">
            <text:p>99173</text:p>
          </table:table-cell>
        </table:table-row>
        <table:table-row table:style-name="ro1">
          <table:table-cell office:value-type="float" office:value="111753" calcext:value-type="float">
            <text:p>111753</text:p>
          </table:table-cell>
          <table:table-cell office:value-type="float" office:value="99925" calcext:value-type="float">
            <text:p>99925</text:p>
          </table:table-cell>
        </table:table-row>
        <table:table-row table:style-name="ro1">
          <table:table-cell office:value-type="float" office:value="103004" calcext:value-type="float">
            <text:p>103004</text:p>
          </table:table-cell>
          <table:table-cell office:value-type="float" office:value="113109" calcext:value-type="float">
            <text:p>113109</text:p>
          </table:table-cell>
        </table:table-row>
        <table:table-row table:style-name="ro1">
          <table:table-cell office:value-type="float" office:value="113249" calcext:value-type="float">
            <text:p>113249</text:p>
          </table:table-cell>
          <table:table-cell office:value-type="float" office:value="113800" calcext:value-type="float">
            <text:p>113800</text:p>
          </table:table-cell>
        </table:table-row>
        <table:table-row table:style-name="ro1">
          <table:table-cell office:value-type="float" office:value="97051" calcext:value-type="float">
            <text:p>97051</text:p>
          </table:table-cell>
          <table:table-cell office:value-type="float" office:value="95797" calcext:value-type="float">
            <text:p>95797</text:p>
          </table:table-cell>
        </table:table-row>
        <table:table-row table:style-name="ro1">
          <table:table-cell office:value-type="float" office:value="101690" calcext:value-type="float">
            <text:p>101690</text:p>
          </table:table-cell>
          <table:table-cell office:value-type="float" office:value="123161" calcext:value-type="float">
            <text:p>123161</text:p>
          </table:table-cell>
        </table:table-row>
        <table:table-row table:style-name="ro1">
          <table:table-cell office:value-type="float" office:value="95591" calcext:value-type="float">
            <text:p>95591</text:p>
          </table:table-cell>
          <table:table-cell office:value-type="float" office:value="100146" calcext:value-type="float">
            <text:p>100146</text:p>
          </table:table-cell>
        </table:table-row>
        <table:table-row table:style-name="ro1">
          <table:table-cell office:value-type="float" office:value="118203" calcext:value-type="float">
            <text:p>118203</text:p>
          </table:table-cell>
          <table:table-cell office:value-type="float" office:value="118843" calcext:value-type="float">
            <text:p>118843</text:p>
          </table:table-cell>
        </table:table-row>
        <table:table-row table:style-name="ro1">
          <table:table-cell office:value-type="float" office:value="108791" calcext:value-type="float">
            <text:p>108791</text:p>
          </table:table-cell>
          <table:table-cell office:value-type="float" office:value="112128" calcext:value-type="float">
            <text:p>112128</text:p>
          </table:table-cell>
        </table:table-row>
        <table:table-row table:style-name="ro1">
          <table:table-cell office:value-type="float" office:value="112572" calcext:value-type="float">
            <text:p>112572</text:p>
          </table:table-cell>
          <table:table-cell office:value-type="float" office:value="112206" calcext:value-type="float">
            <text:p>112206</text:p>
          </table:table-cell>
        </table:table-row>
        <table:table-row table:style-name="ro1">
          <table:table-cell office:value-type="float" office:value="113195" calcext:value-type="float">
            <text:p>113195</text:p>
          </table:table-cell>
          <table:table-cell office:value-type="float" office:value="122043" calcext:value-type="float">
            <text:p>122043</text:p>
          </table:table-cell>
        </table:table-row>
        <table:table-row table:style-name="ro1">
          <table:table-cell office:value-type="float" office:value="117919" calcext:value-type="float">
            <text:p>117919</text:p>
          </table:table-cell>
          <table:table-cell office:value-type="float" office:value="108419" calcext:value-type="float">
            <text:p>108419</text:p>
          </table:table-cell>
        </table:table-row>
        <table:table-row table:style-name="ro1">
          <table:table-cell office:value-type="float" office:value="106878" calcext:value-type="float">
            <text:p>106878</text:p>
          </table:table-cell>
          <table:table-cell office:value-type="float" office:value="110303" calcext:value-type="float">
            <text:p>110303</text:p>
          </table:table-cell>
        </table:table-row>
        <table:table-row table:style-name="ro1">
          <table:table-cell office:value-type="float" office:value="110778" calcext:value-type="float">
            <text:p>110778</text:p>
          </table:table-cell>
          <table:table-cell office:value-type="float" office:value="100743" calcext:value-type="float">
            <text:p>100743</text:p>
          </table:table-cell>
        </table:table-row>
        <table:table-row table:style-name="ro1">
          <table:table-cell office:value-type="float" office:value="107402" calcext:value-type="float">
            <text:p>107402</text:p>
          </table:table-cell>
          <table:table-cell office:value-type="float" office:value="98995" calcext:value-type="float">
            <text:p>98995</text:p>
          </table:table-cell>
        </table:table-row>
        <table:table-row table:style-name="ro1">
          <table:table-cell office:value-type="float" office:value="92926" calcext:value-type="float">
            <text:p>92926</text:p>
          </table:table-cell>
          <table:table-cell office:value-type="float" office:value="121403" calcext:value-type="float">
            <text:p>121403</text:p>
          </table:table-cell>
        </table:table-row>
        <table:table-row table:style-name="ro1">
          <table:table-cell office:value-type="float" office:value="109691" calcext:value-type="float">
            <text:p>109691</text:p>
          </table:table-cell>
          <table:table-cell office:value-type="float" office:value="110596" calcext:value-type="float">
            <text:p>110596</text:p>
          </table:table-cell>
        </table:table-row>
        <table:table-row table:style-name="ro1">
          <table:table-cell office:value-type="float" office:value="99127" calcext:value-type="float">
            <text:p>99127</text:p>
          </table:table-cell>
          <table:table-cell office:value-type="float" office:value="107387" calcext:value-type="float">
            <text:p>107387</text:p>
          </table:table-cell>
        </table:table-row>
        <table:table-row table:style-name="ro1">
          <table:table-cell office:value-type="float" office:value="106134" calcext:value-type="float">
            <text:p>106134</text:p>
          </table:table-cell>
          <table:table-cell office:value-type="float" office:value="115630" calcext:value-type="float">
            <text:p>115630</text:p>
          </table:table-cell>
        </table:table-row>
        <table:table-row table:style-name="ro1">
          <table:table-cell office:value-type="float" office:value="119740" calcext:value-type="float">
            <text:p>119740</text:p>
          </table:table-cell>
          <table:table-cell office:value-type="float" office:value="118743" calcext:value-type="float">
            <text:p>118743</text:p>
          </table:table-cell>
        </table:table-row>
        <table:table-row table:style-name="ro1">
          <table:table-cell office:value-type="float" office:value="100704" calcext:value-type="float">
            <text:p>100704</text:p>
          </table:table-cell>
          <table:table-cell office:value-type="float" office:value="111326" calcext:value-type="float">
            <text:p>111326</text:p>
          </table:table-cell>
        </table:table-row>
        <table:table-row table:style-name="ro1">
          <table:table-cell office:value-type="float" office:value="105622" calcext:value-type="float">
            <text:p>105622</text:p>
          </table:table-cell>
          <table:table-cell office:value-type="float" office:value="113981" calcext:value-type="float">
            <text:p>113981</text:p>
          </table:table-cell>
        </table:table-row>
        <table:table-row table:style-name="ro1">
          <table:table-cell office:value-type="float" office:value="105772" calcext:value-type="float">
            <text:p>105772</text:p>
          </table:table-cell>
          <table:table-cell office:value-type="float" office:value="100717" calcext:value-type="float">
            <text:p>100717</text:p>
          </table:table-cell>
        </table:table-row>
        <table:table-row table:style-name="ro1">
          <table:table-cell office:value-type="float" office:value="121929" calcext:value-type="float">
            <text:p>121929</text:p>
          </table:table-cell>
          <table:table-cell office:value-type="float" office:value="110440" calcext:value-type="float">
            <text:p>110440</text:p>
          </table:table-cell>
        </table:table-row>
        <table:table-row table:style-name="ro1">
          <table:table-cell office:value-type="float" office:value="117634" calcext:value-type="float">
            <text:p>117634</text:p>
          </table:table-cell>
          <table:table-cell office:value-type="float" office:value="105751" calcext:value-type="float">
            <text:p>105751</text:p>
          </table:table-cell>
        </table:table-row>
        <table:table-row table:style-name="ro1">
          <table:table-cell office:value-type="float" office:value="114462" calcext:value-type="float">
            <text:p>114462</text:p>
          </table:table-cell>
          <table:table-cell office:value-type="float" office:value="126126" calcext:value-type="float">
            <text:p>126126</text:p>
          </table:table-cell>
        </table:table-row>
        <table:table-row table:style-name="ro1">
          <table:table-cell office:value-type="float" office:value="99134" calcext:value-type="float">
            <text:p>99134</text:p>
          </table:table-cell>
          <table:table-cell office:value-type="float" office:value="108287" calcext:value-type="float">
            <text:p>108287</text:p>
          </table:table-cell>
        </table:table-row>
        <table:table-row table:style-name="ro1">
          <table:table-cell office:value-type="float" office:value="125195" calcext:value-type="float">
            <text:p>125195</text:p>
          </table:table-cell>
          <table:table-cell office:value-type="float" office:value="123077" calcext:value-type="float">
            <text:p>123077</text:p>
          </table:table-cell>
        </table:table-row>
        <table:table-row table:style-name="ro1">
          <table:table-cell office:value-type="float" office:value="112876" calcext:value-type="float">
            <text:p>112876</text:p>
          </table:table-cell>
          <table:table-cell office:value-type="float" office:value="113770" calcext:value-type="float">
            <text:p>113770</text:p>
          </table:table-cell>
        </table:table-row>
        <table:table-row table:style-name="ro1">
          <table:table-cell office:value-type="float" office:value="117748" calcext:value-type="float">
            <text:p>117748</text:p>
          </table:table-cell>
          <table:table-cell office:value-type="float" office:value="118124" calcext:value-type="float">
            <text:p>118124</text:p>
          </table:table-cell>
        </table:table-row>
        <table:table-row table:style-name="ro1">
          <table:table-cell office:value-type="float" office:value="123276" calcext:value-type="float">
            <text:p>123276</text:p>
          </table:table-cell>
          <table:table-cell office:value-type="float" office:value="110538" calcext:value-type="float">
            <text:p>110538</text:p>
          </table:table-cell>
        </table:table-row>
        <table:table-row table:style-name="ro1">
          <table:table-cell office:value-type="float" office:value="100982" calcext:value-type="float">
            <text:p>100982</text:p>
          </table:table-cell>
          <table:table-cell office:value-type="float" office:value="104658" calcext:value-type="float">
            <text:p>104658</text:p>
          </table:table-cell>
        </table:table-row>
        <table:table-row table:style-name="ro1">
          <table:table-cell office:value-type="float" office:value="100516" calcext:value-type="float">
            <text:p>100516</text:p>
          </table:table-cell>
          <table:table-cell office:value-type="float" office:value="115156" calcext:value-type="float">
            <text:p>115156</text:p>
          </table:table-cell>
        </table:table-row>
        <table:table-row table:style-name="ro1">
          <table:table-cell office:value-type="float" office:value="114647" calcext:value-type="float">
            <text:p>114647</text:p>
          </table:table-cell>
          <table:table-cell office:value-type="float" office:value="114072" calcext:value-type="float">
            <text:p>114072</text:p>
          </table:table-cell>
        </table:table-row>
        <table:table-row table:style-name="ro1">
          <table:table-cell office:value-type="float" office:value="110291" calcext:value-type="float">
            <text:p>110291</text:p>
          </table:table-cell>
          <table:table-cell office:value-type="float" office:value="109375" calcext:value-type="float">
            <text:p>109375</text:p>
          </table:table-cell>
        </table:table-row>
        <table:table-row table:style-name="ro1">
          <table:table-cell office:value-type="float" office:value="90459" calcext:value-type="float">
            <text:p>90459</text:p>
          </table:table-cell>
          <table:table-cell office:value-type="float" office:value="103776" calcext:value-type="float">
            <text:p>103776</text:p>
          </table:table-cell>
        </table:table-row>
        <table:table-row table:style-name="ro1">
          <table:table-cell office:value-type="float" office:value="113340" calcext:value-type="float">
            <text:p>113340</text:p>
          </table:table-cell>
          <table:table-cell office:value-type="float" office:value="120198" calcext:value-type="float">
            <text:p>120198</text:p>
          </table:table-cell>
        </table:table-row>
        <table:table-row table:style-name="ro1">
          <table:table-cell office:value-type="float" office:value="112449" calcext:value-type="float">
            <text:p>112449</text:p>
          </table:table-cell>
          <table:table-cell office:value-type="float" office:value="114073" calcext:value-type="float">
            <text:p>114073</text:p>
          </table:table-cell>
        </table:table-row>
        <table:table-row table:style-name="ro1">
          <table:table-cell office:value-type="float" office:value="123310" calcext:value-type="float">
            <text:p>123310</text:p>
          </table:table-cell>
          <table:table-cell office:value-type="float" office:value="108898" calcext:value-type="float">
            <text:p>108898</text:p>
          </table:table-cell>
        </table:table-row>
        <table:table-row table:style-name="ro1">
          <table:table-cell office:value-type="float" office:value="121346" calcext:value-type="float">
            <text:p>121346</text:p>
          </table:table-cell>
          <table:table-cell office:value-type="float" office:value="101726" calcext:value-type="float">
            <text:p>101726</text:p>
          </table:table-cell>
        </table:table-row>
        <table:table-row table:style-name="ro1">
          <table:table-cell office:value-type="float" office:value="103527" calcext:value-type="float">
            <text:p>103527</text:p>
          </table:table-cell>
          <table:table-cell office:value-type="float" office:value="96726" calcext:value-type="float">
            <text:p>96726</text:p>
          </table:table-cell>
        </table:table-row>
        <table:table-row table:style-name="ro1">
          <table:table-cell office:value-type="float" office:value="88735" calcext:value-type="float">
            <text:p>88735</text:p>
          </table:table-cell>
          <table:table-cell office:value-type="float" office:value="113698" calcext:value-type="float">
            <text:p>113698</text:p>
          </table:table-cell>
        </table:table-row>
        <table:table-row table:style-name="ro1">
          <table:table-cell office:value-type="float" office:value="117002" calcext:value-type="float">
            <text:p>117002</text:p>
          </table:table-cell>
          <table:table-cell office:value-type="float" office:value="111753" calcext:value-type="float">
            <text:p>111753</text:p>
          </table:table-cell>
        </table:table-row>
        <table:table-row table:style-name="ro1">
          <table:table-cell office:value-type="float" office:value="103347" calcext:value-type="float">
            <text:p>103347</text:p>
          </table:table-cell>
          <table:table-cell office:value-type="float" office:value="119901" calcext:value-type="float">
            <text:p>119901</text:p>
          </table:table-cell>
        </table:table-row>
        <table:table-row table:style-name="ro1">
          <table:table-cell office:value-type="float" office:value="119356" calcext:value-type="float">
            <text:p>119356</text:p>
          </table:table-cell>
          <table:table-cell office:value-type="float" office:value="122795" calcext:value-type="float">
            <text:p>122795</text:p>
          </table:table-cell>
        </table:table-row>
        <table:table-row table:style-name="ro1">
          <table:table-cell office:value-type="float" office:value="140635" calcext:value-type="float">
            <text:p>140635</text:p>
          </table:table-cell>
          <table:table-cell office:value-type="float" office:value="110286" calcext:value-type="float">
            <text:p>110286</text:p>
          </table:table-cell>
        </table:table-row>
        <table:table-row table:style-name="ro1">
          <table:table-cell office:value-type="float" office:value="111946" calcext:value-type="float">
            <text:p>111946</text:p>
          </table:table-cell>
          <table:table-cell office:value-type="float" office:value="117851" calcext:value-type="float">
            <text:p>117851</text:p>
          </table:table-cell>
        </table:table-row>
        <table:table-row table:style-name="ro1">
          <table:table-cell office:value-type="float" office:value="107788" calcext:value-type="float">
            <text:p>107788</text:p>
          </table:table-cell>
          <table:table-cell office:value-type="float" office:value="92090" calcext:value-type="float">
            <text:p>92090</text:p>
          </table:table-cell>
        </table:table-row>
        <table:table-row table:style-name="ro1">
          <table:table-cell office:value-type="float" office:value="90966" calcext:value-type="float">
            <text:p>90966</text:p>
          </table:table-cell>
          <table:table-cell office:value-type="float" office:value="118481" calcext:value-type="float">
            <text:p>118481</text:p>
          </table:table-cell>
        </table:table-row>
        <table:table-row table:style-name="ro1">
          <table:table-cell office:value-type="float" office:value="117745" calcext:value-type="float">
            <text:p>117745</text:p>
          </table:table-cell>
          <table:table-cell office:value-type="float" office:value="128653" calcext:value-type="float">
            <text:p>128653</text:p>
          </table:table-cell>
        </table:table-row>
        <table:table-row table:style-name="ro1">
          <table:table-cell office:value-type="float" office:value="95838" calcext:value-type="float">
            <text:p>95838</text:p>
          </table:table-cell>
          <table:table-cell office:value-type="float" office:value="103505" calcext:value-type="float">
            <text:p>103505</text:p>
          </table:table-cell>
        </table:table-row>
        <table:table-row table:style-name="ro1">
          <table:table-cell office:value-type="float" office:value="127136" calcext:value-type="float">
            <text:p>127136</text:p>
          </table:table-cell>
          <table:table-cell office:value-type="float" office:value="115125" calcext:value-type="float">
            <text:p>115125</text:p>
          </table:table-cell>
        </table:table-row>
        <table:table-row table:style-name="ro1">
          <table:table-cell office:value-type="float" office:value="121257" calcext:value-type="float">
            <text:p>121257</text:p>
          </table:table-cell>
          <table:table-cell office:value-type="float" office:value="92389" calcext:value-type="float">
            <text:p>92389</text:p>
          </table:table-cell>
        </table:table-row>
        <table:table-row table:style-name="ro1">
          <table:table-cell office:value-type="float" office:value="129859" calcext:value-type="float">
            <text:p>129859</text:p>
          </table:table-cell>
          <table:table-cell office:value-type="float" office:value="107039" calcext:value-type="float">
            <text:p>107039</text:p>
          </table:table-cell>
        </table:table-row>
        <table:table-row table:style-name="ro1">
          <table:table-cell office:value-type="float" office:value="115117" calcext:value-type="float">
            <text:p>115117</text:p>
          </table:table-cell>
          <table:table-cell office:value-type="float" office:value="103730" calcext:value-type="float">
            <text:p>103730</text:p>
          </table:table-cell>
        </table:table-row>
        <table:table-row table:style-name="ro1">
          <table:table-cell office:value-type="float" office:value="111262" calcext:value-type="float">
            <text:p>111262</text:p>
          </table:table-cell>
          <table:table-cell office:value-type="float" office:value="112254" calcext:value-type="float">
            <text:p>112254</text:p>
          </table:table-cell>
        </table:table-row>
        <table:table-row table:style-name="ro1">
          <table:table-cell office:value-type="float" office:value="116223" calcext:value-type="float">
            <text:p>116223</text:p>
          </table:table-cell>
          <table:table-cell office:value-type="float" office:value="95918" calcext:value-type="float">
            <text:p>95918</text:p>
          </table:table-cell>
        </table:table-row>
        <table:table-row table:style-name="ro1">
          <table:table-cell office:value-type="float" office:value="114374" calcext:value-type="float">
            <text:p>114374</text:p>
          </table:table-cell>
          <table:table-cell office:value-type="float" office:value="97627" calcext:value-type="float">
            <text:p>97627</text:p>
          </table:table-cell>
        </table:table-row>
        <table:table-row table:style-name="ro1">
          <table:table-cell office:value-type="float" office:value="113181" calcext:value-type="float">
            <text:p>113181</text:p>
          </table:table-cell>
          <table:table-cell office:value-type="float" office:value="117178" calcext:value-type="float">
            <text:p>117178</text:p>
          </table:table-cell>
        </table:table-row>
        <table:table-row table:style-name="ro1">
          <table:table-cell office:value-type="float" office:value="121686" calcext:value-type="float">
            <text:p>121686</text:p>
          </table:table-cell>
          <table:table-cell office:value-type="float" office:value="112623" calcext:value-type="float">
            <text:p>112623</text:p>
          </table:table-cell>
        </table:table-row>
        <table:table-row table:style-name="ro1">
          <table:table-cell office:value-type="float" office:value="121488" calcext:value-type="float">
            <text:p>121488</text:p>
          </table:table-cell>
          <table:table-cell office:value-type="float" office:value="112763" calcext:value-type="float">
            <text:p>112763</text:p>
          </table:table-cell>
        </table:table-row>
        <table:table-row table:style-name="ro1">
          <table:table-cell office:value-type="float" office:value="126168" calcext:value-type="float">
            <text:p>126168</text:p>
          </table:table-cell>
          <table:table-cell office:value-type="float" office:value="113060" calcext:value-type="float">
            <text:p>113060</text:p>
          </table:table-cell>
        </table:table-row>
        <table:table-row table:style-name="ro1">
          <table:table-cell office:value-type="float" office:value="119374" calcext:value-type="float">
            <text:p>119374</text:p>
          </table:table-cell>
          <table:table-cell office:value-type="float" office:value="111220" calcext:value-type="float">
            <text:p>111220</text:p>
          </table:table-cell>
        </table:table-row>
        <table:table-row table:style-name="ro1">
          <table:table-cell office:value-type="float" office:value="114553" calcext:value-type="float">
            <text:p>114553</text:p>
          </table:table-cell>
          <table:table-cell office:value-type="float" office:value="125099" calcext:value-type="float">
            <text:p>125099</text:p>
          </table:table-cell>
        </table:table-row>
        <table:table-row table:style-name="ro1">
          <table:table-cell office:value-type="float" office:value="103078" calcext:value-type="float">
            <text:p>103078</text:p>
          </table:table-cell>
          <table:table-cell office:value-type="float" office:value="111508" calcext:value-type="float">
            <text:p>111508</text:p>
          </table:table-cell>
        </table:table-row>
        <table:table-row table:style-name="ro1">
          <table:table-cell office:value-type="float" office:value="116085" calcext:value-type="float">
            <text:p>116085</text:p>
          </table:table-cell>
          <table:table-cell office:value-type="float" office:value="118834" calcext:value-type="float">
            <text:p>118834</text:p>
          </table:table-cell>
        </table:table-row>
        <table:table-row table:style-name="ro1">
          <table:table-cell office:value-type="float" office:value="99243" calcext:value-type="float">
            <text:p>99243</text:p>
          </table:table-cell>
          <table:table-cell office:value-type="float" office:value="116062" calcext:value-type="float">
            <text:p>116062</text:p>
          </table:table-cell>
        </table:table-row>
        <table:table-row table:style-name="ro1">
          <table:table-cell office:value-type="float" office:value="105248" calcext:value-type="float">
            <text:p>105248</text:p>
          </table:table-cell>
          <table:table-cell office:value-type="float" office:value="109285" calcext:value-type="float">
            <text:p>109285</text:p>
          </table:table-cell>
        </table:table-row>
        <table:table-row table:style-name="ro1">
          <table:table-cell office:value-type="float" office:value="134048" calcext:value-type="float">
            <text:p>134048</text:p>
          </table:table-cell>
          <table:table-cell office:value-type="float" office:value="123142" calcext:value-type="float">
            <text:p>123142</text:p>
          </table:table-cell>
        </table:table-row>
        <table:table-row table:style-name="ro1">
          <table:table-cell office:value-type="float" office:value="130070" calcext:value-type="float">
            <text:p>130070</text:p>
          </table:table-cell>
          <table:table-cell office:value-type="float" office:value="110431" calcext:value-type="float">
            <text:p>110431</text:p>
          </table:table-cell>
        </table:table-row>
        <table:table-row table:style-name="ro1">
          <table:table-cell office:value-type="float" office:value="123006" calcext:value-type="float">
            <text:p>123006</text:p>
          </table:table-cell>
          <table:table-cell office:value-type="float" office:value="98007" calcext:value-type="float">
            <text:p>98007</text:p>
          </table:table-cell>
        </table:table-row>
        <table:table-row table:style-name="ro1">
          <table:table-cell office:value-type="float" office:value="123883" calcext:value-type="float">
            <text:p>123883</text:p>
          </table:table-cell>
          <table:table-cell office:value-type="float" office:value="125707" calcext:value-type="float">
            <text:p>125707</text:p>
          </table:table-cell>
        </table:table-row>
        <table:table-row table:style-name="ro1">
          <table:table-cell office:value-type="float" office:value="122291" calcext:value-type="float">
            <text:p>122291</text:p>
          </table:table-cell>
          <table:table-cell office:value-type="float" office:value="127127" calcext:value-type="float">
            <text:p>127127</text:p>
          </table:table-cell>
        </table:table-row>
        <table:table-row table:style-name="ro1">
          <table:table-cell office:value-type="float" office:value="121288" calcext:value-type="float">
            <text:p>121288</text:p>
          </table:table-cell>
          <table:table-cell office:value-type="float" office:value="108552" calcext:value-type="float">
            <text:p>108552</text:p>
          </table:table-cell>
        </table:table-row>
        <table:table-row table:style-name="ro1">
          <table:table-cell office:value-type="float" office:value="117958" calcext:value-type="float">
            <text:p>117958</text:p>
          </table:table-cell>
          <table:table-cell office:value-type="float" office:value="96191" calcext:value-type="float">
            <text:p>96191</text:p>
          </table:table-cell>
        </table:table-row>
        <table:table-row table:style-name="ro1">
          <table:table-cell office:value-type="float" office:value="112189" calcext:value-type="float">
            <text:p>112189</text:p>
          </table:table-cell>
          <table:table-cell office:value-type="float" office:value="112862" calcext:value-type="float">
            <text:p>112862</text:p>
          </table:table-cell>
        </table:table-row>
        <table:table-row table:style-name="ro1">
          <table:table-cell office:value-type="float" office:value="102592" calcext:value-type="float">
            <text:p>102592</text:p>
          </table:table-cell>
          <table:table-cell office:value-type="float" office:value="111405" calcext:value-type="float">
            <text:p>111405</text:p>
          </table:table-cell>
        </table:table-row>
        <table:table-row table:style-name="ro1">
          <table:table-cell office:value-type="float" office:value="117498" calcext:value-type="float">
            <text:p>117498</text:p>
          </table:table-cell>
          <table:table-cell office:value-type="float" office:value="122856" calcext:value-type="float">
            <text:p>122856</text:p>
          </table:table-cell>
        </table:table-row>
        <table:table-row table:style-name="ro1">
          <table:table-cell office:value-type="float" office:value="96535" calcext:value-type="float">
            <text:p>96535</text:p>
          </table:table-cell>
          <table:table-cell office:value-type="float" office:value="112189" calcext:value-type="float">
            <text:p>112189</text:p>
          </table:table-cell>
        </table:table-row>
        <table:table-row table:style-name="ro1">
          <table:table-cell office:value-type="float" office:value="124662" calcext:value-type="float">
            <text:p>124662</text:p>
          </table:table-cell>
          <table:table-cell office:value-type="float" office:value="95673" calcext:value-type="float">
            <text:p>95673</text:p>
          </table:table-cell>
        </table:table-row>
        <table:table-row table:style-name="ro1">
          <table:table-cell office:value-type="float" office:value="99363" calcext:value-type="float">
            <text:p>99363</text:p>
          </table:table-cell>
          <table:table-cell office:value-type="float" office:value="119487" calcext:value-type="float">
            <text:p>119487</text:p>
          </table:table-cell>
        </table:table-row>
        <table:table-row table:style-name="ro1">
          <table:table-cell office:value-type="float" office:value="105896" calcext:value-type="float">
            <text:p>105896</text:p>
          </table:table-cell>
          <table:table-cell office:value-type="float" office:value="111081" calcext:value-type="float">
            <text:p>111081</text:p>
          </table:table-cell>
        </table:table-row>
        <table:table-row table:style-name="ro1">
          <table:table-cell office:value-type="float" office:value="95119" calcext:value-type="float">
            <text:p>95119</text:p>
          </table:table-cell>
          <table:table-cell office:value-type="float" office:value="121533" calcext:value-type="float">
            <text:p>121533</text:p>
          </table:table-cell>
        </table:table-row>
        <table:table-row table:style-name="ro1">
          <table:table-cell office:value-type="float" office:value="119940" calcext:value-type="float">
            <text:p>119940</text:p>
          </table:table-cell>
          <table:table-cell office:value-type="float" office:value="133103" calcext:value-type="float">
            <text:p>133103</text:p>
          </table:table-cell>
        </table:table-row>
        <table:table-row table:style-name="ro1">
          <table:table-cell office:value-type="float" office:value="105932" calcext:value-type="float">
            <text:p>105932</text:p>
          </table:table-cell>
          <table:table-cell office:value-type="float" office:value="114035" calcext:value-type="float">
            <text:p>114035</text:p>
          </table:table-cell>
        </table:table-row>
        <table:table-row table:style-name="ro1">
          <table:table-cell office:value-type="float" office:value="127660" calcext:value-type="float">
            <text:p>127660</text:p>
          </table:table-cell>
          <table:table-cell office:value-type="float" office:value="103640" calcext:value-type="float">
            <text:p>103640</text:p>
          </table:table-cell>
        </table:table-row>
        <table:table-row table:style-name="ro1">
          <table:table-cell office:value-type="float" office:value="110084" calcext:value-type="float">
            <text:p>110084</text:p>
          </table:table-cell>
          <table:table-cell office:value-type="float" office:value="115596" calcext:value-type="float">
            <text:p>115596</text:p>
          </table:table-cell>
        </table:table-row>
        <table:table-row table:style-name="ro1">
          <table:table-cell office:value-type="float" office:value="114982" calcext:value-type="float">
            <text:p>114982</text:p>
          </table:table-cell>
          <table:table-cell office:value-type="float" office:value="103740" calcext:value-type="float">
            <text:p>103740</text:p>
          </table:table-cell>
        </table:table-row>
        <table:table-row table:style-name="ro1">
          <table:table-cell office:value-type="float" office:value="117595" calcext:value-type="float">
            <text:p>117595</text:p>
          </table:table-cell>
          <table:table-cell office:value-type="float" office:value="111369" calcext:value-type="float">
            <text:p>111369</text:p>
          </table:table-cell>
        </table:table-row>
        <table:table-row table:style-name="ro1">
          <table:table-cell office:value-type="float" office:value="110469" calcext:value-type="float">
            <text:p>110469</text:p>
          </table:table-cell>
          <table:table-cell office:value-type="float" office:value="99405" calcext:value-type="float">
            <text:p>99405</text:p>
          </table:table-cell>
        </table:table-row>
        <table:table-row table:style-name="ro1">
          <table:table-cell office:value-type="float" office:value="121185" calcext:value-type="float">
            <text:p>121185</text:p>
          </table:table-cell>
          <table:table-cell office:value-type="float" office:value="99493" calcext:value-type="float">
            <text:p>99493</text:p>
          </table:table-cell>
        </table:table-row>
        <table:table-row table:style-name="ro1">
          <table:table-cell office:value-type="float" office:value="107871" calcext:value-type="float">
            <text:p>107871</text:p>
          </table:table-cell>
          <table:table-cell office:value-type="float" office:value="119193" calcext:value-type="float">
            <text:p>119193</text:p>
          </table:table-cell>
        </table:table-row>
        <table:table-row table:style-name="ro1">
          <table:table-cell office:value-type="float" office:value="126261" calcext:value-type="float">
            <text:p>126261</text:p>
          </table:table-cell>
          <table:table-cell office:value-type="float" office:value="103985" calcext:value-type="float">
            <text:p>103985</text:p>
          </table:table-cell>
        </table:table-row>
        <table:table-row table:style-name="ro1">
          <table:table-cell office:value-type="float" office:value="112062" calcext:value-type="float">
            <text:p>112062</text:p>
          </table:table-cell>
          <table:table-cell office:value-type="float" office:value="121116" calcext:value-type="float">
            <text:p>121116</text:p>
          </table:table-cell>
        </table:table-row>
        <table:table-row table:style-name="ro1">
          <table:table-cell office:value-type="float" office:value="123697" calcext:value-type="float">
            <text:p>123697</text:p>
          </table:table-cell>
          <table:table-cell office:value-type="float" office:value="114085" calcext:value-type="float">
            <text:p>114085</text:p>
          </table:table-cell>
        </table:table-row>
        <table:table-row table:style-name="ro1">
          <table:table-cell office:value-type="float" office:value="108866" calcext:value-type="float">
            <text:p>108866</text:p>
          </table:table-cell>
          <table:table-cell office:value-type="float" office:value="119166" calcext:value-type="float">
            <text:p>119166</text:p>
          </table:table-cell>
        </table:table-row>
        <table:table-row table:style-name="ro1">
          <table:table-cell office:value-type="float" office:value="108446" calcext:value-type="float">
            <text:p>108446</text:p>
          </table:table-cell>
          <table:table-cell office:value-type="float" office:value="113834" calcext:value-type="float">
            <text:p>113834</text:p>
          </table:table-cell>
        </table:table-row>
        <table:table-row table:style-name="ro1">
          <table:table-cell office:value-type="float" office:value="96179" calcext:value-type="float">
            <text:p>96179</text:p>
          </table:table-cell>
          <table:table-cell office:value-type="float" office:value="111916" calcext:value-type="float">
            <text:p>111916</text:p>
          </table:table-cell>
        </table:table-row>
        <table:table-row table:style-name="ro1">
          <table:table-cell office:value-type="float" office:value="98998" calcext:value-type="float">
            <text:p>98998</text:p>
          </table:table-cell>
          <table:table-cell office:value-type="float" office:value="112479" calcext:value-type="float">
            <text:p>112479</text:p>
          </table:table-cell>
        </table:table-row>
        <table:table-row table:style-name="ro1">
          <table:table-cell office:value-type="float" office:value="115145" calcext:value-type="float">
            <text:p>115145</text:p>
          </table:table-cell>
          <table:table-cell office:value-type="float" office:value="119174" calcext:value-type="float">
            <text:p>119174</text:p>
          </table:table-cell>
        </table:table-row>
        <table:table-row table:style-name="ro1">
          <table:table-cell office:value-type="float" office:value="99153" calcext:value-type="float">
            <text:p>99153</text:p>
          </table:table-cell>
          <table:table-cell office:value-type="float" office:value="115225" calcext:value-type="float">
            <text:p>115225</text:p>
          </table:table-cell>
        </table:table-row>
        <table:table-row table:style-name="ro1">
          <table:table-cell office:value-type="float" office:value="115133" calcext:value-type="float">
            <text:p>115133</text:p>
          </table:table-cell>
          <table:table-cell office:value-type="float" office:value="106025" calcext:value-type="float">
            <text:p>106025</text:p>
          </table:table-cell>
        </table:table-row>
        <table:table-row table:style-name="ro1">
          <table:table-cell office:value-type="float" office:value="111958" calcext:value-type="float">
            <text:p>111958</text:p>
          </table:table-cell>
          <table:table-cell office:value-type="float" office:value="124543" calcext:value-type="float">
            <text:p>124543</text:p>
          </table:table-cell>
        </table:table-row>
        <table:table-row table:style-name="ro1">
          <table:table-cell office:value-type="float" office:value="123422" calcext:value-type="float">
            <text:p>123422</text:p>
          </table:table-cell>
          <table:table-cell office:value-type="float" office:value="102299" calcext:value-type="float">
            <text:p>102299</text:p>
          </table:table-cell>
        </table:table-row>
        <table:table-row table:style-name="ro1">
          <table:table-cell office:value-type="float" office:value="113332" calcext:value-type="float">
            <text:p>113332</text:p>
          </table:table-cell>
          <table:table-cell office:value-type="float" office:value="119893" calcext:value-type="float">
            <text:p>119893</text:p>
          </table:table-cell>
        </table:table-row>
        <table:table-row table:style-name="ro1">
          <table:table-cell office:value-type="float" office:value="109890" calcext:value-type="float">
            <text:p>109890</text:p>
          </table:table-cell>
          <table:table-cell office:value-type="float" office:value="98028" calcext:value-type="float">
            <text:p>98028</text:p>
          </table:table-cell>
        </table:table-row>
        <table:table-row table:style-name="ro1">
          <table:table-cell office:value-type="float" office:value="105532" calcext:value-type="float">
            <text:p>105532</text:p>
          </table:table-cell>
          <table:table-cell office:value-type="float" office:value="91358" calcext:value-type="float">
            <text:p>91358</text:p>
          </table:table-cell>
        </table:table-row>
        <table:table-row table:style-name="ro1">
          <table:table-cell office:value-type="float" office:value="108876" calcext:value-type="float">
            <text:p>108876</text:p>
          </table:table-cell>
          <table:table-cell office:value-type="float" office:value="108530" calcext:value-type="float">
            <text:p>108530</text:p>
          </table:table-cell>
        </table:table-row>
        <table:table-row table:style-name="ro1">
          <table:table-cell office:value-type="float" office:value="109869" calcext:value-type="float">
            <text:p>109869</text:p>
          </table:table-cell>
          <table:table-cell office:value-type="float" office:value="107302" calcext:value-type="float">
            <text:p>107302</text:p>
          </table:table-cell>
        </table:table-row>
        <table:table-row table:style-name="ro1">
          <table:table-cell office:value-type="float" office:value="104430" calcext:value-type="float">
            <text:p>104430</text:p>
          </table:table-cell>
          <table:table-cell office:value-type="float" office:value="121688" calcext:value-type="float">
            <text:p>121688</text:p>
          </table:table-cell>
        </table:table-row>
        <table:table-row table:style-name="ro1">
          <table:table-cell office:value-type="float" office:value="108182" calcext:value-type="float">
            <text:p>108182</text:p>
          </table:table-cell>
          <table:table-cell office:value-type="float" office:value="104864" calcext:value-type="float">
            <text:p>104864</text:p>
          </table:table-cell>
        </table:table-row>
        <table:table-row table:style-name="ro1">
          <table:table-cell office:value-type="float" office:value="136234" calcext:value-type="float">
            <text:p>136234</text:p>
          </table:table-cell>
          <table:table-cell office:value-type="float" office:value="110167" calcext:value-type="float">
            <text:p>110167</text:p>
          </table:table-cell>
        </table:table-row>
        <table:table-row table:style-name="ro1">
          <table:table-cell office:value-type="float" office:value="101835" calcext:value-type="float">
            <text:p>101835</text:p>
          </table:table-cell>
          <table:table-cell office:value-type="float" office:value="111809" calcext:value-type="float">
            <text:p>111809</text:p>
          </table:table-cell>
        </table:table-row>
        <table:table-row table:style-name="ro1">
          <table:table-cell office:value-type="float" office:value="112844" calcext:value-type="float">
            <text:p>112844</text:p>
          </table:table-cell>
          <table:table-cell office:value-type="float" office:value="92774" calcext:value-type="float">
            <text:p>92774</text:p>
          </table:table-cell>
        </table:table-row>
        <table:table-row table:style-name="ro1">
          <table:table-cell office:value-type="float" office:value="116188" calcext:value-type="float">
            <text:p>116188</text:p>
          </table:table-cell>
          <table:table-cell office:value-type="float" office:value="113345" calcext:value-type="float">
            <text:p>113345</text:p>
          </table:table-cell>
        </table:table-row>
        <table:table-row table:style-name="ro1">
          <table:table-cell office:value-type="float" office:value="123302" calcext:value-type="float">
            <text:p>123302</text:p>
          </table:table-cell>
          <table:table-cell office:value-type="float" office:value="113567" calcext:value-type="float">
            <text:p>113567</text:p>
          </table:table-cell>
        </table:table-row>
        <table:table-row table:style-name="ro1">
          <table:table-cell office:value-type="float" office:value="115554" calcext:value-type="float">
            <text:p>115554</text:p>
          </table:table-cell>
          <table:table-cell office:value-type="float" office:value="114333" calcext:value-type="float">
            <text:p>114333</text:p>
          </table:table-cell>
        </table:table-row>
        <table:table-row table:style-name="ro1">
          <table:table-cell office:value-type="float" office:value="119176" calcext:value-type="float">
            <text:p>119176</text:p>
          </table:table-cell>
          <table:table-cell office:value-type="float" office:value="117390" calcext:value-type="float">
            <text:p>117390</text:p>
          </table:table-cell>
        </table:table-row>
        <table:table-row table:style-name="ro1">
          <table:table-cell office:value-type="float" office:value="130305" calcext:value-type="float">
            <text:p>130305</text:p>
          </table:table-cell>
          <table:table-cell office:value-type="float" office:value="110997" calcext:value-type="float">
            <text:p>110997</text:p>
          </table:table-cell>
        </table:table-row>
        <table:table-row table:style-name="ro1">
          <table:table-cell office:value-type="float" office:value="105042" calcext:value-type="float">
            <text:p>105042</text:p>
          </table:table-cell>
          <table:table-cell office:value-type="float" office:value="114135" calcext:value-type="float">
            <text:p>114135</text:p>
          </table:table-cell>
        </table:table-row>
        <table:table-row table:style-name="ro1">
          <table:table-cell office:value-type="float" office:value="95017" calcext:value-type="float">
            <text:p>95017</text:p>
          </table:table-cell>
          <table:table-cell office:value-type="float" office:value="101211" calcext:value-type="float">
            <text:p>101211</text:p>
          </table:table-cell>
        </table:table-row>
        <table:table-row table:style-name="ro1">
          <table:table-cell office:value-type="float" office:value="108364" calcext:value-type="float">
            <text:p>108364</text:p>
          </table:table-cell>
          <table:table-cell office:value-type="float" office:value="98498" calcext:value-type="float">
            <text:p>98498</text:p>
          </table:table-cell>
        </table:table-row>
        <table:table-row table:style-name="ro1">
          <table:table-cell office:value-type="float" office:value="121681" calcext:value-type="float">
            <text:p>121681</text:p>
          </table:table-cell>
          <table:table-cell office:value-type="float" office:value="105908" calcext:value-type="float">
            <text:p>105908</text:p>
          </table:table-cell>
        </table:table-row>
        <table:table-row table:style-name="ro1">
          <table:table-cell office:value-type="float" office:value="103665" calcext:value-type="float">
            <text:p>103665</text:p>
          </table:table-cell>
          <table:table-cell office:value-type="float" office:value="114174" calcext:value-type="float">
            <text:p>114174</text:p>
          </table:table-cell>
        </table:table-row>
        <table:table-row table:style-name="ro1">
          <table:table-cell office:value-type="float" office:value="95302" calcext:value-type="float">
            <text:p>95302</text:p>
          </table:table-cell>
          <table:table-cell office:value-type="float" office:value="107849" calcext:value-type="float">
            <text:p>107849</text:p>
          </table:table-cell>
        </table:table-row>
        <table:table-row table:style-name="ro1">
          <table:table-cell office:value-type="float" office:value="114426" calcext:value-type="float">
            <text:p>114426</text:p>
          </table:table-cell>
          <table:table-cell office:value-type="float" office:value="93205" calcext:value-type="float">
            <text:p>93205</text:p>
          </table:table-cell>
        </table:table-row>
        <table:table-row table:style-name="ro1">
          <table:table-cell office:value-type="float" office:value="114546" calcext:value-type="float">
            <text:p>114546</text:p>
          </table:table-cell>
          <table:table-cell office:value-type="float" office:value="123526" calcext:value-type="float">
            <text:p>123526</text:p>
          </table:table-cell>
        </table:table-row>
        <table:table-row table:style-name="ro1">
          <table:table-cell office:value-type="float" office:value="119120" calcext:value-type="float">
            <text:p>119120</text:p>
          </table:table-cell>
          <table:table-cell office:value-type="float" office:value="119196" calcext:value-type="float">
            <text:p>119196</text:p>
          </table:table-cell>
        </table:table-row>
        <table:table-row table:style-name="ro1">
          <table:table-cell office:value-type="float" office:value="101604" calcext:value-type="float">
            <text:p>101604</text:p>
          </table:table-cell>
          <table:table-cell office:value-type="float" office:value="103946" calcext:value-type="float">
            <text:p>103946</text:p>
          </table:table-cell>
        </table:table-row>
        <table:table-row table:style-name="ro1">
          <table:table-cell office:value-type="float" office:value="95885" calcext:value-type="float">
            <text:p>95885</text:p>
          </table:table-cell>
          <table:table-cell office:value-type="float" office:value="113160" calcext:value-type="float">
            <text:p>113160</text:p>
          </table:table-cell>
        </table:table-row>
        <table:table-row table:style-name="ro1">
          <table:table-cell office:value-type="float" office:value="99975" calcext:value-type="float">
            <text:p>99975</text:p>
          </table:table-cell>
          <table:table-cell office:value-type="float" office:value="132349" calcext:value-type="float">
            <text:p>132349</text:p>
          </table:table-cell>
        </table:table-row>
        <table:table-row table:style-name="ro1">
          <table:table-cell office:value-type="float" office:value="97068" calcext:value-type="float">
            <text:p>97068</text:p>
          </table:table-cell>
          <table:table-cell office:value-type="float" office:value="104653" calcext:value-type="float">
            <text:p>104653</text:p>
          </table:table-cell>
        </table:table-row>
        <table:table-row table:style-name="ro1">
          <table:table-cell office:value-type="float" office:value="107635" calcext:value-type="float">
            <text:p>107635</text:p>
          </table:table-cell>
          <table:table-cell office:value-type="float" office:value="112123" calcext:value-type="float">
            <text:p>112123</text:p>
          </table:table-cell>
        </table:table-row>
        <table:table-row table:style-name="ro1">
          <table:table-cell office:value-type="float" office:value="97681" calcext:value-type="float">
            <text:p>97681</text:p>
          </table:table-cell>
          <table:table-cell office:value-type="float" office:value="115615" calcext:value-type="float">
            <text:p>115615</text:p>
          </table:table-cell>
        </table:table-row>
        <table:table-row table:style-name="ro1">
          <table:table-cell office:value-type="float" office:value="94773" calcext:value-type="float">
            <text:p>94773</text:p>
          </table:table-cell>
          <table:table-cell office:value-type="float" office:value="139546" calcext:value-type="float">
            <text:p>139546</text:p>
          </table:table-cell>
        </table:table-row>
        <table:table-row table:style-name="ro1">
          <table:table-cell office:value-type="float" office:value="112060" calcext:value-type="float">
            <text:p>112060</text:p>
          </table:table-cell>
          <table:table-cell office:value-type="float" office:value="110211" calcext:value-type="float">
            <text:p>110211</text:p>
          </table:table-cell>
        </table:table-row>
        <table:table-row table:style-name="ro1">
          <table:table-cell office:value-type="float" office:value="94206" calcext:value-type="float">
            <text:p>94206</text:p>
          </table:table-cell>
          <table:table-cell office:value-type="float" office:value="103005" calcext:value-type="float">
            <text:p>103005</text:p>
          </table:table-cell>
        </table:table-row>
        <table:table-row table:style-name="ro1">
          <table:table-cell office:value-type="float" office:value="127541" calcext:value-type="float">
            <text:p>127541</text:p>
          </table:table-cell>
          <table:table-cell office:value-type="float" office:value="110714" calcext:value-type="float">
            <text:p>110714</text:p>
          </table:table-cell>
        </table:table-row>
        <table:table-row table:style-name="ro1">
          <table:table-cell office:value-type="float" office:value="92285" calcext:value-type="float">
            <text:p>92285</text:p>
          </table:table-cell>
          <table:table-cell office:value-type="float" office:value="103823" calcext:value-type="float">
            <text:p>103823</text:p>
          </table:table-cell>
        </table:table-row>
        <table:table-row table:style-name="ro1">
          <table:table-cell office:value-type="float" office:value="110597" calcext:value-type="float">
            <text:p>110597</text:p>
          </table:table-cell>
          <table:table-cell office:value-type="float" office:value="115156" calcext:value-type="float">
            <text:p>115156</text:p>
          </table:table-cell>
        </table:table-row>
        <table:table-row table:style-name="ro1">
          <table:table-cell office:value-type="float" office:value="123042" calcext:value-type="float">
            <text:p>123042</text:p>
          </table:table-cell>
          <table:table-cell office:value-type="float" office:value="123676" calcext:value-type="float">
            <text:p>123676</text:p>
          </table:table-cell>
        </table:table-row>
        <table:table-row table:style-name="ro1">
          <table:table-cell office:value-type="float" office:value="107294" calcext:value-type="float">
            <text:p>107294</text:p>
          </table:table-cell>
          <table:table-cell office:value-type="float" office:value="109206" calcext:value-type="float">
            <text:p>109206</text:p>
          </table:table-cell>
        </table:table-row>
        <table:table-row table:style-name="ro1">
          <table:table-cell office:value-type="float" office:value="103506" calcext:value-type="float">
            <text:p>103506</text:p>
          </table:table-cell>
          <table:table-cell office:value-type="float" office:value="142710" calcext:value-type="float">
            <text:p>142710</text:p>
          </table:table-cell>
        </table:table-row>
        <table:table-row table:style-name="ro1">
          <table:table-cell office:value-type="float" office:value="103940" calcext:value-type="float">
            <text:p>103940</text:p>
          </table:table-cell>
          <table:table-cell office:value-type="float" office:value="111477" calcext:value-type="float">
            <text:p>111477</text:p>
          </table:table-cell>
        </table:table-row>
        <table:table-row table:style-name="ro1">
          <table:table-cell office:value-type="float" office:value="107578" calcext:value-type="float">
            <text:p>107578</text:p>
          </table:table-cell>
          <table:table-cell office:value-type="float" office:value="108445" calcext:value-type="float">
            <text:p>108445</text:p>
          </table:table-cell>
        </table:table-row>
        <table:table-row table:style-name="ro1">
          <table:table-cell office:value-type="float" office:value="95818" calcext:value-type="float">
            <text:p>95818</text:p>
          </table:table-cell>
          <table:table-cell office:value-type="float" office:value="107896" calcext:value-type="float">
            <text:p>107896</text:p>
          </table:table-cell>
        </table:table-row>
        <table:table-row table:style-name="ro1">
          <table:table-cell office:value-type="float" office:value="112755" calcext:value-type="float">
            <text:p>112755</text:p>
          </table:table-cell>
          <table:table-cell office:value-type="float" office:value="118823" calcext:value-type="float">
            <text:p>118823</text:p>
          </table:table-cell>
        </table:table-row>
        <table:table-row table:style-name="ro1">
          <table:table-cell office:value-type="float" office:value="101202" calcext:value-type="float">
            <text:p>101202</text:p>
          </table:table-cell>
          <table:table-cell office:value-type="float" office:value="129755" calcext:value-type="float">
            <text:p>129755</text:p>
          </table:table-cell>
        </table:table-row>
        <table:table-row table:style-name="ro1">
          <table:table-cell office:value-type="float" office:value="109922" calcext:value-type="float">
            <text:p>109922</text:p>
          </table:table-cell>
          <table:table-cell office:value-type="float" office:value="111878" calcext:value-type="float">
            <text:p>111878</text:p>
          </table:table-cell>
        </table:table-row>
        <table:table-row table:style-name="ro1">
          <table:table-cell office:value-type="float" office:value="98828" calcext:value-type="float">
            <text:p>98828</text:p>
          </table:table-cell>
          <table:table-cell office:value-type="float" office:value="127849" calcext:value-type="float">
            <text:p>127849</text:p>
          </table:table-cell>
        </table:table-row>
        <table:table-row table:style-name="ro1">
          <table:table-cell office:value-type="float" office:value="126507" calcext:value-type="float">
            <text:p>126507</text:p>
          </table:table-cell>
          <table:table-cell office:value-type="float" office:value="91639" calcext:value-type="float">
            <text:p>91639</text:p>
          </table:table-cell>
        </table:table-row>
        <table:table-row table:style-name="ro1">
          <table:table-cell office:value-type="float" office:value="117159" calcext:value-type="float">
            <text:p>117159</text:p>
          </table:table-cell>
          <table:table-cell office:value-type="float" office:value="111239" calcext:value-type="float">
            <text:p>111239</text:p>
          </table:table-cell>
        </table:table-row>
        <table:table-row table:style-name="ro1">
          <table:table-cell office:value-type="float" office:value="108248" calcext:value-type="float">
            <text:p>108248</text:p>
          </table:table-cell>
          <table:table-cell office:value-type="float" office:value="126707" calcext:value-type="float">
            <text:p>126707</text:p>
          </table:table-cell>
        </table:table-row>
        <table:table-row table:style-name="ro1">
          <table:table-cell office:value-type="float" office:value="94740" calcext:value-type="float">
            <text:p>94740</text:p>
          </table:table-cell>
          <table:table-cell office:value-type="float" office:value="104472" calcext:value-type="float">
            <text:p>104472</text:p>
          </table:table-cell>
        </table:table-row>
        <table:table-row table:style-name="ro1">
          <table:table-cell office:value-type="float" office:value="111752" calcext:value-type="float">
            <text:p>111752</text:p>
          </table:table-cell>
          <table:table-cell office:value-type="float" office:value="120313" calcext:value-type="float">
            <text:p>120313</text:p>
          </table:table-cell>
        </table:table-row>
        <table:table-row table:style-name="ro1">
          <table:table-cell office:value-type="float" office:value="133332" calcext:value-type="float">
            <text:p>133332</text:p>
          </table:table-cell>
          <table:table-cell office:value-type="float" office:value="105163" calcext:value-type="float">
            <text:p>105163</text:p>
          </table:table-cell>
        </table:table-row>
        <table:table-row table:style-name="ro1">
          <table:table-cell office:value-type="float" office:value="108988" calcext:value-type="float">
            <text:p>108988</text:p>
          </table:table-cell>
          <table:table-cell office:value-type="float" office:value="102413" calcext:value-type="float">
            <text:p>102413</text:p>
          </table:table-cell>
        </table:table-row>
        <table:table-row table:style-name="ro1">
          <table:table-cell office:value-type="float" office:value="121826" calcext:value-type="float">
            <text:p>121826</text:p>
          </table:table-cell>
          <table:table-cell office:value-type="float" office:value="100523" calcext:value-type="float">
            <text:p>100523</text:p>
          </table:table-cell>
        </table:table-row>
        <table:table-row table:style-name="ro1">
          <table:table-cell office:value-type="float" office:value="113138" calcext:value-type="float">
            <text:p>113138</text:p>
          </table:table-cell>
          <table:table-cell office:value-type="float" office:value="119132" calcext:value-type="float">
            <text:p>119132</text:p>
          </table:table-cell>
        </table:table-row>
        <table:table-row table:style-name="ro1">
          <table:table-cell office:value-type="float" office:value="122525" calcext:value-type="float">
            <text:p>122525</text:p>
          </table:table-cell>
          <table:table-cell office:value-type="float" office:value="102271" calcext:value-type="float">
            <text:p>102271</text:p>
          </table:table-cell>
        </table:table-row>
        <table:table-row table:style-name="ro1">
          <table:table-cell office:value-type="float" office:value="110430" calcext:value-type="float">
            <text:p>110430</text:p>
          </table:table-cell>
          <table:table-cell office:value-type="float" office:value="124689" calcext:value-type="float">
            <text:p>124689</text:p>
          </table:table-cell>
        </table:table-row>
        <table:table-row table:style-name="ro1">
          <table:table-cell office:value-type="float" office:value="92199" calcext:value-type="float">
            <text:p>92199</text:p>
          </table:table-cell>
          <table:table-cell office:value-type="float" office:value="143348" calcext:value-type="float">
            <text:p>143348</text:p>
          </table:table-cell>
        </table:table-row>
        <table:table-row table:style-name="ro1">
          <table:table-cell office:value-type="float" office:value="115160" calcext:value-type="float">
            <text:p>115160</text:p>
          </table:table-cell>
          <table:table-cell office:value-type="float" office:value="117473" calcext:value-type="float">
            <text:p>117473</text:p>
          </table:table-cell>
        </table:table-row>
        <table:table-row table:style-name="ro1">
          <table:table-cell office:value-type="float" office:value="108233" calcext:value-type="float">
            <text:p>108233</text:p>
          </table:table-cell>
          <table:table-cell office:value-type="float" office:value="116691" calcext:value-type="float">
            <text:p>116691</text:p>
          </table:table-cell>
        </table:table-row>
        <table:table-row table:style-name="ro1">
          <table:table-cell office:value-type="float" office:value="107830" calcext:value-type="float">
            <text:p>107830</text:p>
          </table:table-cell>
          <table:table-cell office:value-type="float" office:value="122952" calcext:value-type="float">
            <text:p>122952</text:p>
          </table:table-cell>
        </table:table-row>
        <table:table-row table:style-name="ro1">
          <table:table-cell office:value-type="float" office:value="120884" calcext:value-type="float">
            <text:p>120884</text:p>
          </table:table-cell>
          <table:table-cell office:value-type="float" office:value="110445" calcext:value-type="float">
            <text:p>110445</text:p>
          </table:table-cell>
        </table:table-row>
        <table:table-row table:style-name="ro1">
          <table:table-cell office:value-type="float" office:value="111334" calcext:value-type="float">
            <text:p>111334</text:p>
          </table:table-cell>
          <table:table-cell office:value-type="float" office:value="120080" calcext:value-type="float">
            <text:p>120080</text:p>
          </table:table-cell>
        </table:table-row>
        <table:table-row table:style-name="ro1">
          <table:table-cell office:value-type="float" office:value="112314" calcext:value-type="float">
            <text:p>112314</text:p>
          </table:table-cell>
          <table:table-cell office:value-type="float" office:value="111412" calcext:value-type="float">
            <text:p>111412</text:p>
          </table:table-cell>
        </table:table-row>
        <table:table-row table:style-name="ro1">
          <table:table-cell office:value-type="float" office:value="119591" calcext:value-type="float">
            <text:p>119591</text:p>
          </table:table-cell>
          <table:table-cell office:value-type="float" office:value="113832" calcext:value-type="float">
            <text:p>113832</text:p>
          </table:table-cell>
        </table:table-row>
        <table:table-row table:style-name="ro1">
          <table:table-cell office:value-type="float" office:value="128499" calcext:value-type="float">
            <text:p>128499</text:p>
          </table:table-cell>
          <table:table-cell office:value-type="float" office:value="115331" calcext:value-type="float">
            <text:p>115331</text:p>
          </table:table-cell>
        </table:table-row>
        <table:table-row table:style-name="ro1">
          <table:table-cell office:value-type="float" office:value="120529" calcext:value-type="float">
            <text:p>120529</text:p>
          </table:table-cell>
          <table:table-cell office:value-type="float" office:value="122770" calcext:value-type="float">
            <text:p>122770</text:p>
          </table:table-cell>
        </table:table-row>
        <table:table-row table:style-name="ro1">
          <table:table-cell office:value-type="float" office:value="102039" calcext:value-type="float">
            <text:p>102039</text:p>
          </table:table-cell>
          <table:table-cell office:value-type="float" office:value="120447" calcext:value-type="float">
            <text:p>120447</text:p>
          </table:table-cell>
        </table:table-row>
        <table:table-row table:style-name="ro1">
          <table:table-cell office:value-type="float" office:value="121531" calcext:value-type="float">
            <text:p>121531</text:p>
          </table:table-cell>
          <table:table-cell office:value-type="float" office:value="117312" calcext:value-type="float">
            <text:p>117312</text:p>
          </table:table-cell>
        </table:table-row>
        <table:table-row table:style-name="ro1">
          <table:table-cell office:value-type="float" office:value="109609" calcext:value-type="float">
            <text:p>109609</text:p>
          </table:table-cell>
          <table:table-cell office:value-type="float" office:value="115557" calcext:value-type="float">
            <text:p>115557</text:p>
          </table:table-cell>
        </table:table-row>
        <table:table-row table:style-name="ro1">
          <table:table-cell office:value-type="float" office:value="112721" calcext:value-type="float">
            <text:p>112721</text:p>
          </table:table-cell>
          <table:table-cell office:value-type="float" office:value="111297" calcext:value-type="float">
            <text:p>111297</text:p>
          </table:table-cell>
        </table:table-row>
        <table:table-row table:style-name="ro1">
          <table:table-cell office:value-type="float" office:value="107784" calcext:value-type="float">
            <text:p>107784</text:p>
          </table:table-cell>
          <table:table-cell office:value-type="float" office:value="127135" calcext:value-type="float">
            <text:p>127135</text:p>
          </table:table-cell>
        </table:table-row>
        <table:table-row table:style-name="ro1">
          <table:table-cell office:value-type="float" office:value="98147" calcext:value-type="float">
            <text:p>98147</text:p>
          </table:table-cell>
          <table:table-cell office:value-type="float" office:value="94557" calcext:value-type="float">
            <text:p>94557</text:p>
          </table:table-cell>
        </table:table-row>
        <table:table-row table:style-name="ro1">
          <table:table-cell office:value-type="float" office:value="121017" calcext:value-type="float">
            <text:p>121017</text:p>
          </table:table-cell>
          <table:table-cell office:value-type="float" office:value="104300" calcext:value-type="float">
            <text:p>104300</text:p>
          </table:table-cell>
        </table:table-row>
        <table:table-row table:style-name="ro1">
          <table:table-cell office:value-type="float" office:value="113896" calcext:value-type="float">
            <text:p>113896</text:p>
          </table:table-cell>
          <table:table-cell office:value-type="float" office:value="106634" calcext:value-type="float">
            <text:p>106634</text:p>
          </table:table-cell>
        </table:table-row>
        <table:table-row table:style-name="ro1">
          <table:table-cell office:value-type="float" office:value="115740" calcext:value-type="float">
            <text:p>115740</text:p>
          </table:table-cell>
          <table:table-cell office:value-type="float" office:value="106330" calcext:value-type="float">
            <text:p>106330</text:p>
          </table:table-cell>
        </table:table-row>
        <table:table-row table:style-name="ro1">
          <table:table-cell office:value-type="float" office:value="107413" calcext:value-type="float">
            <text:p>107413</text:p>
          </table:table-cell>
          <table:table-cell office:value-type="float" office:value="116778" calcext:value-type="float">
            <text:p>116778</text:p>
          </table:table-cell>
        </table:table-row>
        <table:table-row table:style-name="ro1">
          <table:table-cell office:value-type="float" office:value="103660" calcext:value-type="float">
            <text:p>103660</text:p>
          </table:table-cell>
          <table:table-cell office:value-type="float" office:value="115456" calcext:value-type="float">
            <text:p>115456</text:p>
          </table:table-cell>
        </table:table-row>
        <table:table-row table:style-name="ro1">
          <table:table-cell office:value-type="float" office:value="99249" calcext:value-type="float">
            <text:p>99249</text:p>
          </table:table-cell>
          <table:table-cell office:value-type="float" office:value="103625" calcext:value-type="float">
            <text:p>103625</text:p>
          </table:table-cell>
        </table:table-row>
        <table:table-row table:style-name="ro1">
          <table:table-cell office:value-type="float" office:value="95749" calcext:value-type="float">
            <text:p>95749</text:p>
          </table:table-cell>
          <table:table-cell office:value-type="float" office:value="115187" calcext:value-type="float">
            <text:p>115187</text:p>
          </table:table-cell>
        </table:table-row>
        <table:table-row table:style-name="ro1">
          <table:table-cell office:value-type="float" office:value="97661" calcext:value-type="float">
            <text:p>97661</text:p>
          </table:table-cell>
          <table:table-cell office:value-type="float" office:value="123703" calcext:value-type="float">
            <text:p>123703</text:p>
          </table:table-cell>
        </table:table-row>
        <table:table-row table:style-name="ro1">
          <table:table-cell office:value-type="float" office:value="105423" calcext:value-type="float">
            <text:p>105423</text:p>
          </table:table-cell>
          <table:table-cell office:value-type="float" office:value="124136" calcext:value-type="float">
            <text:p>124136</text:p>
          </table:table-cell>
        </table:table-row>
        <table:table-row table:style-name="ro1">
          <table:table-cell office:value-type="float" office:value="114534" calcext:value-type="float">
            <text:p>114534</text:p>
          </table:table-cell>
          <table:table-cell office:value-type="float" office:value="104654" calcext:value-type="float">
            <text:p>104654</text:p>
          </table:table-cell>
        </table:table-row>
        <table:table-row table:style-name="ro1">
          <table:table-cell office:value-type="float" office:value="99480" calcext:value-type="float">
            <text:p>99480</text:p>
          </table:table-cell>
          <table:table-cell office:value-type="float" office:value="117965" calcext:value-type="float">
            <text:p>117965</text:p>
          </table:table-cell>
        </table:table-row>
        <table:table-row table:style-name="ro1">
          <table:table-cell office:value-type="float" office:value="92652" calcext:value-type="float">
            <text:p>92652</text:p>
          </table:table-cell>
          <table:table-cell office:value-type="float" office:value="119358" calcext:value-type="float">
            <text:p>119358</text:p>
          </table:table-cell>
        </table:table-row>
        <table:table-row table:style-name="ro1">
          <table:table-cell office:value-type="float" office:value="111165" calcext:value-type="float">
            <text:p>111165</text:p>
          </table:table-cell>
          <table:table-cell office:value-type="float" office:value="106778" calcext:value-type="float">
            <text:p>106778</text:p>
          </table:table-cell>
        </table:table-row>
        <table:table-row table:style-name="ro1">
          <table:table-cell office:value-type="float" office:value="124310" calcext:value-type="float">
            <text:p>124310</text:p>
          </table:table-cell>
          <table:table-cell office:value-type="float" office:value="115071" calcext:value-type="float">
            <text:p>115071</text:p>
          </table:table-cell>
        </table:table-row>
        <table:table-row table:style-name="ro1">
          <table:table-cell office:value-type="float" office:value="98455" calcext:value-type="float">
            <text:p>98455</text:p>
          </table:table-cell>
          <table:table-cell office:value-type="float" office:value="114752" calcext:value-type="float">
            <text:p>114752</text:p>
          </table:table-cell>
        </table:table-row>
        <table:table-row table:style-name="ro1">
          <table:table-cell office:value-type="float" office:value="131096" calcext:value-type="float">
            <text:p>131096</text:p>
          </table:table-cell>
          <table:table-cell office:value-type="float" office:value="100870" calcext:value-type="float">
            <text:p>100870</text:p>
          </table:table-cell>
        </table:table-row>
        <table:table-row table:style-name="ro1">
          <table:table-cell office:value-type="float" office:value="116448" calcext:value-type="float">
            <text:p>116448</text:p>
          </table:table-cell>
          <table:table-cell office:value-type="float" office:value="112842" calcext:value-type="float">
            <text:p>112842</text:p>
          </table:table-cell>
        </table:table-row>
        <table:table-row table:style-name="ro1">
          <table:table-cell office:value-type="float" office:value="107630" calcext:value-type="float">
            <text:p>107630</text:p>
          </table:table-cell>
          <table:table-cell office:value-type="float" office:value="121697" calcext:value-type="float">
            <text:p>121697</text:p>
          </table:table-cell>
        </table:table-row>
        <table:table-row table:style-name="ro1">
          <table:table-cell office:value-type="float" office:value="122685" calcext:value-type="float">
            <text:p>122685</text:p>
          </table:table-cell>
          <table:table-cell office:value-type="float" office:value="98188" calcext:value-type="float">
            <text:p>98188</text:p>
          </table:table-cell>
        </table:table-row>
        <table:table-row table:style-name="ro1">
          <table:table-cell office:value-type="float" office:value="130742" calcext:value-type="float">
            <text:p>130742</text:p>
          </table:table-cell>
          <table:table-cell office:value-type="float" office:value="108427" calcext:value-type="float">
            <text:p>108427</text:p>
          </table:table-cell>
        </table:table-row>
        <table:table-row table:style-name="ro1">
          <table:table-cell office:value-type="float" office:value="135312" calcext:value-type="float">
            <text:p>135312</text:p>
          </table:table-cell>
          <table:table-cell office:value-type="float" office:value="114175" calcext:value-type="float">
            <text:p>114175</text:p>
          </table:table-cell>
        </table:table-row>
        <table:table-row table:style-name="ro1">
          <table:table-cell office:value-type="float" office:value="120307" calcext:value-type="float">
            <text:p>120307</text:p>
          </table:table-cell>
          <table:table-cell office:value-type="float" office:value="112315" calcext:value-type="float">
            <text:p>112315</text:p>
          </table:table-cell>
        </table:table-row>
        <table:table-row table:style-name="ro1">
          <table:table-cell office:value-type="float" office:value="119834" calcext:value-type="float">
            <text:p>119834</text:p>
          </table:table-cell>
          <table:table-cell office:value-type="float" office:value="114695" calcext:value-type="float">
            <text:p>114695</text:p>
          </table:table-cell>
        </table:table-row>
        <table:table-row table:style-name="ro1">
          <table:table-cell office:value-type="float" office:value="108520" calcext:value-type="float">
            <text:p>108520</text:p>
          </table:table-cell>
          <table:table-cell office:value-type="float" office:value="115344" calcext:value-type="float">
            <text:p>115344</text:p>
          </table:table-cell>
        </table:table-row>
        <table:table-row table:style-name="ro1">
          <table:table-cell office:value-type="float" office:value="105100" calcext:value-type="float">
            <text:p>105100</text:p>
          </table:table-cell>
          <table:table-cell office:value-type="float" office:value="103444" calcext:value-type="float">
            <text:p>103444</text:p>
          </table:table-cell>
        </table:table-row>
        <table:table-row table:style-name="ro1">
          <table:table-cell office:value-type="float" office:value="131046" calcext:value-type="float">
            <text:p>131046</text:p>
          </table:table-cell>
          <table:table-cell office:value-type="float" office:value="114866" calcext:value-type="float">
            <text:p>114866</text:p>
          </table:table-cell>
        </table:table-row>
        <table:table-row table:style-name="ro1">
          <table:table-cell office:value-type="float" office:value="100980" calcext:value-type="float">
            <text:p>100980</text:p>
          </table:table-cell>
          <table:table-cell office:value-type="float" office:value="123236" calcext:value-type="float">
            <text:p>123236</text:p>
          </table:table-cell>
        </table:table-row>
        <table:table-row table:style-name="ro1">
          <table:table-cell office:value-type="float" office:value="121689" calcext:value-type="float">
            <text:p>121689</text:p>
          </table:table-cell>
          <table:table-cell office:value-type="float" office:value="117736" calcext:value-type="float">
            <text:p>117736</text:p>
          </table:table-cell>
        </table:table-row>
        <table:table-row table:style-name="ro1">
          <table:table-cell office:value-type="float" office:value="125491" calcext:value-type="float">
            <text:p>125491</text:p>
          </table:table-cell>
          <table:table-cell office:value-type="float" office:value="116779" calcext:value-type="float">
            <text:p>116779</text:p>
          </table:table-cell>
        </table:table-row>
        <table:table-row table:style-name="ro1">
          <table:table-cell office:value-type="float" office:value="129596" calcext:value-type="float">
            <text:p>129596</text:p>
          </table:table-cell>
          <table:table-cell office:value-type="float" office:value="141670" calcext:value-type="float">
            <text:p>141670</text:p>
          </table:table-cell>
        </table:table-row>
        <table:table-row table:style-name="ro1">
          <table:table-cell office:value-type="float" office:value="123623" calcext:value-type="float">
            <text:p>123623</text:p>
          </table:table-cell>
          <table:table-cell office:value-type="float" office:value="116728" calcext:value-type="float">
            <text:p>116728</text:p>
          </table:table-cell>
        </table:table-row>
        <table:table-row table:style-name="ro1">
          <table:table-cell office:value-type="float" office:value="132410" calcext:value-type="float">
            <text:p>132410</text:p>
          </table:table-cell>
          <table:table-cell office:value-type="float" office:value="134990" calcext:value-type="float">
            <text:p>134990</text:p>
          </table:table-cell>
        </table:table-row>
        <table:table-row table:style-name="ro1">
          <table:table-cell office:value-type="float" office:value="125132" calcext:value-type="float">
            <text:p>125132</text:p>
          </table:table-cell>
          <table:table-cell office:value-type="float" office:value="113897" calcext:value-type="float">
            <text:p>113897</text:p>
          </table:table-cell>
        </table:table-row>
        <table:table-row table:style-name="ro1">
          <table:table-cell office:value-type="float" office:value="117926" calcext:value-type="float">
            <text:p>117926</text:p>
          </table:table-cell>
          <table:table-cell office:value-type="float" office:value="132958" calcext:value-type="float">
            <text:p>132958</text:p>
          </table:table-cell>
        </table:table-row>
        <table:table-row table:style-name="ro1">
          <table:table-cell office:value-type="float" office:value="126080" calcext:value-type="float">
            <text:p>126080</text:p>
          </table:table-cell>
          <table:table-cell office:value-type="float" office:value="119428" calcext:value-type="float">
            <text:p>119428</text:p>
          </table:table-cell>
        </table:table-row>
        <table:table-row table:style-name="ro1">
          <table:table-cell office:value-type="float" office:value="123862" calcext:value-type="float">
            <text:p>123862</text:p>
          </table:table-cell>
          <table:table-cell office:value-type="float" office:value="126112" calcext:value-type="float">
            <text:p>126112</text:p>
          </table:table-cell>
        </table:table-row>
        <table:table-row table:style-name="ro1">
          <table:table-cell office:value-type="float" office:value="122504" calcext:value-type="float">
            <text:p>122504</text:p>
          </table:table-cell>
          <table:table-cell office:value-type="float" office:value="113200" calcext:value-type="float">
            <text:p>113200</text:p>
          </table:table-cell>
        </table:table-row>
        <table:table-row table:style-name="ro1">
          <table:table-cell office:value-type="float" office:value="129673" calcext:value-type="float">
            <text:p>129673</text:p>
          </table:table-cell>
          <table:table-cell office:value-type="float" office:value="106336" calcext:value-type="float">
            <text:p>106336</text:p>
          </table:table-cell>
        </table:table-row>
        <table:table-row table:style-name="ro1">
          <table:table-cell office:value-type="float" office:value="105497" calcext:value-type="float">
            <text:p>105497</text:p>
          </table:table-cell>
          <table:table-cell office:value-type="float" office:value="131075" calcext:value-type="float">
            <text:p>131075</text:p>
          </table:table-cell>
        </table:table-row>
        <table:table-row table:style-name="ro1">
          <table:table-cell office:value-type="float" office:value="133683" calcext:value-type="float">
            <text:p>133683</text:p>
          </table:table-cell>
          <table:table-cell office:value-type="float" office:value="107950" calcext:value-type="float">
            <text:p>107950</text:p>
          </table:table-cell>
        </table:table-row>
        <table:table-row table:style-name="ro1">
          <table:table-cell office:value-type="float" office:value="105508" calcext:value-type="float">
            <text:p>105508</text:p>
          </table:table-cell>
          <table:table-cell office:value-type="float" office:value="110810" calcext:value-type="float">
            <text:p>110810</text:p>
          </table:table-cell>
        </table:table-row>
        <table:table-row table:style-name="ro1">
          <table:table-cell office:value-type="float" office:value="127304" calcext:value-type="float">
            <text:p>127304</text:p>
          </table:table-cell>
          <table:table-cell office:value-type="float" office:value="114156" calcext:value-type="float">
            <text:p>114156</text:p>
          </table:table-cell>
        </table:table-row>
        <table:table-row table:style-name="ro1">
          <table:table-cell office:value-type="float" office:value="123122" calcext:value-type="float">
            <text:p>123122</text:p>
          </table:table-cell>
          <table:table-cell office:value-type="float" office:value="104303" calcext:value-type="float">
            <text:p>104303</text:p>
          </table:table-cell>
        </table:table-row>
        <table:table-row table:style-name="ro1">
          <table:table-cell office:value-type="float" office:value="111439" calcext:value-type="float">
            <text:p>111439</text:p>
          </table:table-cell>
          <table:table-cell office:value-type="float" office:value="109076" calcext:value-type="float">
            <text:p>109076</text:p>
          </table:table-cell>
        </table:table-row>
        <table:table-row table:style-name="ro1">
          <table:table-cell office:value-type="float" office:value="99217" calcext:value-type="float">
            <text:p>99217</text:p>
          </table:table-cell>
          <table:table-cell office:value-type="float" office:value="115137" calcext:value-type="float">
            <text:p>115137</text:p>
          </table:table-cell>
        </table:table-row>
        <table:table-row table:style-name="ro1">
          <table:table-cell office:value-type="float" office:value="106774" calcext:value-type="float">
            <text:p>106774</text:p>
          </table:table-cell>
          <table:table-cell office:value-type="float" office:value="95371" calcext:value-type="float">
            <text:p>95371</text:p>
          </table:table-cell>
        </table:table-row>
        <table:table-row table:style-name="ro1">
          <table:table-cell office:value-type="float" office:value="115148" calcext:value-type="float">
            <text:p>115148</text:p>
          </table:table-cell>
          <table:table-cell office:value-type="float" office:value="121353" calcext:value-type="float">
            <text:p>121353</text:p>
          </table:table-cell>
        </table:table-row>
        <table:table-row table:style-name="ro1">
          <table:table-cell office:value-type="float" office:value="135111" calcext:value-type="float">
            <text:p>135111</text:p>
          </table:table-cell>
          <table:table-cell office:value-type="float" office:value="100375" calcext:value-type="float">
            <text:p>100375</text:p>
          </table:table-cell>
        </table:table-row>
        <table:table-row table:style-name="ro1">
          <table:table-cell office:value-type="float" office:value="97757" calcext:value-type="float">
            <text:p>97757</text:p>
          </table:table-cell>
          <table:table-cell office:value-type="float" office:value="98830" calcext:value-type="float">
            <text:p>98830</text:p>
          </table:table-cell>
        </table:table-row>
        <table:table-row table:style-name="ro1">
          <table:table-cell office:value-type="float" office:value="113885" calcext:value-type="float">
            <text:p>113885</text:p>
          </table:table-cell>
          <table:table-cell office:value-type="float" office:value="116635" calcext:value-type="float">
            <text:p>116635</text:p>
          </table:table-cell>
        </table:table-row>
        <table:table-row table:style-name="ro1">
          <table:table-cell office:value-type="float" office:value="111884" calcext:value-type="float">
            <text:p>111884</text:p>
          </table:table-cell>
          <table:table-cell office:value-type="float" office:value="112313" calcext:value-type="float">
            <text:p>112313</text:p>
          </table:table-cell>
        </table:table-row>
        <table:table-row table:style-name="ro1">
          <table:table-cell office:value-type="float" office:value="120107" calcext:value-type="float">
            <text:p>120107</text:p>
          </table:table-cell>
          <table:table-cell office:value-type="float" office:value="104523" calcext:value-type="float">
            <text:p>104523</text:p>
          </table:table-cell>
        </table:table-row>
        <table:table-row table:style-name="ro1">
          <table:table-cell office:value-type="float" office:value="111179" calcext:value-type="float">
            <text:p>111179</text:p>
          </table:table-cell>
          <table:table-cell office:value-type="float" office:value="110998" calcext:value-type="float">
            <text:p>110998</text:p>
          </table:table-cell>
        </table:table-row>
        <table:table-row table:style-name="ro1">
          <table:table-cell office:value-type="float" office:value="118393" calcext:value-type="float">
            <text:p>118393</text:p>
          </table:table-cell>
          <table:table-cell office:value-type="float" office:value="106779" calcext:value-type="float">
            <text:p>106779</text:p>
          </table:table-cell>
        </table:table-row>
        <table:table-row table:style-name="ro1">
          <table:table-cell office:value-type="float" office:value="104829" calcext:value-type="float">
            <text:p>104829</text:p>
          </table:table-cell>
          <table:table-cell office:value-type="float" office:value="100499" calcext:value-type="float">
            <text:p>100499</text:p>
          </table:table-cell>
        </table:table-row>
        <table:table-row table:style-name="ro1">
          <table:table-cell office:value-type="float" office:value="107953" calcext:value-type="float">
            <text:p>107953</text:p>
          </table:table-cell>
          <table:table-cell office:value-type="float" office:value="115526" calcext:value-type="float">
            <text:p>115526</text:p>
          </table:table-cell>
        </table:table-row>
        <table:table-row table:style-name="ro1">
          <table:table-cell office:value-type="float" office:value="99564" calcext:value-type="float">
            <text:p>99564</text:p>
          </table:table-cell>
          <table:table-cell office:value-type="float" office:value="122940" calcext:value-type="float">
            <text:p>122940</text:p>
          </table:table-cell>
        </table:table-row>
        <table:table-row table:style-name="ro1">
          <table:table-cell office:value-type="float" office:value="105023" calcext:value-type="float">
            <text:p>105023</text:p>
          </table:table-cell>
          <table:table-cell office:value-type="float" office:value="123101" calcext:value-type="float">
            <text:p>123101</text:p>
          </table:table-cell>
        </table:table-row>
        <table:table-row table:style-name="ro1">
          <table:table-cell office:value-type="float" office:value="107129" calcext:value-type="float">
            <text:p>107129</text:p>
          </table:table-cell>
          <table:table-cell office:value-type="float" office:value="102904" calcext:value-type="float">
            <text:p>102904</text:p>
          </table:table-cell>
        </table:table-row>
        <table:table-row table:style-name="ro1">
          <table:table-cell office:value-type="float" office:value="95090" calcext:value-type="float">
            <text:p>95090</text:p>
          </table:table-cell>
          <table:table-cell office:value-type="float" office:value="102822" calcext:value-type="float">
            <text:p>102822</text:p>
          </table:table-cell>
        </table:table-row>
        <table:table-row table:style-name="ro1">
          <table:table-cell office:value-type="float" office:value="109304" calcext:value-type="float">
            <text:p>109304</text:p>
          </table:table-cell>
          <table:table-cell office:value-type="float" office:value="112160" calcext:value-type="float">
            <text:p>112160</text:p>
          </table:table-cell>
        </table:table-row>
        <table:table-row table:style-name="ro1">
          <table:table-cell office:value-type="float" office:value="119438" calcext:value-type="float">
            <text:p>119438</text:p>
          </table:table-cell>
          <table:table-cell office:value-type="float" office:value="109933" calcext:value-type="float">
            <text:p>109933</text:p>
          </table:table-cell>
        </table:table-row>
        <table:table-row table:style-name="ro1">
          <table:table-cell office:value-type="float" office:value="96186" calcext:value-type="float">
            <text:p>96186</text:p>
          </table:table-cell>
          <table:table-cell office:value-type="float" office:value="106292" calcext:value-type="float">
            <text:p>106292</text:p>
          </table:table-cell>
        </table:table-row>
        <table:table-row table:style-name="ro1">
          <table:table-cell office:value-type="float" office:value="115978" calcext:value-type="float">
            <text:p>115978</text:p>
          </table:table-cell>
          <table:table-cell office:value-type="float" office:value="102879" calcext:value-type="float">
            <text:p>102879</text:p>
          </table:table-cell>
        </table:table-row>
        <table:table-row table:style-name="ro1">
          <table:table-cell office:value-type="float" office:value="99070" calcext:value-type="float">
            <text:p>99070</text:p>
          </table:table-cell>
          <table:table-cell office:value-type="float" office:value="94890" calcext:value-type="float">
            <text:p>94890</text:p>
          </table:table-cell>
        </table:table-row>
        <table:table-row table:style-name="ro1">
          <table:table-cell office:value-type="float" office:value="105892" calcext:value-type="float">
            <text:p>105892</text:p>
          </table:table-cell>
          <table:table-cell office:value-type="float" office:value="132111" calcext:value-type="float">
            <text:p>132111</text:p>
          </table:table-cell>
        </table:table-row>
        <table:table-row table:style-name="ro1">
          <table:table-cell office:value-type="float" office:value="97157" calcext:value-type="float">
            <text:p>97157</text:p>
          </table:table-cell>
          <table:table-cell office:value-type="float" office:value="103761" calcext:value-type="float">
            <text:p>103761</text:p>
          </table:table-cell>
        </table:table-row>
        <table:table-row table:style-name="ro1">
          <table:table-cell office:value-type="float" office:value="135171" calcext:value-type="float">
            <text:p>135171</text:p>
          </table:table-cell>
          <table:table-cell office:value-type="float" office:value="120879" calcext:value-type="float">
            <text:p>120879</text:p>
          </table:table-cell>
        </table:table-row>
        <table:table-row table:style-name="ro1">
          <table:table-cell office:value-type="float" office:value="108463" calcext:value-type="float">
            <text:p>108463</text:p>
          </table:table-cell>
          <table:table-cell office:value-type="float" office:value="100192" calcext:value-type="float">
            <text:p>100192</text:p>
          </table:table-cell>
        </table:table-row>
        <table:table-row table:style-name="ro1">
          <table:table-cell office:value-type="float" office:value="98813" calcext:value-type="float">
            <text:p>98813</text:p>
          </table:table-cell>
          <table:table-cell office:value-type="float" office:value="103409" calcext:value-type="float">
            <text:p>103409</text:p>
          </table:table-cell>
        </table:table-row>
        <table:table-row table:style-name="ro1">
          <table:table-cell office:value-type="float" office:value="111740" calcext:value-type="float">
            <text:p>111740</text:p>
          </table:table-cell>
          <table:table-cell office:value-type="float" office:value="117272" calcext:value-type="float">
            <text:p>117272</text:p>
          </table:table-cell>
        </table:table-row>
        <table:table-row table:style-name="ro1">
          <table:table-cell office:value-type="float" office:value="125852" calcext:value-type="float">
            <text:p>125852</text:p>
          </table:table-cell>
          <table:table-cell office:value-type="float" office:value="102036" calcext:value-type="float">
            <text:p>102036</text:p>
          </table:table-cell>
        </table:table-row>
        <table:table-row table:style-name="ro1">
          <table:table-cell office:value-type="float" office:value="103320" calcext:value-type="float">
            <text:p>103320</text:p>
          </table:table-cell>
          <table:table-cell office:value-type="float" office:value="119160" calcext:value-type="float">
            <text:p>119160</text:p>
          </table:table-cell>
        </table:table-row>
        <table:table-row table:style-name="ro1">
          <table:table-cell office:value-type="float" office:value="102587" calcext:value-type="float">
            <text:p>102587</text:p>
          </table:table-cell>
          <table:table-cell office:value-type="float" office:value="135460" calcext:value-type="float">
            <text:p>135460</text:p>
          </table:table-cell>
        </table:table-row>
        <table:table-row table:style-name="ro1">
          <table:table-cell office:value-type="float" office:value="100704" calcext:value-type="float">
            <text:p>100704</text:p>
          </table:table-cell>
          <table:table-cell office:value-type="float" office:value="131097" calcext:value-type="float">
            <text:p>131097</text:p>
          </table:table-cell>
        </table:table-row>
        <table:table-row table:style-name="ro1">
          <table:table-cell office:value-type="float" office:value="126755" calcext:value-type="float">
            <text:p>126755</text:p>
          </table:table-cell>
          <table:table-cell office:value-type="float" office:value="134806" calcext:value-type="float">
            <text:p>134806</text:p>
          </table:table-cell>
        </table:table-row>
        <table:table-row table:style-name="ro1">
          <table:table-cell office:value-type="float" office:value="122945" calcext:value-type="float">
            <text:p>122945</text:p>
          </table:table-cell>
          <table:table-cell office:value-type="float" office:value="132758" calcext:value-type="float">
            <text:p>132758</text:p>
          </table:table-cell>
        </table:table-row>
        <table:table-row table:style-name="ro1">
          <table:table-cell office:value-type="float" office:value="135634" calcext:value-type="float">
            <text:p>135634</text:p>
          </table:table-cell>
          <table:table-cell office:value-type="float" office:value="122084" calcext:value-type="float">
            <text:p>122084</text:p>
          </table:table-cell>
        </table:table-row>
        <table:table-row table:style-name="ro1">
          <table:table-cell office:value-type="float" office:value="123611" calcext:value-type="float">
            <text:p>123611</text:p>
          </table:table-cell>
          <table:table-cell office:value-type="float" office:value="127435" calcext:value-type="float">
            <text:p>127435</text:p>
          </table:table-cell>
        </table:table-row>
        <table:table-row table:style-name="ro1">
          <table:table-cell office:value-type="float" office:value="119770" calcext:value-type="float">
            <text:p>119770</text:p>
          </table:table-cell>
          <table:table-cell office:value-type="float" office:value="124001" calcext:value-type="float">
            <text:p>124001</text:p>
          </table:table-cell>
        </table:table-row>
        <table:table-row table:style-name="ro1">
          <table:table-cell office:value-type="float" office:value="130246" calcext:value-type="float">
            <text:p>130246</text:p>
          </table:table-cell>
          <table:table-cell office:value-type="float" office:value="116705" calcext:value-type="float">
            <text:p>116705</text:p>
          </table:table-cell>
        </table:table-row>
        <table:table-row table:style-name="ro1">
          <table:table-cell office:value-type="float" office:value="125028" calcext:value-type="float">
            <text:p>125028</text:p>
          </table:table-cell>
          <table:table-cell office:value-type="float" office:value="131509" calcext:value-type="float">
            <text:p>131509</text:p>
          </table:table-cell>
        </table:table-row>
        <table:table-row table:style-name="ro1">
          <table:table-cell office:value-type="float" office:value="120838" calcext:value-type="float">
            <text:p>120838</text:p>
          </table:table-cell>
          <table:table-cell office:value-type="float" office:value="126050" calcext:value-type="float">
            <text:p>126050</text:p>
          </table:table-cell>
        </table:table-row>
        <table:table-row table:style-name="ro1">
          <table:table-cell office:value-type="float" office:value="112265" calcext:value-type="float">
            <text:p>112265</text:p>
          </table:table-cell>
          <table:table-cell office:value-type="float" office:value="160509" calcext:value-type="float">
            <text:p>160509</text:p>
          </table:table-cell>
        </table:table-row>
        <table:table-row table:style-name="ro1">
          <table:table-cell office:value-type="float" office:value="118779" calcext:value-type="float">
            <text:p>118779</text:p>
          </table:table-cell>
          <table:table-cell office:value-type="float" office:value="123465" calcext:value-type="float">
            <text:p>123465</text:p>
          </table:table-cell>
        </table:table-row>
        <table:table-row table:style-name="ro1">
          <table:table-cell office:value-type="float" office:value="125630" calcext:value-type="float">
            <text:p>125630</text:p>
          </table:table-cell>
          <table:table-cell office:value-type="float" office:value="126318" calcext:value-type="float">
            <text:p>126318</text:p>
          </table:table-cell>
        </table:table-row>
        <table:table-row table:style-name="ro1">
          <table:table-cell office:value-type="float" office:value="123744" calcext:value-type="float">
            <text:p>123744</text:p>
          </table:table-cell>
          <table:table-cell office:value-type="float" office:value="131835" calcext:value-type="float">
            <text:p>131835</text:p>
          </table:table-cell>
        </table:table-row>
        <table:table-row table:style-name="ro1">
          <table:table-cell office:value-type="float" office:value="135087" calcext:value-type="float">
            <text:p>135087</text:p>
          </table:table-cell>
          <table:table-cell office:value-type="float" office:value="104515" calcext:value-type="float">
            <text:p>104515</text:p>
          </table:table-cell>
        </table:table-row>
        <table:table-row table:style-name="ro1">
          <table:table-cell office:value-type="float" office:value="119619" calcext:value-type="float">
            <text:p>119619</text:p>
          </table:table-cell>
          <table:table-cell office:value-type="float" office:value="118228" calcext:value-type="float">
            <text:p>118228</text:p>
          </table:table-cell>
        </table:table-row>
        <table:table-row table:style-name="ro1">
          <table:table-cell office:value-type="float" office:value="107037" calcext:value-type="float">
            <text:p>107037</text:p>
          </table:table-cell>
          <table:table-cell office:value-type="float" office:value="127685" calcext:value-type="float">
            <text:p>127685</text:p>
          </table:table-cell>
        </table:table-row>
        <table:table-row table:style-name="ro1">
          <table:table-cell office:value-type="float" office:value="122014" calcext:value-type="float">
            <text:p>122014</text:p>
          </table:table-cell>
          <table:table-cell office:value-type="float" office:value="126953" calcext:value-type="float">
            <text:p>126953</text:p>
          </table:table-cell>
        </table:table-row>
        <table:table-row table:style-name="ro1">
          <table:table-cell office:value-type="float" office:value="135081" calcext:value-type="float">
            <text:p>135081</text:p>
          </table:table-cell>
          <table:table-cell office:value-type="float" office:value="106320" calcext:value-type="float">
            <text:p>106320</text:p>
          </table:table-cell>
        </table:table-row>
        <table:table-row table:style-name="ro1">
          <table:table-cell office:value-type="float" office:value="123112" calcext:value-type="float">
            <text:p>123112</text:p>
          </table:table-cell>
          <table:table-cell office:value-type="float" office:value="107180" calcext:value-type="float">
            <text:p>107180</text:p>
          </table:table-cell>
        </table:table-row>
        <table:table-row table:style-name="ro1">
          <table:table-cell office:value-type="float" office:value="115175" calcext:value-type="float">
            <text:p>115175</text:p>
          </table:table-cell>
          <table:table-cell office:value-type="float" office:value="99894" calcext:value-type="float">
            <text:p>99894</text:p>
          </table:table-cell>
        </table:table-row>
        <table:table-row table:style-name="ro1">
          <table:table-cell office:value-type="float" office:value="102077" calcext:value-type="float">
            <text:p>102077</text:p>
          </table:table-cell>
          <table:table-cell office:value-type="float" office:value="107331" calcext:value-type="float">
            <text:p>107331</text:p>
          </table:table-cell>
        </table:table-row>
        <table:table-row table:style-name="ro1">
          <table:table-cell office:value-type="float" office:value="124632" calcext:value-type="float">
            <text:p>124632</text:p>
          </table:table-cell>
          <table:table-cell office:value-type="float" office:value="101715" calcext:value-type="float">
            <text:p>101715</text:p>
          </table:table-cell>
        </table:table-row>
        <table:table-row table:style-name="ro1">
          <table:table-cell office:value-type="float" office:value="130835" calcext:value-type="float">
            <text:p>130835</text:p>
          </table:table-cell>
          <table:table-cell office:value-type="float" office:value="121322" calcext:value-type="float">
            <text:p>121322</text:p>
          </table:table-cell>
        </table:table-row>
        <table:table-row table:style-name="ro1">
          <table:table-cell office:value-type="float" office:value="113744" calcext:value-type="float">
            <text:p>113744</text:p>
          </table:table-cell>
          <table:table-cell office:value-type="float" office:value="120168" calcext:value-type="float">
            <text:p>120168</text:p>
          </table:table-cell>
        </table:table-row>
        <table:table-row table:style-name="ro1">
          <table:table-cell office:value-type="float" office:value="144576" calcext:value-type="float">
            <text:p>144576</text:p>
          </table:table-cell>
          <table:table-cell office:value-type="float" office:value="134187" calcext:value-type="float">
            <text:p>134187</text:p>
          </table:table-cell>
        </table:table-row>
        <table:table-row table:style-name="ro1">
          <table:table-cell office:value-type="float" office:value="125506" calcext:value-type="float">
            <text:p>125506</text:p>
          </table:table-cell>
          <table:table-cell office:value-type="float" office:value="121363" calcext:value-type="float">
            <text:p>121363</text:p>
          </table:table-cell>
        </table:table-row>
        <table:table-row table:style-name="ro1">
          <table:table-cell office:value-type="float" office:value="118012" calcext:value-type="float">
            <text:p>118012</text:p>
          </table:table-cell>
          <table:table-cell office:value-type="float" office:value="122517" calcext:value-type="float">
            <text:p>122517</text:p>
          </table:table-cell>
        </table:table-row>
        <table:table-row table:style-name="ro1">
          <table:table-cell office:value-type="float" office:value="119302" calcext:value-type="float">
            <text:p>119302</text:p>
          </table:table-cell>
          <table:table-cell office:value-type="float" office:value="122235" calcext:value-type="float">
            <text:p>122235</text:p>
          </table:table-cell>
        </table:table-row>
        <table:table-row table:style-name="ro1">
          <table:table-cell office:value-type="float" office:value="156913" calcext:value-type="float">
            <text:p>156913</text:p>
          </table:table-cell>
          <table:table-cell office:value-type="float" office:value="173079" calcext:value-type="float">
            <text:p>173079</text:p>
          </table:table-cell>
        </table:table-row>
        <table:table-row table:style-name="ro1">
          <table:table-cell office:value-type="float" office:value="202293" calcext:value-type="float">
            <text:p>202293</text:p>
          </table:table-cell>
          <table:table-cell office:value-type="float" office:value="187790" calcext:value-type="float">
            <text:p>187790</text:p>
          </table:table-cell>
        </table:table-row>
        <table:table-row table:style-name="ro1">
          <table:table-cell office:value-type="float" office:value="195033" calcext:value-type="float">
            <text:p>195033</text:p>
          </table:table-cell>
          <table:table-cell office:value-type="float" office:value="204280" calcext:value-type="float">
            <text:p>204280</text:p>
          </table:table-cell>
        </table:table-row>
        <table:table-row table:style-name="ro1">
          <table:table-cell office:value-type="float" office:value="189860" calcext:value-type="float">
            <text:p>189860</text:p>
          </table:table-cell>
          <table:table-cell office:value-type="float" office:value="205647" calcext:value-type="float">
            <text:p>205647</text:p>
          </table:table-cell>
        </table:table-row>
        <table:table-row table:style-name="ro1">
          <table:table-cell office:value-type="float" office:value="176172" calcext:value-type="float">
            <text:p>176172</text:p>
          </table:table-cell>
          <table:table-cell office:value-type="float" office:value="185873" calcext:value-type="float">
            <text:p>185873</text:p>
          </table:table-cell>
        </table:table-row>
        <table:table-row table:style-name="ro1">
          <table:table-cell office:value-type="float" office:value="191453" calcext:value-type="float">
            <text:p>191453</text:p>
          </table:table-cell>
          <table:table-cell office:value-type="float" office:value="193101" calcext:value-type="float">
            <text:p>193101</text:p>
          </table:table-cell>
        </table:table-row>
        <table:table-row table:style-name="ro1">
          <table:table-cell office:value-type="float" office:value="212614" calcext:value-type="float">
            <text:p>212614</text:p>
          </table:table-cell>
          <table:table-cell office:value-type="float" office:value="194710" calcext:value-type="float">
            <text:p>194710</text:p>
          </table:table-cell>
        </table:table-row>
        <table:table-row table:style-name="ro1">
          <table:table-cell office:value-type="float" office:value="174871" calcext:value-type="float">
            <text:p>174871</text:p>
          </table:table-cell>
          <table:table-cell office:value-type="float" office:value="227449" calcext:value-type="float">
            <text:p>227449</text:p>
          </table:table-cell>
        </table:table-row>
        <table:table-row table:style-name="ro1">
          <table:table-cell office:value-type="float" office:value="198579" calcext:value-type="float">
            <text:p>198579</text:p>
          </table:table-cell>
          <table:table-cell office:value-type="float" office:value="172104" calcext:value-type="float">
            <text:p>172104</text:p>
          </table:table-cell>
        </table:table-row>
        <table:table-row table:style-name="ro1">
          <table:table-cell office:value-type="float" office:value="209406" calcext:value-type="float">
            <text:p>209406</text:p>
          </table:table-cell>
          <table:table-cell office:value-type="float" office:value="186357" calcext:value-type="float">
            <text:p>186357</text:p>
          </table:table-cell>
        </table:table-row>
        <table:table-row table:style-name="ro1">
          <table:table-cell office:value-type="float" office:value="209829" calcext:value-type="float">
            <text:p>209829</text:p>
          </table:table-cell>
          <table:table-cell office:value-type="float" office:value="166803" calcext:value-type="float">
            <text:p>166803</text:p>
          </table:table-cell>
        </table:table-row>
        <table:table-row table:style-name="ro1">
          <table:table-cell office:value-type="float" office:value="191208" calcext:value-type="float">
            <text:p>191208</text:p>
          </table:table-cell>
          <table:table-cell office:value-type="float" office:value="185165" calcext:value-type="float">
            <text:p>185165</text:p>
          </table:table-cell>
        </table:table-row>
        <table:table-row table:style-name="ro1">
          <table:table-cell office:value-type="float" office:value="160550" calcext:value-type="float">
            <text:p>160550</text:p>
          </table:table-cell>
          <table:table-cell office:value-type="float" office:value="197191" calcext:value-type="float">
            <text:p>197191</text:p>
          </table:table-cell>
        </table:table-row>
        <table:table-row table:style-name="ro1">
          <table:table-cell office:value-type="float" office:value="199846" calcext:value-type="float">
            <text:p>199846</text:p>
          </table:table-cell>
          <table:table-cell office:value-type="float" office:value="211020" calcext:value-type="float">
            <text:p>211020</text:p>
          </table:table-cell>
        </table:table-row>
        <table:table-row table:style-name="ro1">
          <table:table-cell office:value-type="float" office:value="190744" calcext:value-type="float">
            <text:p>190744</text:p>
          </table:table-cell>
          <table:table-cell office:value-type="float" office:value="206694" calcext:value-type="float">
            <text:p>206694</text:p>
          </table:table-cell>
        </table:table-row>
        <table:table-row table:style-name="ro1">
          <table:table-cell office:value-type="float" office:value="180639" calcext:value-type="float">
            <text:p>180639</text:p>
          </table:table-cell>
          <table:table-cell office:value-type="float" office:value="210992" calcext:value-type="float">
            <text:p>210992</text:p>
          </table:table-cell>
        </table:table-row>
        <table:table-row table:style-name="ro1">
          <table:table-cell office:value-type="float" office:value="213159" calcext:value-type="float">
            <text:p>213159</text:p>
          </table:table-cell>
          <table:table-cell office:value-type="float" office:value="164700" calcext:value-type="float">
            <text:p>164700</text:p>
          </table:table-cell>
        </table:table-row>
        <table:table-row table:style-name="ro1">
          <table:table-cell office:value-type="float" office:value="201960" calcext:value-type="float">
            <text:p>201960</text:p>
          </table:table-cell>
          <table:table-cell office:value-type="float" office:value="194887" calcext:value-type="float">
            <text:p>194887</text:p>
          </table:table-cell>
        </table:table-row>
        <table:table-row table:style-name="ro1">
          <table:table-cell office:value-type="float" office:value="211619" calcext:value-type="float">
            <text:p>211619</text:p>
          </table:table-cell>
          <table:table-cell office:value-type="float" office:value="158450" calcext:value-type="float">
            <text:p>158450</text:p>
          </table:table-cell>
        </table:table-row>
        <table:table-row table:style-name="ro1">
          <table:table-cell office:value-type="float" office:value="139994" calcext:value-type="float">
            <text:p>139994</text:p>
          </table:table-cell>
          <table:table-cell office:value-type="float" office:value="136083" calcext:value-type="float">
            <text:p>136083</text:p>
          </table:table-cell>
        </table:table-row>
        <table:table-row table:style-name="ro1">
          <table:table-cell office:value-type="float" office:value="140789" calcext:value-type="float">
            <text:p>140789</text:p>
          </table:table-cell>
          <table:table-cell office:value-type="float" office:value="128508" calcext:value-type="float">
            <text:p>128508</text:p>
          </table:table-cell>
        </table:table-row>
        <table:table-row table:style-name="ro1">
          <table:table-cell office:value-type="float" office:value="126863" calcext:value-type="float">
            <text:p>126863</text:p>
          </table:table-cell>
          <table:table-cell office:value-type="float" office:value="166993" calcext:value-type="float">
            <text:p>166993</text:p>
          </table:table-cell>
        </table:table-row>
        <table:table-row table:style-name="ro1">
          <table:table-cell office:value-type="float" office:value="125220" calcext:value-type="float">
            <text:p>125220</text:p>
          </table:table-cell>
          <table:table-cell office:value-type="float" office:value="133407" calcext:value-type="float">
            <text:p>133407</text:p>
          </table:table-cell>
        </table:table-row>
        <table:table-row table:style-name="ro1">
          <table:table-cell office:value-type="float" office:value="112665" calcext:value-type="float">
            <text:p>112665</text:p>
          </table:table-cell>
          <table:table-cell office:value-type="float" office:value="136398" calcext:value-type="float">
            <text:p>136398</text:p>
          </table:table-cell>
        </table:table-row>
        <table:table-row table:style-name="ro1">
          <table:table-cell office:value-type="float" office:value="163673" calcext:value-type="float">
            <text:p>163673</text:p>
          </table:table-cell>
          <table:table-cell office:value-type="float" office:value="107736" calcext:value-type="float">
            <text:p>107736</text:p>
          </table:table-cell>
        </table:table-row>
        <table:table-row table:style-name="ro1">
          <table:table-cell office:value-type="float" office:value="137829" calcext:value-type="float">
            <text:p>137829</text:p>
          </table:table-cell>
          <table:table-cell office:value-type="float" office:value="136485" calcext:value-type="float">
            <text:p>136485</text:p>
          </table:table-cell>
        </table:table-row>
        <table:table-row table:style-name="ro1">
          <table:table-cell office:value-type="float" office:value="122734" calcext:value-type="float">
            <text:p>122734</text:p>
          </table:table-cell>
          <table:table-cell office:value-type="float" office:value="139096" calcext:value-type="float">
            <text:p>139096</text:p>
          </table:table-cell>
        </table:table-row>
        <table:table-row table:style-name="ro1">
          <table:table-cell office:value-type="float" office:value="112189" calcext:value-type="float">
            <text:p>112189</text:p>
          </table:table-cell>
          <table:table-cell office:value-type="float" office:value="143094" calcext:value-type="float">
            <text:p>143094</text:p>
          </table:table-cell>
        </table:table-row>
        <table:table-row table:style-name="ro1">
          <table:table-cell office:value-type="float" office:value="144922" calcext:value-type="float">
            <text:p>144922</text:p>
          </table:table-cell>
          <table:table-cell office:value-type="float" office:value="145471" calcext:value-type="float">
            <text:p>145471</text:p>
          </table:table-cell>
        </table:table-row>
        <table:table-row table:style-name="ro1">
          <table:table-cell office:value-type="float" office:value="129740" calcext:value-type="float">
            <text:p>129740</text:p>
          </table:table-cell>
          <table:table-cell office:value-type="float" office:value="135274" calcext:value-type="float">
            <text:p>135274</text:p>
          </table:table-cell>
        </table:table-row>
        <table:table-row table:style-name="ro1">
          <table:table-cell office:value-type="float" office:value="160677" calcext:value-type="float">
            <text:p>160677</text:p>
          </table:table-cell>
          <table:table-cell office:value-type="float" office:value="122384" calcext:value-type="float">
            <text:p>122384</text:p>
          </table:table-cell>
        </table:table-row>
        <table:table-row table:style-name="ro1">
          <table:table-cell office:value-type="float" office:value="118758" calcext:value-type="float">
            <text:p>118758</text:p>
          </table:table-cell>
          <table:table-cell office:value-type="float" office:value="118966" calcext:value-type="float">
            <text:p>118966</text:p>
          </table:table-cell>
        </table:table-row>
        <table:table-row table:style-name="ro1">
          <table:table-cell office:value-type="float" office:value="118843" calcext:value-type="float">
            <text:p>118843</text:p>
          </table:table-cell>
          <table:table-cell office:value-type="float" office:value="142406" calcext:value-type="float">
            <text:p>142406</text:p>
          </table:table-cell>
        </table:table-row>
        <table:table-row table:style-name="ro1">
          <table:table-cell office:value-type="float" office:value="136654" calcext:value-type="float">
            <text:p>136654</text:p>
          </table:table-cell>
          <table:table-cell office:value-type="float" office:value="124359" calcext:value-type="float">
            <text:p>124359</text:p>
          </table:table-cell>
        </table:table-row>
        <table:table-row table:style-name="ro1">
          <table:table-cell office:value-type="float" office:value="95845" calcext:value-type="float">
            <text:p>95845</text:p>
          </table:table-cell>
          <table:table-cell office:value-type="float" office:value="108467" calcext:value-type="float">
            <text:p>108467</text:p>
          </table:table-cell>
        </table:table-row>
        <table:table-row table:style-name="ro1">
          <table:table-cell office:value-type="float" office:value="146885" calcext:value-type="float">
            <text:p>146885</text:p>
          </table:table-cell>
          <table:table-cell office:value-type="float" office:value="86099" calcext:value-type="float">
            <text:p>86099</text:p>
          </table:table-cell>
        </table:table-row>
        <table:table-row table:style-name="ro1">
          <table:table-cell office:value-type="float" office:value="103793" calcext:value-type="float">
            <text:p>103793</text:p>
          </table:table-cell>
          <table:table-cell office:value-type="float" office:value="77226" calcext:value-type="float">
            <text:p>77226</text:p>
          </table:table-cell>
        </table:table-row>
        <table:table-row table:style-name="ro1">
          <table:table-cell office:value-type="float" office:value="103093" calcext:value-type="float">
            <text:p>103093</text:p>
          </table:table-cell>
          <table:table-cell office:value-type="float" office:value="80853" calcext:value-type="float">
            <text:p>80853</text:p>
          </table:table-cell>
        </table:table-row>
        <table:table-row table:style-name="ro1">
          <table:table-cell office:value-type="float" office:value="94464" calcext:value-type="float">
            <text:p>94464</text:p>
          </table:table-cell>
          <table:table-cell office:value-type="float" office:value="81759" calcext:value-type="float">
            <text:p>81759</text:p>
          </table:table-cell>
        </table:table-row>
        <table:table-row table:style-name="ro1">
          <table:table-cell office:value-type="float" office:value="115183" calcext:value-type="float">
            <text:p>115183</text:p>
          </table:table-cell>
          <table:table-cell office:value-type="float" office:value="81138" calcext:value-type="float">
            <text:p>81138</text:p>
          </table:table-cell>
        </table:table-row>
        <table:table-row table:style-name="ro1">
          <table:table-cell office:value-type="float" office:value="95514" calcext:value-type="float">
            <text:p>95514</text:p>
          </table:table-cell>
          <table:table-cell office:value-type="float" office:value="86031" calcext:value-type="float">
            <text:p>86031</text:p>
          </table:table-cell>
        </table:table-row>
        <table:table-row table:style-name="ro1">
          <table:table-cell office:value-type="float" office:value="125229" calcext:value-type="float">
            <text:p>125229</text:p>
          </table:table-cell>
          <table:table-cell office:value-type="float" office:value="80018" calcext:value-type="float">
            <text:p>80018</text:p>
          </table:table-cell>
        </table:table-row>
        <table:table-row table:style-name="ro1">
          <table:table-cell office:value-type="float" office:value="122844" calcext:value-type="float">
            <text:p>122844</text:p>
          </table:table-cell>
          <table:table-cell office:value-type="float" office:value="80740" calcext:value-type="float">
            <text:p>80740</text:p>
          </table:table-cell>
        </table:table-row>
        <table:table-row table:style-name="ro1">
          <table:table-cell office:value-type="float" office:value="94435" calcext:value-type="float">
            <text:p>94435</text:p>
          </table:table-cell>
          <table:table-cell office:value-type="float" office:value="78803" calcext:value-type="float">
            <text:p>78803</text:p>
          </table:table-cell>
        </table:table-row>
        <table:table-row table:style-name="ro1">
          <table:table-cell office:value-type="float" office:value="108943" calcext:value-type="float">
            <text:p>108943</text:p>
          </table:table-cell>
          <table:table-cell office:value-type="float" office:value="75766" calcext:value-type="float">
            <text:p>75766</text:p>
          </table:table-cell>
        </table:table-row>
        <table:table-row table:style-name="ro1">
          <table:table-cell office:value-type="float" office:value="139184" calcext:value-type="float">
            <text:p>139184</text:p>
          </table:table-cell>
          <table:table-cell office:value-type="float" office:value="85915" calcext:value-type="float">
            <text:p>85915</text:p>
          </table:table-cell>
        </table:table-row>
        <table:table-row table:style-name="ro1">
          <table:table-cell office:value-type="float" office:value="119396" calcext:value-type="float">
            <text:p>119396</text:p>
          </table:table-cell>
          <table:table-cell office:value-type="float" office:value="122114" calcext:value-type="float">
            <text:p>122114</text:p>
          </table:table-cell>
        </table:table-row>
        <table:table-row table:style-name="ro1">
          <table:table-cell office:value-type="float" office:value="107940" calcext:value-type="float">
            <text:p>107940</text:p>
          </table:table-cell>
          <table:table-cell office:value-type="float" office:value="120682" calcext:value-type="float">
            <text:p>120682</text:p>
          </table:table-cell>
        </table:table-row>
        <table:table-row table:style-name="ro1">
          <table:table-cell office:value-type="float" office:value="106662" calcext:value-type="float">
            <text:p>106662</text:p>
          </table:table-cell>
          <table:table-cell office:value-type="float" office:value="135588" calcext:value-type="float">
            <text:p>135588</text:p>
          </table:table-cell>
        </table:table-row>
        <table:table-row table:style-name="ro1">
          <table:table-cell office:value-type="float" office:value="157928" calcext:value-type="float">
            <text:p>157928</text:p>
          </table:table-cell>
          <table:table-cell office:value-type="float" office:value="107240" calcext:value-type="float">
            <text:p>107240</text:p>
          </table:table-cell>
        </table:table-row>
        <table:table-row table:style-name="ro1">
          <table:table-cell office:value-type="float" office:value="140885" calcext:value-type="float">
            <text:p>140885</text:p>
          </table:table-cell>
          <table:table-cell office:value-type="float" office:value="99225" calcext:value-type="float">
            <text:p>99225</text:p>
          </table:table-cell>
        </table:table-row>
        <table:table-row table:style-name="ro1">
          <table:table-cell office:value-type="float" office:value="147399" calcext:value-type="float">
            <text:p>147399</text:p>
          </table:table-cell>
          <table:table-cell office:value-type="float" office:value="123181" calcext:value-type="float">
            <text:p>123181</text:p>
          </table:table-cell>
        </table:table-row>
        <table:table-row table:style-name="ro1">
          <table:table-cell office:value-type="float" office:value="139836" calcext:value-type="float">
            <text:p>139836</text:p>
          </table:table-cell>
          <table:table-cell office:value-type="float" office:value="111945" calcext:value-type="float">
            <text:p>111945</text:p>
          </table:table-cell>
        </table:table-row>
        <table:table-row table:style-name="ro1">
          <table:table-cell office:value-type="float" office:value="147284" calcext:value-type="float">
            <text:p>147284</text:p>
          </table:table-cell>
          <table:table-cell office:value-type="float" office:value="111162" calcext:value-type="float">
            <text:p>111162</text:p>
          </table:table-cell>
        </table:table-row>
        <table:table-row table:style-name="ro1">
          <table:table-cell office:value-type="float" office:value="159758" calcext:value-type="float">
            <text:p>159758</text:p>
          </table:table-cell>
          <table:table-cell office:value-type="float" office:value="120432" calcext:value-type="float">
            <text:p>120432</text:p>
          </table:table-cell>
        </table:table-row>
        <table:table-row table:style-name="ro1">
          <table:table-cell office:value-type="float" office:value="146077" calcext:value-type="float">
            <text:p>146077</text:p>
          </table:table-cell>
          <table:table-cell office:value-type="float" office:value="99401" calcext:value-type="float">
            <text:p>99401</text:p>
          </table:table-cell>
        </table:table-row>
        <table:table-row table:style-name="ro1">
          <table:table-cell office:value-type="float" office:value="156785" calcext:value-type="float">
            <text:p>156785</text:p>
          </table:table-cell>
          <table:table-cell office:value-type="float" office:value="115566" calcext:value-type="float">
            <text:p>115566</text:p>
          </table:table-cell>
        </table:table-row>
        <table:table-row table:style-name="ro1">
          <table:table-cell office:value-type="float" office:value="148975" calcext:value-type="float">
            <text:p>148975</text:p>
          </table:table-cell>
          <table:table-cell office:value-type="float" office:value="115139" calcext:value-type="float">
            <text:p>115139</text:p>
          </table:table-cell>
        </table:table-row>
        <table:table-row table:style-name="ro1">
          <table:table-cell office:value-type="float" office:value="144543" calcext:value-type="float">
            <text:p>144543</text:p>
          </table:table-cell>
          <table:table-cell office:value-type="float" office:value="124961" calcext:value-type="float">
            <text:p>124961</text:p>
          </table:table-cell>
        </table:table-row>
        <table:table-row table:style-name="ro1">
          <table:table-cell office:value-type="float" office:value="144964" calcext:value-type="float">
            <text:p>144964</text:p>
          </table:table-cell>
          <table:table-cell office:value-type="float" office:value="143525" calcext:value-type="float">
            <text:p>143525</text:p>
          </table:table-cell>
        </table:table-row>
        <table:table-row table:style-name="ro1">
          <table:table-cell office:value-type="float" office:value="152290" calcext:value-type="float">
            <text:p>152290</text:p>
          </table:table-cell>
          <table:table-cell office:value-type="float" office:value="140294" calcext:value-type="float">
            <text:p>140294</text:p>
          </table:table-cell>
        </table:table-row>
        <table:table-row table:style-name="ro1">
          <table:table-cell office:value-type="float" office:value="154802" calcext:value-type="float">
            <text:p>154802</text:p>
          </table:table-cell>
          <table:table-cell office:value-type="float" office:value="142688" calcext:value-type="float">
            <text:p>142688</text:p>
          </table:table-cell>
        </table:table-row>
        <table:table-row table:style-name="ro1">
          <table:table-cell office:value-type="float" office:value="145004" calcext:value-type="float">
            <text:p>145004</text:p>
          </table:table-cell>
          <table:table-cell office:value-type="float" office:value="143903" calcext:value-type="float">
            <text:p>143903</text:p>
          </table:table-cell>
        </table:table-row>
        <table:table-row table:style-name="ro1">
          <table:table-cell office:value-type="float" office:value="167093" calcext:value-type="float">
            <text:p>167093</text:p>
          </table:table-cell>
          <table:table-cell office:value-type="float" office:value="141948" calcext:value-type="float">
            <text:p>141948</text:p>
          </table:table-cell>
        </table:table-row>
        <table:table-row table:style-name="ro1">
          <table:table-cell office:value-type="float" office:value="142100" calcext:value-type="float">
            <text:p>142100</text:p>
          </table:table-cell>
          <table:table-cell office:value-type="float" office:value="162938" calcext:value-type="float">
            <text:p>162938</text:p>
          </table:table-cell>
        </table:table-row>
        <table:table-row table:style-name="ro1">
          <table:table-cell office:value-type="float" office:value="142071" calcext:value-type="float">
            <text:p>142071</text:p>
          </table:table-cell>
          <table:table-cell office:value-type="float" office:value="141989" calcext:value-type="float">
            <text:p>141989</text:p>
          </table:table-cell>
        </table:table-row>
        <table:table-row table:style-name="ro1">
          <table:table-cell office:value-type="float" office:value="151008" calcext:value-type="float">
            <text:p>151008</text:p>
          </table:table-cell>
          <table:table-cell office:value-type="float" office:value="142443" calcext:value-type="float">
            <text:p>142443</text:p>
          </table:table-cell>
        </table:table-row>
        <table:table-row table:style-name="ro1">
          <table:table-cell office:value-type="float" office:value="147600" calcext:value-type="float">
            <text:p>147600</text:p>
          </table:table-cell>
          <table:table-cell office:value-type="float" office:value="141725" calcext:value-type="float">
            <text:p>141725</text:p>
          </table:table-cell>
        </table:table-row>
        <table:table-row table:style-name="ro1">
          <table:table-cell office:value-type="float" office:value="142485" calcext:value-type="float">
            <text:p>142485</text:p>
          </table:table-cell>
          <table:table-cell office:value-type="float" office:value="150475" calcext:value-type="float">
            <text:p>150475</text:p>
          </table:table-cell>
        </table:table-row>
        <table:table-row table:style-name="ro1">
          <table:table-cell office:value-type="float" office:value="149776" calcext:value-type="float">
            <text:p>149776</text:p>
          </table:table-cell>
          <table:table-cell office:value-type="float" office:value="146492" calcext:value-type="float">
            <text:p>146492</text:p>
          </table:table-cell>
        </table:table-row>
        <table:table-row table:style-name="ro1">
          <table:table-cell office:value-type="float" office:value="145820" calcext:value-type="float">
            <text:p>145820</text:p>
          </table:table-cell>
          <table:table-cell office:value-type="float" office:value="144159" calcext:value-type="float">
            <text:p>144159</text:p>
          </table:table-cell>
        </table:table-row>
        <table:table-row table:style-name="ro1">
          <table:table-cell office:value-type="float" office:value="160851" calcext:value-type="float">
            <text:p>160851</text:p>
          </table:table-cell>
          <table:table-cell office:value-type="float" office:value="141135" calcext:value-type="float">
            <text:p>141135</text:p>
          </table:table-cell>
        </table:table-row>
        <table:table-row table:style-name="ro1">
          <table:table-cell office:value-type="float" office:value="165143" calcext:value-type="float">
            <text:p>165143</text:p>
          </table:table-cell>
          <table:table-cell office:value-type="float" office:value="144524" calcext:value-type="float">
            <text:p>144524</text:p>
          </table:table-cell>
        </table:table-row>
        <table:table-row table:style-name="ro1">
          <table:table-cell office:value-type="float" office:value="146763" calcext:value-type="float">
            <text:p>146763</text:p>
          </table:table-cell>
          <table:table-cell office:value-type="float" office:value="154199" calcext:value-type="float">
            <text:p>154199</text:p>
          </table:table-cell>
        </table:table-row>
        <table:table-row table:style-name="ro1">
          <table:table-cell office:value-type="float" office:value="153388" calcext:value-type="float">
            <text:p>153388</text:p>
          </table:table-cell>
          <table:table-cell office:value-type="float" office:value="145763" calcext:value-type="float">
            <text:p>145763</text:p>
          </table:table-cell>
        </table:table-row>
        <table:table-row table:style-name="ro1">
          <table:table-cell office:value-type="float" office:value="152134" calcext:value-type="float">
            <text:p>152134</text:p>
          </table:table-cell>
          <table:table-cell office:value-type="float" office:value="144721" calcext:value-type="float">
            <text:p>144721</text:p>
          </table:table-cell>
        </table:table-row>
        <table:table-row table:style-name="ro1">
          <table:table-cell office:value-type="float" office:value="152065" calcext:value-type="float">
            <text:p>152065</text:p>
          </table:table-cell>
          <table:table-cell office:value-type="float" office:value="145070" calcext:value-type="float">
            <text:p>145070</text:p>
          </table:table-cell>
        </table:table-row>
        <table:table-row table:style-name="ro1">
          <table:table-cell office:value-type="float" office:value="154731" calcext:value-type="float">
            <text:p>154731</text:p>
          </table:table-cell>
          <table:table-cell office:value-type="float" office:value="143816" calcext:value-type="float">
            <text:p>143816</text:p>
          </table:table-cell>
        </table:table-row>
        <table:table-row table:style-name="ro1">
          <table:table-cell office:value-type="float" office:value="153983" calcext:value-type="float">
            <text:p>153983</text:p>
          </table:table-cell>
          <table:table-cell office:value-type="float" office:value="139211" calcext:value-type="float">
            <text:p>139211</text:p>
          </table:table-cell>
        </table:table-row>
        <table:table-row table:style-name="ro1">
          <table:table-cell office:value-type="float" office:value="143583" calcext:value-type="float">
            <text:p>143583</text:p>
          </table:table-cell>
          <table:table-cell office:value-type="float" office:value="146653" calcext:value-type="float">
            <text:p>146653</text:p>
          </table:table-cell>
        </table:table-row>
        <table:table-row table:style-name="ro1">
          <table:table-cell office:value-type="float" office:value="142882" calcext:value-type="float">
            <text:p>142882</text:p>
          </table:table-cell>
          <table:table-cell office:value-type="float" office:value="142434" calcext:value-type="float">
            <text:p>142434</text:p>
          </table:table-cell>
        </table:table-row>
        <table:table-row table:style-name="ro1">
          <table:table-cell office:value-type="float" office:value="154134" calcext:value-type="float">
            <text:p>154134</text:p>
          </table:table-cell>
          <table:table-cell office:value-type="float" office:value="145091" calcext:value-type="float">
            <text:p>145091</text:p>
          </table:table-cell>
        </table:table-row>
        <table:table-row table:style-name="ro1">
          <table:table-cell office:value-type="float" office:value="158884" calcext:value-type="float">
            <text:p>158884</text:p>
          </table:table-cell>
          <table:table-cell office:value-type="float" office:value="148848" calcext:value-type="float">
            <text:p>148848</text:p>
          </table:table-cell>
        </table:table-row>
        <table:table-row table:style-name="ro1">
          <table:table-cell office:value-type="float" office:value="154166" calcext:value-type="float">
            <text:p>154166</text:p>
          </table:table-cell>
          <table:table-cell office:value-type="float" office:value="145294" calcext:value-type="float">
            <text:p>145294</text:p>
          </table:table-cell>
        </table:table-row>
        <table:table-row table:style-name="ro1">
          <table:table-cell office:value-type="float" office:value="143141" calcext:value-type="float">
            <text:p>143141</text:p>
          </table:table-cell>
          <table:table-cell office:value-type="float" office:value="144611" calcext:value-type="float">
            <text:p>144611</text:p>
          </table:table-cell>
        </table:table-row>
        <table:table-row table:style-name="ro1">
          <table:table-cell office:value-type="float" office:value="145198" calcext:value-type="float">
            <text:p>145198</text:p>
          </table:table-cell>
          <table:table-cell office:value-type="float" office:value="141055" calcext:value-type="float">
            <text:p>141055</text:p>
          </table:table-cell>
        </table:table-row>
        <table:table-row table:style-name="ro1">
          <table:table-cell office:value-type="float" office:value="152963" calcext:value-type="float">
            <text:p>152963</text:p>
          </table:table-cell>
          <table:table-cell office:value-type="float" office:value="142174" calcext:value-type="float">
            <text:p>142174</text:p>
          </table:table-cell>
        </table:table-row>
        <table:table-row table:style-name="ro1">
          <table:table-cell office:value-type="float" office:value="152531" calcext:value-type="float">
            <text:p>152531</text:p>
          </table:table-cell>
          <table:table-cell office:value-type="float" office:value="140478" calcext:value-type="float">
            <text:p>140478</text:p>
          </table:table-cell>
        </table:table-row>
        <table:table-row table:style-name="ro1">
          <table:table-cell office:value-type="float" office:value="155188" calcext:value-type="float">
            <text:p>155188</text:p>
          </table:table-cell>
          <table:table-cell office:value-type="float" office:value="140399" calcext:value-type="float">
            <text:p>140399</text:p>
          </table:table-cell>
        </table:table-row>
        <table:table-row table:style-name="ro1">
          <table:table-cell office:value-type="float" office:value="155978" calcext:value-type="float">
            <text:p>155978</text:p>
          </table:table-cell>
          <table:table-cell office:value-type="float" office:value="137496" calcext:value-type="float">
            <text:p>137496</text:p>
          </table:table-cell>
        </table:table-row>
        <table:table-row table:style-name="ro1">
          <table:table-cell office:value-type="float" office:value="154106" calcext:value-type="float">
            <text:p>154106</text:p>
          </table:table-cell>
          <table:table-cell office:value-type="float" office:value="139998" calcext:value-type="float">
            <text:p>139998</text:p>
          </table:table-cell>
        </table:table-row>
        <table:table-row table:style-name="ro1">
          <table:table-cell office:value-type="float" office:value="160097" calcext:value-type="float">
            <text:p>160097</text:p>
          </table:table-cell>
          <table:table-cell office:value-type="float" office:value="143235" calcext:value-type="float">
            <text:p>143235</text:p>
          </table:table-cell>
        </table:table-row>
        <table:table-row table:style-name="ro1">
          <table:table-cell office:value-type="float" office:value="165226" calcext:value-type="float">
            <text:p>165226</text:p>
          </table:table-cell>
          <table:table-cell office:value-type="float" office:value="141150" calcext:value-type="float">
            <text:p>141150</text:p>
          </table:table-cell>
        </table:table-row>
        <table:table-row table:style-name="ro1">
          <table:table-cell office:value-type="float" office:value="154624" calcext:value-type="float">
            <text:p>154624</text:p>
          </table:table-cell>
          <table:table-cell office:value-type="float" office:value="143558" calcext:value-type="float">
            <text:p>143558</text:p>
          </table:table-cell>
        </table:table-row>
        <table:table-row table:style-name="ro1">
          <table:table-cell office:value-type="float" office:value="151988" calcext:value-type="float">
            <text:p>151988</text:p>
          </table:table-cell>
          <table:table-cell office:value-type="float" office:value="140327" calcext:value-type="float">
            <text:p>140327</text:p>
          </table:table-cell>
        </table:table-row>
        <table:table-row table:style-name="ro1">
          <table:table-cell office:value-type="float" office:value="143091" calcext:value-type="float">
            <text:p>143091</text:p>
          </table:table-cell>
          <table:table-cell office:value-type="float" office:value="153782" calcext:value-type="float">
            <text:p>153782</text:p>
          </table:table-cell>
        </table:table-row>
        <table:table-row table:style-name="ro1">
          <table:table-cell office:value-type="float" office:value="149974" calcext:value-type="float">
            <text:p>149974</text:p>
          </table:table-cell>
          <table:table-cell office:value-type="float" office:value="141164" calcext:value-type="float">
            <text:p>141164</text:p>
          </table:table-cell>
        </table:table-row>
        <table:table-row table:style-name="ro1">
          <table:table-cell office:value-type="float" office:value="146130" calcext:value-type="float">
            <text:p>146130</text:p>
          </table:table-cell>
          <table:table-cell office:value-type="float" office:value="143524" calcext:value-type="float">
            <text:p>143524</text:p>
          </table:table-cell>
        </table:table-row>
        <table:table-row table:style-name="ro1">
          <table:table-cell office:value-type="float" office:value="149473" calcext:value-type="float">
            <text:p>149473</text:p>
          </table:table-cell>
          <table:table-cell office:value-type="float" office:value="150221" calcext:value-type="float">
            <text:p>150221</text:p>
          </table:table-cell>
        </table:table-row>
        <table:table-row table:style-name="ro1">
          <table:table-cell office:value-type="float" office:value="143000" calcext:value-type="float">
            <text:p>143000</text:p>
          </table:table-cell>
          <table:table-cell office:value-type="float" office:value="143399" calcext:value-type="float">
            <text:p>143399</text:p>
          </table:table-cell>
        </table:table-row>
        <table:table-row table:style-name="ro1">
          <table:table-cell office:value-type="float" office:value="149915" calcext:value-type="float">
            <text:p>149915</text:p>
          </table:table-cell>
          <table:table-cell office:value-type="float" office:value="149697" calcext:value-type="float">
            <text:p>149697</text:p>
          </table:table-cell>
        </table:table-row>
        <table:table-row table:style-name="ro1">
          <table:table-cell office:value-type="float" office:value="145655" calcext:value-type="float">
            <text:p>145655</text:p>
          </table:table-cell>
          <table:table-cell office:value-type="float" office:value="144950" calcext:value-type="float">
            <text:p>144950</text:p>
          </table:table-cell>
        </table:table-row>
        <table:table-row table:style-name="ro1">
          <table:table-cell office:value-type="float" office:value="161571" calcext:value-type="float">
            <text:p>161571</text:p>
          </table:table-cell>
          <table:table-cell office:value-type="float" office:value="142247" calcext:value-type="float">
            <text:p>142247</text:p>
          </table:table-cell>
        </table:table-row>
        <table:table-row table:style-name="ro1">
          <table:table-cell office:value-type="float" office:value="149970" calcext:value-type="float">
            <text:p>149970</text:p>
          </table:table-cell>
          <table:table-cell office:value-type="float" office:value="141600" calcext:value-type="float">
            <text:p>141600</text:p>
          </table:table-cell>
        </table:table-row>
        <table:table-row table:style-name="ro1">
          <table:table-cell office:value-type="float" office:value="157244" calcext:value-type="float">
            <text:p>157244</text:p>
          </table:table-cell>
          <table:table-cell office:value-type="float" office:value="141789" calcext:value-type="float">
            <text:p>141789</text:p>
          </table:table-cell>
        </table:table-row>
        <table:table-row table:style-name="ro1">
          <table:table-cell office:value-type="float" office:value="149947" calcext:value-type="float">
            <text:p>149947</text:p>
          </table:table-cell>
          <table:table-cell office:value-type="float" office:value="140342" calcext:value-type="float">
            <text:p>140342</text:p>
          </table:table-cell>
        </table:table-row>
        <table:table-row table:style-name="ro1">
          <table:table-cell office:value-type="float" office:value="154278" calcext:value-type="float">
            <text:p>154278</text:p>
          </table:table-cell>
          <table:table-cell office:value-type="float" office:value="141656" calcext:value-type="float">
            <text:p>141656</text:p>
          </table:table-cell>
        </table:table-row>
        <table:table-row table:style-name="ro1">
          <table:table-cell office:value-type="float" office:value="148020" calcext:value-type="float">
            <text:p>148020</text:p>
          </table:table-cell>
          <table:table-cell office:value-type="float" office:value="139569" calcext:value-type="float">
            <text:p>139569</text:p>
          </table:table-cell>
        </table:table-row>
        <table:table-row table:style-name="ro1">
          <table:table-cell office:value-type="float" office:value="149702" calcext:value-type="float">
            <text:p>149702</text:p>
          </table:table-cell>
          <table:table-cell office:value-type="float" office:value="148038" calcext:value-type="float">
            <text:p>148038</text:p>
          </table:table-cell>
        </table:table-row>
        <table:table-row table:style-name="ro1">
          <table:table-cell office:value-type="float" office:value="145479" calcext:value-type="float">
            <text:p>145479</text:p>
          </table:table-cell>
          <table:table-cell office:value-type="float" office:value="137712" calcext:value-type="float">
            <text:p>137712</text:p>
          </table:table-cell>
        </table:table-row>
        <table:table-row table:style-name="ro1">
          <table:table-cell office:value-type="float" office:value="153031" calcext:value-type="float">
            <text:p>153031</text:p>
          </table:table-cell>
          <table:table-cell office:value-type="float" office:value="140365" calcext:value-type="float">
            <text:p>140365</text:p>
          </table:table-cell>
        </table:table-row>
        <table:table-row table:style-name="ro1">
          <table:table-cell office:value-type="float" office:value="147732" calcext:value-type="float">
            <text:p>147732</text:p>
          </table:table-cell>
          <table:table-cell office:value-type="float" office:value="138721" calcext:value-type="float">
            <text:p>138721</text:p>
          </table:table-cell>
        </table:table-row>
        <table:table-row table:style-name="ro1">
          <table:table-cell office:value-type="float" office:value="149049" calcext:value-type="float">
            <text:p>149049</text:p>
          </table:table-cell>
          <table:table-cell office:value-type="float" office:value="147700" calcext:value-type="float">
            <text:p>147700</text:p>
          </table:table-cell>
        </table:table-row>
        <table:table-row table:style-name="ro1">
          <table:table-cell office:value-type="float" office:value="151595" calcext:value-type="float">
            <text:p>151595</text:p>
          </table:table-cell>
          <table:table-cell office:value-type="float" office:value="140433" calcext:value-type="float">
            <text:p>140433</text:p>
          </table:table-cell>
        </table:table-row>
        <table:table-row table:style-name="ro1">
          <table:table-cell office:value-type="float" office:value="146370" calcext:value-type="float">
            <text:p>146370</text:p>
          </table:table-cell>
          <table:table-cell office:value-type="float" office:value="144677" calcext:value-type="float">
            <text:p>144677</text:p>
          </table:table-cell>
        </table:table-row>
        <table:table-row table:style-name="ro1">
          <table:table-cell office:value-type="float" office:value="144832" calcext:value-type="float">
            <text:p>144832</text:p>
          </table:table-cell>
          <table:table-cell office:value-type="float" office:value="153435" calcext:value-type="float">
            <text:p>153435</text:p>
          </table:table-cell>
        </table:table-row>
        <table:table-row table:style-name="ro1">
          <table:table-cell office:value-type="float" office:value="148713" calcext:value-type="float">
            <text:p>148713</text:p>
          </table:table-cell>
          <table:table-cell office:value-type="float" office:value="144622" calcext:value-type="float">
            <text:p>144622</text:p>
          </table:table-cell>
        </table:table-row>
        <table:table-row table:style-name="ro1">
          <table:table-cell office:value-type="float" office:value="155163" calcext:value-type="float">
            <text:p>155163</text:p>
          </table:table-cell>
          <table:table-cell office:value-type="float" office:value="142562" calcext:value-type="float">
            <text:p>142562</text:p>
          </table:table-cell>
        </table:table-row>
        <table:table-row table:style-name="ro1">
          <table:table-cell office:value-type="float" office:value="159467" calcext:value-type="float">
            <text:p>159467</text:p>
          </table:table-cell>
          <table:table-cell office:value-type="float" office:value="139706" calcext:value-type="float">
            <text:p>139706</text:p>
          </table:table-cell>
        </table:table-row>
        <table:table-row table:style-name="ro1">
          <table:table-cell office:value-type="float" office:value="157767" calcext:value-type="float">
            <text:p>157767</text:p>
          </table:table-cell>
          <table:table-cell office:value-type="float" office:value="141941" calcext:value-type="float">
            <text:p>141941</text:p>
          </table:table-cell>
        </table:table-row>
        <table:table-row table:style-name="ro1">
          <table:table-cell office:value-type="float" office:value="145617" calcext:value-type="float">
            <text:p>145617</text:p>
          </table:table-cell>
          <table:table-cell office:value-type="float" office:value="144639" calcext:value-type="float">
            <text:p>144639</text:p>
          </table:table-cell>
        </table:table-row>
        <table:table-row table:style-name="ro1">
          <table:table-cell office:value-type="float" office:value="148959" calcext:value-type="float">
            <text:p>148959</text:p>
          </table:table-cell>
          <table:table-cell office:value-type="float" office:value="138988" calcext:value-type="float">
            <text:p>138988</text:p>
          </table:table-cell>
        </table:table-row>
        <table:table-row table:style-name="ro1">
          <table:table-cell office:value-type="float" office:value="154584" calcext:value-type="float">
            <text:p>154584</text:p>
          </table:table-cell>
          <table:table-cell office:value-type="float" office:value="142186" calcext:value-type="float">
            <text:p>142186</text:p>
          </table:table-cell>
        </table:table-row>
        <table:table-row table:style-name="ro1">
          <table:table-cell office:value-type="float" office:value="151583" calcext:value-type="float">
            <text:p>151583</text:p>
          </table:table-cell>
          <table:table-cell office:value-type="float" office:value="139480" calcext:value-type="float">
            <text:p>139480</text:p>
          </table:table-cell>
        </table:table-row>
        <table:table-row table:style-name="ro1">
          <table:table-cell office:value-type="float" office:value="156022" calcext:value-type="float">
            <text:p>156022</text:p>
          </table:table-cell>
          <table:table-cell office:value-type="float" office:value="140968" calcext:value-type="float">
            <text:p>140968</text:p>
          </table:table-cell>
        </table:table-row>
        <table:table-row table:style-name="ro1">
          <table:table-cell office:value-type="float" office:value="146923" calcext:value-type="float">
            <text:p>146923</text:p>
          </table:table-cell>
          <table:table-cell office:value-type="float" office:value="138262" calcext:value-type="float">
            <text:p>138262</text:p>
          </table:table-cell>
        </table:table-row>
        <table:table-row table:style-name="ro1">
          <table:table-cell office:value-type="float" office:value="154835" calcext:value-type="float">
            <text:p>154835</text:p>
          </table:table-cell>
          <table:table-cell office:value-type="float" office:value="141905" calcext:value-type="float">
            <text:p>141905</text:p>
          </table:table-cell>
        </table:table-row>
        <table:table-row table:style-name="ro1">
          <table:table-cell office:value-type="float" office:value="168657" calcext:value-type="float">
            <text:p>168657</text:p>
          </table:table-cell>
          <table:table-cell office:value-type="float" office:value="139660" calcext:value-type="float">
            <text:p>139660</text:p>
          </table:table-cell>
        </table:table-row>
        <table:table-row table:style-name="ro1">
          <table:table-cell office:value-type="float" office:value="144709" calcext:value-type="float">
            <text:p>144709</text:p>
          </table:table-cell>
          <table:table-cell office:value-type="float" office:value="143546" calcext:value-type="float">
            <text:p>143546</text:p>
          </table:table-cell>
        </table:table-row>
        <table:table-row table:style-name="ro1">
          <table:table-cell office:value-type="float" office:value="147288" calcext:value-type="float">
            <text:p>147288</text:p>
          </table:table-cell>
          <table:table-cell office:value-type="float" office:value="137235" calcext:value-type="float">
            <text:p>137235</text:p>
          </table:table-cell>
        </table:table-row>
        <table:table-row table:style-name="ro1">
          <table:table-cell office:value-type="float" office:value="167506" calcext:value-type="float">
            <text:p>167506</text:p>
          </table:table-cell>
          <table:table-cell office:value-type="float" office:value="140709" calcext:value-type="float">
            <text:p>140709</text:p>
          </table:table-cell>
        </table:table-row>
        <table:table-row table:style-name="ro1">
          <table:table-cell office:value-type="float" office:value="169937" calcext:value-type="float">
            <text:p>169937</text:p>
          </table:table-cell>
          <table:table-cell office:value-type="float" office:value="149326" calcext:value-type="float">
            <text:p>149326</text:p>
          </table:table-cell>
        </table:table-row>
        <table:table-row table:style-name="ro1">
          <table:table-cell office:value-type="float" office:value="160352" calcext:value-type="float">
            <text:p>160352</text:p>
          </table:table-cell>
          <table:table-cell office:value-type="float" office:value="146179" calcext:value-type="float">
            <text:p>146179</text:p>
          </table:table-cell>
        </table:table-row>
        <table:table-row table:style-name="ro1">
          <table:table-cell office:value-type="float" office:value="161230" calcext:value-type="float">
            <text:p>161230</text:p>
          </table:table-cell>
          <table:table-cell office:value-type="float" office:value="140334" calcext:value-type="float">
            <text:p>140334</text:p>
          </table:table-cell>
        </table:table-row>
        <table:table-row table:style-name="ro1">
          <table:table-cell office:value-type="float" office:value="164443" calcext:value-type="float">
            <text:p>164443</text:p>
          </table:table-cell>
          <table:table-cell office:value-type="float" office:value="140126" calcext:value-type="float">
            <text:p>140126</text:p>
          </table:table-cell>
        </table:table-row>
        <table:table-row table:style-name="ro1">
          <table:table-cell office:value-type="float" office:value="148372" calcext:value-type="float">
            <text:p>148372</text:p>
          </table:table-cell>
          <table:table-cell office:value-type="float" office:value="141576" calcext:value-type="float">
            <text:p>141576</text:p>
          </table:table-cell>
        </table:table-row>
        <table:table-row table:style-name="ro1">
          <table:table-cell office:value-type="float" office:value="157053" calcext:value-type="float">
            <text:p>157053</text:p>
          </table:table-cell>
          <table:table-cell office:value-type="float" office:value="144862" calcext:value-type="float">
            <text:p>144862</text:p>
          </table:table-cell>
        </table:table-row>
        <table:table-row table:style-name="ro1">
          <table:table-cell office:value-type="float" office:value="148539" calcext:value-type="float">
            <text:p>148539</text:p>
          </table:table-cell>
          <table:table-cell office:value-type="float" office:value="142538" calcext:value-type="float">
            <text:p>142538</text:p>
          </table:table-cell>
        </table:table-row>
        <table:table-row table:style-name="ro1">
          <table:table-cell office:value-type="float" office:value="148839" calcext:value-type="float">
            <text:p>148839</text:p>
          </table:table-cell>
          <table:table-cell office:value-type="float" office:value="146595" calcext:value-type="float">
            <text:p>146595</text:p>
          </table:table-cell>
        </table:table-row>
        <table:table-row table:style-name="ro1">
          <table:table-cell office:value-type="float" office:value="149064" calcext:value-type="float">
            <text:p>149064</text:p>
          </table:table-cell>
          <table:table-cell office:value-type="float" office:value="136649" calcext:value-type="float">
            <text:p>136649</text:p>
          </table:table-cell>
        </table:table-row>
        <table:table-row table:style-name="ro1">
          <table:table-cell office:value-type="float" office:value="151703" calcext:value-type="float">
            <text:p>151703</text:p>
          </table:table-cell>
          <table:table-cell office:value-type="float" office:value="142532" calcext:value-type="float">
            <text:p>142532</text:p>
          </table:table-cell>
        </table:table-row>
        <table:table-row table:style-name="ro1">
          <table:table-cell office:value-type="float" office:value="146692" calcext:value-type="float">
            <text:p>146692</text:p>
          </table:table-cell>
          <table:table-cell office:value-type="float" office:value="142649" calcext:value-type="float">
            <text:p>142649</text:p>
          </table:table-cell>
        </table:table-row>
        <table:table-row table:style-name="ro1">
          <table:table-cell office:value-type="float" office:value="154485" calcext:value-type="float">
            <text:p>154485</text:p>
          </table:table-cell>
          <table:table-cell office:value-type="float" office:value="138821" calcext:value-type="float">
            <text:p>138821</text:p>
          </table:table-cell>
        </table:table-row>
        <table:table-row table:style-name="ro1">
          <table:table-cell office:value-type="float" office:value="157320" calcext:value-type="float">
            <text:p>157320</text:p>
          </table:table-cell>
          <table:table-cell office:value-type="float" office:value="137767" calcext:value-type="float">
            <text:p>137767</text:p>
          </table:table-cell>
        </table:table-row>
        <table:table-row table:style-name="ro1">
          <table:table-cell office:value-type="float" office:value="152606" calcext:value-type="float">
            <text:p>152606</text:p>
          </table:table-cell>
          <table:table-cell office:value-type="float" office:value="145255" calcext:value-type="float">
            <text:p>145255</text:p>
          </table:table-cell>
        </table:table-row>
        <table:table-row table:style-name="ro1">
          <table:table-cell office:value-type="float" office:value="161264" calcext:value-type="float">
            <text:p>161264</text:p>
          </table:table-cell>
          <table:table-cell office:value-type="float" office:value="145232" calcext:value-type="float">
            <text:p>145232</text:p>
          </table:table-cell>
        </table:table-row>
        <table:table-row table:style-name="ro1">
          <table:table-cell office:value-type="float" office:value="156531" calcext:value-type="float">
            <text:p>156531</text:p>
          </table:table-cell>
          <table:table-cell office:value-type="float" office:value="146637" calcext:value-type="float">
            <text:p>146637</text:p>
          </table:table-cell>
        </table:table-row>
        <table:table-row table:style-name="ro1">
          <table:table-cell office:value-type="float" office:value="174581" calcext:value-type="float">
            <text:p>174581</text:p>
          </table:table-cell>
          <table:table-cell office:value-type="float" office:value="144538" calcext:value-type="float">
            <text:p>144538</text:p>
          </table:table-cell>
        </table:table-row>
        <table:table-row table:style-name="ro1">
          <table:table-cell office:value-type="float" office:value="147202" calcext:value-type="float">
            <text:p>147202</text:p>
          </table:table-cell>
          <table:table-cell office:value-type="float" office:value="142360" calcext:value-type="float">
            <text:p>142360</text:p>
          </table:table-cell>
        </table:table-row>
        <table:table-row table:style-name="ro1">
          <table:table-cell office:value-type="float" office:value="154784" calcext:value-type="float">
            <text:p>154784</text:p>
          </table:table-cell>
          <table:table-cell office:value-type="float" office:value="137502" calcext:value-type="float">
            <text:p>137502</text:p>
          </table:table-cell>
        </table:table-row>
        <table:table-row table:style-name="ro1">
          <table:table-cell office:value-type="float" office:value="149318" calcext:value-type="float">
            <text:p>149318</text:p>
          </table:table-cell>
          <table:table-cell office:value-type="float" office:value="145859" calcext:value-type="float">
            <text:p>145859</text:p>
          </table:table-cell>
        </table:table-row>
        <table:table-row table:style-name="ro1">
          <table:table-cell office:value-type="float" office:value="147880" calcext:value-type="float">
            <text:p>147880</text:p>
          </table:table-cell>
          <table:table-cell office:value-type="float" office:value="145747" calcext:value-type="float">
            <text:p>145747</text:p>
          </table:table-cell>
        </table:table-row>
        <table:table-row table:style-name="ro1">
          <table:table-cell office:value-type="float" office:value="141791" calcext:value-type="float">
            <text:p>141791</text:p>
          </table:table-cell>
          <table:table-cell office:value-type="float" office:value="145036" calcext:value-type="float">
            <text:p>145036</text:p>
          </table:table-cell>
        </table:table-row>
        <table:table-row table:style-name="ro1">
          <table:table-cell office:value-type="float" office:value="149621" calcext:value-type="float">
            <text:p>149621</text:p>
          </table:table-cell>
          <table:table-cell office:value-type="float" office:value="142589" calcext:value-type="float">
            <text:p>142589</text:p>
          </table:table-cell>
        </table:table-row>
        <table:table-row table:style-name="ro1">
          <table:table-cell office:value-type="float" office:value="165150" calcext:value-type="float">
            <text:p>165150</text:p>
          </table:table-cell>
          <table:table-cell office:value-type="float" office:value="140369" calcext:value-type="float">
            <text:p>140369</text:p>
          </table:table-cell>
        </table:table-row>
        <table:table-row table:style-name="ro1">
          <table:table-cell office:value-type="float" office:value="152219" calcext:value-type="float">
            <text:p>152219</text:p>
          </table:table-cell>
          <table:table-cell office:value-type="float" office:value="140010" calcext:value-type="float">
            <text:p>140010</text:p>
          </table:table-cell>
        </table:table-row>
        <table:table-row table:style-name="ro1">
          <table:table-cell office:value-type="float" office:value="152964" calcext:value-type="float">
            <text:p>152964</text:p>
          </table:table-cell>
          <table:table-cell office:value-type="float" office:value="142691" calcext:value-type="float">
            <text:p>142691</text:p>
          </table:table-cell>
        </table:table-row>
        <table:table-row table:style-name="ro1">
          <table:table-cell office:value-type="float" office:value="151047" calcext:value-type="float">
            <text:p>151047</text:p>
          </table:table-cell>
          <table:table-cell office:value-type="float" office:value="143111" calcext:value-type="float">
            <text:p>143111</text:p>
          </table:table-cell>
        </table:table-row>
        <table:table-row table:style-name="ro1">
          <table:table-cell office:value-type="float" office:value="153547" calcext:value-type="float">
            <text:p>153547</text:p>
          </table:table-cell>
          <table:table-cell office:value-type="float" office:value="139665" calcext:value-type="float">
            <text:p>139665</text:p>
          </table:table-cell>
        </table:table-row>
        <table:table-row table:style-name="ro1">
          <table:table-cell office:value-type="float" office:value="147267" calcext:value-type="float">
            <text:p>147267</text:p>
          </table:table-cell>
          <table:table-cell office:value-type="float" office:value="146850" calcext:value-type="float">
            <text:p>146850</text:p>
          </table:table-cell>
        </table:table-row>
        <table:table-row table:style-name="ro1">
          <table:table-cell office:value-type="float" office:value="154994" calcext:value-type="float">
            <text:p>154994</text:p>
          </table:table-cell>
          <table:table-cell office:value-type="float" office:value="148677" calcext:value-type="float">
            <text:p>148677</text:p>
          </table:table-cell>
        </table:table-row>
        <table:table-row table:style-name="ro1">
          <table:table-cell office:value-type="float" office:value="161793" calcext:value-type="float">
            <text:p>161793</text:p>
          </table:table-cell>
          <table:table-cell office:value-type="float" office:value="147268" calcext:value-type="float">
            <text:p>147268</text:p>
          </table:table-cell>
        </table:table-row>
        <table:table-row table:style-name="ro1">
          <table:table-cell office:value-type="float" office:value="147390" calcext:value-type="float">
            <text:p>147390</text:p>
          </table:table-cell>
          <table:table-cell office:value-type="float" office:value="152802" calcext:value-type="float">
            <text:p>152802</text:p>
          </table:table-cell>
        </table:table-row>
        <table:table-row table:style-name="ro1">
          <table:table-cell office:value-type="float" office:value="164219" calcext:value-type="float">
            <text:p>164219</text:p>
          </table:table-cell>
          <table:table-cell office:value-type="float" office:value="139445" calcext:value-type="float">
            <text:p>139445</text:p>
          </table:table-cell>
        </table:table-row>
        <table:table-row table:style-name="ro1">
          <table:table-cell office:value-type="float" office:value="169193" calcext:value-type="float">
            <text:p>169193</text:p>
          </table:table-cell>
          <table:table-cell office:value-type="float" office:value="142194" calcext:value-type="float">
            <text:p>142194</text:p>
          </table:table-cell>
        </table:table-row>
        <table:table-row table:style-name="ro1">
          <table:table-cell office:value-type="float" office:value="151641" calcext:value-type="float">
            <text:p>151641</text:p>
          </table:table-cell>
          <table:table-cell office:value-type="float" office:value="140634" calcext:value-type="float">
            <text:p>140634</text:p>
          </table:table-cell>
        </table:table-row>
        <table:table-row table:style-name="ro1">
          <table:table-cell office:value-type="float" office:value="150278" calcext:value-type="float">
            <text:p>150278</text:p>
          </table:table-cell>
          <table:table-cell office:value-type="float" office:value="137463" calcext:value-type="float">
            <text:p>137463</text:p>
          </table:table-cell>
        </table:table-row>
        <table:table-row table:style-name="ro1">
          <table:table-cell office:value-type="float" office:value="150484" calcext:value-type="float">
            <text:p>150484</text:p>
          </table:table-cell>
          <table:table-cell office:value-type="float" office:value="139025" calcext:value-type="float">
            <text:p>139025</text:p>
          </table:table-cell>
        </table:table-row>
        <table:table-row table:style-name="ro1">
          <table:table-cell office:value-type="float" office:value="168069" calcext:value-type="float">
            <text:p>168069</text:p>
          </table:table-cell>
          <table:table-cell office:value-type="float" office:value="146778" calcext:value-type="float">
            <text:p>146778</text:p>
          </table:table-cell>
        </table:table-row>
        <table:table-row table:style-name="ro1">
          <table:table-cell office:value-type="float" office:value="154477" calcext:value-type="float">
            <text:p>154477</text:p>
          </table:table-cell>
          <table:table-cell office:value-type="float" office:value="141319" calcext:value-type="float">
            <text:p>141319</text:p>
          </table:table-cell>
        </table:table-row>
        <table:table-row table:style-name="ro1">
          <table:table-cell office:value-type="float" office:value="154293" calcext:value-type="float">
            <text:p>154293</text:p>
          </table:table-cell>
          <table:table-cell office:value-type="float" office:value="144310" calcext:value-type="float">
            <text:p>144310</text:p>
          </table:table-cell>
        </table:table-row>
        <table:table-row table:style-name="ro1">
          <table:table-cell office:value-type="float" office:value="150457" calcext:value-type="float">
            <text:p>150457</text:p>
          </table:table-cell>
          <table:table-cell office:value-type="float" office:value="141309" calcext:value-type="float">
            <text:p>141309</text:p>
          </table:table-cell>
        </table:table-row>
        <table:table-row table:style-name="ro1">
          <table:table-cell office:value-type="float" office:value="154598" calcext:value-type="float">
            <text:p>154598</text:p>
          </table:table-cell>
          <table:table-cell office:value-type="float" office:value="142884" calcext:value-type="float">
            <text:p>142884</text:p>
          </table:table-cell>
        </table:table-row>
        <table:table-row table:style-name="ro1">
          <table:table-cell office:value-type="float" office:value="154819" calcext:value-type="float">
            <text:p>154819</text:p>
          </table:table-cell>
          <table:table-cell office:value-type="float" office:value="143843" calcext:value-type="float">
            <text:p>143843</text:p>
          </table:table-cell>
        </table:table-row>
        <table:table-row table:style-name="ro1">
          <table:table-cell office:value-type="float" office:value="148886" calcext:value-type="float">
            <text:p>148886</text:p>
          </table:table-cell>
          <table:table-cell office:value-type="float" office:value="145950" calcext:value-type="float">
            <text:p>145950</text:p>
          </table:table-cell>
        </table:table-row>
        <table:table-row table:style-name="ro1">
          <table:table-cell office:value-type="float" office:value="152345" calcext:value-type="float">
            <text:p>152345</text:p>
          </table:table-cell>
          <table:table-cell office:value-type="float" office:value="140598" calcext:value-type="float">
            <text:p>140598</text:p>
          </table:table-cell>
        </table:table-row>
        <table:table-row table:style-name="ro1">
          <table:table-cell office:value-type="float" office:value="151340" calcext:value-type="float">
            <text:p>151340</text:p>
          </table:table-cell>
          <table:table-cell office:value-type="float" office:value="148784" calcext:value-type="float">
            <text:p>148784</text:p>
          </table:table-cell>
        </table:table-row>
        <table:table-row table:style-name="ro1">
          <table:table-cell office:value-type="float" office:value="151278" calcext:value-type="float">
            <text:p>151278</text:p>
          </table:table-cell>
          <table:table-cell office:value-type="float" office:value="143896" calcext:value-type="float">
            <text:p>143896</text:p>
          </table:table-cell>
        </table:table-row>
        <table:table-row table:style-name="ro1">
          <table:table-cell office:value-type="float" office:value="154091" calcext:value-type="float">
            <text:p>154091</text:p>
          </table:table-cell>
          <table:table-cell office:value-type="float" office:value="142402" calcext:value-type="float">
            <text:p>142402</text:p>
          </table:table-cell>
        </table:table-row>
        <table:table-row table:style-name="ro1">
          <table:table-cell office:value-type="float" office:value="145516" calcext:value-type="float">
            <text:p>145516</text:p>
          </table:table-cell>
          <table:table-cell office:value-type="float" office:value="140557" calcext:value-type="float">
            <text:p>140557</text:p>
          </table:table-cell>
        </table:table-row>
        <table:table-row table:style-name="ro1">
          <table:table-cell office:value-type="float" office:value="144174" calcext:value-type="float">
            <text:p>144174</text:p>
          </table:table-cell>
          <table:table-cell office:value-type="float" office:value="144799" calcext:value-type="float">
            <text:p>144799</text:p>
          </table:table-cell>
        </table:table-row>
        <table:table-row table:style-name="ro1">
          <table:table-cell office:value-type="float" office:value="160767" calcext:value-type="float">
            <text:p>160767</text:p>
          </table:table-cell>
          <table:table-cell office:value-type="float" office:value="144905" calcext:value-type="float">
            <text:p>144905</text:p>
          </table:table-cell>
        </table:table-row>
        <table:table-row table:style-name="ro1">
          <table:table-cell office:value-type="float" office:value="160230" calcext:value-type="float">
            <text:p>160230</text:p>
          </table:table-cell>
          <table:table-cell office:value-type="float" office:value="143641" calcext:value-type="float">
            <text:p>143641</text:p>
          </table:table-cell>
        </table:table-row>
        <table:table-row table:style-name="ro1">
          <table:table-cell office:value-type="float" office:value="166024" calcext:value-type="float">
            <text:p>166024</text:p>
          </table:table-cell>
          <table:table-cell office:value-type="float" office:value="145280" calcext:value-type="float">
            <text:p>145280</text:p>
          </table:table-cell>
        </table:table-row>
        <table:table-row table:style-name="ro1">
          <table:table-cell office:value-type="float" office:value="156041" calcext:value-type="float">
            <text:p>156041</text:p>
          </table:table-cell>
          <table:table-cell office:value-type="float" office:value="143078" calcext:value-type="float">
            <text:p>143078</text:p>
          </table:table-cell>
        </table:table-row>
        <table:table-row table:style-name="ro1">
          <table:table-cell office:value-type="float" office:value="151095" calcext:value-type="float">
            <text:p>151095</text:p>
          </table:table-cell>
          <table:table-cell office:value-type="float" office:value="155986" calcext:value-type="float">
            <text:p>155986</text:p>
          </table:table-cell>
        </table:table-row>
        <table:table-row table:style-name="ro1">
          <table:table-cell office:value-type="float" office:value="150106" calcext:value-type="float">
            <text:p>150106</text:p>
          </table:table-cell>
          <table:table-cell office:value-type="float" office:value="146960" calcext:value-type="float">
            <text:p>146960</text:p>
          </table:table-cell>
        </table:table-row>
        <table:table-row table:style-name="ro1">
          <table:table-cell office:value-type="float" office:value="150385" calcext:value-type="float">
            <text:p>150385</text:p>
          </table:table-cell>
          <table:table-cell office:value-type="float" office:value="143110" calcext:value-type="float">
            <text:p>143110</text:p>
          </table:table-cell>
        </table:table-row>
        <table:table-row table:style-name="ro1">
          <table:table-cell office:value-type="float" office:value="159456" calcext:value-type="float">
            <text:p>159456</text:p>
          </table:table-cell>
          <table:table-cell office:value-type="float" office:value="146868" calcext:value-type="float">
            <text:p>146868</text:p>
          </table:table-cell>
        </table:table-row>
        <table:table-row table:style-name="ro1">
          <table:table-cell office:value-type="float" office:value="156309" calcext:value-type="float">
            <text:p>156309</text:p>
          </table:table-cell>
          <table:table-cell office:value-type="float" office:value="142485" calcext:value-type="float">
            <text:p>142485</text:p>
          </table:table-cell>
        </table:table-row>
        <table:table-row table:style-name="ro1">
          <table:table-cell office:value-type="float" office:value="150556" calcext:value-type="float">
            <text:p>150556</text:p>
          </table:table-cell>
          <table:table-cell office:value-type="float" office:value="142319" calcext:value-type="float">
            <text:p>142319</text:p>
          </table:table-cell>
        </table:table-row>
        <table:table-row table:style-name="ro1">
          <table:table-cell office:value-type="float" office:value="166022" calcext:value-type="float">
            <text:p>166022</text:p>
          </table:table-cell>
          <table:table-cell office:value-type="float" office:value="147984" calcext:value-type="float">
            <text:p>147984</text:p>
          </table:table-cell>
        </table:table-row>
        <table:table-row table:style-name="ro1">
          <table:table-cell office:value-type="float" office:value="149152" calcext:value-type="float">
            <text:p>149152</text:p>
          </table:table-cell>
          <table:table-cell office:value-type="float" office:value="141776" calcext:value-type="float">
            <text:p>141776</text:p>
          </table:table-cell>
        </table:table-row>
        <table:table-row table:style-name="ro1">
          <table:table-cell office:value-type="float" office:value="154320" calcext:value-type="float">
            <text:p>154320</text:p>
          </table:table-cell>
          <table:table-cell office:value-type="float" office:value="144503" calcext:value-type="float">
            <text:p>144503</text:p>
          </table:table-cell>
        </table:table-row>
        <table:table-row table:style-name="ro1">
          <table:table-cell office:value-type="float" office:value="160072" calcext:value-type="float">
            <text:p>160072</text:p>
          </table:table-cell>
          <table:table-cell office:value-type="float" office:value="150626" calcext:value-type="float">
            <text:p>150626</text:p>
          </table:table-cell>
        </table:table-row>
        <table:table-row table:style-name="ro1">
          <table:table-cell office:value-type="float" office:value="170287" calcext:value-type="float">
            <text:p>170287</text:p>
          </table:table-cell>
          <table:table-cell office:value-type="float" office:value="142559" calcext:value-type="float">
            <text:p>142559</text:p>
          </table:table-cell>
        </table:table-row>
        <table:table-row table:style-name="ro1">
          <table:table-cell office:value-type="float" office:value="156232" calcext:value-type="float">
            <text:p>156232</text:p>
          </table:table-cell>
          <table:table-cell office:value-type="float" office:value="135959" calcext:value-type="float">
            <text:p>135959</text:p>
          </table:table-cell>
        </table:table-row>
        <table:table-row table:style-name="ro1">
          <table:table-cell office:value-type="float" office:value="148184" calcext:value-type="float">
            <text:p>148184</text:p>
          </table:table-cell>
          <table:table-cell office:value-type="float" office:value="145081" calcext:value-type="float">
            <text:p>145081</text:p>
          </table:table-cell>
        </table:table-row>
        <table:table-row table:style-name="ro1">
          <table:table-cell office:value-type="float" office:value="149188" calcext:value-type="float">
            <text:p>149188</text:p>
          </table:table-cell>
          <table:table-cell office:value-type="float" office:value="137678" calcext:value-type="float">
            <text:p>137678</text:p>
          </table:table-cell>
        </table:table-row>
        <table:table-row table:style-name="ro1">
          <table:table-cell office:value-type="float" office:value="148406" calcext:value-type="float">
            <text:p>148406</text:p>
          </table:table-cell>
          <table:table-cell office:value-type="float" office:value="144009" calcext:value-type="float">
            <text:p>144009</text:p>
          </table:table-cell>
        </table:table-row>
        <table:table-row table:style-name="ro1">
          <table:table-cell office:value-type="float" office:value="150254" calcext:value-type="float">
            <text:p>150254</text:p>
          </table:table-cell>
          <table:table-cell office:value-type="float" office:value="137756" calcext:value-type="float">
            <text:p>137756</text:p>
          </table:table-cell>
        </table:table-row>
        <table:table-row table:style-name="ro1">
          <table:table-cell office:value-type="float" office:value="145984" calcext:value-type="float">
            <text:p>145984</text:p>
          </table:table-cell>
          <table:table-cell office:value-type="float" office:value="141642" calcext:value-type="float">
            <text:p>141642</text:p>
          </table:table-cell>
        </table:table-row>
        <table:table-row table:style-name="ro1">
          <table:table-cell office:value-type="float" office:value="149902" calcext:value-type="float">
            <text:p>149902</text:p>
          </table:table-cell>
          <table:table-cell office:value-type="float" office:value="143005" calcext:value-type="float">
            <text:p>143005</text:p>
          </table:table-cell>
        </table:table-row>
        <table:table-row table:style-name="ro1">
          <table:table-cell office:value-type="float" office:value="155953" calcext:value-type="float">
            <text:p>155953</text:p>
          </table:table-cell>
          <table:table-cell office:value-type="float" office:value="142334" calcext:value-type="float">
            <text:p>142334</text:p>
          </table:table-cell>
        </table:table-row>
        <table:table-row table:style-name="ro1">
          <table:table-cell office:value-type="float" office:value="155660" calcext:value-type="float">
            <text:p>155660</text:p>
          </table:table-cell>
          <table:table-cell office:value-type="float" office:value="143974" calcext:value-type="float">
            <text:p>143974</text:p>
          </table:table-cell>
        </table:table-row>
        <table:table-row table:style-name="ro1">
          <table:table-cell office:value-type="float" office:value="157034" calcext:value-type="float">
            <text:p>157034</text:p>
          </table:table-cell>
          <table:table-cell office:value-type="float" office:value="139074" calcext:value-type="float">
            <text:p>139074</text:p>
          </table:table-cell>
        </table:table-row>
        <table:table-row table:style-name="ro1">
          <table:table-cell office:value-type="float" office:value="160337" calcext:value-type="float">
            <text:p>160337</text:p>
          </table:table-cell>
          <table:table-cell office:value-type="float" office:value="139362" calcext:value-type="float">
            <text:p>139362</text:p>
          </table:table-cell>
        </table:table-row>
        <table:table-row table:style-name="ro1">
          <table:table-cell office:value-type="float" office:value="150491" calcext:value-type="float">
            <text:p>150491</text:p>
          </table:table-cell>
          <table:table-cell office:value-type="float" office:value="139129" calcext:value-type="float">
            <text:p>139129</text:p>
          </table:table-cell>
        </table:table-row>
        <table:table-row table:style-name="ro1">
          <table:table-cell office:value-type="float" office:value="154183" calcext:value-type="float">
            <text:p>154183</text:p>
          </table:table-cell>
          <table:table-cell office:value-type="float" office:value="136977" calcext:value-type="float">
            <text:p>136977</text:p>
          </table:table-cell>
        </table:table-row>
        <table:table-row table:style-name="ro1">
          <table:table-cell office:value-type="float" office:value="154016" calcext:value-type="float">
            <text:p>154016</text:p>
          </table:table-cell>
          <table:table-cell office:value-type="float" office:value="140433" calcext:value-type="float">
            <text:p>140433</text:p>
          </table:table-cell>
        </table:table-row>
        <table:table-row table:style-name="ro1">
          <table:table-cell office:value-type="float" office:value="159090" calcext:value-type="float">
            <text:p>159090</text:p>
          </table:table-cell>
          <table:table-cell office:value-type="float" office:value="140542" calcext:value-type="float">
            <text:p>140542</text:p>
          </table:table-cell>
        </table:table-row>
        <table:table-row table:style-name="ro1">
          <table:table-cell office:value-type="float" office:value="148849" calcext:value-type="float">
            <text:p>148849</text:p>
          </table:table-cell>
          <table:table-cell office:value-type="float" office:value="140345" calcext:value-type="float">
            <text:p>140345</text:p>
          </table:table-cell>
        </table:table-row>
        <table:table-row table:style-name="ro1">
          <table:table-cell office:value-type="float" office:value="152156" calcext:value-type="float">
            <text:p>152156</text:p>
          </table:table-cell>
          <table:table-cell office:value-type="float" office:value="141628" calcext:value-type="float">
            <text:p>141628</text:p>
          </table:table-cell>
        </table:table-row>
        <table:table-row table:style-name="ro1">
          <table:table-cell office:value-type="float" office:value="150438" calcext:value-type="float">
            <text:p>150438</text:p>
          </table:table-cell>
          <table:table-cell office:value-type="float" office:value="143966" calcext:value-type="float">
            <text:p>143966</text:p>
          </table:table-cell>
        </table:table-row>
        <table:table-row table:style-name="ro1">
          <table:table-cell office:value-type="float" office:value="150891" calcext:value-type="float">
            <text:p>150891</text:p>
          </table:table-cell>
          <table:table-cell office:value-type="float" office:value="141928" calcext:value-type="float">
            <text:p>141928</text:p>
          </table:table-cell>
        </table:table-row>
        <table:table-row table:style-name="ro1">
          <table:table-cell office:value-type="float" office:value="146934" calcext:value-type="float">
            <text:p>146934</text:p>
          </table:table-cell>
          <table:table-cell office:value-type="float" office:value="142247" calcext:value-type="float">
            <text:p>142247</text:p>
          </table:table-cell>
        </table:table-row>
        <table:table-row table:style-name="ro1">
          <table:table-cell office:value-type="float" office:value="160391" calcext:value-type="float">
            <text:p>160391</text:p>
          </table:table-cell>
          <table:table-cell office:value-type="float" office:value="138012" calcext:value-type="float">
            <text:p>138012</text:p>
          </table:table-cell>
        </table:table-row>
        <table:table-row table:style-name="ro1">
          <table:table-cell office:value-type="float" office:value="153438" calcext:value-type="float">
            <text:p>153438</text:p>
          </table:table-cell>
          <table:table-cell office:value-type="float" office:value="136391" calcext:value-type="float">
            <text:p>136391</text:p>
          </table:table-cell>
        </table:table-row>
        <table:table-row table:style-name="ro1">
          <table:table-cell office:value-type="float" office:value="158713" calcext:value-type="float">
            <text:p>158713</text:p>
          </table:table-cell>
          <table:table-cell office:value-type="float" office:value="137570" calcext:value-type="float">
            <text:p>137570</text:p>
          </table:table-cell>
        </table:table-row>
        <table:table-row table:style-name="ro1">
          <table:table-cell office:value-type="float" office:value="147975" calcext:value-type="float">
            <text:p>147975</text:p>
          </table:table-cell>
          <table:table-cell office:value-type="float" office:value="138217" calcext:value-type="float">
            <text:p>138217</text:p>
          </table:table-cell>
        </table:table-row>
        <table:table-row table:style-name="ro1">
          <table:table-cell office:value-type="float" office:value="148657" calcext:value-type="float">
            <text:p>148657</text:p>
          </table:table-cell>
          <table:table-cell office:value-type="float" office:value="137820" calcext:value-type="float">
            <text:p>137820</text:p>
          </table:table-cell>
        </table:table-row>
        <table:table-row table:style-name="ro1">
          <table:table-cell office:value-type="float" office:value="151579" calcext:value-type="float">
            <text:p>151579</text:p>
          </table:table-cell>
          <table:table-cell office:value-type="float" office:value="139422" calcext:value-type="float">
            <text:p>139422</text:p>
          </table:table-cell>
        </table:table-row>
        <table:table-row table:style-name="ro1">
          <table:table-cell office:value-type="float" office:value="157246" calcext:value-type="float">
            <text:p>157246</text:p>
          </table:table-cell>
          <table:table-cell office:value-type="float" office:value="140334" calcext:value-type="float">
            <text:p>140334</text:p>
          </table:table-cell>
        </table:table-row>
        <table:table-row table:style-name="ro1">
          <table:table-cell office:value-type="float" office:value="151756" calcext:value-type="float">
            <text:p>151756</text:p>
          </table:table-cell>
          <table:table-cell office:value-type="float" office:value="140422" calcext:value-type="float">
            <text:p>140422</text:p>
          </table:table-cell>
        </table:table-row>
        <table:table-row table:style-name="ro1">
          <table:table-cell office:value-type="float" office:value="175267" calcext:value-type="float">
            <text:p>175267</text:p>
          </table:table-cell>
          <table:table-cell office:value-type="float" office:value="139312" calcext:value-type="float">
            <text:p>139312</text:p>
          </table:table-cell>
        </table:table-row>
        <table:table-row table:style-name="ro1">
          <table:table-cell office:value-type="float" office:value="153155" calcext:value-type="float">
            <text:p>153155</text:p>
          </table:table-cell>
          <table:table-cell office:value-type="float" office:value="145001" calcext:value-type="float">
            <text:p>145001</text:p>
          </table:table-cell>
        </table:table-row>
        <table:table-row table:style-name="ro1">
          <table:table-cell office:value-type="float" office:value="148182" calcext:value-type="float">
            <text:p>148182</text:p>
          </table:table-cell>
          <table:table-cell office:value-type="float" office:value="143221" calcext:value-type="float">
            <text:p>143221</text:p>
          </table:table-cell>
        </table:table-row>
        <table:table-row table:style-name="ro1">
          <table:table-cell office:value-type="float" office:value="167176" calcext:value-type="float">
            <text:p>167176</text:p>
          </table:table-cell>
          <table:table-cell office:value-type="float" office:value="142514" calcext:value-type="float">
            <text:p>142514</text:p>
          </table:table-cell>
        </table:table-row>
        <table:table-row table:style-name="ro1">
          <table:table-cell office:value-type="float" office:value="170638" calcext:value-type="float">
            <text:p>170638</text:p>
          </table:table-cell>
          <table:table-cell office:value-type="float" office:value="141338" calcext:value-type="float">
            <text:p>141338</text:p>
          </table:table-cell>
        </table:table-row>
        <table:table-row table:style-name="ro1">
          <table:table-cell office:value-type="float" office:value="150929" calcext:value-type="float">
            <text:p>150929</text:p>
          </table:table-cell>
          <table:table-cell office:value-type="float" office:value="139238" calcext:value-type="float">
            <text:p>139238</text:p>
          </table:table-cell>
        </table:table-row>
        <table:table-row table:style-name="ro1">
          <table:table-cell office:value-type="float" office:value="153062" calcext:value-type="float">
            <text:p>153062</text:p>
          </table:table-cell>
          <table:table-cell office:value-type="float" office:value="138286" calcext:value-type="float">
            <text:p>138286</text:p>
          </table:table-cell>
        </table:table-row>
        <table:table-row table:style-name="ro1">
          <table:table-cell office:value-type="float" office:value="159853" calcext:value-type="float">
            <text:p>159853</text:p>
          </table:table-cell>
          <table:table-cell office:value-type="float" office:value="143590" calcext:value-type="float">
            <text:p>143590</text:p>
          </table:table-cell>
        </table:table-row>
        <table:table-row table:style-name="ro1">
          <table:table-cell office:value-type="float" office:value="162896" calcext:value-type="float">
            <text:p>162896</text:p>
          </table:table-cell>
          <table:table-cell office:value-type="float" office:value="141846" calcext:value-type="float">
            <text:p>141846</text:p>
          </table:table-cell>
        </table:table-row>
        <table:table-row table:style-name="ro1">
          <table:table-cell office:value-type="float" office:value="150378" calcext:value-type="float">
            <text:p>150378</text:p>
          </table:table-cell>
          <table:table-cell office:value-type="float" office:value="137374" calcext:value-type="float">
            <text:p>137374</text:p>
          </table:table-cell>
        </table:table-row>
        <table:table-row table:style-name="ro1">
          <table:table-cell office:value-type="float" office:value="156284" calcext:value-type="float">
            <text:p>156284</text:p>
          </table:table-cell>
          <table:table-cell office:value-type="float" office:value="142848" calcext:value-type="float">
            <text:p>142848</text:p>
          </table:table-cell>
        </table:table-row>
        <table:table-row table:style-name="ro1">
          <table:table-cell office:value-type="float" office:value="148063" calcext:value-type="float">
            <text:p>148063</text:p>
          </table:table-cell>
          <table:table-cell office:value-type="float" office:value="142775" calcext:value-type="float">
            <text:p>142775</text:p>
          </table:table-cell>
        </table:table-row>
        <table:table-row table:style-name="ro1">
          <table:table-cell office:value-type="float" office:value="144907" calcext:value-type="float">
            <text:p>144907</text:p>
          </table:table-cell>
          <table:table-cell office:value-type="float" office:value="142359" calcext:value-type="float">
            <text:p>142359</text:p>
          </table:table-cell>
        </table:table-row>
        <table:table-row table:style-name="ro1">
          <table:table-cell office:value-type="float" office:value="143611" calcext:value-type="float">
            <text:p>143611</text:p>
          </table:table-cell>
          <table:table-cell office:value-type="float" office:value="141300" calcext:value-type="float">
            <text:p>141300</text:p>
          </table:table-cell>
        </table:table-row>
        <table:table-row table:style-name="ro1">
          <table:table-cell office:value-type="float" office:value="153208" calcext:value-type="float">
            <text:p>153208</text:p>
          </table:table-cell>
          <table:table-cell office:value-type="float" office:value="147788" calcext:value-type="float">
            <text:p>147788</text:p>
          </table:table-cell>
        </table:table-row>
        <table:table-row table:style-name="ro1">
          <table:table-cell office:value-type="float" office:value="174979" calcext:value-type="float">
            <text:p>174979</text:p>
          </table:table-cell>
          <table:table-cell office:value-type="float" office:value="145871" calcext:value-type="float">
            <text:p>145871</text:p>
          </table:table-cell>
        </table:table-row>
        <table:table-row table:style-name="ro1">
          <table:table-cell office:value-type="float" office:value="156870" calcext:value-type="float">
            <text:p>156870</text:p>
          </table:table-cell>
          <table:table-cell office:value-type="float" office:value="149949" calcext:value-type="float">
            <text:p>149949</text:p>
          </table:table-cell>
        </table:table-row>
        <table:table-row table:style-name="ro1">
          <table:table-cell office:value-type="float" office:value="155972" calcext:value-type="float">
            <text:p>155972</text:p>
          </table:table-cell>
          <table:table-cell office:value-type="float" office:value="148377" calcext:value-type="float">
            <text:p>148377</text:p>
          </table:table-cell>
        </table:table-row>
        <table:table-row table:style-name="ro1">
          <table:table-cell office:value-type="float" office:value="172284" calcext:value-type="float">
            <text:p>172284</text:p>
          </table:table-cell>
          <table:table-cell office:value-type="float" office:value="144289" calcext:value-type="float">
            <text:p>144289</text:p>
          </table:table-cell>
        </table:table-row>
        <table:table-row table:style-name="ro1">
          <table:table-cell office:value-type="float" office:value="169507" calcext:value-type="float">
            <text:p>169507</text:p>
          </table:table-cell>
          <table:table-cell office:value-type="float" office:value="147326" calcext:value-type="float">
            <text:p>147326</text:p>
          </table:table-cell>
        </table:table-row>
        <table:table-row table:style-name="ro1">
          <table:table-cell office:value-type="float" office:value="179919" calcext:value-type="float">
            <text:p>179919</text:p>
          </table:table-cell>
          <table:table-cell office:value-type="float" office:value="141401" calcext:value-type="float">
            <text:p>141401</text:p>
          </table:table-cell>
        </table:table-row>
        <table:table-row table:style-name="ro1">
          <table:table-cell office:value-type="float" office:value="161458" calcext:value-type="float">
            <text:p>161458</text:p>
          </table:table-cell>
          <table:table-cell office:value-type="float" office:value="142604" calcext:value-type="float">
            <text:p>142604</text:p>
          </table:table-cell>
        </table:table-row>
        <table:table-row table:style-name="ro1">
          <table:table-cell office:value-type="float" office:value="160093" calcext:value-type="float">
            <text:p>160093</text:p>
          </table:table-cell>
          <table:table-cell office:value-type="float" office:value="146706" calcext:value-type="float">
            <text:p>146706</text:p>
          </table:table-cell>
        </table:table-row>
        <table:table-row table:style-name="ro1">
          <table:table-cell office:value-type="float" office:value="153296" calcext:value-type="float">
            <text:p>153296</text:p>
          </table:table-cell>
          <table:table-cell office:value-type="float" office:value="139687" calcext:value-type="float">
            <text:p>139687</text:p>
          </table:table-cell>
        </table:table-row>
        <table:table-row table:style-name="ro1">
          <table:table-cell office:value-type="float" office:value="160646" calcext:value-type="float">
            <text:p>160646</text:p>
          </table:table-cell>
          <table:table-cell office:value-type="float" office:value="141525" calcext:value-type="float">
            <text:p>141525</text:p>
          </table:table-cell>
        </table:table-row>
        <table:table-row table:style-name="ro1">
          <table:table-cell office:value-type="float" office:value="160669" calcext:value-type="float">
            <text:p>160669</text:p>
          </table:table-cell>
          <table:table-cell office:value-type="float" office:value="142869" calcext:value-type="float">
            <text:p>142869</text:p>
          </table:table-cell>
        </table:table-row>
        <table:table-row table:style-name="ro1">
          <table:table-cell office:value-type="float" office:value="159691" calcext:value-type="float">
            <text:p>159691</text:p>
          </table:table-cell>
          <table:table-cell office:value-type="float" office:value="151199" calcext:value-type="float">
            <text:p>151199</text:p>
          </table:table-cell>
        </table:table-row>
        <table:table-row table:style-name="ro1">
          <table:table-cell office:value-type="float" office:value="169491" calcext:value-type="float">
            <text:p>169491</text:p>
          </table:table-cell>
          <table:table-cell office:value-type="float" office:value="144820" calcext:value-type="float">
            <text:p>144820</text:p>
          </table:table-cell>
        </table:table-row>
        <table:table-row table:style-name="ro1">
          <table:table-cell office:value-type="float" office:value="158198" calcext:value-type="float">
            <text:p>158198</text:p>
          </table:table-cell>
          <table:table-cell office:value-type="float" office:value="142577" calcext:value-type="float">
            <text:p>142577</text:p>
          </table:table-cell>
        </table:table-row>
        <table:table-row table:style-name="ro1">
          <table:table-cell office:value-type="float" office:value="154429" calcext:value-type="float">
            <text:p>154429</text:p>
          </table:table-cell>
          <table:table-cell office:value-type="float" office:value="143622" calcext:value-type="float">
            <text:p>143622</text:p>
          </table:table-cell>
        </table:table-row>
        <table:table-row table:style-name="ro1">
          <table:table-cell office:value-type="float" office:value="158469" calcext:value-type="float">
            <text:p>158469</text:p>
          </table:table-cell>
          <table:table-cell office:value-type="float" office:value="148336" calcext:value-type="float">
            <text:p>148336</text:p>
          </table:table-cell>
        </table:table-row>
        <table:table-row table:style-name="ro1">
          <table:table-cell office:value-type="float" office:value="163701" calcext:value-type="float">
            <text:p>163701</text:p>
          </table:table-cell>
          <table:table-cell office:value-type="float" office:value="143470" calcext:value-type="float">
            <text:p>143470</text:p>
          </table:table-cell>
        </table:table-row>
        <table:table-row table:style-name="ro1">
          <table:table-cell office:value-type="float" office:value="164038" calcext:value-type="float">
            <text:p>164038</text:p>
          </table:table-cell>
          <table:table-cell office:value-type="float" office:value="141980" calcext:value-type="float">
            <text:p>141980</text:p>
          </table:table-cell>
        </table:table-row>
        <table:table-row table:style-name="ro1">
          <table:table-cell office:value-type="float" office:value="161885" calcext:value-type="float">
            <text:p>161885</text:p>
          </table:table-cell>
          <table:table-cell office:value-type="float" office:value="142919" calcext:value-type="float">
            <text:p>142919</text:p>
          </table:table-cell>
        </table:table-row>
        <table:table-row table:style-name="ro1">
          <table:table-cell office:value-type="float" office:value="165356" calcext:value-type="float">
            <text:p>165356</text:p>
          </table:table-cell>
          <table:table-cell office:value-type="float" office:value="137825" calcext:value-type="float">
            <text:p>137825</text:p>
          </table:table-cell>
        </table:table-row>
        <table:table-row table:style-name="ro1">
          <table:table-cell office:value-type="float" office:value="154784" calcext:value-type="float">
            <text:p>154784</text:p>
          </table:table-cell>
          <table:table-cell office:value-type="float" office:value="139207" calcext:value-type="float">
            <text:p>139207</text:p>
          </table:table-cell>
        </table:table-row>
        <table:table-row table:style-name="ro1">
          <table:table-cell office:value-type="float" office:value="158560" calcext:value-type="float">
            <text:p>158560</text:p>
          </table:table-cell>
          <table:table-cell office:value-type="float" office:value="138171" calcext:value-type="float">
            <text:p>138171</text:p>
          </table:table-cell>
        </table:table-row>
        <table:table-row table:style-name="ro1">
          <table:table-cell office:value-type="float" office:value="160952" calcext:value-type="float">
            <text:p>160952</text:p>
          </table:table-cell>
          <table:table-cell office:value-type="float" office:value="145146" calcext:value-type="float">
            <text:p>145146</text:p>
          </table:table-cell>
        </table:table-row>
        <table:table-row table:style-name="ro1">
          <table:table-cell office:value-type="float" office:value="150094" calcext:value-type="float">
            <text:p>150094</text:p>
          </table:table-cell>
          <table:table-cell office:value-type="float" office:value="158841" calcext:value-type="float">
            <text:p>158841</text:p>
          </table:table-cell>
        </table:table-row>
        <table:table-row table:style-name="ro1">
          <table:table-cell office:value-type="float" office:value="149065" calcext:value-type="float">
            <text:p>149065</text:p>
          </table:table-cell>
          <table:table-cell office:value-type="float" office:value="150626" calcext:value-type="float">
            <text:p>150626</text:p>
          </table:table-cell>
        </table:table-row>
        <table:table-row table:style-name="ro1">
          <table:table-cell office:value-type="float" office:value="159725" calcext:value-type="float">
            <text:p>159725</text:p>
          </table:table-cell>
          <table:table-cell office:value-type="float" office:value="148860" calcext:value-type="float">
            <text:p>148860</text:p>
          </table:table-cell>
        </table:table-row>
        <table:table-row table:style-name="ro1">
          <table:table-cell office:value-type="float" office:value="150886" calcext:value-type="float">
            <text:p>150886</text:p>
          </table:table-cell>
          <table:table-cell office:value-type="float" office:value="156695" calcext:value-type="float">
            <text:p>156695</text:p>
          </table:table-cell>
        </table:table-row>
        <table:table-row table:style-name="ro1">
          <table:table-cell office:value-type="float" office:value="149782" calcext:value-type="float">
            <text:p>149782</text:p>
          </table:table-cell>
          <table:table-cell office:value-type="float" office:value="161343" calcext:value-type="float">
            <text:p>161343</text:p>
          </table:table-cell>
        </table:table-row>
        <table:table-row table:style-name="ro1">
          <table:table-cell office:value-type="float" office:value="149896" calcext:value-type="float">
            <text:p>149896</text:p>
          </table:table-cell>
          <table:table-cell office:value-type="float" office:value="149671" calcext:value-type="float">
            <text:p>149671</text:p>
          </table:table-cell>
        </table:table-row>
        <table:table-row table:style-name="ro1">
          <table:table-cell office:value-type="float" office:value="161517" calcext:value-type="float">
            <text:p>161517</text:p>
          </table:table-cell>
          <table:table-cell office:value-type="float" office:value="149951" calcext:value-type="float">
            <text:p>149951</text:p>
          </table:table-cell>
        </table:table-row>
        <table:table-row table:style-name="ro1">
          <table:table-cell office:value-type="float" office:value="156818" calcext:value-type="float">
            <text:p>156818</text:p>
          </table:table-cell>
          <table:table-cell office:value-type="float" office:value="146089" calcext:value-type="float">
            <text:p>146089</text:p>
          </table:table-cell>
        </table:table-row>
        <table:table-row table:style-name="ro1">
          <table:table-cell office:value-type="float" office:value="160134" calcext:value-type="float">
            <text:p>160134</text:p>
          </table:table-cell>
          <table:table-cell office:value-type="float" office:value="150404" calcext:value-type="float">
            <text:p>150404</text:p>
          </table:table-cell>
        </table:table-row>
        <table:table-row table:style-name="ro1">
          <table:table-cell office:value-type="float" office:value="164522" calcext:value-type="float">
            <text:p>164522</text:p>
          </table:table-cell>
          <table:table-cell office:value-type="float" office:value="145185" calcext:value-type="float">
            <text:p>145185</text:p>
          </table:table-cell>
        </table:table-row>
        <table:table-row table:style-name="ro1">
          <table:table-cell office:value-type="float" office:value="154555" calcext:value-type="float">
            <text:p>154555</text:p>
          </table:table-cell>
          <table:table-cell office:value-type="float" office:value="150285" calcext:value-type="float">
            <text:p>150285</text:p>
          </table:table-cell>
        </table:table-row>
        <table:table-row table:style-name="ro1">
          <table:table-cell office:value-type="float" office:value="150409" calcext:value-type="float">
            <text:p>150409</text:p>
          </table:table-cell>
          <table:table-cell office:value-type="float" office:value="155962" calcext:value-type="float">
            <text:p>155962</text:p>
          </table:table-cell>
        </table:table-row>
        <table:table-row table:style-name="ro1">
          <table:table-cell office:value-type="float" office:value="167745" calcext:value-type="float">
            <text:p>167745</text:p>
          </table:table-cell>
          <table:table-cell office:value-type="float" office:value="151899" calcext:value-type="float">
            <text:p>151899</text:p>
          </table:table-cell>
        </table:table-row>
        <table:table-row table:style-name="ro1">
          <table:table-cell office:value-type="float" office:value="146905" calcext:value-type="float">
            <text:p>146905</text:p>
          </table:table-cell>
          <table:table-cell office:value-type="float" office:value="149828" calcext:value-type="float">
            <text:p>149828</text:p>
          </table:table-cell>
        </table:table-row>
        <table:table-row table:style-name="ro1">
          <table:table-cell office:value-type="float" office:value="158551" calcext:value-type="float">
            <text:p>158551</text:p>
          </table:table-cell>
          <table:table-cell office:value-type="float" office:value="151205" calcext:value-type="float">
            <text:p>151205</text:p>
          </table:table-cell>
        </table:table-row>
        <table:table-row table:style-name="ro1">
          <table:table-cell office:value-type="float" office:value="145350" calcext:value-type="float">
            <text:p>145350</text:p>
          </table:table-cell>
          <table:table-cell office:value-type="float" office:value="152999" calcext:value-type="float">
            <text:p>152999</text:p>
          </table:table-cell>
        </table:table-row>
        <table:table-row table:style-name="ro1">
          <table:table-cell office:value-type="float" office:value="151382" calcext:value-type="float">
            <text:p>151382</text:p>
          </table:table-cell>
          <table:table-cell office:value-type="float" office:value="148854" calcext:value-type="float">
            <text:p>148854</text:p>
          </table:table-cell>
        </table:table-row>
        <table:table-row table:style-name="ro1">
          <table:table-cell office:value-type="float" office:value="158732" calcext:value-type="float">
            <text:p>158732</text:p>
          </table:table-cell>
          <table:table-cell office:value-type="float" office:value="149458" calcext:value-type="float">
            <text:p>149458</text:p>
          </table:table-cell>
        </table:table-row>
        <table:table-row table:style-name="ro1">
          <table:table-cell office:value-type="float" office:value="152963" calcext:value-type="float">
            <text:p>152963</text:p>
          </table:table-cell>
          <table:table-cell office:value-type="float" office:value="152732" calcext:value-type="float">
            <text:p>152732</text:p>
          </table:table-cell>
        </table:table-row>
        <table:table-row table:style-name="ro1">
          <table:table-cell office:value-type="float" office:value="147783" calcext:value-type="float">
            <text:p>147783</text:p>
          </table:table-cell>
          <table:table-cell office:value-type="float" office:value="152139" calcext:value-type="float">
            <text:p>152139</text:p>
          </table:table-cell>
        </table:table-row>
        <table:table-row table:style-name="ro1">
          <table:table-cell office:value-type="float" office:value="157006" calcext:value-type="float">
            <text:p>157006</text:p>
          </table:table-cell>
          <table:table-cell office:value-type="float" office:value="155415" calcext:value-type="float">
            <text:p>155415</text:p>
          </table:table-cell>
        </table:table-row>
        <table:table-row table:style-name="ro1">
          <table:table-cell office:value-type="float" office:value="144484" calcext:value-type="float">
            <text:p>144484</text:p>
          </table:table-cell>
          <table:table-cell office:value-type="float" office:value="150334" calcext:value-type="float">
            <text:p>150334</text:p>
          </table:table-cell>
        </table:table-row>
        <table:table-row table:style-name="ro1">
          <table:table-cell office:value-type="float" office:value="149932" calcext:value-type="float">
            <text:p>149932</text:p>
          </table:table-cell>
          <table:table-cell office:value-type="float" office:value="149809" calcext:value-type="float">
            <text:p>149809</text:p>
          </table:table-cell>
        </table:table-row>
        <table:table-row table:style-name="ro1">
          <table:table-cell office:value-type="float" office:value="157966" calcext:value-type="float">
            <text:p>157966</text:p>
          </table:table-cell>
          <table:table-cell office:value-type="float" office:value="147329" calcext:value-type="float">
            <text:p>147329</text:p>
          </table:table-cell>
        </table:table-row>
        <table:table-row table:style-name="ro1">
          <table:table-cell office:value-type="float" office:value="153548" calcext:value-type="float">
            <text:p>153548</text:p>
          </table:table-cell>
          <table:table-cell office:value-type="float" office:value="151361" calcext:value-type="float">
            <text:p>151361</text:p>
          </table:table-cell>
        </table:table-row>
        <table:table-row table:style-name="ro1">
          <table:table-cell office:value-type="float" office:value="159903" calcext:value-type="float">
            <text:p>159903</text:p>
          </table:table-cell>
          <table:table-cell office:value-type="float" office:value="135817" calcext:value-type="float">
            <text:p>135817</text:p>
          </table:table-cell>
        </table:table-row>
        <table:table-row table:style-name="ro1">
          <table:table-cell office:value-type="float" office:value="153180" calcext:value-type="float">
            <text:p>153180</text:p>
          </table:table-cell>
          <table:table-cell office:value-type="float" office:value="140710" calcext:value-type="float">
            <text:p>140710</text:p>
          </table:table-cell>
        </table:table-row>
        <table:table-row table:style-name="ro1">
          <table:table-cell office:value-type="float" office:value="156219" calcext:value-type="float">
            <text:p>156219</text:p>
          </table:table-cell>
          <table:table-cell office:value-type="float" office:value="142939" calcext:value-type="float">
            <text:p>142939</text:p>
          </table:table-cell>
        </table:table-row>
        <table:table-row table:style-name="ro1">
          <table:table-cell office:value-type="float" office:value="150528" calcext:value-type="float">
            <text:p>150528</text:p>
          </table:table-cell>
          <table:table-cell office:value-type="float" office:value="139746" calcext:value-type="float">
            <text:p>139746</text:p>
          </table:table-cell>
        </table:table-row>
        <table:table-row table:style-name="ro1">
          <table:table-cell office:value-type="float" office:value="160733" calcext:value-type="float">
            <text:p>160733</text:p>
          </table:table-cell>
          <table:table-cell office:value-type="float" office:value="141140" calcext:value-type="float">
            <text:p>141140</text:p>
          </table:table-cell>
        </table:table-row>
        <table:table-row table:style-name="ro1">
          <table:table-cell office:value-type="float" office:value="175154" calcext:value-type="float">
            <text:p>175154</text:p>
          </table:table-cell>
          <table:table-cell office:value-type="float" office:value="143057" calcext:value-type="float">
            <text:p>143057</text:p>
          </table:table-cell>
        </table:table-row>
        <table:table-row table:style-name="ro1">
          <table:table-cell office:value-type="float" office:value="159159" calcext:value-type="float">
            <text:p>159159</text:p>
          </table:table-cell>
          <table:table-cell office:value-type="float" office:value="145048" calcext:value-type="float">
            <text:p>145048</text:p>
          </table:table-cell>
        </table:table-row>
        <table:table-row table:style-name="ro1">
          <table:table-cell office:value-type="float" office:value="161207" calcext:value-type="float">
            <text:p>161207</text:p>
          </table:table-cell>
          <table:table-cell office:value-type="float" office:value="145214" calcext:value-type="float">
            <text:p>145214</text:p>
          </table:table-cell>
        </table:table-row>
        <table:table-row table:style-name="ro1">
          <table:table-cell office:value-type="float" office:value="159323" calcext:value-type="float">
            <text:p>159323</text:p>
          </table:table-cell>
          <table:table-cell office:value-type="float" office:value="142773" calcext:value-type="float">
            <text:p>142773</text:p>
          </table:table-cell>
        </table:table-row>
        <table:table-row table:style-name="ro1">
          <table:table-cell office:value-type="float" office:value="156374" calcext:value-type="float">
            <text:p>156374</text:p>
          </table:table-cell>
          <table:table-cell office:value-type="float" office:value="148252" calcext:value-type="float">
            <text:p>148252</text:p>
          </table:table-cell>
        </table:table-row>
        <table:table-row table:style-name="ro1">
          <table:table-cell office:value-type="float" office:value="172470" calcext:value-type="float">
            <text:p>172470</text:p>
          </table:table-cell>
          <table:table-cell office:value-type="float" office:value="143719" calcext:value-type="float">
            <text:p>143719</text:p>
          </table:table-cell>
        </table:table-row>
        <table:table-row table:style-name="ro1">
          <table:table-cell office:value-type="float" office:value="161778" calcext:value-type="float">
            <text:p>161778</text:p>
          </table:table-cell>
          <table:table-cell office:value-type="float" office:value="137644" calcext:value-type="float">
            <text:p>137644</text:p>
          </table:table-cell>
        </table:table-row>
        <table:table-row table:style-name="ro1">
          <table:table-cell office:value-type="float" office:value="161753" calcext:value-type="float">
            <text:p>161753</text:p>
          </table:table-cell>
          <table:table-cell office:value-type="float" office:value="141540" calcext:value-type="float">
            <text:p>141540</text:p>
          </table:table-cell>
        </table:table-row>
        <table:table-row table:style-name="ro1">
          <table:table-cell office:value-type="float" office:value="154030" calcext:value-type="float">
            <text:p>154030</text:p>
          </table:table-cell>
          <table:table-cell office:value-type="float" office:value="142221" calcext:value-type="float">
            <text:p>142221</text:p>
          </table:table-cell>
        </table:table-row>
        <table:table-row table:style-name="ro1">
          <table:table-cell office:value-type="float" office:value="157368" calcext:value-type="float">
            <text:p>157368</text:p>
          </table:table-cell>
          <table:table-cell office:value-type="float" office:value="140223" calcext:value-type="float">
            <text:p>140223</text:p>
          </table:table-cell>
        </table:table-row>
        <table:table-row table:style-name="ro1">
          <table:table-cell office:value-type="float" office:value="159474" calcext:value-type="float">
            <text:p>159474</text:p>
          </table:table-cell>
          <table:table-cell office:value-type="float" office:value="139374" calcext:value-type="float">
            <text:p>139374</text:p>
          </table:table-cell>
        </table:table-row>
        <table:table-row table:style-name="ro1">
          <table:table-cell office:value-type="float" office:value="163784" calcext:value-type="float">
            <text:p>163784</text:p>
          </table:table-cell>
          <table:table-cell office:value-type="float" office:value="139397" calcext:value-type="float">
            <text:p>139397</text:p>
          </table:table-cell>
        </table:table-row>
        <table:table-row table:style-name="ro1">
          <table:table-cell office:value-type="float" office:value="159206" calcext:value-type="float">
            <text:p>159206</text:p>
          </table:table-cell>
          <table:table-cell office:value-type="float" office:value="145530" calcext:value-type="float">
            <text:p>145530</text:p>
          </table:table-cell>
        </table:table-row>
        <table:table-row table:style-name="ro1">
          <table:table-cell office:value-type="float" office:value="155196" calcext:value-type="float">
            <text:p>155196</text:p>
          </table:table-cell>
          <table:table-cell office:value-type="float" office:value="140724" calcext:value-type="float">
            <text:p>140724</text:p>
          </table:table-cell>
        </table:table-row>
        <table:table-row table:style-name="ro1">
          <table:table-cell office:value-type="float" office:value="156928" calcext:value-type="float">
            <text:p>156928</text:p>
          </table:table-cell>
          <table:table-cell office:value-type="float" office:value="142259" calcext:value-type="float">
            <text:p>142259</text:p>
          </table:table-cell>
        </table:table-row>
        <table:table-row table:style-name="ro1">
          <table:table-cell office:value-type="float" office:value="156510" calcext:value-type="float">
            <text:p>156510</text:p>
          </table:table-cell>
          <table:table-cell office:value-type="float" office:value="141563" calcext:value-type="float">
            <text:p>141563</text:p>
          </table:table-cell>
        </table:table-row>
        <table:table-row table:style-name="ro1">
          <table:table-cell office:value-type="float" office:value="157971" calcext:value-type="float">
            <text:p>157971</text:p>
          </table:table-cell>
          <table:table-cell office:value-type="float" office:value="141225" calcext:value-type="float">
            <text:p>141225</text:p>
          </table:table-cell>
        </table:table-row>
        <table:table-row table:style-name="ro1">
          <table:table-cell office:value-type="float" office:value="156702" calcext:value-type="float">
            <text:p>156702</text:p>
          </table:table-cell>
          <table:table-cell office:value-type="float" office:value="143451" calcext:value-type="float">
            <text:p>143451</text:p>
          </table:table-cell>
        </table:table-row>
        <table:table-row table:style-name="ro1">
          <table:table-cell office:value-type="float" office:value="150207" calcext:value-type="float">
            <text:p>150207</text:p>
          </table:table-cell>
          <table:table-cell office:value-type="float" office:value="138764" calcext:value-type="float">
            <text:p>138764</text:p>
          </table:table-cell>
        </table:table-row>
        <table:table-row table:style-name="ro1">
          <table:table-cell office:value-type="float" office:value="151061" calcext:value-type="float">
            <text:p>151061</text:p>
          </table:table-cell>
          <table:table-cell office:value-type="float" office:value="140686" calcext:value-type="float">
            <text:p>140686</text:p>
          </table:table-cell>
        </table:table-row>
        <table:table-row table:style-name="ro1">
          <table:table-cell office:value-type="float" office:value="156467" calcext:value-type="float">
            <text:p>156467</text:p>
          </table:table-cell>
          <table:table-cell office:value-type="float" office:value="143827" calcext:value-type="float">
            <text:p>143827</text:p>
          </table:table-cell>
        </table:table-row>
        <table:table-row table:style-name="ro1">
          <table:table-cell office:value-type="float" office:value="151954" calcext:value-type="float">
            <text:p>151954</text:p>
          </table:table-cell>
          <table:table-cell office:value-type="float" office:value="145727" calcext:value-type="float">
            <text:p>145727</text:p>
          </table:table-cell>
        </table:table-row>
        <table:table-row table:style-name="ro1">
          <table:table-cell office:value-type="float" office:value="153370" calcext:value-type="float">
            <text:p>153370</text:p>
          </table:table-cell>
          <table:table-cell office:value-type="float" office:value="146515" calcext:value-type="float">
            <text:p>146515</text:p>
          </table:table-cell>
        </table:table-row>
        <table:table-row table:style-name="ro1">
          <table:table-cell office:value-type="float" office:value="146554" calcext:value-type="float">
            <text:p>146554</text:p>
          </table:table-cell>
          <table:table-cell office:value-type="float" office:value="150814" calcext:value-type="float">
            <text:p>150814</text:p>
          </table:table-cell>
        </table:table-row>
        <table:table-row table:style-name="ro1">
          <table:table-cell office:value-type="float" office:value="150664" calcext:value-type="float">
            <text:p>150664</text:p>
          </table:table-cell>
          <table:table-cell office:value-type="float" office:value="147913" calcext:value-type="float">
            <text:p>147913</text:p>
          </table:table-cell>
        </table:table-row>
        <table:table-row table:style-name="ro1">
          <table:table-cell office:value-type="float" office:value="145293" calcext:value-type="float">
            <text:p>145293</text:p>
          </table:table-cell>
          <table:table-cell office:value-type="float" office:value="146695" calcext:value-type="float">
            <text:p>146695</text:p>
          </table:table-cell>
        </table:table-row>
        <table:table-row table:style-name="ro1">
          <table:table-cell office:value-type="float" office:value="147210" calcext:value-type="float">
            <text:p>147210</text:p>
          </table:table-cell>
          <table:table-cell office:value-type="float" office:value="146149" calcext:value-type="float">
            <text:p>146149</text:p>
          </table:table-cell>
        </table:table-row>
        <table:table-row table:style-name="ro1">
          <table:table-cell office:value-type="float" office:value="144769" calcext:value-type="float">
            <text:p>144769</text:p>
          </table:table-cell>
          <table:table-cell office:value-type="float" office:value="148553" calcext:value-type="float">
            <text:p>148553</text:p>
          </table:table-cell>
        </table:table-row>
        <table:table-row table:style-name="ro1">
          <table:table-cell office:value-type="float" office:value="146911" calcext:value-type="float">
            <text:p>146911</text:p>
          </table:table-cell>
          <table:table-cell office:value-type="float" office:value="156727" calcext:value-type="float">
            <text:p>156727</text:p>
          </table:table-cell>
        </table:table-row>
        <table:table-row table:style-name="ro1">
          <table:table-cell office:value-type="float" office:value="149574" calcext:value-type="float">
            <text:p>149574</text:p>
          </table:table-cell>
          <table:table-cell office:value-type="float" office:value="150362" calcext:value-type="float">
            <text:p>150362</text:p>
          </table:table-cell>
        </table:table-row>
        <table:table-row table:style-name="ro1">
          <table:table-cell office:value-type="float" office:value="150363" calcext:value-type="float">
            <text:p>150363</text:p>
          </table:table-cell>
          <table:table-cell office:value-type="float" office:value="151231" calcext:value-type="float">
            <text:p>151231</text:p>
          </table:table-cell>
        </table:table-row>
        <table:table-row table:style-name="ro1">
          <table:table-cell office:value-type="float" office:value="143849" calcext:value-type="float">
            <text:p>143849</text:p>
          </table:table-cell>
          <table:table-cell office:value-type="float" office:value="148501" calcext:value-type="float">
            <text:p>148501</text:p>
          </table:table-cell>
        </table:table-row>
        <table:table-row table:style-name="ro1">
          <table:table-cell office:value-type="float" office:value="144192" calcext:value-type="float">
            <text:p>144192</text:p>
          </table:table-cell>
          <table:table-cell office:value-type="float" office:value="150162" calcext:value-type="float">
            <text:p>150162</text:p>
          </table:table-cell>
        </table:table-row>
        <table:table-row table:style-name="ro1">
          <table:table-cell office:value-type="float" office:value="151174" calcext:value-type="float">
            <text:p>151174</text:p>
          </table:table-cell>
          <table:table-cell office:value-type="float" office:value="151208" calcext:value-type="float">
            <text:p>151208</text:p>
          </table:table-cell>
        </table:table-row>
        <table:table-row table:style-name="ro1">
          <table:table-cell office:value-type="float" office:value="152591" calcext:value-type="float">
            <text:p>152591</text:p>
          </table:table-cell>
          <table:table-cell office:value-type="float" office:value="146654" calcext:value-type="float">
            <text:p>146654</text:p>
          </table:table-cell>
        </table:table-row>
        <table:table-row table:style-name="ro1">
          <table:table-cell office:value-type="float" office:value="151177" calcext:value-type="float">
            <text:p>151177</text:p>
          </table:table-cell>
          <table:table-cell office:value-type="float" office:value="146878" calcext:value-type="float">
            <text:p>146878</text:p>
          </table:table-cell>
        </table:table-row>
        <table:table-row table:style-name="ro1">
          <table:table-cell office:value-type="float" office:value="145733" calcext:value-type="float">
            <text:p>145733</text:p>
          </table:table-cell>
          <table:table-cell office:value-type="float" office:value="146695" calcext:value-type="float">
            <text:p>146695</text:p>
          </table:table-cell>
        </table:table-row>
        <table:table-row table:style-name="ro1">
          <table:table-cell office:value-type="float" office:value="151723" calcext:value-type="float">
            <text:p>151723</text:p>
          </table:table-cell>
          <table:table-cell office:value-type="float" office:value="153108" calcext:value-type="float">
            <text:p>153108</text:p>
          </table:table-cell>
        </table:table-row>
        <table:table-row table:style-name="ro1">
          <table:table-cell office:value-type="float" office:value="145927" calcext:value-type="float">
            <text:p>145927</text:p>
          </table:table-cell>
          <table:table-cell office:value-type="float" office:value="148709" calcext:value-type="float">
            <text:p>148709</text:p>
          </table:table-cell>
        </table:table-row>
        <table:table-row table:style-name="ro1">
          <table:table-cell office:value-type="float" office:value="152359" calcext:value-type="float">
            <text:p>152359</text:p>
          </table:table-cell>
          <table:table-cell office:value-type="float" office:value="153838" calcext:value-type="float">
            <text:p>153838</text:p>
          </table:table-cell>
        </table:table-row>
        <table:table-row table:style-name="ro1">
          <table:table-cell office:value-type="float" office:value="147156" calcext:value-type="float">
            <text:p>147156</text:p>
          </table:table-cell>
          <table:table-cell office:value-type="float" office:value="153357" calcext:value-type="float">
            <text:p>153357</text:p>
          </table:table-cell>
        </table:table-row>
        <table:table-row table:style-name="ro1">
          <table:table-cell office:value-type="float" office:value="154020" calcext:value-type="float">
            <text:p>154020</text:p>
          </table:table-cell>
          <table:table-cell office:value-type="float" office:value="151635" calcext:value-type="float">
            <text:p>151635</text:p>
          </table:table-cell>
        </table:table-row>
        <table:table-row table:style-name="ro1">
          <table:table-cell office:value-type="float" office:value="160171" calcext:value-type="float">
            <text:p>160171</text:p>
          </table:table-cell>
          <table:table-cell office:value-type="float" office:value="151529" calcext:value-type="float">
            <text:p>151529</text:p>
          </table:table-cell>
        </table:table-row>
        <table:table-row table:style-name="ro1">
          <table:table-cell office:value-type="float" office:value="153928" calcext:value-type="float">
            <text:p>153928</text:p>
          </table:table-cell>
          <table:table-cell office:value-type="float" office:value="150743" calcext:value-type="float">
            <text:p>150743</text:p>
          </table:table-cell>
        </table:table-row>
        <table:table-row table:style-name="ro1">
          <table:table-cell office:value-type="float" office:value="159391" calcext:value-type="float">
            <text:p>159391</text:p>
          </table:table-cell>
          <table:table-cell office:value-type="float" office:value="151364" calcext:value-type="float">
            <text:p>151364</text:p>
          </table:table-cell>
        </table:table-row>
        <table:table-row table:style-name="ro1">
          <table:table-cell office:value-type="float" office:value="166844" calcext:value-type="float">
            <text:p>166844</text:p>
          </table:table-cell>
          <table:table-cell office:value-type="float" office:value="149612" calcext:value-type="float">
            <text:p>149612</text:p>
          </table:table-cell>
        </table:table-row>
        <table:table-row table:style-name="ro1">
          <table:table-cell office:value-type="float" office:value="166205" calcext:value-type="float">
            <text:p>166205</text:p>
          </table:table-cell>
          <table:table-cell office:value-type="float" office:value="150003" calcext:value-type="float">
            <text:p>150003</text:p>
          </table:table-cell>
        </table:table-row>
        <table:table-row table:style-name="ro1">
          <table:table-cell office:value-type="float" office:value="163570" calcext:value-type="float">
            <text:p>163570</text:p>
          </table:table-cell>
          <table:table-cell office:value-type="float" office:value="143306" calcext:value-type="float">
            <text:p>143306</text:p>
          </table:table-cell>
        </table:table-row>
        <table:table-row table:style-name="ro1">
          <table:table-cell office:value-type="float" office:value="161760" calcext:value-type="float">
            <text:p>161760</text:p>
          </table:table-cell>
          <table:table-cell office:value-type="float" office:value="140095" calcext:value-type="float">
            <text:p>140095</text:p>
          </table:table-cell>
        </table:table-row>
        <table:table-row table:style-name="ro1">
          <table:table-cell office:value-type="float" office:value="160821" calcext:value-type="float">
            <text:p>160821</text:p>
          </table:table-cell>
          <table:table-cell office:value-type="float" office:value="139686" calcext:value-type="float">
            <text:p>139686</text:p>
          </table:table-cell>
        </table:table-row>
        <table:table-row table:style-name="ro1">
          <table:table-cell office:value-type="float" office:value="176040" calcext:value-type="float">
            <text:p>176040</text:p>
          </table:table-cell>
          <table:table-cell office:value-type="float" office:value="141339" calcext:value-type="float">
            <text:p>141339</text:p>
          </table:table-cell>
        </table:table-row>
        <table:table-row table:style-name="ro1">
          <table:table-cell office:value-type="float" office:value="175544" calcext:value-type="float">
            <text:p>175544</text:p>
          </table:table-cell>
          <table:table-cell office:value-type="float" office:value="137082" calcext:value-type="float">
            <text:p>137082</text:p>
          </table:table-cell>
        </table:table-row>
        <table:table-row table:style-name="ro1">
          <table:table-cell office:value-type="float" office:value="158366" calcext:value-type="float">
            <text:p>158366</text:p>
          </table:table-cell>
          <table:table-cell office:value-type="float" office:value="139958" calcext:value-type="float">
            <text:p>139958</text:p>
          </table:table-cell>
        </table:table-row>
        <table:table-row table:style-name="ro1">
          <table:table-cell office:value-type="float" office:value="161951" calcext:value-type="float">
            <text:p>161951</text:p>
          </table:table-cell>
          <table:table-cell office:value-type="float" office:value="140627" calcext:value-type="float">
            <text:p>140627</text:p>
          </table:table-cell>
        </table:table-row>
        <table:table-row table:style-name="ro1">
          <table:table-cell office:value-type="float" office:value="176264" calcext:value-type="float">
            <text:p>176264</text:p>
          </table:table-cell>
          <table:table-cell office:value-type="float" office:value="142971" calcext:value-type="float">
            <text:p>142971</text:p>
          </table:table-cell>
        </table:table-row>
        <table:table-row table:style-name="ro1">
          <table:table-cell office:value-type="float" office:value="163819" calcext:value-type="float">
            <text:p>163819</text:p>
          </table:table-cell>
          <table:table-cell office:value-type="float" office:value="137971" calcext:value-type="float">
            <text:p>137971</text:p>
          </table:table-cell>
        </table:table-row>
        <table:table-row table:style-name="ro1">
          <table:table-cell office:value-type="float" office:value="172857" calcext:value-type="float">
            <text:p>172857</text:p>
          </table:table-cell>
          <table:table-cell office:value-type="float" office:value="140933" calcext:value-type="float">
            <text:p>140933</text:p>
          </table:table-cell>
        </table:table-row>
        <table:table-row table:style-name="ro1">
          <table:table-cell office:value-type="float" office:value="167773" calcext:value-type="float">
            <text:p>167773</text:p>
          </table:table-cell>
          <table:table-cell office:value-type="float" office:value="141301" calcext:value-type="float">
            <text:p>141301</text:p>
          </table:table-cell>
        </table:table-row>
        <table:table-row table:style-name="ro1">
          <table:table-cell office:value-type="float" office:value="167179" calcext:value-type="float">
            <text:p>167179</text:p>
          </table:table-cell>
          <table:table-cell office:value-type="float" office:value="139569" calcext:value-type="float">
            <text:p>139569</text:p>
          </table:table-cell>
        </table:table-row>
        <table:table-row table:style-name="ro1">
          <table:table-cell office:value-type="float" office:value="165176" calcext:value-type="float">
            <text:p>165176</text:p>
          </table:table-cell>
          <table:table-cell office:value-type="float" office:value="150885" calcext:value-type="float">
            <text:p>150885</text:p>
          </table:table-cell>
        </table:table-row>
        <table:table-row table:style-name="ro1">
          <table:table-cell office:value-type="float" office:value="173197" calcext:value-type="float">
            <text:p>173197</text:p>
          </table:table-cell>
          <table:table-cell office:value-type="float" office:value="139361" calcext:value-type="float">
            <text:p>139361</text:p>
          </table:table-cell>
        </table:table-row>
        <table:table-row table:style-name="ro1">
          <table:table-cell office:value-type="float" office:value="174659" calcext:value-type="float">
            <text:p>174659</text:p>
          </table:table-cell>
          <table:table-cell office:value-type="float" office:value="143112" calcext:value-type="float">
            <text:p>143112</text:p>
          </table:table-cell>
        </table:table-row>
        <table:table-row table:style-name="ro1">
          <table:table-cell office:value-type="float" office:value="161378" calcext:value-type="float">
            <text:p>161378</text:p>
          </table:table-cell>
          <table:table-cell office:value-type="float" office:value="141750" calcext:value-type="float">
            <text:p>141750</text:p>
          </table:table-cell>
        </table:table-row>
        <table:table-row table:style-name="ro1">
          <table:table-cell office:value-type="float" office:value="154969" calcext:value-type="float">
            <text:p>154969</text:p>
          </table:table-cell>
          <table:table-cell office:value-type="float" office:value="140798" calcext:value-type="float">
            <text:p>140798</text:p>
          </table:table-cell>
        </table:table-row>
        <table:table-row table:style-name="ro1">
          <table:table-cell office:value-type="float" office:value="157476" calcext:value-type="float">
            <text:p>157476</text:p>
          </table:table-cell>
          <table:table-cell office:value-type="float" office:value="141133" calcext:value-type="float">
            <text:p>141133</text:p>
          </table:table-cell>
        </table:table-row>
        <table:table-row table:style-name="ro1">
          <table:table-cell office:value-type="float" office:value="164591" calcext:value-type="float">
            <text:p>164591</text:p>
          </table:table-cell>
          <table:table-cell office:value-type="float" office:value="140495" calcext:value-type="float">
            <text:p>140495</text:p>
          </table:table-cell>
        </table:table-row>
        <table:table-row table:style-name="ro1">
          <table:table-cell office:value-type="float" office:value="238725" calcext:value-type="float">
            <text:p>238725</text:p>
          </table:table-cell>
          <table:table-cell office:value-type="float" office:value="139835" calcext:value-type="float">
            <text:p>139835</text:p>
          </table:table-cell>
        </table:table-row>
        <table:table-row table:style-name="ro1">
          <table:table-cell office:value-type="float" office:value="288591" calcext:value-type="float">
            <text:p>288591</text:p>
          </table:table-cell>
          <table:table-cell office:value-type="float" office:value="140272" calcext:value-type="float">
            <text:p>140272</text:p>
          </table:table-cell>
        </table:table-row>
        <table:table-row table:style-name="ro1">
          <table:table-cell office:value-type="float" office:value="280076" calcext:value-type="float">
            <text:p>280076</text:p>
          </table:table-cell>
          <table:table-cell office:value-type="float" office:value="140236" calcext:value-type="float">
            <text:p>140236</text:p>
          </table:table-cell>
        </table:table-row>
        <table:table-row table:style-name="ro1">
          <table:table-cell office:value-type="float" office:value="303315" calcext:value-type="float">
            <text:p>303315</text:p>
          </table:table-cell>
          <table:table-cell office:value-type="float" office:value="142329" calcext:value-type="float">
            <text:p>142329</text:p>
          </table:table-cell>
        </table:table-row>
        <table:table-row table:style-name="ro1">
          <table:table-cell office:value-type="float" office:value="273893" calcext:value-type="float">
            <text:p>273893</text:p>
          </table:table-cell>
          <table:table-cell office:value-type="float" office:value="140545" calcext:value-type="float">
            <text:p>140545</text:p>
          </table:table-cell>
        </table:table-row>
        <table:table-row table:style-name="ro1">
          <table:table-cell office:value-type="float" office:value="257937" calcext:value-type="float">
            <text:p>257937</text:p>
          </table:table-cell>
          <table:table-cell office:value-type="float" office:value="140913" calcext:value-type="float">
            <text:p>140913</text:p>
          </table:table-cell>
        </table:table-row>
        <table:table-row table:style-name="ro1">
          <table:table-cell office:value-type="float" office:value="251655" calcext:value-type="float">
            <text:p>251655</text:p>
          </table:table-cell>
          <table:table-cell office:value-type="float" office:value="137042" calcext:value-type="float">
            <text:p>137042</text:p>
          </table:table-cell>
        </table:table-row>
        <table:table-row table:style-name="ro1">
          <table:table-cell office:value-type="float" office:value="253784" calcext:value-type="float">
            <text:p>253784</text:p>
          </table:table-cell>
          <table:table-cell office:value-type="float" office:value="145193" calcext:value-type="float">
            <text:p>145193</text:p>
          </table:table-cell>
        </table:table-row>
        <table:table-row table:style-name="ro1">
          <table:table-cell office:value-type="float" office:value="297711" calcext:value-type="float">
            <text:p>297711</text:p>
          </table:table-cell>
          <table:table-cell office:value-type="float" office:value="150048" calcext:value-type="float">
            <text:p>150048</text:p>
          </table:table-cell>
        </table:table-row>
        <table:table-row table:style-name="ro1">
          <table:table-cell office:value-type="float" office:value="245141" calcext:value-type="float">
            <text:p>245141</text:p>
          </table:table-cell>
          <table:table-cell office:value-type="float" office:value="148195" calcext:value-type="float">
            <text:p>148195</text:p>
          </table:table-cell>
        </table:table-row>
        <table:table-row table:style-name="ro1">
          <table:table-cell office:value-type="float" office:value="250931" calcext:value-type="float">
            <text:p>250931</text:p>
          </table:table-cell>
          <table:table-cell office:value-type="float" office:value="155592" calcext:value-type="float">
            <text:p>155592</text:p>
          </table:table-cell>
        </table:table-row>
        <table:table-row table:style-name="ro1">
          <table:table-cell office:value-type="float" office:value="210404" calcext:value-type="float">
            <text:p>210404</text:p>
          </table:table-cell>
          <table:table-cell office:value-type="float" office:value="150556" calcext:value-type="float">
            <text:p>150556</text:p>
          </table:table-cell>
        </table:table-row>
        <table:table-row table:style-name="ro1">
          <table:table-cell office:value-type="float" office:value="111833" calcext:value-type="float">
            <text:p>111833</text:p>
          </table:table-cell>
          <table:table-cell office:value-type="float" office:value="149853" calcext:value-type="float">
            <text:p>149853</text:p>
          </table:table-cell>
        </table:table-row>
        <table:table-row table:style-name="ro1">
          <table:table-cell office:value-type="float" office:value="100353" calcext:value-type="float">
            <text:p>100353</text:p>
          </table:table-cell>
          <table:table-cell office:value-type="float" office:value="155540" calcext:value-type="float">
            <text:p>155540</text:p>
          </table:table-cell>
        </table:table-row>
        <table:table-row table:style-name="ro1">
          <table:table-cell office:value-type="float" office:value="87129" calcext:value-type="float">
            <text:p>87129</text:p>
          </table:table-cell>
          <table:table-cell office:value-type="float" office:value="150016" calcext:value-type="float">
            <text:p>150016</text:p>
          </table:table-cell>
        </table:table-row>
        <table:table-row table:style-name="ro1">
          <table:table-cell office:value-type="float" office:value="108072" calcext:value-type="float">
            <text:p>108072</text:p>
          </table:table-cell>
          <table:table-cell office:value-type="float" office:value="149557" calcext:value-type="float">
            <text:p>149557</text:p>
          </table:table-cell>
        </table:table-row>
        <table:table-row table:style-name="ro1">
          <table:table-cell office:value-type="float" office:value="131176" calcext:value-type="float">
            <text:p>131176</text:p>
          </table:table-cell>
          <table:table-cell office:value-type="float" office:value="150634" calcext:value-type="float">
            <text:p>150634</text:p>
          </table:table-cell>
        </table:table-row>
        <table:table-row table:style-name="ro1">
          <table:table-cell office:value-type="float" office:value="111409" calcext:value-type="float">
            <text:p>111409</text:p>
          </table:table-cell>
          <table:table-cell office:value-type="float" office:value="145677" calcext:value-type="float">
            <text:p>145677</text:p>
          </table:table-cell>
        </table:table-row>
        <table:table-row table:style-name="ro1">
          <table:table-cell office:value-type="float" office:value="112116" calcext:value-type="float">
            <text:p>112116</text:p>
          </table:table-cell>
          <table:table-cell office:value-type="float" office:value="147952" calcext:value-type="float">
            <text:p>147952</text:p>
          </table:table-cell>
        </table:table-row>
        <table:table-row table:style-name="ro1">
          <table:table-cell office:value-type="float" office:value="111425" calcext:value-type="float">
            <text:p>111425</text:p>
          </table:table-cell>
          <table:table-cell office:value-type="float" office:value="148768" calcext:value-type="float">
            <text:p>148768</text:p>
          </table:table-cell>
        </table:table-row>
        <table:table-row table:style-name="ro1">
          <table:table-cell office:value-type="float" office:value="111514" calcext:value-type="float">
            <text:p>111514</text:p>
          </table:table-cell>
          <table:table-cell office:value-type="float" office:value="158755" calcext:value-type="float">
            <text:p>158755</text:p>
          </table:table-cell>
        </table:table-row>
        <table:table-row table:style-name="ro1">
          <table:table-cell office:value-type="float" office:value="92012" calcext:value-type="float">
            <text:p>92012</text:p>
          </table:table-cell>
          <table:table-cell office:value-type="float" office:value="149292" calcext:value-type="float">
            <text:p>149292</text:p>
          </table:table-cell>
        </table:table-row>
        <table:table-row table:style-name="ro1">
          <table:table-cell office:value-type="float" office:value="111473" calcext:value-type="float">
            <text:p>111473</text:p>
          </table:table-cell>
          <table:table-cell office:value-type="float" office:value="152090" calcext:value-type="float">
            <text:p>152090</text:p>
          </table:table-cell>
        </table:table-row>
        <table:table-row table:style-name="ro1">
          <table:table-cell office:value-type="float" office:value="107237" calcext:value-type="float">
            <text:p>107237</text:p>
          </table:table-cell>
          <table:table-cell office:value-type="float" office:value="148473" calcext:value-type="float">
            <text:p>148473</text:p>
          </table:table-cell>
        </table:table-row>
        <table:table-row table:style-name="ro1">
          <table:table-cell office:value-type="float" office:value="123353" calcext:value-type="float">
            <text:p>123353</text:p>
          </table:table-cell>
          <table:table-cell office:value-type="float" office:value="150263" calcext:value-type="float">
            <text:p>150263</text:p>
          </table:table-cell>
        </table:table-row>
        <table:table-row table:style-name="ro1">
          <table:table-cell office:value-type="float" office:value="108937" calcext:value-type="float">
            <text:p>108937</text:p>
          </table:table-cell>
          <table:table-cell office:value-type="float" office:value="150485" calcext:value-type="float">
            <text:p>150485</text:p>
          </table:table-cell>
        </table:table-row>
        <table:table-row table:style-name="ro1">
          <table:table-cell office:value-type="float" office:value="114238" calcext:value-type="float">
            <text:p>114238</text:p>
          </table:table-cell>
          <table:table-cell office:value-type="float" office:value="145929" calcext:value-type="float">
            <text:p>145929</text:p>
          </table:table-cell>
        </table:table-row>
        <table:table-row table:style-name="ro1">
          <table:table-cell office:value-type="float" office:value="98074" calcext:value-type="float">
            <text:p>98074</text:p>
          </table:table-cell>
          <table:table-cell office:value-type="float" office:value="151404" calcext:value-type="float">
            <text:p>151404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154305" calcext:value-type="float">
            <text:p>154305</text:p>
          </table:table-cell>
        </table:table-row>
        <table:table-row table:style-name="ro1">
          <table:table-cell office:value-type="float" office:value="106441" calcext:value-type="float">
            <text:p>106441</text:p>
          </table:table-cell>
          <table:table-cell office:value-type="float" office:value="158479" calcext:value-type="float">
            <text:p>158479</text:p>
          </table:table-cell>
        </table:table-row>
        <table:table-row table:style-name="ro1">
          <table:table-cell office:value-type="float" office:value="107923" calcext:value-type="float">
            <text:p>107923</text:p>
          </table:table-cell>
          <table:table-cell office:value-type="float" office:value="159829" calcext:value-type="float">
            <text:p>159829</text:p>
          </table:table-cell>
        </table:table-row>
        <table:table-row table:style-name="ro1">
          <table:table-cell office:value-type="float" office:value="111407" calcext:value-type="float">
            <text:p>111407</text:p>
          </table:table-cell>
          <table:table-cell office:value-type="float" office:value="162676" calcext:value-type="float">
            <text:p>162676</text:p>
          </table:table-cell>
        </table:table-row>
        <table:table-row table:style-name="ro1">
          <table:table-cell office:value-type="float" office:value="94804" calcext:value-type="float">
            <text:p>94804</text:p>
          </table:table-cell>
          <table:table-cell office:value-type="float" office:value="219401" calcext:value-type="float">
            <text:p>219401</text:p>
          </table:table-cell>
        </table:table-row>
        <table:table-row table:style-name="ro1">
          <table:table-cell office:value-type="float" office:value="127146" calcext:value-type="float">
            <text:p>127146</text:p>
          </table:table-cell>
          <table:table-cell office:value-type="float" office:value="257529" calcext:value-type="float">
            <text:p>257529</text:p>
          </table:table-cell>
        </table:table-row>
        <table:table-row table:style-name="ro1">
          <table:table-cell office:value-type="float" office:value="122218" calcext:value-type="float">
            <text:p>122218</text:p>
          </table:table-cell>
          <table:table-cell office:value-type="float" office:value="260973" calcext:value-type="float">
            <text:p>260973</text:p>
          </table:table-cell>
        </table:table-row>
        <table:table-row table:style-name="ro1">
          <table:table-cell office:value-type="float" office:value="117965" calcext:value-type="float">
            <text:p>117965</text:p>
          </table:table-cell>
          <table:table-cell office:value-type="float" office:value="251088" calcext:value-type="float">
            <text:p>251088</text:p>
          </table:table-cell>
        </table:table-row>
        <table:table-row table:style-name="ro1">
          <table:table-cell office:value-type="float" office:value="98250" calcext:value-type="float">
            <text:p>98250</text:p>
          </table:table-cell>
          <table:table-cell office:value-type="float" office:value="255556" calcext:value-type="float">
            <text:p>255556</text:p>
          </table:table-cell>
        </table:table-row>
        <table:table-row table:style-name="ro1">
          <table:table-cell office:value-type="float" office:value="111145" calcext:value-type="float">
            <text:p>111145</text:p>
          </table:table-cell>
          <table:table-cell office:value-type="float" office:value="256649" calcext:value-type="float">
            <text:p>256649</text:p>
          </table:table-cell>
        </table:table-row>
        <table:table-row table:style-name="ro1">
          <table:table-cell office:value-type="float" office:value="94096" calcext:value-type="float">
            <text:p>94096</text:p>
          </table:table-cell>
          <table:table-cell office:value-type="float" office:value="243402" calcext:value-type="float">
            <text:p>243402</text:p>
          </table:table-cell>
        </table:table-row>
        <table:table-row table:style-name="ro1">
          <table:table-cell office:value-type="float" office:value="107201" calcext:value-type="float">
            <text:p>107201</text:p>
          </table:table-cell>
          <table:table-cell office:value-type="float" office:value="251162" calcext:value-type="float">
            <text:p>251162</text:p>
          </table:table-cell>
        </table:table-row>
        <table:table-row table:style-name="ro1">
          <table:table-cell office:value-type="float" office:value="119392" calcext:value-type="float">
            <text:p>119392</text:p>
          </table:table-cell>
          <table:table-cell office:value-type="float" office:value="252293" calcext:value-type="float">
            <text:p>252293</text:p>
          </table:table-cell>
        </table:table-row>
        <table:table-row table:style-name="ro1">
          <table:table-cell office:value-type="float" office:value="109539" calcext:value-type="float">
            <text:p>109539</text:p>
          </table:table-cell>
          <table:table-cell office:value-type="float" office:value="270792" calcext:value-type="float">
            <text:p>270792</text:p>
          </table:table-cell>
        </table:table-row>
        <table:table-row table:style-name="ro1">
          <table:table-cell office:value-type="float" office:value="104734" calcext:value-type="float">
            <text:p>104734</text:p>
          </table:table-cell>
          <table:table-cell office:value-type="float" office:value="245822" calcext:value-type="float">
            <text:p>245822</text:p>
          </table:table-cell>
        </table:table-row>
        <table:table-row table:style-name="ro1">
          <table:table-cell office:value-type="float" office:value="132291" calcext:value-type="float">
            <text:p>132291</text:p>
          </table:table-cell>
          <table:table-cell office:value-type="float" office:value="254765" calcext:value-type="float">
            <text:p>254765</text:p>
          </table:table-cell>
        </table:table-row>
        <table:table-row table:style-name="ro1">
          <table:table-cell office:value-type="float" office:value="109393" calcext:value-type="float">
            <text:p>109393</text:p>
          </table:table-cell>
          <table:table-cell office:value-type="float" office:value="284053" calcext:value-type="float">
            <text:p>284053</text:p>
          </table:table-cell>
        </table:table-row>
        <table:table-row table:style-name="ro1">
          <table:table-cell office:value-type="float" office:value="106550" calcext:value-type="float">
            <text:p>106550</text:p>
          </table:table-cell>
          <table:table-cell office:value-type="float" office:value="241843" calcext:value-type="float">
            <text:p>241843</text:p>
          </table:table-cell>
        </table:table-row>
        <table:table-row table:style-name="ro1">
          <table:table-cell office:value-type="float" office:value="120821" calcext:value-type="float">
            <text:p>120821</text:p>
          </table:table-cell>
          <table:table-cell office:value-type="float" office:value="241242" calcext:value-type="float">
            <text:p>241242</text:p>
          </table:table-cell>
        </table:table-row>
        <table:table-row table:style-name="ro1">
          <table:table-cell office:value-type="float" office:value="111464" calcext:value-type="float">
            <text:p>111464</text:p>
          </table:table-cell>
          <table:table-cell office:value-type="float" office:value="188400" calcext:value-type="float">
            <text:p>188400</text:p>
          </table:table-cell>
        </table:table-row>
        <table:table-row table:style-name="ro1">
          <table:table-cell office:value-type="float" office:value="102633" calcext:value-type="float">
            <text:p>102633</text:p>
          </table:table-cell>
          <table:table-cell office:value-type="float" office:value="140865" calcext:value-type="float">
            <text:p>140865</text:p>
          </table:table-cell>
        </table:table-row>
        <table:table-row table:style-name="ro1">
          <table:table-cell office:value-type="float" office:value="91784" calcext:value-type="float">
            <text:p>91784</text:p>
          </table:table-cell>
          <table:table-cell office:value-type="float" office:value="134378" calcext:value-type="float">
            <text:p>134378</text:p>
          </table:table-cell>
        </table:table-row>
        <table:table-row table:style-name="ro1">
          <table:table-cell office:value-type="float" office:value="107307" calcext:value-type="float">
            <text:p>107307</text:p>
          </table:table-cell>
          <table:table-cell office:value-type="float" office:value="132735" calcext:value-type="float">
            <text:p>132735</text:p>
          </table:table-cell>
        </table:table-row>
        <table:table-row table:style-name="ro1">
          <table:table-cell office:value-type="float" office:value="92661" calcext:value-type="float">
            <text:p>92661</text:p>
          </table:table-cell>
          <table:table-cell office:value-type="float" office:value="134775" calcext:value-type="float">
            <text:p>134775</text:p>
          </table:table-cell>
        </table:table-row>
        <table:table-row table:style-name="ro1">
          <table:table-cell office:value-type="float" office:value="127140" calcext:value-type="float">
            <text:p>127140</text:p>
          </table:table-cell>
          <table:table-cell office:value-type="float" office:value="133451" calcext:value-type="float">
            <text:p>133451</text:p>
          </table:table-cell>
        </table:table-row>
        <table:table-row table:style-name="ro1">
          <table:table-cell office:value-type="float" office:value="124010" calcext:value-type="float">
            <text:p>124010</text:p>
          </table:table-cell>
          <table:table-cell office:value-type="float" office:value="143466" calcext:value-type="float">
            <text:p>143466</text:p>
          </table:table-cell>
        </table:table-row>
        <table:table-row table:style-name="ro1">
          <table:table-cell office:value-type="float" office:value="104670" calcext:value-type="float">
            <text:p>104670</text:p>
          </table:table-cell>
          <table:table-cell office:value-type="float" office:value="144107" calcext:value-type="float">
            <text:p>144107</text:p>
          </table:table-cell>
        </table:table-row>
        <table:table-row table:style-name="ro1">
          <table:table-cell office:value-type="float" office:value="124461" calcext:value-type="float">
            <text:p>124461</text:p>
          </table:table-cell>
          <table:table-cell office:value-type="float" office:value="133273" calcext:value-type="float">
            <text:p>133273</text:p>
          </table:table-cell>
        </table:table-row>
        <table:table-row table:style-name="ro1">
          <table:table-cell office:value-type="float" office:value="123192" calcext:value-type="float">
            <text:p>123192</text:p>
          </table:table-cell>
          <table:table-cell office:value-type="float" office:value="133483" calcext:value-type="float">
            <text:p>133483</text:p>
          </table:table-cell>
        </table:table-row>
        <table:table-row table:style-name="ro1">
          <table:table-cell office:value-type="float" office:value="111329" calcext:value-type="float">
            <text:p>111329</text:p>
          </table:table-cell>
          <table:table-cell office:value-type="float" office:value="138801" calcext:value-type="float">
            <text:p>138801</text:p>
          </table:table-cell>
        </table:table-row>
        <table:table-row table:style-name="ro1">
          <table:table-cell office:value-type="float" office:value="103219" calcext:value-type="float">
            <text:p>103219</text:p>
          </table:table-cell>
          <table:table-cell office:value-type="float" office:value="133516" calcext:value-type="float">
            <text:p>133516</text:p>
          </table:table-cell>
        </table:table-row>
        <table:table-row table:style-name="ro1">
          <table:table-cell office:value-type="float" office:value="115192" calcext:value-type="float">
            <text:p>115192</text:p>
          </table:table-cell>
          <table:table-cell office:value-type="float" office:value="135924" calcext:value-type="float">
            <text:p>135924</text:p>
          </table:table-cell>
        </table:table-row>
        <table:table-row table:style-name="ro1">
          <table:table-cell office:value-type="float" office:value="103243" calcext:value-type="float">
            <text:p>103243</text:p>
          </table:table-cell>
          <table:table-cell office:value-type="float" office:value="138648" calcext:value-type="float">
            <text:p>138648</text:p>
          </table:table-cell>
        </table:table-row>
        <table:table-row table:style-name="ro1">
          <table:table-cell office:value-type="float" office:value="100172" calcext:value-type="float">
            <text:p>100172</text:p>
          </table:table-cell>
          <table:table-cell office:value-type="float" office:value="217670" calcext:value-type="float">
            <text:p>217670</text:p>
          </table:table-cell>
        </table:table-row>
        <table:table-row table:style-name="ro1">
          <table:table-cell office:value-type="float" office:value="111947" calcext:value-type="float">
            <text:p>111947</text:p>
          </table:table-cell>
          <table:table-cell office:value-type="float" office:value="150463" calcext:value-type="float">
            <text:p>150463</text:p>
          </table:table-cell>
        </table:table-row>
        <table:table-row table:style-name="ro1">
          <table:table-cell office:value-type="float" office:value="127025" calcext:value-type="float">
            <text:p>127025</text:p>
          </table:table-cell>
          <table:table-cell office:value-type="float" office:value="127153" calcext:value-type="float">
            <text:p>127153</text:p>
          </table:table-cell>
        </table:table-row>
        <table:table-row table:style-name="ro1">
          <table:table-cell office:value-type="float" office:value="127255" calcext:value-type="float">
            <text:p>127255</text:p>
          </table:table-cell>
          <table:table-cell office:value-type="float" office:value="113459" calcext:value-type="float">
            <text:p>113459</text:p>
          </table:table-cell>
        </table:table-row>
        <table:table-row table:style-name="ro1">
          <table:table-cell office:value-type="float" office:value="98722" calcext:value-type="float">
            <text:p>98722</text:p>
          </table:table-cell>
          <table:table-cell office:value-type="float" office:value="91569" calcext:value-type="float">
            <text:p>91569</text:p>
          </table:table-cell>
        </table:table-row>
        <table:table-row table:style-name="ro1">
          <table:table-cell office:value-type="float" office:value="112121" calcext:value-type="float">
            <text:p>112121</text:p>
          </table:table-cell>
          <table:table-cell office:value-type="float" office:value="108024" calcext:value-type="float">
            <text:p>108024</text:p>
          </table:table-cell>
        </table:table-row>
        <table:table-row table:style-name="ro1">
          <table:table-cell office:value-type="float" office:value="119052" calcext:value-type="float">
            <text:p>119052</text:p>
          </table:table-cell>
          <table:table-cell office:value-type="float" office:value="112858" calcext:value-type="float">
            <text:p>112858</text:p>
          </table:table-cell>
        </table:table-row>
        <table:table-row table:style-name="ro1">
          <table:table-cell office:value-type="float" office:value="126388" calcext:value-type="float">
            <text:p>126388</text:p>
          </table:table-cell>
          <table:table-cell office:value-type="float" office:value="106964" calcext:value-type="float">
            <text:p>106964</text:p>
          </table:table-cell>
        </table:table-row>
        <table:table-row table:style-name="ro1">
          <table:table-cell office:value-type="float" office:value="102468" calcext:value-type="float">
            <text:p>102468</text:p>
          </table:table-cell>
          <table:table-cell office:value-type="float" office:value="111169" calcext:value-type="float">
            <text:p>111169</text:p>
          </table:table-cell>
        </table:table-row>
        <table:table-row table:style-name="ro1">
          <table:table-cell office:value-type="float" office:value="96502" calcext:value-type="float">
            <text:p>96502</text:p>
          </table:table-cell>
          <table:table-cell office:value-type="float" office:value="107161" calcext:value-type="float">
            <text:p>107161</text:p>
          </table:table-cell>
        </table:table-row>
        <table:table-row table:style-name="ro1">
          <table:table-cell office:value-type="float" office:value="99147" calcext:value-type="float">
            <text:p>99147</text:p>
          </table:table-cell>
          <table:table-cell office:value-type="float" office:value="127808" calcext:value-type="float">
            <text:p>127808</text:p>
          </table:table-cell>
        </table:table-row>
        <table:table-row table:style-name="ro1">
          <table:table-cell office:value-type="float" office:value="127175" calcext:value-type="float">
            <text:p>127175</text:p>
          </table:table-cell>
          <table:table-cell office:value-type="float" office:value="113346" calcext:value-type="float">
            <text:p>113346</text:p>
          </table:table-cell>
        </table:table-row>
        <table:table-row table:style-name="ro1">
          <table:table-cell office:value-type="float" office:value="120281" calcext:value-type="float">
            <text:p>120281</text:p>
          </table:table-cell>
          <table:table-cell office:value-type="float" office:value="115250" calcext:value-type="float">
            <text:p>115250</text:p>
          </table:table-cell>
        </table:table-row>
        <table:table-row table:style-name="ro1">
          <table:table-cell office:value-type="float" office:value="121683" calcext:value-type="float">
            <text:p>121683</text:p>
          </table:table-cell>
          <table:table-cell office:value-type="float" office:value="128120" calcext:value-type="float">
            <text:p>128120</text:p>
          </table:table-cell>
        </table:table-row>
        <table:table-row table:style-name="ro1">
          <table:table-cell office:value-type="float" office:value="99645" calcext:value-type="float">
            <text:p>99645</text:p>
          </table:table-cell>
          <table:table-cell office:value-type="float" office:value="117443" calcext:value-type="float">
            <text:p>117443</text:p>
          </table:table-cell>
        </table:table-row>
        <table:table-row table:style-name="ro1">
          <table:table-cell office:value-type="float" office:value="121324" calcext:value-type="float">
            <text:p>121324</text:p>
          </table:table-cell>
          <table:table-cell office:value-type="float" office:value="103244" calcext:value-type="float">
            <text:p>103244</text:p>
          </table:table-cell>
        </table:table-row>
        <table:table-row table:style-name="ro1">
          <table:table-cell office:value-type="float" office:value="122526" calcext:value-type="float">
            <text:p>122526</text:p>
          </table:table-cell>
          <table:table-cell office:value-type="float" office:value="107093" calcext:value-type="float">
            <text:p>107093</text:p>
          </table:table-cell>
        </table:table-row>
        <table:table-row table:style-name="ro1">
          <table:table-cell office:value-type="float" office:value="111109" calcext:value-type="float">
            <text:p>111109</text:p>
          </table:table-cell>
          <table:table-cell office:value-type="float" office:value="108183" calcext:value-type="float">
            <text:p>108183</text:p>
          </table:table-cell>
        </table:table-row>
        <table:table-row table:style-name="ro1">
          <table:table-cell office:value-type="float" office:value="127617" calcext:value-type="float">
            <text:p>127617</text:p>
          </table:table-cell>
          <table:table-cell office:value-type="float" office:value="104744" calcext:value-type="float">
            <text:p>104744</text:p>
          </table:table-cell>
        </table:table-row>
        <table:table-row table:style-name="ro1">
          <table:table-cell office:value-type="float" office:value="96854" calcext:value-type="float">
            <text:p>96854</text:p>
          </table:table-cell>
          <table:table-cell office:value-type="float" office:value="107438" calcext:value-type="float">
            <text:p>107438</text:p>
          </table:table-cell>
        </table:table-row>
        <table:table-row table:style-name="ro1">
          <table:table-cell office:value-type="float" office:value="107149" calcext:value-type="float">
            <text:p>107149</text:p>
          </table:table-cell>
          <table:table-cell office:value-type="float" office:value="99721" calcext:value-type="float">
            <text:p>99721</text:p>
          </table:table-cell>
        </table:table-row>
        <table:table-row table:style-name="ro1">
          <table:table-cell office:value-type="float" office:value="121716" calcext:value-type="float">
            <text:p>121716</text:p>
          </table:table-cell>
          <table:table-cell office:value-type="float" office:value="103380" calcext:value-type="float">
            <text:p>103380</text:p>
          </table:table-cell>
        </table:table-row>
        <table:table-row table:style-name="ro1">
          <table:table-cell office:value-type="float" office:value="107402" calcext:value-type="float">
            <text:p>107402</text:p>
          </table:table-cell>
          <table:table-cell office:value-type="float" office:value="92577" calcext:value-type="float">
            <text:p>92577</text:p>
          </table:table-cell>
        </table:table-row>
        <table:table-row table:style-name="ro1">
          <table:table-cell office:value-type="float" office:value="103025" calcext:value-type="float">
            <text:p>103025</text:p>
          </table:table-cell>
          <table:table-cell office:value-type="float" office:value="135134" calcext:value-type="float">
            <text:p>135134</text:p>
          </table:table-cell>
        </table:table-row>
        <table:table-row table:style-name="ro1">
          <table:table-cell office:value-type="float" office:value="128801" calcext:value-type="float">
            <text:p>128801</text:p>
          </table:table-cell>
          <table:table-cell office:value-type="float" office:value="111180" calcext:value-type="float">
            <text:p>111180</text:p>
          </table:table-cell>
        </table:table-row>
        <table:table-row table:style-name="ro1">
          <table:table-cell office:value-type="float" office:value="125060" calcext:value-type="float">
            <text:p>125060</text:p>
          </table:table-cell>
          <table:table-cell office:value-type="float" office:value="107185" calcext:value-type="float">
            <text:p>107185</text:p>
          </table:table-cell>
        </table:table-row>
        <table:table-row table:style-name="ro1">
          <table:table-cell office:value-type="float" office:value="151379" calcext:value-type="float">
            <text:p>151379</text:p>
          </table:table-cell>
          <table:table-cell office:value-type="float" office:value="110856" calcext:value-type="float">
            <text:p>110856</text:p>
          </table:table-cell>
        </table:table-row>
        <table:table-row table:style-name="ro1">
          <table:table-cell office:value-type="float" office:value="174930" calcext:value-type="float">
            <text:p>174930</text:p>
          </table:table-cell>
          <table:table-cell office:value-type="float" office:value="91928" calcext:value-type="float">
            <text:p>91928</text:p>
          </table:table-cell>
        </table:table-row>
        <table:table-row table:style-name="ro1">
          <table:table-cell office:value-type="float" office:value="107309" calcext:value-type="float">
            <text:p>107309</text:p>
          </table:table-cell>
          <table:table-cell office:value-type="float" office:value="103185" calcext:value-type="float">
            <text:p>103185</text:p>
          </table:table-cell>
        </table:table-row>
        <table:table-row table:style-name="ro1">
          <table:table-cell office:value-type="float" office:value="118899" calcext:value-type="float">
            <text:p>118899</text:p>
          </table:table-cell>
          <table:table-cell office:value-type="float" office:value="110719" calcext:value-type="float">
            <text:p>110719</text:p>
          </table:table-cell>
        </table:table-row>
        <table:table-row table:style-name="ro1">
          <table:table-cell office:value-type="float" office:value="123654" calcext:value-type="float">
            <text:p>123654</text:p>
          </table:table-cell>
          <table:table-cell office:value-type="float" office:value="113238" calcext:value-type="float">
            <text:p>113238</text:p>
          </table:table-cell>
        </table:table-row>
        <table:table-row table:style-name="ro1">
          <table:table-cell office:value-type="float" office:value="109866" calcext:value-type="float">
            <text:p>109866</text:p>
          </table:table-cell>
          <table:table-cell office:value-type="float" office:value="103927" calcext:value-type="float">
            <text:p>103927</text:p>
          </table:table-cell>
        </table:table-row>
        <table:table-row table:style-name="ro1">
          <table:table-cell office:value-type="float" office:value="103471" calcext:value-type="float">
            <text:p>103471</text:p>
          </table:table-cell>
          <table:table-cell office:value-type="float" office:value="112829" calcext:value-type="float">
            <text:p>112829</text:p>
          </table:table-cell>
        </table:table-row>
        <table:table-row table:style-name="ro1">
          <table:table-cell office:value-type="float" office:value="107974" calcext:value-type="float">
            <text:p>107974</text:p>
          </table:table-cell>
          <table:table-cell office:value-type="float" office:value="113946" calcext:value-type="float">
            <text:p>113946</text:p>
          </table:table-cell>
        </table:table-row>
        <table:table-row table:style-name="ro1">
          <table:table-cell office:value-type="float" office:value="115120" calcext:value-type="float">
            <text:p>115120</text:p>
          </table:table-cell>
          <table:table-cell office:value-type="float" office:value="115659" calcext:value-type="float">
            <text:p>115659</text:p>
          </table:table-cell>
        </table:table-row>
        <table:table-row table:style-name="ro1">
          <table:table-cell office:value-type="float" office:value="118989" calcext:value-type="float">
            <text:p>118989</text:p>
          </table:table-cell>
          <table:table-cell office:value-type="float" office:value="111122" calcext:value-type="float">
            <text:p>111122</text:p>
          </table:table-cell>
        </table:table-row>
        <table:table-row table:style-name="ro1">
          <table:table-cell office:value-type="float" office:value="112479" calcext:value-type="float">
            <text:p>112479</text:p>
          </table:table-cell>
          <table:table-cell office:value-type="float" office:value="121602" calcext:value-type="float">
            <text:p>121602</text:p>
          </table:table-cell>
        </table:table-row>
        <table:table-row table:style-name="ro1">
          <table:table-cell office:value-type="float" office:value="123371" calcext:value-type="float">
            <text:p>123371</text:p>
          </table:table-cell>
          <table:table-cell office:value-type="float" office:value="127159" calcext:value-type="float">
            <text:p>127159</text:p>
          </table:table-cell>
        </table:table-row>
        <table:table-row table:style-name="ro1">
          <table:table-cell office:value-type="float" office:value="94357" calcext:value-type="float">
            <text:p>94357</text:p>
          </table:table-cell>
          <table:table-cell office:value-type="float" office:value="107189" calcext:value-type="float">
            <text:p>107189</text:p>
          </table:table-cell>
        </table:table-row>
        <table:table-row table:style-name="ro1">
          <table:table-cell office:value-type="float" office:value="111494" calcext:value-type="float">
            <text:p>111494</text:p>
          </table:table-cell>
          <table:table-cell office:value-type="float" office:value="111203" calcext:value-type="float">
            <text:p>111203</text:p>
          </table:table-cell>
        </table:table-row>
        <table:table-row table:style-name="ro1">
          <table:table-cell office:value-type="float" office:value="116261" calcext:value-type="float">
            <text:p>116261</text:p>
          </table:table-cell>
          <table:table-cell office:value-type="float" office:value="91440" calcext:value-type="float">
            <text:p>91440</text:p>
          </table:table-cell>
        </table:table-row>
        <table:table-row table:style-name="ro1">
          <table:table-cell office:value-type="float" office:value="112188" calcext:value-type="float">
            <text:p>112188</text:p>
          </table:table-cell>
          <table:table-cell office:value-type="float" office:value="118967" calcext:value-type="float">
            <text:p>118967</text:p>
          </table:table-cell>
        </table:table-row>
        <table:table-row table:style-name="ro1">
          <table:table-cell office:value-type="float" office:value="113641" calcext:value-type="float">
            <text:p>113641</text:p>
          </table:table-cell>
          <table:table-cell office:value-type="float" office:value="114272" calcext:value-type="float">
            <text:p>114272</text:p>
          </table:table-cell>
        </table:table-row>
        <table:table-row table:style-name="ro1">
          <table:table-cell office:value-type="float" office:value="106466" calcext:value-type="float">
            <text:p>106466</text:p>
          </table:table-cell>
          <table:table-cell office:value-type="float" office:value="103142" calcext:value-type="float">
            <text:p>103142</text:p>
          </table:table-cell>
        </table:table-row>
        <table:table-row table:style-name="ro1">
          <table:table-cell office:value-type="float" office:value="93569" calcext:value-type="float">
            <text:p>93569</text:p>
          </table:table-cell>
          <table:table-cell office:value-type="float" office:value="105626" calcext:value-type="float">
            <text:p>105626</text:p>
          </table:table-cell>
        </table:table-row>
        <table:table-row table:style-name="ro1">
          <table:table-cell office:value-type="float" office:value="128998" calcext:value-type="float">
            <text:p>128998</text:p>
          </table:table-cell>
          <table:table-cell office:value-type="float" office:value="92095" calcext:value-type="float">
            <text:p>92095</text:p>
          </table:table-cell>
        </table:table-row>
        <table:table-row table:style-name="ro1">
          <table:table-cell office:value-type="float" office:value="110764" calcext:value-type="float">
            <text:p>110764</text:p>
          </table:table-cell>
          <table:table-cell office:value-type="float" office:value="111422" calcext:value-type="float">
            <text:p>111422</text:p>
          </table:table-cell>
        </table:table-row>
        <table:table-row table:style-name="ro1">
          <table:table-cell office:value-type="float" office:value="103246" calcext:value-type="float">
            <text:p>103246</text:p>
          </table:table-cell>
          <table:table-cell office:value-type="float" office:value="100437" calcext:value-type="float">
            <text:p>100437</text:p>
          </table:table-cell>
        </table:table-row>
        <table:table-row table:style-name="ro1">
          <table:table-cell office:value-type="float" office:value="107140" calcext:value-type="float">
            <text:p>107140</text:p>
          </table:table-cell>
          <table:table-cell office:value-type="float" office:value="115391" calcext:value-type="float">
            <text:p>115391</text:p>
          </table:table-cell>
        </table:table-row>
        <table:table-row table:style-name="ro1">
          <table:table-cell office:value-type="float" office:value="103290" calcext:value-type="float">
            <text:p>103290</text:p>
          </table:table-cell>
          <table:table-cell office:value-type="float" office:value="107670" calcext:value-type="float">
            <text:p>107670</text:p>
          </table:table-cell>
        </table:table-row>
        <table:table-row table:style-name="ro1">
          <table:table-cell office:value-type="float" office:value="104399" calcext:value-type="float">
            <text:p>104399</text:p>
          </table:table-cell>
          <table:table-cell office:value-type="float" office:value="93043" calcext:value-type="float">
            <text:p>93043</text:p>
          </table:table-cell>
        </table:table-row>
        <table:table-row table:style-name="ro1">
          <table:table-cell office:value-type="float" office:value="115740" calcext:value-type="float">
            <text:p>115740</text:p>
          </table:table-cell>
          <table:table-cell office:value-type="float" office:value="105211" calcext:value-type="float">
            <text:p>105211</text:p>
          </table:table-cell>
        </table:table-row>
        <table:table-row table:style-name="ro1">
          <table:table-cell office:value-type="float" office:value="123398" calcext:value-type="float">
            <text:p>123398</text:p>
          </table:table-cell>
          <table:table-cell office:value-type="float" office:value="111429" calcext:value-type="float">
            <text:p>111429</text:p>
          </table:table-cell>
        </table:table-row>
        <table:table-row table:style-name="ro1">
          <table:table-cell office:value-type="float" office:value="108207" calcext:value-type="float">
            <text:p>108207</text:p>
          </table:table-cell>
          <table:table-cell office:value-type="float" office:value="107336" calcext:value-type="float">
            <text:p>107336</text:p>
          </table:table-cell>
        </table:table-row>
        <table:table-row table:style-name="ro1">
          <table:table-cell office:value-type="float" office:value="106294" calcext:value-type="float">
            <text:p>106294</text:p>
          </table:table-cell>
          <table:table-cell office:value-type="float" office:value="116109" calcext:value-type="float">
            <text:p>116109</text:p>
          </table:table-cell>
        </table:table-row>
        <table:table-row table:style-name="ro1">
          <table:table-cell office:value-type="float" office:value="107198" calcext:value-type="float">
            <text:p>107198</text:p>
          </table:table-cell>
          <table:table-cell office:value-type="float" office:value="122262" calcext:value-type="float">
            <text:p>122262</text:p>
          </table:table-cell>
        </table:table-row>
        <table:table-row table:style-name="ro1">
          <table:table-cell office:value-type="float" office:value="119555" calcext:value-type="float">
            <text:p>119555</text:p>
          </table:table-cell>
          <table:table-cell office:value-type="float" office:value="114746" calcext:value-type="float">
            <text:p>114746</text:p>
          </table:table-cell>
        </table:table-row>
        <table:table-row table:style-name="ro1">
          <table:table-cell office:value-type="float" office:value="116870" calcext:value-type="float">
            <text:p>116870</text:p>
          </table:table-cell>
          <table:table-cell office:value-type="float" office:value="95213" calcext:value-type="float">
            <text:p>95213</text:p>
          </table:table-cell>
        </table:table-row>
        <table:table-row table:style-name="ro1">
          <table:table-cell office:value-type="float" office:value="116334" calcext:value-type="float">
            <text:p>116334</text:p>
          </table:table-cell>
          <table:table-cell office:value-type="float" office:value="97497" calcext:value-type="float">
            <text:p>97497</text:p>
          </table:table-cell>
        </table:table-row>
        <table:table-row table:style-name="ro1">
          <table:table-cell office:value-type="float" office:value="125518" calcext:value-type="float">
            <text:p>125518</text:p>
          </table:table-cell>
          <table:table-cell office:value-type="float" office:value="115268" calcext:value-type="float">
            <text:p>115268</text:p>
          </table:table-cell>
        </table:table-row>
        <table:table-row table:style-name="ro1">
          <table:table-cell office:value-type="float" office:value="119144" calcext:value-type="float">
            <text:p>119144</text:p>
          </table:table-cell>
          <table:table-cell office:value-type="float" office:value="107617" calcext:value-type="float">
            <text:p>107617</text:p>
          </table:table-cell>
        </table:table-row>
        <table:table-row table:style-name="ro1">
          <table:table-cell office:value-type="float" office:value="110462" calcext:value-type="float">
            <text:p>110462</text:p>
          </table:table-cell>
          <table:table-cell office:value-type="float" office:value="91874" calcext:value-type="float">
            <text:p>91874</text:p>
          </table:table-cell>
        </table:table-row>
        <table:table-row table:style-name="ro1">
          <table:table-cell office:value-type="float" office:value="111341" calcext:value-type="float">
            <text:p>111341</text:p>
          </table:table-cell>
          <table:table-cell office:value-type="float" office:value="112655" calcext:value-type="float">
            <text:p>112655</text:p>
          </table:table-cell>
        </table:table-row>
        <table:table-row table:style-name="ro1">
          <table:table-cell office:value-type="float" office:value="108428" calcext:value-type="float">
            <text:p>108428</text:p>
          </table:table-cell>
          <table:table-cell office:value-type="float" office:value="112038" calcext:value-type="float">
            <text:p>112038</text:p>
          </table:table-cell>
        </table:table-row>
        <table:table-row table:style-name="ro1">
          <table:table-cell office:value-type="float" office:value="107400" calcext:value-type="float">
            <text:p>107400</text:p>
          </table:table-cell>
          <table:table-cell office:value-type="float" office:value="127173" calcext:value-type="float">
            <text:p>127173</text:p>
          </table:table-cell>
        </table:table-row>
        <table:table-row table:style-name="ro1">
          <table:table-cell office:value-type="float" office:value="90901" calcext:value-type="float">
            <text:p>90901</text:p>
          </table:table-cell>
          <table:table-cell office:value-type="float" office:value="96971" calcext:value-type="float">
            <text:p>96971</text:p>
          </table:table-cell>
        </table:table-row>
        <table:table-row table:style-name="ro1">
          <table:table-cell office:value-type="float" office:value="110183" calcext:value-type="float">
            <text:p>110183</text:p>
          </table:table-cell>
          <table:table-cell office:value-type="float" office:value="108537" calcext:value-type="float">
            <text:p>108537</text:p>
          </table:table-cell>
        </table:table-row>
        <table:table-row table:style-name="ro1">
          <table:table-cell office:value-type="float" office:value="105026" calcext:value-type="float">
            <text:p>105026</text:p>
          </table:table-cell>
          <table:table-cell office:value-type="float" office:value="103366" calcext:value-type="float">
            <text:p>103366</text:p>
          </table:table-cell>
        </table:table-row>
        <table:table-row table:style-name="ro1">
          <table:table-cell office:value-type="float" office:value="95338" calcext:value-type="float">
            <text:p>95338</text:p>
          </table:table-cell>
          <table:table-cell office:value-type="float" office:value="102537" calcext:value-type="float">
            <text:p>102537</text:p>
          </table:table-cell>
        </table:table-row>
        <table:table-row table:style-name="ro1">
          <table:table-cell office:value-type="float" office:value="115263" calcext:value-type="float">
            <text:p>115263</text:p>
          </table:table-cell>
          <table:table-cell office:value-type="float" office:value="135817" calcext:value-type="float">
            <text:p>135817</text:p>
          </table:table-cell>
        </table:table-row>
        <table:table-row table:style-name="ro1">
          <table:table-cell office:value-type="float" office:value="159667" calcext:value-type="float">
            <text:p>159667</text:p>
          </table:table-cell>
          <table:table-cell office:value-type="float" office:value="116324" calcext:value-type="float">
            <text:p>116324</text:p>
          </table:table-cell>
        </table:table-row>
        <table:table-row table:style-name="ro1">
          <table:table-cell office:value-type="float" office:value="113049" calcext:value-type="float">
            <text:p>113049</text:p>
          </table:table-cell>
          <table:table-cell office:value-type="float" office:value="108053" calcext:value-type="float">
            <text:p>108053</text:p>
          </table:table-cell>
        </table:table-row>
        <table:table-row table:style-name="ro1">
          <table:table-cell office:value-type="float" office:value="105324" calcext:value-type="float">
            <text:p>105324</text:p>
          </table:table-cell>
          <table:table-cell office:value-type="float" office:value="127555" calcext:value-type="float">
            <text:p>127555</text:p>
          </table:table-cell>
        </table:table-row>
        <table:table-row table:style-name="ro1">
          <table:table-cell office:value-type="float" office:value="95868" calcext:value-type="float">
            <text:p>95868</text:p>
          </table:table-cell>
          <table:table-cell office:value-type="float" office:value="109501" calcext:value-type="float">
            <text:p>109501</text:p>
          </table:table-cell>
        </table:table-row>
        <table:table-row table:style-name="ro1">
          <table:table-cell office:value-type="float" office:value="110060" calcext:value-type="float">
            <text:p>110060</text:p>
          </table:table-cell>
          <table:table-cell office:value-type="float" office:value="97122" calcext:value-type="float">
            <text:p>97122</text:p>
          </table:table-cell>
        </table:table-row>
        <table:table-row table:style-name="ro1">
          <table:table-cell office:value-type="float" office:value="132300" calcext:value-type="float">
            <text:p>132300</text:p>
          </table:table-cell>
          <table:table-cell office:value-type="float" office:value="126211" calcext:value-type="float">
            <text:p>126211</text:p>
          </table:table-cell>
        </table:table-row>
        <table:table-row table:style-name="ro1">
          <table:table-cell office:value-type="float" office:value="107248" calcext:value-type="float">
            <text:p>107248</text:p>
          </table:table-cell>
          <table:table-cell office:value-type="float" office:value="156459" calcext:value-type="float">
            <text:p>156459</text:p>
          </table:table-cell>
        </table:table-row>
        <table:table-row table:style-name="ro1">
          <table:table-cell office:value-type="float" office:value="92099" calcext:value-type="float">
            <text:p>92099</text:p>
          </table:table-cell>
          <table:table-cell office:value-type="float" office:value="179722" calcext:value-type="float">
            <text:p>179722</text:p>
          </table:table-cell>
        </table:table-row>
        <table:table-row table:style-name="ro1">
          <table:table-cell office:value-type="float" office:value="97647" calcext:value-type="float">
            <text:p>97647</text:p>
          </table:table-cell>
          <table:table-cell office:value-type="float" office:value="98733" calcext:value-type="float">
            <text:p>98733</text:p>
          </table:table-cell>
        </table:table-row>
        <table:table-row table:style-name="ro1">
          <table:table-cell office:value-type="float" office:value="117939" calcext:value-type="float">
            <text:p>117939</text:p>
          </table:table-cell>
          <table:table-cell office:value-type="float" office:value="101314" calcext:value-type="float">
            <text:p>101314</text:p>
          </table:table-cell>
        </table:table-row>
        <table:table-row table:style-name="ro1">
          <table:table-cell office:value-type="float" office:value="116189" calcext:value-type="float">
            <text:p>116189</text:p>
          </table:table-cell>
          <table:table-cell office:value-type="float" office:value="118314" calcext:value-type="float">
            <text:p>118314</text:p>
          </table:table-cell>
        </table:table-row>
        <table:table-row table:style-name="ro1">
          <table:table-cell office:value-type="float" office:value="119628" calcext:value-type="float">
            <text:p>119628</text:p>
          </table:table-cell>
          <table:table-cell office:value-type="float" office:value="117653" calcext:value-type="float">
            <text:p>117653</text:p>
          </table:table-cell>
        </table:table-row>
        <table:table-row table:style-name="ro1">
          <table:table-cell office:value-type="float" office:value="111332" calcext:value-type="float">
            <text:p>111332</text:p>
          </table:table-cell>
          <table:table-cell office:value-type="float" office:value="117181" calcext:value-type="float">
            <text:p>117181</text:p>
          </table:table-cell>
        </table:table-row>
        <table:table-row table:style-name="ro1">
          <table:table-cell office:value-type="float" office:value="108573" calcext:value-type="float">
            <text:p>108573</text:p>
          </table:table-cell>
          <table:table-cell office:value-type="float" office:value="106307" calcext:value-type="float">
            <text:p>106307</text:p>
          </table:table-cell>
        </table:table-row>
        <table:table-row table:style-name="ro1">
          <table:table-cell office:value-type="float" office:value="110311" calcext:value-type="float">
            <text:p>110311</text:p>
          </table:table-cell>
          <table:table-cell office:value-type="float" office:value="105912" calcext:value-type="float">
            <text:p>105912</text:p>
          </table:table-cell>
        </table:table-row>
        <table:table-row table:style-name="ro1">
          <table:table-cell office:value-type="float" office:value="111305" calcext:value-type="float">
            <text:p>111305</text:p>
          </table:table-cell>
          <table:table-cell office:value-type="float" office:value="112388" calcext:value-type="float">
            <text:p>112388</text:p>
          </table:table-cell>
        </table:table-row>
        <table:table-row table:style-name="ro1">
          <table:table-cell office:value-type="float" office:value="111523" calcext:value-type="float">
            <text:p>111523</text:p>
          </table:table-cell>
          <table:table-cell office:value-type="float" office:value="110541" calcext:value-type="float">
            <text:p>110541</text:p>
          </table:table-cell>
        </table:table-row>
        <table:table-row table:style-name="ro1">
          <table:table-cell office:value-type="float" office:value="120981" calcext:value-type="float">
            <text:p>120981</text:p>
          </table:table-cell>
          <table:table-cell office:value-type="float" office:value="108643" calcext:value-type="float">
            <text:p>108643</text:p>
          </table:table-cell>
        </table:table-row>
        <table:table-row table:style-name="ro1">
          <table:table-cell office:value-type="float" office:value="110149" calcext:value-type="float">
            <text:p>110149</text:p>
          </table:table-cell>
          <table:table-cell office:value-type="float" office:value="117361" calcext:value-type="float">
            <text:p>117361</text:p>
          </table:table-cell>
        </table:table-row>
        <table:table-row table:style-name="ro1">
          <table:table-cell office:value-type="float" office:value="108735" calcext:value-type="float">
            <text:p>108735</text:p>
          </table:table-cell>
          <table:table-cell office:value-type="float" office:value="116366" calcext:value-type="float">
            <text:p>116366</text:p>
          </table:table-cell>
        </table:table-row>
        <table:table-row table:style-name="ro1">
          <table:table-cell office:value-type="float" office:value="99803" calcext:value-type="float">
            <text:p>99803</text:p>
          </table:table-cell>
          <table:table-cell office:value-type="float" office:value="101888" calcext:value-type="float">
            <text:p>101888</text:p>
          </table:table-cell>
        </table:table-row>
        <table:table-row table:style-name="ro1">
          <table:table-cell office:value-type="float" office:value="120910" calcext:value-type="float">
            <text:p>120910</text:p>
          </table:table-cell>
          <table:table-cell office:value-type="float" office:value="103199" calcext:value-type="float">
            <text:p>103199</text:p>
          </table:table-cell>
        </table:table-row>
        <table:table-row table:style-name="ro1">
          <table:table-cell office:value-type="float" office:value="131487" calcext:value-type="float">
            <text:p>131487</text:p>
          </table:table-cell>
          <table:table-cell office:value-type="float" office:value="102992" calcext:value-type="float">
            <text:p>102992</text:p>
          </table:table-cell>
        </table:table-row>
        <table:table-row table:style-name="ro1">
          <table:table-cell office:value-type="float" office:value="98422" calcext:value-type="float">
            <text:p>98422</text:p>
          </table:table-cell>
          <table:table-cell office:value-type="float" office:value="103174" calcext:value-type="float">
            <text:p>103174</text:p>
          </table:table-cell>
        </table:table-row>
        <table:table-row table:style-name="ro1">
          <table:table-cell office:value-type="float" office:value="132046" calcext:value-type="float">
            <text:p>132046</text:p>
          </table:table-cell>
          <table:table-cell office:value-type="float" office:value="119637" calcext:value-type="float">
            <text:p>119637</text:p>
          </table:table-cell>
        </table:table-row>
        <table:table-row table:style-name="ro1">
          <table:table-cell office:value-type="float" office:value="119414" calcext:value-type="float">
            <text:p>119414</text:p>
          </table:table-cell>
          <table:table-cell office:value-type="float" office:value="106942" calcext:value-type="float">
            <text:p>106942</text:p>
          </table:table-cell>
        </table:table-row>
        <table:table-row table:style-name="ro1">
          <table:table-cell office:value-type="float" office:value="99827" calcext:value-type="float">
            <text:p>99827</text:p>
          </table:table-cell>
          <table:table-cell office:value-type="float" office:value="111192" calcext:value-type="float">
            <text:p>111192</text:p>
          </table:table-cell>
        </table:table-row>
        <table:table-row table:style-name="ro1">
          <table:table-cell office:value-type="float" office:value="109146" calcext:value-type="float">
            <text:p>109146</text:p>
          </table:table-cell>
          <table:table-cell office:value-type="float" office:value="110047" calcext:value-type="float">
            <text:p>110047</text:p>
          </table:table-cell>
        </table:table-row>
        <table:table-row table:style-name="ro1">
          <table:table-cell office:value-type="float" office:value="118104" calcext:value-type="float">
            <text:p>118104</text:p>
          </table:table-cell>
          <table:table-cell office:value-type="float" office:value="93819" calcext:value-type="float">
            <text:p>93819</text:p>
          </table:table-cell>
        </table:table-row>
        <table:table-row table:style-name="ro1">
          <table:table-cell office:value-type="float" office:value="117816" calcext:value-type="float">
            <text:p>117816</text:p>
          </table:table-cell>
          <table:table-cell office:value-type="float" office:value="112132" calcext:value-type="float">
            <text:p>112132</text:p>
          </table:table-cell>
        </table:table-row>
        <table:table-row table:style-name="ro1">
          <table:table-cell office:value-type="float" office:value="127137" calcext:value-type="float">
            <text:p>127137</text:p>
          </table:table-cell>
          <table:table-cell office:value-type="float" office:value="103150" calcext:value-type="float">
            <text:p>103150</text:p>
          </table:table-cell>
        </table:table-row>
        <table:table-row table:style-name="ro1">
          <table:table-cell office:value-type="float" office:value="93167" calcext:value-type="float">
            <text:p>93167</text:p>
          </table:table-cell>
          <table:table-cell office:value-type="float" office:value="99251" calcext:value-type="float">
            <text:p>99251</text:p>
          </table:table-cell>
        </table:table-row>
        <table:table-row table:style-name="ro1">
          <table:table-cell office:value-type="float" office:value="111138" calcext:value-type="float">
            <text:p>111138</text:p>
          </table:table-cell>
          <table:table-cell office:value-type="float" office:value="102638" calcext:value-type="float">
            <text:p>102638</text:p>
          </table:table-cell>
        </table:table-row>
        <table:table-row table:style-name="ro1">
          <table:table-cell office:value-type="float" office:value="115143" calcext:value-type="float">
            <text:p>115143</text:p>
          </table:table-cell>
          <table:table-cell office:value-type="float" office:value="103190" calcext:value-type="float">
            <text:p>103190</text:p>
          </table:table-cell>
        </table:table-row>
        <table:table-row table:style-name="ro1">
          <table:table-cell office:value-type="float" office:value="103141" calcext:value-type="float">
            <text:p>103141</text:p>
          </table:table-cell>
          <table:table-cell office:value-type="float" office:value="105143" calcext:value-type="float">
            <text:p>105143</text:p>
          </table:table-cell>
        </table:table-row>
        <table:table-row table:style-name="ro1">
          <table:table-cell office:value-type="float" office:value="115151" calcext:value-type="float">
            <text:p>115151</text:p>
          </table:table-cell>
          <table:table-cell office:value-type="float" office:value="99588" calcext:value-type="float">
            <text:p>99588</text:p>
          </table:table-cell>
        </table:table-row>
        <table:table-row table:style-name="ro1">
          <table:table-cell office:value-type="float" office:value="102465" calcext:value-type="float">
            <text:p>102465</text:p>
          </table:table-cell>
          <table:table-cell office:value-type="float" office:value="92072" calcext:value-type="float">
            <text:p>92072</text:p>
          </table:table-cell>
        </table:table-row>
        <table:table-row table:style-name="ro1">
          <table:table-cell office:value-type="float" office:value="111260" calcext:value-type="float">
            <text:p>111260</text:p>
          </table:table-cell>
          <table:table-cell office:value-type="float" office:value="110768" calcext:value-type="float">
            <text:p>110768</text:p>
          </table:table-cell>
        </table:table-row>
        <table:table-row table:style-name="ro1">
          <table:table-cell office:value-type="float" office:value="102129" calcext:value-type="float">
            <text:p>102129</text:p>
          </table:table-cell>
          <table:table-cell office:value-type="float" office:value="110141" calcext:value-type="float">
            <text:p>110141</text:p>
          </table:table-cell>
        </table:table-row>
        <table:table-row table:style-name="ro1">
          <table:table-cell office:value-type="float" office:value="117004" calcext:value-type="float">
            <text:p>117004</text:p>
          </table:table-cell>
          <table:table-cell office:value-type="float" office:value="114454" calcext:value-type="float">
            <text:p>114454</text:p>
          </table:table-cell>
        </table:table-row>
        <table:table-row table:style-name="ro1">
          <table:table-cell office:value-type="float" office:value="115837" calcext:value-type="float">
            <text:p>115837</text:p>
          </table:table-cell>
          <table:table-cell office:value-type="float" office:value="124301" calcext:value-type="float">
            <text:p>124301</text:p>
          </table:table-cell>
        </table:table-row>
        <table:table-row table:style-name="ro1">
          <table:table-cell office:value-type="float" office:value="122141" calcext:value-type="float">
            <text:p>122141</text:p>
          </table:table-cell>
          <table:table-cell office:value-type="float" office:value="109588" calcext:value-type="float">
            <text:p>109588</text:p>
          </table:table-cell>
        </table:table-row>
        <table:table-row table:style-name="ro1">
          <table:table-cell office:value-type="float" office:value="111185" calcext:value-type="float">
            <text:p>111185</text:p>
          </table:table-cell>
          <table:table-cell office:value-type="float" office:value="109282" calcext:value-type="float">
            <text:p>109282</text:p>
          </table:table-cell>
        </table:table-row>
        <table:table-row table:style-name="ro1">
          <table:table-cell office:value-type="float" office:value="113674" calcext:value-type="float">
            <text:p>113674</text:p>
          </table:table-cell>
          <table:table-cell office:value-type="float" office:value="97911" calcext:value-type="float">
            <text:p>97911</text:p>
          </table:table-cell>
        </table:table-row>
        <table:table-row table:style-name="ro1">
          <table:table-cell office:value-type="float" office:value="123751" calcext:value-type="float">
            <text:p>123751</text:p>
          </table:table-cell>
          <table:table-cell office:value-type="float" office:value="110359" calcext:value-type="float">
            <text:p>110359</text:p>
          </table:table-cell>
        </table:table-row>
        <table:table-row table:style-name="ro1">
          <table:table-cell office:value-type="float" office:value="110776" calcext:value-type="float">
            <text:p>110776</text:p>
          </table:table-cell>
          <table:table-cell office:value-type="float" office:value="104946" calcext:value-type="float">
            <text:p>104946</text:p>
          </table:table-cell>
        </table:table-row>
        <table:table-row table:style-name="ro1">
          <table:table-cell office:value-type="float" office:value="92622" calcext:value-type="float">
            <text:p>92622</text:p>
          </table:table-cell>
          <table:table-cell office:value-type="float" office:value="115197" calcext:value-type="float">
            <text:p>115197</text:p>
          </table:table-cell>
        </table:table-row>
        <table:table-row table:style-name="ro1">
          <table:table-cell office:value-type="float" office:value="131320" calcext:value-type="float">
            <text:p>131320</text:p>
          </table:table-cell>
          <table:table-cell office:value-type="float" office:value="123397" calcext:value-type="float">
            <text:p>123397</text:p>
          </table:table-cell>
        </table:table-row>
        <table:table-row table:style-name="ro1">
          <table:table-cell office:value-type="float" office:value="116244" calcext:value-type="float">
            <text:p>116244</text:p>
          </table:table-cell>
          <table:table-cell office:value-type="float" office:value="111148" calcext:value-type="float">
            <text:p>111148</text:p>
          </table:table-cell>
        </table:table-row>
        <table:table-row table:style-name="ro1">
          <table:table-cell office:value-type="float" office:value="113424" calcext:value-type="float">
            <text:p>113424</text:p>
          </table:table-cell>
          <table:table-cell office:value-type="float" office:value="112975" calcext:value-type="float">
            <text:p>112975</text:p>
          </table:table-cell>
        </table:table-row>
        <table:table-row table:style-name="ro1">
          <table:table-cell office:value-type="float" office:value="108672" calcext:value-type="float">
            <text:p>108672</text:p>
          </table:table-cell>
          <table:table-cell office:value-type="float" office:value="133605" calcext:value-type="float">
            <text:p>133605</text:p>
          </table:table-cell>
        </table:table-row>
        <table:table-row table:style-name="ro1">
          <table:table-cell office:value-type="float" office:value="94394" calcext:value-type="float">
            <text:p>94394</text:p>
          </table:table-cell>
          <table:table-cell office:value-type="float" office:value="105321" calcext:value-type="float">
            <text:p>105321</text:p>
          </table:table-cell>
        </table:table-row>
        <table:table-row table:style-name="ro1">
          <table:table-cell office:value-type="float" office:value="105135" calcext:value-type="float">
            <text:p>105135</text:p>
          </table:table-cell>
          <table:table-cell office:value-type="float" office:value="111516" calcext:value-type="float">
            <text:p>111516</text:p>
          </table:table-cell>
        </table:table-row>
        <table:table-row table:style-name="ro1">
          <table:table-cell office:value-type="float" office:value="120981" calcext:value-type="float">
            <text:p>120981</text:p>
          </table:table-cell>
          <table:table-cell office:value-type="float" office:value="119799" calcext:value-type="float">
            <text:p>119799</text:p>
          </table:table-cell>
        </table:table-row>
        <table:table-row table:style-name="ro1">
          <table:table-cell office:value-type="float" office:value="110642" calcext:value-type="float">
            <text:p>110642</text:p>
          </table:table-cell>
          <table:table-cell office:value-type="float" office:value="111185" calcext:value-type="float">
            <text:p>111185</text:p>
          </table:table-cell>
        </table:table-row>
        <table:table-row table:style-name="ro1">
          <table:table-cell office:value-type="float" office:value="117358" calcext:value-type="float">
            <text:p>117358</text:p>
          </table:table-cell>
          <table:table-cell office:value-type="float" office:value="122903" calcext:value-type="float">
            <text:p>122903</text:p>
          </table:table-cell>
        </table:table-row>
        <table:table-row table:style-name="ro1">
          <table:table-cell office:value-type="float" office:value="108122" calcext:value-type="float">
            <text:p>108122</text:p>
          </table:table-cell>
          <table:table-cell office:value-type="float" office:value="105705" calcext:value-type="float">
            <text:p>105705</text:p>
          </table:table-cell>
        </table:table-row>
        <table:table-row table:style-name="ro1">
          <table:table-cell office:value-type="float" office:value="116836" calcext:value-type="float">
            <text:p>116836</text:p>
          </table:table-cell>
          <table:table-cell office:value-type="float" office:value="92383" calcext:value-type="float">
            <text:p>92383</text:p>
          </table:table-cell>
        </table:table-row>
        <table:table-row table:style-name="ro1">
          <table:table-cell office:value-type="float" office:value="120850" calcext:value-type="float">
            <text:p>120850</text:p>
          </table:table-cell>
          <table:table-cell office:value-type="float" office:value="119156" calcext:value-type="float">
            <text:p>119156</text:p>
          </table:table-cell>
        </table:table-row>
        <table:table-row table:style-name="ro1">
          <table:table-cell office:value-type="float" office:value="119320" calcext:value-type="float">
            <text:p>119320</text:p>
          </table:table-cell>
          <table:table-cell office:value-type="float" office:value="126684" calcext:value-type="float">
            <text:p>126684</text:p>
          </table:table-cell>
        </table:table-row>
        <table:table-row table:style-name="ro1">
          <table:table-cell office:value-type="float" office:value="105730" calcext:value-type="float">
            <text:p>105730</text:p>
          </table:table-cell>
          <table:table-cell office:value-type="float" office:value="125591" calcext:value-type="float">
            <text:p>125591</text:p>
          </table:table-cell>
        </table:table-row>
        <table:table-row table:style-name="ro1">
          <table:table-cell office:value-type="float" office:value="121959" calcext:value-type="float">
            <text:p>121959</text:p>
          </table:table-cell>
          <table:table-cell office:value-type="float" office:value="110718" calcext:value-type="float">
            <text:p>110718</text:p>
          </table:table-cell>
        </table:table-row>
        <table:table-row table:style-name="ro1">
          <table:table-cell office:value-type="float" office:value="121798" calcext:value-type="float">
            <text:p>121798</text:p>
          </table:table-cell>
          <table:table-cell office:value-type="float" office:value="119519" calcext:value-type="float">
            <text:p>119519</text:p>
          </table:table-cell>
        </table:table-row>
        <table:table-row table:style-name="ro1">
          <table:table-cell office:value-type="float" office:value="127163" calcext:value-type="float">
            <text:p>127163</text:p>
          </table:table-cell>
          <table:table-cell office:value-type="float" office:value="119167" calcext:value-type="float">
            <text:p>119167</text:p>
          </table:table-cell>
        </table:table-row>
        <table:table-row table:style-name="ro1">
          <table:table-cell office:value-type="float" office:value="108778" calcext:value-type="float">
            <text:p>108778</text:p>
          </table:table-cell>
          <table:table-cell office:value-type="float" office:value="111182" calcext:value-type="float">
            <text:p>111182</text:p>
          </table:table-cell>
        </table:table-row>
        <table:table-row table:style-name="ro1">
          <table:table-cell office:value-type="float" office:value="106515" calcext:value-type="float">
            <text:p>106515</text:p>
          </table:table-cell>
          <table:table-cell office:value-type="float" office:value="117633" calcext:value-type="float">
            <text:p>117633</text:p>
          </table:table-cell>
        </table:table-row>
        <table:table-row table:style-name="ro1">
          <table:table-cell office:value-type="float" office:value="119002" calcext:value-type="float">
            <text:p>119002</text:p>
          </table:table-cell>
          <table:table-cell office:value-type="float" office:value="105223" calcext:value-type="float">
            <text:p>105223</text:p>
          </table:table-cell>
        </table:table-row>
        <table:table-row table:style-name="ro1">
          <table:table-cell office:value-type="float" office:value="94116" calcext:value-type="float">
            <text:p>94116</text:p>
          </table:table-cell>
          <table:table-cell office:value-type="float" office:value="116396" calcext:value-type="float">
            <text:p>116396</text:p>
          </table:table-cell>
        </table:table-row>
        <table:table-row table:style-name="ro1">
          <table:table-cell office:value-type="float" office:value="107221" calcext:value-type="float">
            <text:p>107221</text:p>
          </table:table-cell>
          <table:table-cell office:value-type="float" office:value="103050" calcext:value-type="float">
            <text:p>103050</text:p>
          </table:table-cell>
        </table:table-row>
        <table:table-row table:style-name="ro1">
          <table:table-cell office:value-type="float" office:value="108994" calcext:value-type="float">
            <text:p>108994</text:p>
          </table:table-cell>
          <table:table-cell office:value-type="float" office:value="113752" calcext:value-type="float">
            <text:p>113752</text:p>
          </table:table-cell>
        </table:table-row>
        <table:table-row table:style-name="ro1">
          <table:table-cell office:value-type="float" office:value="101302" calcext:value-type="float">
            <text:p>101302</text:p>
          </table:table-cell>
          <table:table-cell office:value-type="float" office:value="116837" calcext:value-type="float">
            <text:p>116837</text:p>
          </table:table-cell>
        </table:table-row>
        <table:table-row table:style-name="ro1">
          <table:table-cell office:value-type="float" office:value="121848" calcext:value-type="float">
            <text:p>121848</text:p>
          </table:table-cell>
          <table:table-cell office:value-type="float" office:value="119301" calcext:value-type="float">
            <text:p>119301</text:p>
          </table:table-cell>
        </table:table-row>
        <table:table-row table:style-name="ro1">
          <table:table-cell office:value-type="float" office:value="108703" calcext:value-type="float">
            <text:p>108703</text:p>
          </table:table-cell>
          <table:table-cell office:value-type="float" office:value="96631" calcext:value-type="float">
            <text:p>96631</text:p>
          </table:table-cell>
        </table:table-row>
        <table:table-row table:style-name="ro1">
          <table:table-cell office:value-type="float" office:value="123110" calcext:value-type="float">
            <text:p>123110</text:p>
          </table:table-cell>
          <table:table-cell office:value-type="float" office:value="96284" calcext:value-type="float">
            <text:p>96284</text:p>
          </table:table-cell>
        </table:table-row>
        <table:table-row table:style-name="ro1">
          <table:table-cell office:value-type="float" office:value="107222" calcext:value-type="float">
            <text:p>107222</text:p>
          </table:table-cell>
          <table:table-cell office:value-type="float" office:value="103907" calcext:value-type="float">
            <text:p>103907</text:p>
          </table:table-cell>
        </table:table-row>
        <table:table-row table:style-name="ro1">
          <table:table-cell office:value-type="float" office:value="95458" calcext:value-type="float">
            <text:p>95458</text:p>
          </table:table-cell>
          <table:table-cell office:value-type="float" office:value="94441" calcext:value-type="float">
            <text:p>94441</text:p>
          </table:table-cell>
        </table:table-row>
        <table:table-row table:style-name="ro1">
          <table:table-cell office:value-type="float" office:value="105141" calcext:value-type="float">
            <text:p>105141</text:p>
          </table:table-cell>
          <table:table-cell office:value-type="float" office:value="110813" calcext:value-type="float">
            <text:p>110813</text:p>
          </table:table-cell>
        </table:table-row>
        <table:table-row table:style-name="ro1">
          <table:table-cell office:value-type="float" office:value="103796" calcext:value-type="float">
            <text:p>103796</text:p>
          </table:table-cell>
          <table:table-cell office:value-type="float" office:value="107361" calcext:value-type="float">
            <text:p>107361</text:p>
          </table:table-cell>
        </table:table-row>
        <table:table-row table:style-name="ro1">
          <table:table-cell office:value-type="float" office:value="112444" calcext:value-type="float">
            <text:p>112444</text:p>
          </table:table-cell>
          <table:table-cell office:value-type="float" office:value="98382" calcext:value-type="float">
            <text:p>98382</text:p>
          </table:table-cell>
        </table:table-row>
        <table:table-row table:style-name="ro1">
          <table:table-cell office:value-type="float" office:value="115351" calcext:value-type="float">
            <text:p>115351</text:p>
          </table:table-cell>
          <table:table-cell office:value-type="float" office:value="112052" calcext:value-type="float">
            <text:p>112052</text:p>
          </table:table-cell>
        </table:table-row>
        <table:table-row table:style-name="ro1">
          <table:table-cell office:value-type="float" office:value="122312" calcext:value-type="float">
            <text:p>122312</text:p>
          </table:table-cell>
          <table:table-cell office:value-type="float" office:value="115661" calcext:value-type="float">
            <text:p>115661</text:p>
          </table:table-cell>
        </table:table-row>
        <table:table-row table:style-name="ro1">
          <table:table-cell office:value-type="float" office:value="112308" calcext:value-type="float">
            <text:p>112308</text:p>
          </table:table-cell>
          <table:table-cell office:value-type="float" office:value="95155" calcext:value-type="float">
            <text:p>95155</text:p>
          </table:table-cell>
        </table:table-row>
        <table:table-row table:style-name="ro1">
          <table:table-cell office:value-type="float" office:value="119747" calcext:value-type="float">
            <text:p>119747</text:p>
          </table:table-cell>
          <table:table-cell office:value-type="float" office:value="103125" calcext:value-type="float">
            <text:p>103125</text:p>
          </table:table-cell>
        </table:table-row>
        <table:table-row table:style-name="ro1">
          <table:table-cell office:value-type="float" office:value="100950" calcext:value-type="float">
            <text:p>100950</text:p>
          </table:table-cell>
          <table:table-cell office:value-type="float" office:value="110666" calcext:value-type="float">
            <text:p>110666</text:p>
          </table:table-cell>
        </table:table-row>
        <table:table-row table:style-name="ro1">
          <table:table-cell office:value-type="float" office:value="91682" calcext:value-type="float">
            <text:p>91682</text:p>
          </table:table-cell>
          <table:table-cell office:value-type="float" office:value="107452" calcext:value-type="float">
            <text:p>107452</text:p>
          </table:table-cell>
        </table:table-row>
        <table:table-row table:style-name="ro1">
          <table:table-cell office:value-type="float" office:value="112478" calcext:value-type="float">
            <text:p>112478</text:p>
          </table:table-cell>
          <table:table-cell office:value-type="float" office:value="99908" calcext:value-type="float">
            <text:p>99908</text:p>
          </table:table-cell>
        </table:table-row>
        <table:table-row table:style-name="ro1">
          <table:table-cell office:value-type="float" office:value="90398" calcext:value-type="float">
            <text:p>90398</text:p>
          </table:table-cell>
          <table:table-cell office:value-type="float" office:value="111273" calcext:value-type="float">
            <text:p>111273</text:p>
          </table:table-cell>
        </table:table-row>
        <table:table-row table:style-name="ro1">
          <table:table-cell office:value-type="float" office:value="127747" calcext:value-type="float">
            <text:p>127747</text:p>
          </table:table-cell>
          <table:table-cell office:value-type="float" office:value="113696" calcext:value-type="float">
            <text:p>113696</text:p>
          </table:table-cell>
        </table:table-row>
        <table:table-row table:style-name="ro1">
          <table:table-cell office:value-type="float" office:value="95618" calcext:value-type="float">
            <text:p>95618</text:p>
          </table:table-cell>
          <table:table-cell office:value-type="float" office:value="107402" calcext:value-type="float">
            <text:p>107402</text:p>
          </table:table-cell>
        </table:table-row>
        <table:table-row table:style-name="ro1">
          <table:table-cell office:value-type="float" office:value="111708" calcext:value-type="float">
            <text:p>111708</text:p>
          </table:table-cell>
          <table:table-cell office:value-type="float" office:value="89673" calcext:value-type="float">
            <text:p>89673</text:p>
          </table:table-cell>
        </table:table-row>
        <table:table-row table:style-name="ro1">
          <table:table-cell office:value-type="float" office:value="144538" calcext:value-type="float">
            <text:p>144538</text:p>
          </table:table-cell>
          <table:table-cell office:value-type="float" office:value="91773" calcext:value-type="float">
            <text:p>91773</text:p>
          </table:table-cell>
        </table:table-row>
        <table:table-row table:style-name="ro1">
          <table:table-cell office:value-type="float" office:value="107591" calcext:value-type="float">
            <text:p>107591</text:p>
          </table:table-cell>
          <table:table-cell office:value-type="float" office:value="89627" calcext:value-type="float">
            <text:p>89627</text:p>
          </table:table-cell>
        </table:table-row>
        <table:table-row table:style-name="ro1">
          <table:table-cell office:value-type="float" office:value="111033" calcext:value-type="float">
            <text:p>111033</text:p>
          </table:table-cell>
          <table:table-cell office:value-type="float" office:value="117348" calcext:value-type="float">
            <text:p>117348</text:p>
          </table:table-cell>
        </table:table-row>
        <table:table-row table:style-name="ro1">
          <table:table-cell office:value-type="float" office:value="102769" calcext:value-type="float">
            <text:p>102769</text:p>
          </table:table-cell>
          <table:table-cell office:value-type="float" office:value="112364" calcext:value-type="float">
            <text:p>112364</text:p>
          </table:table-cell>
        </table:table-row>
        <table:table-row table:style-name="ro1">
          <table:table-cell office:value-type="float" office:value="107209" calcext:value-type="float">
            <text:p>107209</text:p>
          </table:table-cell>
          <table:table-cell office:value-type="float" office:value="90860" calcext:value-type="float">
            <text:p>90860</text:p>
          </table:table-cell>
        </table:table-row>
        <table:table-row table:style-name="ro1">
          <table:table-cell office:value-type="float" office:value="108741" calcext:value-type="float">
            <text:p>108741</text:p>
          </table:table-cell>
          <table:table-cell office:value-type="float" office:value="92268" calcext:value-type="float">
            <text:p>92268</text:p>
          </table:table-cell>
        </table:table-row>
        <table:table-row table:style-name="ro1">
          <table:table-cell office:value-type="float" office:value="112337" calcext:value-type="float">
            <text:p>112337</text:p>
          </table:table-cell>
          <table:table-cell office:value-type="float" office:value="108778" calcext:value-type="float">
            <text:p>108778</text:p>
          </table:table-cell>
        </table:table-row>
        <table:table-row table:style-name="ro1">
          <table:table-cell office:value-type="float" office:value="118184" calcext:value-type="float">
            <text:p>118184</text:p>
          </table:table-cell>
          <table:table-cell office:value-type="float" office:value="123135" calcext:value-type="float">
            <text:p>123135</text:p>
          </table:table-cell>
        </table:table-row>
        <table:table-row table:style-name="ro1">
          <table:table-cell office:value-type="float" office:value="107342" calcext:value-type="float">
            <text:p>107342</text:p>
          </table:table-cell>
          <table:table-cell office:value-type="float" office:value="129749" calcext:value-type="float">
            <text:p>129749</text:p>
          </table:table-cell>
        </table:table-row>
        <table:table-row table:style-name="ro1">
          <table:table-cell office:value-type="float" office:value="103207" calcext:value-type="float">
            <text:p>103207</text:p>
          </table:table-cell>
          <table:table-cell office:value-type="float" office:value="92699" calcext:value-type="float">
            <text:p>92699</text:p>
          </table:table-cell>
        </table:table-row>
        <table:table-row table:style-name="ro1">
          <table:table-cell office:value-type="float" office:value="98182" calcext:value-type="float">
            <text:p>98182</text:p>
          </table:table-cell>
          <table:table-cell office:value-type="float" office:value="100367" calcext:value-type="float">
            <text:p>100367</text:p>
          </table:table-cell>
        </table:table-row>
        <table:table-row table:style-name="ro1">
          <table:table-cell office:value-type="float" office:value="120912" calcext:value-type="float">
            <text:p>120912</text:p>
          </table:table-cell>
          <table:table-cell office:value-type="float" office:value="126280" calcext:value-type="float">
            <text:p>126280</text:p>
          </table:table-cell>
        </table:table-row>
        <table:table-row table:style-name="ro1">
          <table:table-cell office:value-type="float" office:value="107511" calcext:value-type="float">
            <text:p>107511</text:p>
          </table:table-cell>
          <table:table-cell office:value-type="float" office:value="111132" calcext:value-type="float">
            <text:p>111132</text:p>
          </table:table-cell>
        </table:table-row>
        <table:table-row table:style-name="ro1">
          <table:table-cell office:value-type="float" office:value="107739" calcext:value-type="float">
            <text:p>107739</text:p>
          </table:table-cell>
          <table:table-cell office:value-type="float" office:value="115153" calcext:value-type="float">
            <text:p>115153</text:p>
          </table:table-cell>
        </table:table-row>
        <table:table-row table:style-name="ro1">
          <table:table-cell office:value-type="float" office:value="99373" calcext:value-type="float">
            <text:p>99373</text:p>
          </table:table-cell>
          <table:table-cell office:value-type="float" office:value="121261" calcext:value-type="float">
            <text:p>121261</text:p>
          </table:table-cell>
        </table:table-row>
        <table:table-row table:style-name="ro1">
          <table:table-cell office:value-type="float" office:value="107255" calcext:value-type="float">
            <text:p>107255</text:p>
          </table:table-cell>
          <table:table-cell office:value-type="float" office:value="117860" calcext:value-type="float">
            <text:p>117860</text:p>
          </table:table-cell>
        </table:table-row>
        <table:table-row table:style-name="ro1">
          <table:table-cell office:value-type="float" office:value="90269" calcext:value-type="float">
            <text:p>90269</text:p>
          </table:table-cell>
          <table:table-cell office:value-type="float" office:value="117201" calcext:value-type="float">
            <text:p>117201</text:p>
          </table:table-cell>
        </table:table-row>
        <table:table-row table:style-name="ro1">
          <table:table-cell office:value-type="float" office:value="108578" calcext:value-type="float">
            <text:p>108578</text:p>
          </table:table-cell>
          <table:table-cell office:value-type="float" office:value="126275" calcext:value-type="float">
            <text:p>126275</text:p>
          </table:table-cell>
        </table:table-row>
        <table:table-row table:style-name="ro1">
          <table:table-cell office:value-type="float" office:value="114791" calcext:value-type="float">
            <text:p>114791</text:p>
          </table:table-cell>
          <table:table-cell office:value-type="float" office:value="90093" calcext:value-type="float">
            <text:p>90093</text:p>
          </table:table-cell>
        </table:table-row>
        <table:table-row table:style-name="ro1">
          <table:table-cell office:value-type="float" office:value="107990" calcext:value-type="float">
            <text:p>107990</text:p>
          </table:table-cell>
          <table:table-cell office:value-type="float" office:value="89448" calcext:value-type="float">
            <text:p>89448</text:p>
          </table:table-cell>
        </table:table-row>
        <table:table-row table:style-name="ro1">
          <table:table-cell office:value-type="float" office:value="106673" calcext:value-type="float">
            <text:p>106673</text:p>
          </table:table-cell>
          <table:table-cell office:value-type="float" office:value="110010" calcext:value-type="float">
            <text:p>110010</text:p>
          </table:table-cell>
        </table:table-row>
        <table:table-row table:style-name="ro1">
          <table:table-cell office:value-type="float" office:value="132162" calcext:value-type="float">
            <text:p>132162</text:p>
          </table:table-cell>
          <table:table-cell office:value-type="float" office:value="113596" calcext:value-type="float">
            <text:p>113596</text:p>
          </table:table-cell>
        </table:table-row>
        <table:table-row table:style-name="ro1">
          <table:table-cell office:value-type="float" office:value="115670" calcext:value-type="float">
            <text:p>115670</text:p>
          </table:table-cell>
          <table:table-cell office:value-type="float" office:value="114475" calcext:value-type="float">
            <text:p>114475</text:p>
          </table:table-cell>
        </table:table-row>
        <table:table-row table:style-name="ro1">
          <table:table-cell office:value-type="float" office:value="95266" calcext:value-type="float">
            <text:p>95266</text:p>
          </table:table-cell>
          <table:table-cell office:value-type="float" office:value="98014" calcext:value-type="float">
            <text:p>98014</text:p>
          </table:table-cell>
        </table:table-row>
        <table:table-row table:style-name="ro1">
          <table:table-cell office:value-type="float" office:value="101051" calcext:value-type="float">
            <text:p>101051</text:p>
          </table:table-cell>
          <table:table-cell office:value-type="float" office:value="111472" calcext:value-type="float">
            <text:p>111472</text:p>
          </table:table-cell>
        </table:table-row>
        <table:table-row table:style-name="ro1">
          <table:table-cell office:value-type="float" office:value="143344" calcext:value-type="float">
            <text:p>143344</text:p>
          </table:table-cell>
          <table:table-cell office:value-type="float" office:value="106283" calcext:value-type="float">
            <text:p>106283</text:p>
          </table:table-cell>
        </table:table-row>
        <table:table-row table:style-name="ro1">
          <table:table-cell office:value-type="float" office:value="102188" calcext:value-type="float">
            <text:p>102188</text:p>
          </table:table-cell>
          <table:table-cell office:value-type="float" office:value="111368" calcext:value-type="float">
            <text:p>111368</text:p>
          </table:table-cell>
        </table:table-row>
        <table:table-row table:style-name="ro1">
          <table:table-cell office:value-type="float" office:value="118226" calcext:value-type="float">
            <text:p>118226</text:p>
          </table:table-cell>
          <table:table-cell office:value-type="float" office:value="98058" calcext:value-type="float">
            <text:p>98058</text:p>
          </table:table-cell>
        </table:table-row>
        <table:table-row table:style-name="ro1">
          <table:table-cell office:value-type="float" office:value="89334" calcext:value-type="float">
            <text:p>89334</text:p>
          </table:table-cell>
          <table:table-cell office:value-type="float" office:value="95400" calcext:value-type="float">
            <text:p>95400</text:p>
          </table:table-cell>
        </table:table-row>
        <table:table-row table:style-name="ro1">
          <table:table-cell office:value-type="float" office:value="137243" calcext:value-type="float">
            <text:p>137243</text:p>
          </table:table-cell>
          <table:table-cell office:value-type="float" office:value="123814" calcext:value-type="float">
            <text:p>123814</text:p>
          </table:table-cell>
        </table:table-row>
        <table:table-row table:style-name="ro1">
          <table:table-cell office:value-type="float" office:value="100450" calcext:value-type="float">
            <text:p>100450</text:p>
          </table:table-cell>
          <table:table-cell office:value-type="float" office:value="128046" calcext:value-type="float">
            <text:p>128046</text:p>
          </table:table-cell>
        </table:table-row>
        <table:table-row table:style-name="ro1">
          <table:table-cell office:value-type="float" office:value="147983" calcext:value-type="float">
            <text:p>147983</text:p>
          </table:table-cell>
          <table:table-cell office:value-type="float" office:value="108895" calcext:value-type="float">
            <text:p>108895</text:p>
          </table:table-cell>
        </table:table-row>
        <table:table-row table:style-name="ro1">
          <table:table-cell office:value-type="float" office:value="100073" calcext:value-type="float">
            <text:p>100073</text:p>
          </table:table-cell>
          <table:table-cell office:value-type="float" office:value="113376" calcext:value-type="float">
            <text:p>113376</text:p>
          </table:table-cell>
        </table:table-row>
        <table:table-row table:style-name="ro1">
          <table:table-cell office:value-type="float" office:value="115158" calcext:value-type="float">
            <text:p>115158</text:p>
          </table:table-cell>
          <table:table-cell office:value-type="float" office:value="97834" calcext:value-type="float">
            <text:p>97834</text:p>
          </table:table-cell>
        </table:table-row>
        <table:table-row table:style-name="ro1">
          <table:table-cell office:value-type="float" office:value="128430" calcext:value-type="float">
            <text:p>128430</text:p>
          </table:table-cell>
          <table:table-cell office:value-type="float" office:value="119068" calcext:value-type="float">
            <text:p>119068</text:p>
          </table:table-cell>
        </table:table-row>
        <table:table-row table:style-name="ro1">
          <table:table-cell office:value-type="float" office:value="101878" calcext:value-type="float">
            <text:p>101878</text:p>
          </table:table-cell>
          <table:table-cell office:value-type="float" office:value="104881" calcext:value-type="float">
            <text:p>104881</text:p>
          </table:table-cell>
        </table:table-row>
        <table:table-row table:style-name="ro1">
          <table:table-cell office:value-type="float" office:value="124450" calcext:value-type="float">
            <text:p>124450</text:p>
          </table:table-cell>
          <table:table-cell office:value-type="float" office:value="102803" calcext:value-type="float">
            <text:p>102803</text:p>
          </table:table-cell>
        </table:table-row>
        <table:table-row table:style-name="ro1">
          <table:table-cell office:value-type="float" office:value="115666" calcext:value-type="float">
            <text:p>115666</text:p>
          </table:table-cell>
          <table:table-cell office:value-type="float" office:value="115541" calcext:value-type="float">
            <text:p>115541</text:p>
          </table:table-cell>
        </table:table-row>
        <table:table-row table:style-name="ro1">
          <table:table-cell office:value-type="float" office:value="125419" calcext:value-type="float">
            <text:p>125419</text:p>
          </table:table-cell>
          <table:table-cell office:value-type="float" office:value="120324" calcext:value-type="float">
            <text:p>120324</text:p>
          </table:table-cell>
        </table:table-row>
        <table:table-row table:style-name="ro1">
          <table:table-cell office:value-type="float" office:value="138898" calcext:value-type="float">
            <text:p>138898</text:p>
          </table:table-cell>
          <table:table-cell office:value-type="float" office:value="104571" calcext:value-type="float">
            <text:p>104571</text:p>
          </table:table-cell>
        </table:table-row>
        <table:table-row table:style-name="ro1">
          <table:table-cell office:value-type="float" office:value="138337" calcext:value-type="float">
            <text:p>138337</text:p>
          </table:table-cell>
          <table:table-cell office:value-type="float" office:value="107955" calcext:value-type="float">
            <text:p>107955</text:p>
          </table:table-cell>
        </table:table-row>
        <table:table-row table:style-name="ro1">
          <table:table-cell office:value-type="float" office:value="137535" calcext:value-type="float">
            <text:p>137535</text:p>
          </table:table-cell>
          <table:table-cell office:value-type="float" office:value="116139" calcext:value-type="float">
            <text:p>116139</text:p>
          </table:table-cell>
        </table:table-row>
        <table:table-row table:style-name="ro1">
          <table:table-cell office:value-type="float" office:value="136779" calcext:value-type="float">
            <text:p>136779</text:p>
          </table:table-cell>
          <table:table-cell office:value-type="float" office:value="105175" calcext:value-type="float">
            <text:p>105175</text:p>
          </table:table-cell>
        </table:table-row>
        <table:table-row table:style-name="ro1">
          <table:table-cell office:value-type="float" office:value="138918" calcext:value-type="float">
            <text:p>138918</text:p>
          </table:table-cell>
          <table:table-cell office:value-type="float" office:value="116652" calcext:value-type="float">
            <text:p>116652</text:p>
          </table:table-cell>
        </table:table-row>
        <table:table-row table:style-name="ro1">
          <table:table-cell office:value-type="float" office:value="138160" calcext:value-type="float">
            <text:p>138160</text:p>
          </table:table-cell>
          <table:table-cell office:value-type="float" office:value="115890" calcext:value-type="float">
            <text:p>115890</text:p>
          </table:table-cell>
        </table:table-row>
        <table:table-row table:style-name="ro1">
          <table:table-cell office:value-type="float" office:value="138266" calcext:value-type="float">
            <text:p>138266</text:p>
          </table:table-cell>
          <table:table-cell office:value-type="float" office:value="127164" calcext:value-type="float">
            <text:p>127164</text:p>
          </table:table-cell>
        </table:table-row>
        <table:table-row table:style-name="ro1">
          <table:table-cell office:value-type="float" office:value="142173" calcext:value-type="float">
            <text:p>142173</text:p>
          </table:table-cell>
          <table:table-cell office:value-type="float" office:value="121044" calcext:value-type="float">
            <text:p>121044</text:p>
          </table:table-cell>
        </table:table-row>
        <table:table-row table:style-name="ro1">
          <table:table-cell office:value-type="float" office:value="139537" calcext:value-type="float">
            <text:p>139537</text:p>
          </table:table-cell>
          <table:table-cell office:value-type="float" office:value="139131" calcext:value-type="float">
            <text:p>139131</text:p>
          </table:table-cell>
        </table:table-row>
        <table:table-row table:style-name="ro1">
          <table:table-cell office:value-type="float" office:value="140276" calcext:value-type="float">
            <text:p>140276</text:p>
          </table:table-cell>
          <table:table-cell office:value-type="float" office:value="96086" calcext:value-type="float">
            <text:p>96086</text:p>
          </table:table-cell>
        </table:table-row>
        <table:table-row table:style-name="ro1">
          <table:table-cell office:value-type="float" office:value="138082" calcext:value-type="float">
            <text:p>138082</text:p>
          </table:table-cell>
          <table:table-cell office:value-type="float" office:value="114098" calcext:value-type="float">
            <text:p>114098</text:p>
          </table:table-cell>
        </table:table-row>
        <table:table-row table:style-name="ro1">
          <table:table-cell office:value-type="float" office:value="139563" calcext:value-type="float">
            <text:p>139563</text:p>
          </table:table-cell>
          <table:table-cell office:value-type="float" office:value="103865" calcext:value-type="float">
            <text:p>103865</text:p>
          </table:table-cell>
        </table:table-row>
        <table:table-row table:style-name="ro1">
          <table:table-cell office:value-type="float" office:value="135828" calcext:value-type="float">
            <text:p>135828</text:p>
          </table:table-cell>
          <table:table-cell office:value-type="float" office:value="95200" calcext:value-type="float">
            <text:p>95200</text:p>
          </table:table-cell>
        </table:table-row>
        <table:table-row table:style-name="ro1">
          <table:table-cell office:value-type="float" office:value="138783" calcext:value-type="float">
            <text:p>138783</text:p>
          </table:table-cell>
          <table:table-cell office:value-type="float" office:value="111143" calcext:value-type="float">
            <text:p>111143</text:p>
          </table:table-cell>
        </table:table-row>
        <table:table-row table:style-name="ro1">
          <table:table-cell office:value-type="float" office:value="137315" calcext:value-type="float">
            <text:p>137315</text:p>
          </table:table-cell>
          <table:table-cell office:value-type="float" office:value="103912" calcext:value-type="float">
            <text:p>103912</text:p>
          </table:table-cell>
        </table:table-row>
        <table:table-row table:style-name="ro1">
          <table:table-cell office:value-type="float" office:value="136473" calcext:value-type="float">
            <text:p>136473</text:p>
          </table:table-cell>
          <table:table-cell office:value-type="float" office:value="119549" calcext:value-type="float">
            <text:p>119549</text:p>
          </table:table-cell>
        </table:table-row>
        <table:table-row table:style-name="ro1">
          <table:table-cell office:value-type="float" office:value="137137" calcext:value-type="float">
            <text:p>137137</text:p>
          </table:table-cell>
          <table:table-cell office:value-type="float" office:value="97943" calcext:value-type="float">
            <text:p>97943</text:p>
          </table:table-cell>
        </table:table-row>
        <table:table-row table:style-name="ro1">
          <table:table-cell office:value-type="float" office:value="136835" calcext:value-type="float">
            <text:p>136835</text:p>
          </table:table-cell>
          <table:table-cell office:value-type="float" office:value="111904" calcext:value-type="float">
            <text:p>111904</text:p>
          </table:table-cell>
        </table:table-row>
        <table:table-row table:style-name="ro1">
          <table:table-cell office:value-type="float" office:value="143471" calcext:value-type="float">
            <text:p>143471</text:p>
          </table:table-cell>
          <table:table-cell office:value-type="float" office:value="103157" calcext:value-type="float">
            <text:p>103157</text:p>
          </table:table-cell>
        </table:table-row>
        <table:table-row table:style-name="ro1">
          <table:table-cell office:value-type="float" office:value="139457" calcext:value-type="float">
            <text:p>139457</text:p>
          </table:table-cell>
          <table:table-cell office:value-type="float" office:value="100722" calcext:value-type="float">
            <text:p>100722</text:p>
          </table:table-cell>
        </table:table-row>
        <table:table-row table:style-name="ro1">
          <table:table-cell office:value-type="float" office:value="140220" calcext:value-type="float">
            <text:p>140220</text:p>
          </table:table-cell>
          <table:table-cell office:value-type="float" office:value="95220" calcext:value-type="float">
            <text:p>95220</text:p>
          </table:table-cell>
        </table:table-row>
        <table:table-row table:style-name="ro1">
          <table:table-cell office:value-type="float" office:value="138918" calcext:value-type="float">
            <text:p>138918</text:p>
          </table:table-cell>
          <table:table-cell office:value-type="float" office:value="115205" calcext:value-type="float">
            <text:p>115205</text:p>
          </table:table-cell>
        </table:table-row>
        <table:table-row table:style-name="ro1">
          <table:table-cell office:value-type="float" office:value="139905" calcext:value-type="float">
            <text:p>139905</text:p>
          </table:table-cell>
          <table:table-cell office:value-type="float" office:value="120947" calcext:value-type="float">
            <text:p>120947</text:p>
          </table:table-cell>
        </table:table-row>
        <table:table-row table:style-name="ro1">
          <table:table-cell office:value-type="float" office:value="138535" calcext:value-type="float">
            <text:p>138535</text:p>
          </table:table-cell>
          <table:table-cell office:value-type="float" office:value="118828" calcext:value-type="float">
            <text:p>118828</text:p>
          </table:table-cell>
        </table:table-row>
        <table:table-row table:style-name="ro1">
          <table:table-cell office:value-type="float" office:value="140531" calcext:value-type="float">
            <text:p>140531</text:p>
          </table:table-cell>
          <table:table-cell office:value-type="float" office:value="103281" calcext:value-type="float">
            <text:p>103281</text:p>
          </table:table-cell>
        </table:table-row>
        <table:table-row table:style-name="ro1">
          <table:table-cell office:value-type="float" office:value="141817" calcext:value-type="float">
            <text:p>141817</text:p>
          </table:table-cell>
          <table:table-cell office:value-type="float" office:value="112990" calcext:value-type="float">
            <text:p>112990</text:p>
          </table:table-cell>
        </table:table-row>
        <table:table-row table:style-name="ro1">
          <table:table-cell office:value-type="float" office:value="143527" calcext:value-type="float">
            <text:p>143527</text:p>
          </table:table-cell>
          <table:table-cell office:value-type="float" office:value="119192" calcext:value-type="float">
            <text:p>119192</text:p>
          </table:table-cell>
        </table:table-row>
        <table:table-row table:style-name="ro1">
          <table:table-cell office:value-type="float" office:value="144484" calcext:value-type="float">
            <text:p>144484</text:p>
          </table:table-cell>
          <table:table-cell office:value-type="float" office:value="99883" calcext:value-type="float">
            <text:p>99883</text:p>
          </table:table-cell>
        </table:table-row>
        <table:table-row table:style-name="ro1">
          <table:table-cell office:value-type="float" office:value="141292" calcext:value-type="float">
            <text:p>141292</text:p>
          </table:table-cell>
          <table:table-cell office:value-type="float" office:value="123492" calcext:value-type="float">
            <text:p>123492</text:p>
          </table:table-cell>
        </table:table-row>
        <table:table-row table:style-name="ro1">
          <table:table-cell office:value-type="float" office:value="144594" calcext:value-type="float">
            <text:p>144594</text:p>
          </table:table-cell>
          <table:table-cell office:value-type="float" office:value="113772" calcext:value-type="float">
            <text:p>113772</text:p>
          </table:table-cell>
        </table:table-row>
        <table:table-row table:style-name="ro1">
          <table:table-cell office:value-type="float" office:value="141964" calcext:value-type="float">
            <text:p>141964</text:p>
          </table:table-cell>
          <table:table-cell office:value-type="float" office:value="122403" calcext:value-type="float">
            <text:p>122403</text:p>
          </table:table-cell>
        </table:table-row>
        <table:table-row table:style-name="ro1">
          <table:table-cell office:value-type="float" office:value="141913" calcext:value-type="float">
            <text:p>141913</text:p>
          </table:table-cell>
          <table:table-cell office:value-type="float" office:value="123558" calcext:value-type="float">
            <text:p>123558</text:p>
          </table:table-cell>
        </table:table-row>
        <table:table-row table:style-name="ro1">
          <table:table-cell office:value-type="float" office:value="143874" calcext:value-type="float">
            <text:p>143874</text:p>
          </table:table-cell>
          <table:table-cell office:value-type="float" office:value="101435" calcext:value-type="float">
            <text:p>101435</text:p>
          </table:table-cell>
        </table:table-row>
        <table:table-row table:style-name="ro1">
          <table:table-cell office:value-type="float" office:value="144099" calcext:value-type="float">
            <text:p>144099</text:p>
          </table:table-cell>
          <table:table-cell office:value-type="float" office:value="136042" calcext:value-type="float">
            <text:p>136042</text:p>
          </table:table-cell>
        </table:table-row>
        <table:table-row table:style-name="ro1">
          <table:table-cell office:value-type="float" office:value="147518" calcext:value-type="float">
            <text:p>147518</text:p>
          </table:table-cell>
          <table:table-cell office:value-type="float" office:value="103959" calcext:value-type="float">
            <text:p>103959</text:p>
          </table:table-cell>
        </table:table-row>
        <table:table-row table:style-name="ro1">
          <table:table-cell office:value-type="float" office:value="139242" calcext:value-type="float">
            <text:p>139242</text:p>
          </table:table-cell>
          <table:table-cell office:value-type="float" office:value="115133" calcext:value-type="float">
            <text:p>115133</text:p>
          </table:table-cell>
        </table:table-row>
        <table:table-row table:style-name="ro1">
          <table:table-cell office:value-type="float" office:value="140175" calcext:value-type="float">
            <text:p>140175</text:p>
          </table:table-cell>
          <table:table-cell office:value-type="float" office:value="107318" calcext:value-type="float">
            <text:p>107318</text:p>
          </table:table-cell>
        </table:table-row>
        <table:table-row table:style-name="ro1">
          <table:table-cell office:value-type="float" office:value="140035" calcext:value-type="float">
            <text:p>140035</text:p>
          </table:table-cell>
          <table:table-cell office:value-type="float" office:value="110809" calcext:value-type="float">
            <text:p>110809</text:p>
          </table:table-cell>
        </table:table-row>
        <table:table-row table:style-name="ro1">
          <table:table-cell office:value-type="float" office:value="139318" calcext:value-type="float">
            <text:p>139318</text:p>
          </table:table-cell>
          <table:table-cell office:value-type="float" office:value="103183" calcext:value-type="float">
            <text:p>103183</text:p>
          </table:table-cell>
        </table:table-row>
        <table:table-row table:style-name="ro1">
          <table:table-cell office:value-type="float" office:value="143199" calcext:value-type="float">
            <text:p>143199</text:p>
          </table:table-cell>
          <table:table-cell office:value-type="float" office:value="111647" calcext:value-type="float">
            <text:p>111647</text:p>
          </table:table-cell>
        </table:table-row>
        <table:table-row table:style-name="ro1">
          <table:table-cell office:value-type="float" office:value="140145" calcext:value-type="float">
            <text:p>140145</text:p>
          </table:table-cell>
          <table:table-cell office:value-type="float" office:value="116406" calcext:value-type="float">
            <text:p>116406</text:p>
          </table:table-cell>
        </table:table-row>
        <table:table-row table:style-name="ro1">
          <table:table-cell office:value-type="float" office:value="145509" calcext:value-type="float">
            <text:p>145509</text:p>
          </table:table-cell>
          <table:table-cell office:value-type="float" office:value="63710" calcext:value-type="float">
            <text:p>63710</text:p>
          </table:table-cell>
        </table:table-row>
        <table:table-row table:style-name="ro1">
          <table:table-cell office:value-type="float" office:value="140634" calcext:value-type="float">
            <text:p>140634</text:p>
          </table:table-cell>
          <table:table-cell office:value-type="float" office:value="65681" calcext:value-type="float">
            <text:p>65681</text:p>
          </table:table-cell>
        </table:table-row>
        <table:table-row table:style-name="ro1">
          <table:table-cell office:value-type="float" office:value="141559" calcext:value-type="float">
            <text:p>141559</text:p>
          </table:table-cell>
          <table:table-cell office:value-type="float" office:value="66573" calcext:value-type="float">
            <text:p>66573</text:p>
          </table:table-cell>
        </table:table-row>
        <table:table-row table:style-name="ro1">
          <table:table-cell office:value-type="float" office:value="137932" calcext:value-type="float">
            <text:p>137932</text:p>
          </table:table-cell>
          <table:table-cell office:value-type="float" office:value="68272" calcext:value-type="float">
            <text:p>68272</text:p>
          </table:table-cell>
        </table:table-row>
        <table:table-row table:style-name="ro1">
          <table:table-cell office:value-type="float" office:value="138552" calcext:value-type="float">
            <text:p>138552</text:p>
          </table:table-cell>
          <table:table-cell office:value-type="float" office:value="62642" calcext:value-type="float">
            <text:p>62642</text:p>
          </table:table-cell>
        </table:table-row>
        <table:table-row table:style-name="ro1">
          <table:table-cell office:value-type="float" office:value="142072" calcext:value-type="float">
            <text:p>142072</text:p>
          </table:table-cell>
          <table:table-cell office:value-type="float" office:value="61015" calcext:value-type="float">
            <text:p>61015</text:p>
          </table:table-cell>
        </table:table-row>
        <table:table-row table:style-name="ro1">
          <table:table-cell office:value-type="float" office:value="142551" calcext:value-type="float">
            <text:p>142551</text:p>
          </table:table-cell>
          <table:table-cell office:value-type="float" office:value="59591" calcext:value-type="float">
            <text:p>59591</text:p>
          </table:table-cell>
        </table:table-row>
        <table:table-row table:style-name="ro1">
          <table:table-cell office:value-type="float" office:value="139820" calcext:value-type="float">
            <text:p>139820</text:p>
          </table:table-cell>
          <table:table-cell office:value-type="float" office:value="61721" calcext:value-type="float">
            <text:p>61721</text:p>
          </table:table-cell>
        </table:table-row>
        <table:table-row table:style-name="ro1">
          <table:table-cell office:value-type="float" office:value="136725" calcext:value-type="float">
            <text:p>136725</text:p>
          </table:table-cell>
          <table:table-cell office:value-type="float" office:value="63765" calcext:value-type="float">
            <text:p>63765</text:p>
          </table:table-cell>
        </table:table-row>
        <table:table-row table:style-name="ro1">
          <table:table-cell office:value-type="float" office:value="140106" calcext:value-type="float">
            <text:p>140106</text:p>
          </table:table-cell>
          <table:table-cell office:value-type="float" office:value="63967" calcext:value-type="float">
            <text:p>63967</text:p>
          </table:table-cell>
        </table:table-row>
        <table:table-row table:style-name="ro1">
          <table:table-cell office:value-type="float" office:value="140443" calcext:value-type="float">
            <text:p>140443</text:p>
          </table:table-cell>
          <table:table-cell office:value-type="float" office:value="60154" calcext:value-type="float">
            <text:p>60154</text:p>
          </table:table-cell>
        </table:table-row>
        <table:table-row table:style-name="ro1">
          <table:table-cell office:value-type="float" office:value="138646" calcext:value-type="float">
            <text:p>138646</text:p>
          </table:table-cell>
          <table:table-cell office:value-type="float" office:value="63744" calcext:value-type="float">
            <text:p>63744</text:p>
          </table:table-cell>
        </table:table-row>
        <table:table-row table:style-name="ro1">
          <table:table-cell office:value-type="float" office:value="140448" calcext:value-type="float">
            <text:p>140448</text:p>
          </table:table-cell>
          <table:table-cell office:value-type="float" office:value="59106" calcext:value-type="float">
            <text:p>59106</text:p>
          </table:table-cell>
        </table:table-row>
        <table:table-row table:style-name="ro1">
          <table:table-cell office:value-type="float" office:value="146034" calcext:value-type="float">
            <text:p>146034</text:p>
          </table:table-cell>
          <table:table-cell office:value-type="float" office:value="59343" calcext:value-type="float">
            <text:p>59343</text:p>
          </table:table-cell>
        </table:table-row>
        <table:table-row table:style-name="ro1">
          <table:table-cell office:value-type="float" office:value="137517" calcext:value-type="float">
            <text:p>137517</text:p>
          </table:table-cell>
          <table:table-cell office:value-type="float" office:value="58722" calcext:value-type="float">
            <text:p>58722</text:p>
          </table:table-cell>
        </table:table-row>
        <table:table-row table:style-name="ro1">
          <table:table-cell office:value-type="float" office:value="141682" calcext:value-type="float">
            <text:p>141682</text:p>
          </table:table-cell>
          <table:table-cell office:value-type="float" office:value="62660" calcext:value-type="float">
            <text:p>62660</text:p>
          </table:table-cell>
        </table:table-row>
        <table:table-row table:style-name="ro1">
          <table:table-cell office:value-type="float" office:value="139558" calcext:value-type="float">
            <text:p>139558</text:p>
          </table:table-cell>
          <table:table-cell office:value-type="float" office:value="60389" calcext:value-type="float">
            <text:p>60389</text:p>
          </table:table-cell>
        </table:table-row>
        <table:table-row table:style-name="ro1">
          <table:table-cell office:value-type="float" office:value="141490" calcext:value-type="float">
            <text:p>141490</text:p>
          </table:table-cell>
          <table:table-cell office:value-type="float" office:value="59975" calcext:value-type="float">
            <text:p>59975</text:p>
          </table:table-cell>
        </table:table-row>
        <table:table-row table:style-name="ro1">
          <table:table-cell office:value-type="float" office:value="139463" calcext:value-type="float">
            <text:p>139463</text:p>
          </table:table-cell>
          <table:table-cell office:value-type="float" office:value="65505" calcext:value-type="float">
            <text:p>65505</text:p>
          </table:table-cell>
        </table:table-row>
        <table:table-row table:style-name="ro1">
          <table:table-cell office:value-type="float" office:value="140293" calcext:value-type="float">
            <text:p>140293</text:p>
          </table:table-cell>
          <table:table-cell office:value-type="float" office:value="60594" calcext:value-type="float">
            <text:p>60594</text:p>
          </table:table-cell>
        </table:table-row>
        <table:table-row table:style-name="ro1">
          <table:table-cell office:value-type="float" office:value="145219" calcext:value-type="float">
            <text:p>145219</text:p>
          </table:table-cell>
          <table:table-cell office:value-type="float" office:value="67525" calcext:value-type="float">
            <text:p>67525</text:p>
          </table:table-cell>
        </table:table-row>
        <table:table-row table:style-name="ro1">
          <table:table-cell office:value-type="float" office:value="142374" calcext:value-type="float">
            <text:p>142374</text:p>
          </table:table-cell>
          <table:table-cell office:value-type="float" office:value="73057" calcext:value-type="float">
            <text:p>73057</text:p>
          </table:table-cell>
        </table:table-row>
        <table:table-row table:style-name="ro1">
          <table:table-cell office:value-type="float" office:value="141988" calcext:value-type="float">
            <text:p>141988</text:p>
          </table:table-cell>
          <table:table-cell office:value-type="float" office:value="67138" calcext:value-type="float">
            <text:p>67138</text:p>
          </table:table-cell>
        </table:table-row>
        <table:table-row table:style-name="ro1">
          <table:table-cell office:value-type="float" office:value="143329" calcext:value-type="float">
            <text:p>143329</text:p>
          </table:table-cell>
          <table:table-cell office:value-type="float" office:value="66040" calcext:value-type="float">
            <text:p>66040</text:p>
          </table:table-cell>
        </table:table-row>
        <table:table-row table:style-name="ro1">
          <table:table-cell office:value-type="float" office:value="140064" calcext:value-type="float">
            <text:p>140064</text:p>
          </table:table-cell>
          <table:table-cell office:value-type="float" office:value="62490" calcext:value-type="float">
            <text:p>62490</text:p>
          </table:table-cell>
        </table:table-row>
        <table:table-row table:style-name="ro1">
          <table:table-cell office:value-type="float" office:value="142978" calcext:value-type="float">
            <text:p>142978</text:p>
          </table:table-cell>
          <table:table-cell office:value-type="float" office:value="59565" calcext:value-type="float">
            <text:p>59565</text:p>
          </table:table-cell>
        </table:table-row>
        <table:table-row table:style-name="ro1">
          <table:table-cell office:value-type="float" office:value="139815" calcext:value-type="float">
            <text:p>139815</text:p>
          </table:table-cell>
          <table:table-cell office:value-type="float" office:value="61589" calcext:value-type="float">
            <text:p>61589</text:p>
          </table:table-cell>
        </table:table-row>
        <table:table-row table:style-name="ro1">
          <table:table-cell office:value-type="float" office:value="141755" calcext:value-type="float">
            <text:p>141755</text:p>
          </table:table-cell>
          <table:table-cell office:value-type="float" office:value="61548" calcext:value-type="float">
            <text:p>61548</text:p>
          </table:table-cell>
        </table:table-row>
        <table:table-row table:style-name="ro1">
          <table:table-cell office:value-type="float" office:value="142065" calcext:value-type="float">
            <text:p>142065</text:p>
          </table:table-cell>
          <table:table-cell office:value-type="float" office:value="61673" calcext:value-type="float">
            <text:p>61673</text:p>
          </table:table-cell>
        </table:table-row>
        <table:table-row table:style-name="ro1">
          <table:table-cell office:value-type="float" office:value="140242" calcext:value-type="float">
            <text:p>140242</text:p>
          </table:table-cell>
          <table:table-cell office:value-type="float" office:value="61507" calcext:value-type="float">
            <text:p>61507</text:p>
          </table:table-cell>
        </table:table-row>
        <table:table-row table:style-name="ro1">
          <table:table-cell office:value-type="float" office:value="140041" calcext:value-type="float">
            <text:p>140041</text:p>
          </table:table-cell>
          <table:table-cell office:value-type="float" office:value="59424" calcext:value-type="float">
            <text:p>59424</text:p>
          </table:table-cell>
        </table:table-row>
        <table:table-row table:style-name="ro1">
          <table:table-cell office:value-type="float" office:value="139548" calcext:value-type="float">
            <text:p>139548</text:p>
          </table:table-cell>
          <table:table-cell office:value-type="float" office:value="59997" calcext:value-type="float">
            <text:p>59997</text:p>
          </table:table-cell>
        </table:table-row>
        <table:table-row table:style-name="ro1">
          <table:table-cell office:value-type="float" office:value="136773" calcext:value-type="float">
            <text:p>136773</text:p>
          </table:table-cell>
          <table:table-cell office:value-type="float" office:value="73340" calcext:value-type="float">
            <text:p>73340</text:p>
          </table:table-cell>
        </table:table-row>
        <table:table-row table:style-name="ro1">
          <table:table-cell office:value-type="float" office:value="139078" calcext:value-type="float">
            <text:p>139078</text:p>
          </table:table-cell>
          <table:table-cell office:value-type="float" office:value="61617" calcext:value-type="float">
            <text:p>61617</text:p>
          </table:table-cell>
        </table:table-row>
        <table:table-row table:style-name="ro1">
          <table:table-cell office:value-type="float" office:value="136823" calcext:value-type="float">
            <text:p>136823</text:p>
          </table:table-cell>
          <table:table-cell office:value-type="float" office:value="61153" calcext:value-type="float">
            <text:p>61153</text:p>
          </table:table-cell>
        </table:table-row>
        <table:table-row table:style-name="ro1">
          <table:table-cell office:value-type="float" office:value="146981" calcext:value-type="float">
            <text:p>146981</text:p>
          </table:table-cell>
          <table:table-cell office:value-type="float" office:value="63696" calcext:value-type="float">
            <text:p>63696</text:p>
          </table:table-cell>
        </table:table-row>
        <table:table-row table:style-name="ro1">
          <table:table-cell office:value-type="float" office:value="138727" calcext:value-type="float">
            <text:p>138727</text:p>
          </table:table-cell>
          <table:table-cell office:value-type="float" office:value="61020" calcext:value-type="float">
            <text:p>61020</text:p>
          </table:table-cell>
        </table:table-row>
        <table:table-row table:style-name="ro1">
          <table:table-cell office:value-type="float" office:value="138636" calcext:value-type="float">
            <text:p>138636</text:p>
          </table:table-cell>
          <table:table-cell office:value-type="float" office:value="64945" calcext:value-type="float">
            <text:p>64945</text:p>
          </table:table-cell>
        </table:table-row>
        <table:table-row table:style-name="ro1">
          <table:table-cell office:value-type="float" office:value="139500" calcext:value-type="float">
            <text:p>139500</text:p>
          </table:table-cell>
          <table:table-cell office:value-type="float" office:value="65526" calcext:value-type="float">
            <text:p>65526</text:p>
          </table:table-cell>
        </table:table-row>
        <table:table-row table:style-name="ro1">
          <table:table-cell office:value-type="float" office:value="138985" calcext:value-type="float">
            <text:p>138985</text:p>
          </table:table-cell>
          <table:table-cell office:value-type="float" office:value="58564" calcext:value-type="float">
            <text:p>58564</text:p>
          </table:table-cell>
        </table:table-row>
        <table:table-row table:style-name="ro1">
          <table:table-cell office:value-type="float" office:value="140024" calcext:value-type="float">
            <text:p>140024</text:p>
          </table:table-cell>
          <table:table-cell office:value-type="float" office:value="65196" calcext:value-type="float">
            <text:p>65196</text:p>
          </table:table-cell>
        </table:table-row>
        <table:table-row table:style-name="ro1">
          <table:table-cell office:value-type="float" office:value="143477" calcext:value-type="float">
            <text:p>143477</text:p>
          </table:table-cell>
          <table:table-cell office:value-type="float" office:value="63293" calcext:value-type="float">
            <text:p>63293</text:p>
          </table:table-cell>
        </table:table-row>
        <table:table-row table:style-name="ro1">
          <table:table-cell office:value-type="float" office:value="144041" calcext:value-type="float">
            <text:p>144041</text:p>
          </table:table-cell>
          <table:table-cell office:value-type="float" office:value="58797" calcext:value-type="float">
            <text:p>58797</text:p>
          </table:table-cell>
        </table:table-row>
        <table:table-row table:style-name="ro1">
          <table:table-cell office:value-type="float" office:value="140954" calcext:value-type="float">
            <text:p>140954</text:p>
          </table:table-cell>
          <table:table-cell office:value-type="float" office:value="64692" calcext:value-type="float">
            <text:p>64692</text:p>
          </table:table-cell>
        </table:table-row>
        <table:table-row table:style-name="ro1">
          <table:table-cell office:value-type="float" office:value="144505" calcext:value-type="float">
            <text:p>144505</text:p>
          </table:table-cell>
          <table:table-cell office:value-type="float" office:value="63807" calcext:value-type="float">
            <text:p>63807</text:p>
          </table:table-cell>
        </table:table-row>
        <table:table-row table:style-name="ro1">
          <table:table-cell office:value-type="float" office:value="145448" calcext:value-type="float">
            <text:p>145448</text:p>
          </table:table-cell>
          <table:table-cell office:value-type="float" office:value="60176" calcext:value-type="float">
            <text:p>60176</text:p>
          </table:table-cell>
        </table:table-row>
        <table:table-row table:style-name="ro1">
          <table:table-cell office:value-type="float" office:value="140745" calcext:value-type="float">
            <text:p>140745</text:p>
          </table:table-cell>
          <table:table-cell office:value-type="float" office:value="63577" calcext:value-type="float">
            <text:p>63577</text:p>
          </table:table-cell>
        </table:table-row>
        <table:table-row table:style-name="ro1">
          <table:table-cell office:value-type="float" office:value="142193" calcext:value-type="float">
            <text:p>142193</text:p>
          </table:table-cell>
          <table:table-cell office:value-type="float" office:value="60942" calcext:value-type="float">
            <text:p>60942</text:p>
          </table:table-cell>
        </table:table-row>
        <table:table-row table:style-name="ro1">
          <table:table-cell office:value-type="float" office:value="147728" calcext:value-type="float">
            <text:p>147728</text:p>
          </table:table-cell>
          <table:table-cell office:value-type="float" office:value="58842" calcext:value-type="float">
            <text:p>58842</text:p>
          </table:table-cell>
        </table:table-row>
        <table:table-row table:style-name="ro1">
          <table:table-cell office:value-type="float" office:value="137546" calcext:value-type="float">
            <text:p>137546</text:p>
          </table:table-cell>
          <table:table-cell office:value-type="float" office:value="60377" calcext:value-type="float">
            <text:p>60377</text:p>
          </table:table-cell>
        </table:table-row>
        <table:table-row table:style-name="ro1">
          <table:table-cell office:value-type="float" office:value="140650" calcext:value-type="float">
            <text:p>140650</text:p>
          </table:table-cell>
          <table:table-cell office:value-type="float" office:value="65077" calcext:value-type="float">
            <text:p>65077</text:p>
          </table:table-cell>
        </table:table-row>
        <table:table-row table:style-name="ro1">
          <table:table-cell office:value-type="float" office:value="146340" calcext:value-type="float">
            <text:p>146340</text:p>
          </table:table-cell>
          <table:table-cell office:value-type="float" office:value="64507" calcext:value-type="float">
            <text:p>64507</text:p>
          </table:table-cell>
        </table:table-row>
        <table:table-row table:style-name="ro1">
          <table:table-cell office:value-type="float" office:value="142639" calcext:value-type="float">
            <text:p>142639</text:p>
          </table:table-cell>
          <table:table-cell office:value-type="float" office:value="64283" calcext:value-type="float">
            <text:p>64283</text:p>
          </table:table-cell>
        </table:table-row>
        <table:table-row table:style-name="ro1">
          <table:table-cell office:value-type="float" office:value="137291" calcext:value-type="float">
            <text:p>137291</text:p>
          </table:table-cell>
          <table:table-cell office:value-type="float" office:value="138927" calcext:value-type="float">
            <text:p>138927</text:p>
          </table:table-cell>
        </table:table-row>
        <table:table-row table:style-name="ro1">
          <table:table-cell office:value-type="float" office:value="143077" calcext:value-type="float">
            <text:p>143077</text:p>
          </table:table-cell>
          <table:table-cell office:value-type="float" office:value="112620" calcext:value-type="float">
            <text:p>112620</text:p>
          </table:table-cell>
        </table:table-row>
        <table:table-row table:style-name="ro1">
          <table:table-cell office:value-type="float" office:value="145664" calcext:value-type="float">
            <text:p>145664</text:p>
          </table:table-cell>
          <table:table-cell office:value-type="float" office:value="121041" calcext:value-type="float">
            <text:p>121041</text:p>
          </table:table-cell>
        </table:table-row>
        <table:table-row table:style-name="ro1">
          <table:table-cell office:value-type="float" office:value="143774" calcext:value-type="float">
            <text:p>143774</text:p>
          </table:table-cell>
          <table:table-cell office:value-type="float" office:value="115581" calcext:value-type="float">
            <text:p>115581</text:p>
          </table:table-cell>
        </table:table-row>
        <table:table-row table:style-name="ro1">
          <table:table-cell office:value-type="float" office:value="138493" calcext:value-type="float">
            <text:p>138493</text:p>
          </table:table-cell>
          <table:table-cell office:value-type="float" office:value="124566" calcext:value-type="float">
            <text:p>124566</text:p>
          </table:table-cell>
        </table:table-row>
        <table:table-row table:style-name="ro1">
          <table:table-cell office:value-type="float" office:value="136978" calcext:value-type="float">
            <text:p>136978</text:p>
          </table:table-cell>
          <table:table-cell office:value-type="float" office:value="96175" calcext:value-type="float">
            <text:p>96175</text:p>
          </table:table-cell>
        </table:table-row>
        <table:table-row table:style-name="ro1">
          <table:table-cell office:value-type="float" office:value="143365" calcext:value-type="float">
            <text:p>143365</text:p>
          </table:table-cell>
          <table:table-cell office:value-type="float" office:value="104045" calcext:value-type="float">
            <text:p>104045</text:p>
          </table:table-cell>
        </table:table-row>
        <table:table-row table:style-name="ro1">
          <table:table-cell office:value-type="float" office:value="141026" calcext:value-type="float">
            <text:p>141026</text:p>
          </table:table-cell>
          <table:table-cell office:value-type="float" office:value="90871" calcext:value-type="float">
            <text:p>90871</text:p>
          </table:table-cell>
        </table:table-row>
        <table:table-row table:style-name="ro1">
          <table:table-cell office:value-type="float" office:value="136700" calcext:value-type="float">
            <text:p>136700</text:p>
          </table:table-cell>
          <table:table-cell office:value-type="float" office:value="117148" calcext:value-type="float">
            <text:p>117148</text:p>
          </table:table-cell>
        </table:table-row>
        <table:table-row table:style-name="ro1">
          <table:table-cell office:value-type="float" office:value="142173" calcext:value-type="float">
            <text:p>142173</text:p>
          </table:table-cell>
          <table:table-cell office:value-type="float" office:value="179024" calcext:value-type="float">
            <text:p>179024</text:p>
          </table:table-cell>
        </table:table-row>
        <table:table-row table:style-name="ro1">
          <table:table-cell office:value-type="float" office:value="139579" calcext:value-type="float">
            <text:p>139579</text:p>
          </table:table-cell>
          <table:table-cell office:value-type="float" office:value="140391" calcext:value-type="float">
            <text:p>140391</text:p>
          </table:table-cell>
        </table:table-row>
        <table:table-row table:style-name="ro1">
          <table:table-cell office:value-type="float" office:value="140535" calcext:value-type="float">
            <text:p>140535</text:p>
          </table:table-cell>
          <table:table-cell office:value-type="float" office:value="141877" calcext:value-type="float">
            <text:p>141877</text:p>
          </table:table-cell>
        </table:table-row>
        <table:table-row table:style-name="ro1">
          <table:table-cell office:value-type="float" office:value="139190" calcext:value-type="float">
            <text:p>139190</text:p>
          </table:table-cell>
          <table:table-cell office:value-type="float" office:value="139353" calcext:value-type="float">
            <text:p>139353</text:p>
          </table:table-cell>
        </table:table-row>
        <table:table-row table:style-name="ro1">
          <table:table-cell office:value-type="float" office:value="140413" calcext:value-type="float">
            <text:p>140413</text:p>
          </table:table-cell>
          <table:table-cell office:value-type="float" office:value="144979" calcext:value-type="float">
            <text:p>144979</text:p>
          </table:table-cell>
        </table:table-row>
        <table:table-row table:style-name="ro1">
          <table:table-cell office:value-type="float" office:value="140997" calcext:value-type="float">
            <text:p>140997</text:p>
          </table:table-cell>
          <table:table-cell office:value-type="float" office:value="142413" calcext:value-type="float">
            <text:p>142413</text:p>
          </table:table-cell>
        </table:table-row>
        <table:table-row table:style-name="ro1">
          <table:table-cell office:value-type="float" office:value="141476" calcext:value-type="float">
            <text:p>141476</text:p>
          </table:table-cell>
          <table:table-cell office:value-type="float" office:value="138851" calcext:value-type="float">
            <text:p>138851</text:p>
          </table:table-cell>
        </table:table-row>
        <table:table-row table:style-name="ro1">
          <table:table-cell office:value-type="float" office:value="141225" calcext:value-type="float">
            <text:p>141225</text:p>
          </table:table-cell>
          <table:table-cell office:value-type="float" office:value="142114" calcext:value-type="float">
            <text:p>142114</text:p>
          </table:table-cell>
        </table:table-row>
        <table:table-row table:style-name="ro1">
          <table:table-cell office:value-type="float" office:value="140385" calcext:value-type="float">
            <text:p>140385</text:p>
          </table:table-cell>
          <table:table-cell office:value-type="float" office:value="140285" calcext:value-type="float">
            <text:p>140285</text:p>
          </table:table-cell>
        </table:table-row>
        <table:table-row table:style-name="ro1">
          <table:table-cell office:value-type="float" office:value="139704" calcext:value-type="float">
            <text:p>139704</text:p>
          </table:table-cell>
          <table:table-cell office:value-type="float" office:value="160115" calcext:value-type="float">
            <text:p>160115</text:p>
          </table:table-cell>
        </table:table-row>
        <table:table-row table:style-name="ro1">
          <table:table-cell office:value-type="float" office:value="141306" calcext:value-type="float">
            <text:p>141306</text:p>
          </table:table-cell>
          <table:table-cell office:value-type="float" office:value="154625" calcext:value-type="float">
            <text:p>154625</text:p>
          </table:table-cell>
        </table:table-row>
        <table:table-row table:style-name="ro1">
          <table:table-cell office:value-type="float" office:value="144511" calcext:value-type="float">
            <text:p>144511</text:p>
          </table:table-cell>
          <table:table-cell office:value-type="float" office:value="143356" calcext:value-type="float">
            <text:p>143356</text:p>
          </table:table-cell>
        </table:table-row>
        <table:table-row table:style-name="ro1">
          <table:table-cell office:value-type="float" office:value="141601" calcext:value-type="float">
            <text:p>141601</text:p>
          </table:table-cell>
          <table:table-cell office:value-type="float" office:value="144813" calcext:value-type="float">
            <text:p>144813</text:p>
          </table:table-cell>
        </table:table-row>
        <table:table-row table:style-name="ro1">
          <table:table-cell office:value-type="float" office:value="143080" calcext:value-type="float">
            <text:p>143080</text:p>
          </table:table-cell>
          <table:table-cell office:value-type="float" office:value="145030" calcext:value-type="float">
            <text:p>145030</text:p>
          </table:table-cell>
        </table:table-row>
        <table:table-row table:style-name="ro1">
          <table:table-cell office:value-type="float" office:value="139616" calcext:value-type="float">
            <text:p>139616</text:p>
          </table:table-cell>
          <table:table-cell office:value-type="float" office:value="141247" calcext:value-type="float">
            <text:p>141247</text:p>
          </table:table-cell>
        </table:table-row>
        <table:table-row table:style-name="ro1">
          <table:table-cell office:value-type="float" office:value="142277" calcext:value-type="float">
            <text:p>142277</text:p>
          </table:table-cell>
          <table:table-cell office:value-type="float" office:value="143564" calcext:value-type="float">
            <text:p>143564</text:p>
          </table:table-cell>
        </table:table-row>
        <table:table-row table:style-name="ro1">
          <table:table-cell office:value-type="float" office:value="142503" calcext:value-type="float">
            <text:p>142503</text:p>
          </table:table-cell>
          <table:table-cell office:value-type="float" office:value="140771" calcext:value-type="float">
            <text:p>140771</text:p>
          </table:table-cell>
        </table:table-row>
        <table:table-row table:style-name="ro1">
          <table:table-cell office:value-type="float" office:value="141242" calcext:value-type="float">
            <text:p>141242</text:p>
          </table:table-cell>
          <table:table-cell office:value-type="float" office:value="155064" calcext:value-type="float">
            <text:p>155064</text:p>
          </table:table-cell>
        </table:table-row>
        <table:table-row table:style-name="ro1">
          <table:table-cell office:value-type="float" office:value="140037" calcext:value-type="float">
            <text:p>140037</text:p>
          </table:table-cell>
          <table:table-cell office:value-type="float" office:value="152051" calcext:value-type="float">
            <text:p>152051</text:p>
          </table:table-cell>
        </table:table-row>
        <table:table-row table:style-name="ro1">
          <table:table-cell office:value-type="float" office:value="141935" calcext:value-type="float">
            <text:p>141935</text:p>
          </table:table-cell>
          <table:table-cell office:value-type="float" office:value="147740" calcext:value-type="float">
            <text:p>147740</text:p>
          </table:table-cell>
        </table:table-row>
        <table:table-row table:style-name="ro1">
          <table:table-cell office:value-type="float" office:value="140945" calcext:value-type="float">
            <text:p>140945</text:p>
          </table:table-cell>
          <table:table-cell office:value-type="float" office:value="141703" calcext:value-type="float">
            <text:p>141703</text:p>
          </table:table-cell>
        </table:table-row>
        <table:table-row table:style-name="ro1">
          <table:table-cell office:value-type="float" office:value="140347" calcext:value-type="float">
            <text:p>140347</text:p>
          </table:table-cell>
          <table:table-cell office:value-type="float" office:value="147394" calcext:value-type="float">
            <text:p>147394</text:p>
          </table:table-cell>
        </table:table-row>
        <table:table-row table:style-name="ro1">
          <table:table-cell office:value-type="float" office:value="142477" calcext:value-type="float">
            <text:p>142477</text:p>
          </table:table-cell>
          <table:table-cell office:value-type="float" office:value="141535" calcext:value-type="float">
            <text:p>141535</text:p>
          </table:table-cell>
        </table:table-row>
        <table:table-row table:style-name="ro1">
          <table:table-cell office:value-type="float" office:value="138991" calcext:value-type="float">
            <text:p>138991</text:p>
          </table:table-cell>
          <table:table-cell office:value-type="float" office:value="140528" calcext:value-type="float">
            <text:p>140528</text:p>
          </table:table-cell>
        </table:table-row>
        <table:table-row table:style-name="ro1">
          <table:table-cell office:value-type="float" office:value="140765" calcext:value-type="float">
            <text:p>140765</text:p>
          </table:table-cell>
          <table:table-cell office:value-type="float" office:value="138278" calcext:value-type="float">
            <text:p>138278</text:p>
          </table:table-cell>
        </table:table-row>
        <table:table-row table:style-name="ro1">
          <table:table-cell office:value-type="float" office:value="144283" calcext:value-type="float">
            <text:p>144283</text:p>
          </table:table-cell>
          <table:table-cell office:value-type="float" office:value="144628" calcext:value-type="float">
            <text:p>144628</text:p>
          </table:table-cell>
        </table:table-row>
        <table:table-row table:style-name="ro1">
          <table:table-cell office:value-type="float" office:value="140897" calcext:value-type="float">
            <text:p>140897</text:p>
          </table:table-cell>
          <table:table-cell office:value-type="float" office:value="144099" calcext:value-type="float">
            <text:p>144099</text:p>
          </table:table-cell>
        </table:table-row>
        <table:table-row table:style-name="ro1">
          <table:table-cell office:value-type="float" office:value="140151" calcext:value-type="float">
            <text:p>140151</text:p>
          </table:table-cell>
          <table:table-cell office:value-type="float" office:value="143448" calcext:value-type="float">
            <text:p>143448</text:p>
          </table:table-cell>
        </table:table-row>
        <table:table-row table:style-name="ro1">
          <table:table-cell office:value-type="float" office:value="140985" calcext:value-type="float">
            <text:p>140985</text:p>
          </table:table-cell>
          <table:table-cell office:value-type="float" office:value="142074" calcext:value-type="float">
            <text:p>142074</text:p>
          </table:table-cell>
        </table:table-row>
        <table:table-row table:style-name="ro1">
          <table:table-cell office:value-type="float" office:value="141345" calcext:value-type="float">
            <text:p>141345</text:p>
          </table:table-cell>
          <table:table-cell office:value-type="float" office:value="142100" calcext:value-type="float">
            <text:p>142100</text:p>
          </table:table-cell>
        </table:table-row>
        <table:table-row table:style-name="ro1">
          <table:table-cell office:value-type="float" office:value="144545" calcext:value-type="float">
            <text:p>144545</text:p>
          </table:table-cell>
          <table:table-cell office:value-type="float" office:value="140690" calcext:value-type="float">
            <text:p>140690</text:p>
          </table:table-cell>
        </table:table-row>
        <table:table-row table:style-name="ro1">
          <table:table-cell office:value-type="float" office:value="138245" calcext:value-type="float">
            <text:p>138245</text:p>
          </table:table-cell>
          <table:table-cell office:value-type="float" office:value="143990" calcext:value-type="float">
            <text:p>143990</text:p>
          </table:table-cell>
        </table:table-row>
        <table:table-row table:style-name="ro1">
          <table:table-cell office:value-type="float" office:value="137933" calcext:value-type="float">
            <text:p>137933</text:p>
          </table:table-cell>
          <table:table-cell office:value-type="float" office:value="142132" calcext:value-type="float">
            <text:p>142132</text:p>
          </table:table-cell>
        </table:table-row>
        <table:table-row table:style-name="ro1">
          <table:table-cell office:value-type="float" office:value="138790" calcext:value-type="float">
            <text:p>138790</text:p>
          </table:table-cell>
          <table:table-cell office:value-type="float" office:value="148433" calcext:value-type="float">
            <text:p>148433</text:p>
          </table:table-cell>
        </table:table-row>
        <table:table-row table:style-name="ro1">
          <table:table-cell office:value-type="float" office:value="140281" calcext:value-type="float">
            <text:p>140281</text:p>
          </table:table-cell>
          <table:table-cell office:value-type="float" office:value="145424" calcext:value-type="float">
            <text:p>145424</text:p>
          </table:table-cell>
        </table:table-row>
        <table:table-row table:style-name="ro1">
          <table:table-cell office:value-type="float" office:value="142316" calcext:value-type="float">
            <text:p>142316</text:p>
          </table:table-cell>
          <table:table-cell office:value-type="float" office:value="142456" calcext:value-type="float">
            <text:p>142456</text:p>
          </table:table-cell>
        </table:table-row>
        <table:table-row table:style-name="ro1">
          <table:table-cell office:value-type="float" office:value="146365" calcext:value-type="float">
            <text:p>146365</text:p>
          </table:table-cell>
          <table:table-cell office:value-type="float" office:value="144784" calcext:value-type="float">
            <text:p>144784</text:p>
          </table:table-cell>
        </table:table-row>
        <table:table-row table:style-name="ro1">
          <table:table-cell office:value-type="float" office:value="140492" calcext:value-type="float">
            <text:p>140492</text:p>
          </table:table-cell>
          <table:table-cell office:value-type="float" office:value="158348" calcext:value-type="float">
            <text:p>158348</text:p>
          </table:table-cell>
        </table:table-row>
        <table:table-row table:style-name="ro1">
          <table:table-cell office:value-type="float" office:value="140136" calcext:value-type="float">
            <text:p>140136</text:p>
          </table:table-cell>
          <table:table-cell office:value-type="float" office:value="145141" calcext:value-type="float">
            <text:p>145141</text:p>
          </table:table-cell>
        </table:table-row>
        <table:table-row table:style-name="ro1">
          <table:table-cell office:value-type="float" office:value="141165" calcext:value-type="float">
            <text:p>141165</text:p>
          </table:table-cell>
          <table:table-cell office:value-type="float" office:value="143250" calcext:value-type="float">
            <text:p>143250</text:p>
          </table:table-cell>
        </table:table-row>
        <table:table-row table:style-name="ro1">
          <table:table-cell office:value-type="float" office:value="138812" calcext:value-type="float">
            <text:p>138812</text:p>
          </table:table-cell>
          <table:table-cell office:value-type="float" office:value="144989" calcext:value-type="float">
            <text:p>144989</text:p>
          </table:table-cell>
        </table:table-row>
        <table:table-row table:style-name="ro1">
          <table:table-cell office:value-type="float" office:value="142987" calcext:value-type="float">
            <text:p>142987</text:p>
          </table:table-cell>
          <table:table-cell office:value-type="float" office:value="149655" calcext:value-type="float">
            <text:p>149655</text:p>
          </table:table-cell>
        </table:table-row>
        <table:table-row table:style-name="ro1">
          <table:table-cell office:value-type="float" office:value="145533" calcext:value-type="float">
            <text:p>145533</text:p>
          </table:table-cell>
          <table:table-cell office:value-type="float" office:value="148416" calcext:value-type="float">
            <text:p>148416</text:p>
          </table:table-cell>
        </table:table-row>
        <table:table-row table:style-name="ro1">
          <table:table-cell office:value-type="float" office:value="148742" calcext:value-type="float">
            <text:p>148742</text:p>
          </table:table-cell>
          <table:table-cell office:value-type="float" office:value="144314" calcext:value-type="float">
            <text:p>144314</text:p>
          </table:table-cell>
        </table:table-row>
        <table:table-row table:style-name="ro1">
          <table:table-cell office:value-type="float" office:value="137994" calcext:value-type="float">
            <text:p>137994</text:p>
          </table:table-cell>
          <table:table-cell office:value-type="float" office:value="144920" calcext:value-type="float">
            <text:p>144920</text:p>
          </table:table-cell>
        </table:table-row>
        <table:table-row table:style-name="ro1">
          <table:table-cell office:value-type="float" office:value="145612" calcext:value-type="float">
            <text:p>145612</text:p>
          </table:table-cell>
          <table:table-cell office:value-type="float" office:value="149498" calcext:value-type="float">
            <text:p>149498</text:p>
          </table:table-cell>
        </table:table-row>
        <table:table-row table:style-name="ro1">
          <table:table-cell office:value-type="float" office:value="140807" calcext:value-type="float">
            <text:p>140807</text:p>
          </table:table-cell>
          <table:table-cell office:value-type="float" office:value="148081" calcext:value-type="float">
            <text:p>148081</text:p>
          </table:table-cell>
        </table:table-row>
        <table:table-row table:style-name="ro1">
          <table:table-cell office:value-type="float" office:value="141422" calcext:value-type="float">
            <text:p>141422</text:p>
          </table:table-cell>
          <table:table-cell office:value-type="float" office:value="141583" calcext:value-type="float">
            <text:p>141583</text:p>
          </table:table-cell>
        </table:table-row>
        <table:table-row table:style-name="ro1">
          <table:table-cell office:value-type="float" office:value="140174" calcext:value-type="float">
            <text:p>140174</text:p>
          </table:table-cell>
          <table:table-cell office:value-type="float" office:value="160120" calcext:value-type="float">
            <text:p>160120</text:p>
          </table:table-cell>
        </table:table-row>
        <table:table-row table:style-name="ro1">
          <table:table-cell office:value-type="float" office:value="141901" calcext:value-type="float">
            <text:p>141901</text:p>
          </table:table-cell>
          <table:table-cell office:value-type="float" office:value="143149" calcext:value-type="float">
            <text:p>143149</text:p>
          </table:table-cell>
        </table:table-row>
        <table:table-row table:style-name="ro1">
          <table:table-cell office:value-type="float" office:value="140476" calcext:value-type="float">
            <text:p>140476</text:p>
          </table:table-cell>
          <table:table-cell office:value-type="float" office:value="142678" calcext:value-type="float">
            <text:p>142678</text:p>
          </table:table-cell>
        </table:table-row>
        <table:table-row table:style-name="ro1">
          <table:table-cell office:value-type="float" office:value="140175" calcext:value-type="float">
            <text:p>140175</text:p>
          </table:table-cell>
          <table:table-cell office:value-type="float" office:value="146039" calcext:value-type="float">
            <text:p>146039</text:p>
          </table:table-cell>
        </table:table-row>
        <table:table-row table:style-name="ro1">
          <table:table-cell office:value-type="float" office:value="141547" calcext:value-type="float">
            <text:p>141547</text:p>
          </table:table-cell>
          <table:table-cell office:value-type="float" office:value="147982" calcext:value-type="float">
            <text:p>147982</text:p>
          </table:table-cell>
        </table:table-row>
        <table:table-row table:style-name="ro1">
          <table:table-cell office:value-type="float" office:value="140855" calcext:value-type="float">
            <text:p>140855</text:p>
          </table:table-cell>
          <table:table-cell office:value-type="float" office:value="141327" calcext:value-type="float">
            <text:p>141327</text:p>
          </table:table-cell>
        </table:table-row>
        <table:table-row table:style-name="ro1">
          <table:table-cell office:value-type="float" office:value="141989" calcext:value-type="float">
            <text:p>141989</text:p>
          </table:table-cell>
          <table:table-cell office:value-type="float" office:value="147535" calcext:value-type="float">
            <text:p>147535</text:p>
          </table:table-cell>
        </table:table-row>
        <table:table-row table:style-name="ro1">
          <table:table-cell office:value-type="float" office:value="142045" calcext:value-type="float">
            <text:p>142045</text:p>
          </table:table-cell>
          <table:table-cell office:value-type="float" office:value="141300" calcext:value-type="float">
            <text:p>141300</text:p>
          </table:table-cell>
        </table:table-row>
        <table:table-row table:style-name="ro1">
          <table:table-cell office:value-type="float" office:value="140541" calcext:value-type="float">
            <text:p>140541</text:p>
          </table:table-cell>
          <table:table-cell office:value-type="float" office:value="146816" calcext:value-type="float">
            <text:p>146816</text:p>
          </table:table-cell>
        </table:table-row>
        <table:table-row table:style-name="ro1">
          <table:table-cell office:value-type="float" office:value="137795" calcext:value-type="float">
            <text:p>137795</text:p>
          </table:table-cell>
          <table:table-cell office:value-type="float" office:value="142750" calcext:value-type="float">
            <text:p>142750</text:p>
          </table:table-cell>
        </table:table-row>
        <table:table-row table:style-name="ro1">
          <table:table-cell office:value-type="float" office:value="140645" calcext:value-type="float">
            <text:p>140645</text:p>
          </table:table-cell>
          <table:table-cell office:value-type="float" office:value="149551" calcext:value-type="float">
            <text:p>149551</text:p>
          </table:table-cell>
        </table:table-row>
        <table:table-row table:style-name="ro1">
          <table:table-cell office:value-type="float" office:value="139201" calcext:value-type="float">
            <text:p>139201</text:p>
          </table:table-cell>
          <table:table-cell office:value-type="float" office:value="147747" calcext:value-type="float">
            <text:p>147747</text:p>
          </table:table-cell>
        </table:table-row>
        <table:table-row table:style-name="ro1">
          <table:table-cell office:value-type="float" office:value="139976" calcext:value-type="float">
            <text:p>139976</text:p>
          </table:table-cell>
          <table:table-cell office:value-type="float" office:value="141039" calcext:value-type="float">
            <text:p>141039</text:p>
          </table:table-cell>
        </table:table-row>
        <table:table-row table:style-name="ro1">
          <table:table-cell office:value-type="float" office:value="142285" calcext:value-type="float">
            <text:p>142285</text:p>
          </table:table-cell>
          <table:table-cell office:value-type="float" office:value="147849" calcext:value-type="float">
            <text:p>147849</text:p>
          </table:table-cell>
        </table:table-row>
        <table:table-row table:style-name="ro1">
          <table:table-cell office:value-type="float" office:value="142015" calcext:value-type="float">
            <text:p>142015</text:p>
          </table:table-cell>
          <table:table-cell office:value-type="float" office:value="143559" calcext:value-type="float">
            <text:p>143559</text:p>
          </table:table-cell>
        </table:table-row>
        <table:table-row table:style-name="ro1">
          <table:table-cell office:value-type="float" office:value="137806" calcext:value-type="float">
            <text:p>137806</text:p>
          </table:table-cell>
          <table:table-cell office:value-type="float" office:value="145300" calcext:value-type="float">
            <text:p>145300</text:p>
          </table:table-cell>
        </table:table-row>
        <table:table-row table:style-name="ro1">
          <table:table-cell office:value-type="float" office:value="138251" calcext:value-type="float">
            <text:p>138251</text:p>
          </table:table-cell>
          <table:table-cell office:value-type="float" office:value="144338" calcext:value-type="float">
            <text:p>144338</text:p>
          </table:table-cell>
        </table:table-row>
        <table:table-row table:style-name="ro1">
          <table:table-cell office:value-type="float" office:value="138671" calcext:value-type="float">
            <text:p>138671</text:p>
          </table:table-cell>
          <table:table-cell office:value-type="float" office:value="147562" calcext:value-type="float">
            <text:p>147562</text:p>
          </table:table-cell>
        </table:table-row>
        <table:table-row table:style-name="ro1">
          <table:table-cell office:value-type="float" office:value="138038" calcext:value-type="float">
            <text:p>138038</text:p>
          </table:table-cell>
          <table:table-cell office:value-type="float" office:value="147831" calcext:value-type="float">
            <text:p>147831</text:p>
          </table:table-cell>
        </table:table-row>
        <table:table-row table:style-name="ro1">
          <table:table-cell office:value-type="float" office:value="139429" calcext:value-type="float">
            <text:p>139429</text:p>
          </table:table-cell>
          <table:table-cell office:value-type="float" office:value="142907" calcext:value-type="float">
            <text:p>142907</text:p>
          </table:table-cell>
        </table:table-row>
        <table:table-row table:style-name="ro1">
          <table:table-cell office:value-type="float" office:value="137360" calcext:value-type="float">
            <text:p>137360</text:p>
          </table:table-cell>
          <table:table-cell office:value-type="float" office:value="147545" calcext:value-type="float">
            <text:p>147545</text:p>
          </table:table-cell>
        </table:table-row>
        <table:table-row table:style-name="ro1">
          <table:table-cell office:value-type="float" office:value="141497" calcext:value-type="float">
            <text:p>141497</text:p>
          </table:table-cell>
          <table:table-cell office:value-type="float" office:value="143117" calcext:value-type="float">
            <text:p>143117</text:p>
          </table:table-cell>
        </table:table-row>
        <table:table-row table:style-name="ro1">
          <table:table-cell office:value-type="float" office:value="141702" calcext:value-type="float">
            <text:p>141702</text:p>
          </table:table-cell>
          <table:table-cell office:value-type="float" office:value="150790" calcext:value-type="float">
            <text:p>150790</text:p>
          </table:table-cell>
        </table:table-row>
        <table:table-row table:style-name="ro1">
          <table:table-cell office:value-type="float" office:value="141790" calcext:value-type="float">
            <text:p>141790</text:p>
          </table:table-cell>
          <table:table-cell office:value-type="float" office:value="152826" calcext:value-type="float">
            <text:p>152826</text:p>
          </table:table-cell>
        </table:table-row>
        <table:table-row table:style-name="ro1">
          <table:table-cell office:value-type="float" office:value="144379" calcext:value-type="float">
            <text:p>144379</text:p>
          </table:table-cell>
          <table:table-cell office:value-type="float" office:value="152632" calcext:value-type="float">
            <text:p>152632</text:p>
          </table:table-cell>
        </table:table-row>
        <table:table-row table:style-name="ro1">
          <table:table-cell office:value-type="float" office:value="139287" calcext:value-type="float">
            <text:p>139287</text:p>
          </table:table-cell>
          <table:table-cell office:value-type="float" office:value="145431" calcext:value-type="float">
            <text:p>145431</text:p>
          </table:table-cell>
        </table:table-row>
        <table:table-row table:style-name="ro1">
          <table:table-cell office:value-type="float" office:value="138976" calcext:value-type="float">
            <text:p>138976</text:p>
          </table:table-cell>
          <table:table-cell office:value-type="float" office:value="154151" calcext:value-type="float">
            <text:p>154151</text:p>
          </table:table-cell>
        </table:table-row>
        <table:table-row table:style-name="ro1">
          <table:table-cell office:value-type="float" office:value="141242" calcext:value-type="float">
            <text:p>141242</text:p>
          </table:table-cell>
          <table:table-cell office:value-type="float" office:value="140015" calcext:value-type="float">
            <text:p>140015</text:p>
          </table:table-cell>
        </table:table-row>
        <table:table-row table:style-name="ro1">
          <table:table-cell office:value-type="float" office:value="139052" calcext:value-type="float">
            <text:p>139052</text:p>
          </table:table-cell>
          <table:table-cell office:value-type="float" office:value="140954" calcext:value-type="float">
            <text:p>140954</text:p>
          </table:table-cell>
        </table:table-row>
        <table:table-row table:style-name="ro1">
          <table:table-cell office:value-type="float" office:value="140524" calcext:value-type="float">
            <text:p>140524</text:p>
          </table:table-cell>
          <table:table-cell office:value-type="float" office:value="145941" calcext:value-type="float">
            <text:p>145941</text:p>
          </table:table-cell>
        </table:table-row>
        <table:table-row table:style-name="ro1">
          <table:table-cell office:value-type="float" office:value="140098" calcext:value-type="float">
            <text:p>140098</text:p>
          </table:table-cell>
          <table:table-cell office:value-type="float" office:value="160560" calcext:value-type="float">
            <text:p>160560</text:p>
          </table:table-cell>
        </table:table-row>
        <table:table-row table:style-name="ro1">
          <table:table-cell office:value-type="float" office:value="137650" calcext:value-type="float">
            <text:p>137650</text:p>
          </table:table-cell>
          <table:table-cell office:value-type="float" office:value="154699" calcext:value-type="float">
            <text:p>154699</text:p>
          </table:table-cell>
        </table:table-row>
        <table:table-row table:style-name="ro1">
          <table:table-cell office:value-type="float" office:value="141293" calcext:value-type="float">
            <text:p>141293</text:p>
          </table:table-cell>
          <table:table-cell office:value-type="float" office:value="146175" calcext:value-type="float">
            <text:p>146175</text:p>
          </table:table-cell>
        </table:table-row>
        <table:table-row table:style-name="ro1">
          <table:table-cell office:value-type="float" office:value="140494" calcext:value-type="float">
            <text:p>140494</text:p>
          </table:table-cell>
          <table:table-cell office:value-type="float" office:value="172646" calcext:value-type="float">
            <text:p>172646</text:p>
          </table:table-cell>
        </table:table-row>
        <table:table-row table:style-name="ro1">
          <table:table-cell office:value-type="float" office:value="142445" calcext:value-type="float">
            <text:p>142445</text:p>
          </table:table-cell>
          <table:table-cell office:value-type="float" office:value="140893" calcext:value-type="float">
            <text:p>140893</text:p>
          </table:table-cell>
        </table:table-row>
        <table:table-row table:style-name="ro1">
          <table:table-cell office:value-type="float" office:value="140984" calcext:value-type="float">
            <text:p>140984</text:p>
          </table:table-cell>
          <table:table-cell office:value-type="float" office:value="143709" calcext:value-type="float">
            <text:p>143709</text:p>
          </table:table-cell>
        </table:table-row>
        <table:table-row table:style-name="ro1">
          <table:table-cell office:value-type="float" office:value="139245" calcext:value-type="float">
            <text:p>139245</text:p>
          </table:table-cell>
          <table:table-cell office:value-type="float" office:value="151029" calcext:value-type="float">
            <text:p>151029</text:p>
          </table:table-cell>
        </table:table-row>
        <table:table-row table:style-name="ro1">
          <table:table-cell office:value-type="float" office:value="140050" calcext:value-type="float">
            <text:p>140050</text:p>
          </table:table-cell>
          <table:table-cell office:value-type="float" office:value="148052" calcext:value-type="float">
            <text:p>148052</text:p>
          </table:table-cell>
        </table:table-row>
        <table:table-row table:style-name="ro1">
          <table:table-cell office:value-type="float" office:value="140125" calcext:value-type="float">
            <text:p>140125</text:p>
          </table:table-cell>
          <table:table-cell office:value-type="float" office:value="150269" calcext:value-type="float">
            <text:p>150269</text:p>
          </table:table-cell>
        </table:table-row>
        <table:table-row table:style-name="ro1">
          <table:table-cell office:value-type="float" office:value="145723" calcext:value-type="float">
            <text:p>145723</text:p>
          </table:table-cell>
          <table:table-cell office:value-type="float" office:value="143844" calcext:value-type="float">
            <text:p>143844</text:p>
          </table:table-cell>
        </table:table-row>
        <table:table-row table:style-name="ro1">
          <table:table-cell office:value-type="float" office:value="140420" calcext:value-type="float">
            <text:p>140420</text:p>
          </table:table-cell>
          <table:table-cell office:value-type="float" office:value="149651" calcext:value-type="float">
            <text:p>149651</text:p>
          </table:table-cell>
        </table:table-row>
        <table:table-row table:style-name="ro1">
          <table:table-cell office:value-type="float" office:value="141227" calcext:value-type="float">
            <text:p>141227</text:p>
          </table:table-cell>
          <table:table-cell office:value-type="float" office:value="144509" calcext:value-type="float">
            <text:p>144509</text:p>
          </table:table-cell>
        </table:table-row>
        <table:table-row table:style-name="ro1">
          <table:table-cell office:value-type="float" office:value="145236" calcext:value-type="float">
            <text:p>145236</text:p>
          </table:table-cell>
          <table:table-cell office:value-type="float" office:value="141425" calcext:value-type="float">
            <text:p>141425</text:p>
          </table:table-cell>
        </table:table-row>
        <table:table-row table:style-name="ro1">
          <table:table-cell office:value-type="float" office:value="142215" calcext:value-type="float">
            <text:p>142215</text:p>
          </table:table-cell>
          <table:table-cell office:value-type="float" office:value="143551" calcext:value-type="float">
            <text:p>143551</text:p>
          </table:table-cell>
        </table:table-row>
        <table:table-row table:style-name="ro1">
          <table:table-cell office:value-type="float" office:value="141507" calcext:value-type="float">
            <text:p>141507</text:p>
          </table:table-cell>
          <table:table-cell office:value-type="float" office:value="143901" calcext:value-type="float">
            <text:p>143901</text:p>
          </table:table-cell>
        </table:table-row>
        <table:table-row table:style-name="ro1">
          <table:table-cell office:value-type="float" office:value="141355" calcext:value-type="float">
            <text:p>141355</text:p>
          </table:table-cell>
          <table:table-cell office:value-type="float" office:value="142552" calcext:value-type="float">
            <text:p>142552</text:p>
          </table:table-cell>
        </table:table-row>
        <table:table-row table:style-name="ro1">
          <table:table-cell office:value-type="float" office:value="142856" calcext:value-type="float">
            <text:p>142856</text:p>
          </table:table-cell>
          <table:table-cell office:value-type="float" office:value="147853" calcext:value-type="float">
            <text:p>147853</text:p>
          </table:table-cell>
        </table:table-row>
        <table:table-row table:style-name="ro1">
          <table:table-cell office:value-type="float" office:value="142307" calcext:value-type="float">
            <text:p>142307</text:p>
          </table:table-cell>
          <table:table-cell office:value-type="float" office:value="147523" calcext:value-type="float">
            <text:p>147523</text:p>
          </table:table-cell>
        </table:table-row>
        <table:table-row table:style-name="ro1">
          <table:table-cell office:value-type="float" office:value="139458" calcext:value-type="float">
            <text:p>139458</text:p>
          </table:table-cell>
          <table:table-cell office:value-type="float" office:value="149933" calcext:value-type="float">
            <text:p>149933</text:p>
          </table:table-cell>
        </table:table-row>
        <table:table-row table:style-name="ro1">
          <table:table-cell office:value-type="float" office:value="142038" calcext:value-type="float">
            <text:p>142038</text:p>
          </table:table-cell>
          <table:table-cell office:value-type="float" office:value="146478" calcext:value-type="float">
            <text:p>146478</text:p>
          </table:table-cell>
        </table:table-row>
        <table:table-row table:style-name="ro1">
          <table:table-cell office:value-type="float" office:value="139881" calcext:value-type="float">
            <text:p>139881</text:p>
          </table:table-cell>
          <table:table-cell office:value-type="float" office:value="145169" calcext:value-type="float">
            <text:p>145169</text:p>
          </table:table-cell>
        </table:table-row>
        <table:table-row table:style-name="ro1">
          <table:table-cell office:value-type="float" office:value="142988" calcext:value-type="float">
            <text:p>142988</text:p>
          </table:table-cell>
          <table:table-cell office:value-type="float" office:value="145937" calcext:value-type="float">
            <text:p>145937</text:p>
          </table:table-cell>
        </table:table-row>
        <table:table-row table:style-name="ro1">
          <table:table-cell office:value-type="float" office:value="139806" calcext:value-type="float">
            <text:p>139806</text:p>
          </table:table-cell>
          <table:table-cell office:value-type="float" office:value="144047" calcext:value-type="float">
            <text:p>144047</text:p>
          </table:table-cell>
        </table:table-row>
        <table:table-row table:style-name="ro1">
          <table:table-cell office:value-type="float" office:value="142204" calcext:value-type="float">
            <text:p>142204</text:p>
          </table:table-cell>
          <table:table-cell office:value-type="float" office:value="148636" calcext:value-type="float">
            <text:p>148636</text:p>
          </table:table-cell>
        </table:table-row>
        <table:table-row table:style-name="ro1">
          <table:table-cell office:value-type="float" office:value="141398" calcext:value-type="float">
            <text:p>141398</text:p>
          </table:table-cell>
          <table:table-cell office:value-type="float" office:value="141825" calcext:value-type="float">
            <text:p>141825</text:p>
          </table:table-cell>
        </table:table-row>
        <table:table-row table:style-name="ro1">
          <table:table-cell office:value-type="float" office:value="142793" calcext:value-type="float">
            <text:p>142793</text:p>
          </table:table-cell>
          <table:table-cell office:value-type="float" office:value="140029" calcext:value-type="float">
            <text:p>140029</text:p>
          </table:table-cell>
        </table:table-row>
        <table:table-row table:style-name="ro1">
          <table:table-cell office:value-type="float" office:value="143550" calcext:value-type="float">
            <text:p>143550</text:p>
          </table:table-cell>
          <table:table-cell office:value-type="float" office:value="145175" calcext:value-type="float">
            <text:p>145175</text:p>
          </table:table-cell>
        </table:table-row>
        <table:table-row table:style-name="ro1">
          <table:table-cell office:value-type="float" office:value="143919" calcext:value-type="float">
            <text:p>143919</text:p>
          </table:table-cell>
          <table:table-cell office:value-type="float" office:value="139644" calcext:value-type="float">
            <text:p>139644</text:p>
          </table:table-cell>
        </table:table-row>
        <table:table-row table:style-name="ro1">
          <table:table-cell office:value-type="float" office:value="143866" calcext:value-type="float">
            <text:p>143866</text:p>
          </table:table-cell>
          <table:table-cell office:value-type="float" office:value="144766" calcext:value-type="float">
            <text:p>144766</text:p>
          </table:table-cell>
        </table:table-row>
        <table:table-row table:style-name="ro1">
          <table:table-cell office:value-type="float" office:value="141151" calcext:value-type="float">
            <text:p>141151</text:p>
          </table:table-cell>
          <table:table-cell office:value-type="float" office:value="147576" calcext:value-type="float">
            <text:p>147576</text:p>
          </table:table-cell>
        </table:table-row>
        <table:table-row table:style-name="ro1">
          <table:table-cell office:value-type="float" office:value="140822" calcext:value-type="float">
            <text:p>140822</text:p>
          </table:table-cell>
          <table:table-cell office:value-type="float" office:value="145764" calcext:value-type="float">
            <text:p>145764</text:p>
          </table:table-cell>
        </table:table-row>
        <table:table-row table:style-name="ro1">
          <table:table-cell office:value-type="float" office:value="145563" calcext:value-type="float">
            <text:p>145563</text:p>
          </table:table-cell>
          <table:table-cell office:value-type="float" office:value="150326" calcext:value-type="float">
            <text:p>150326</text:p>
          </table:table-cell>
        </table:table-row>
        <table:table-row table:style-name="ro1">
          <table:table-cell office:value-type="float" office:value="140686" calcext:value-type="float">
            <text:p>140686</text:p>
          </table:table-cell>
          <table:table-cell office:value-type="float" office:value="146260" calcext:value-type="float">
            <text:p>146260</text:p>
          </table:table-cell>
        </table:table-row>
        <table:table-row table:style-name="ro1">
          <table:table-cell office:value-type="float" office:value="141487" calcext:value-type="float">
            <text:p>141487</text:p>
          </table:table-cell>
          <table:table-cell office:value-type="float" office:value="140959" calcext:value-type="float">
            <text:p>140959</text:p>
          </table:table-cell>
        </table:table-row>
        <table:table-row table:style-name="ro1">
          <table:table-cell office:value-type="float" office:value="140061" calcext:value-type="float">
            <text:p>140061</text:p>
          </table:table-cell>
          <table:table-cell office:value-type="float" office:value="143719" calcext:value-type="float">
            <text:p>143719</text:p>
          </table:table-cell>
        </table:table-row>
        <table:table-row table:style-name="ro1">
          <table:table-cell office:value-type="float" office:value="142962" calcext:value-type="float">
            <text:p>142962</text:p>
          </table:table-cell>
          <table:table-cell office:value-type="float" office:value="141349" calcext:value-type="float">
            <text:p>141349</text:p>
          </table:table-cell>
        </table:table-row>
        <table:table-row table:style-name="ro1">
          <table:table-cell office:value-type="float" office:value="142030" calcext:value-type="float">
            <text:p>142030</text:p>
          </table:table-cell>
          <table:table-cell office:value-type="float" office:value="141879" calcext:value-type="float">
            <text:p>141879</text:p>
          </table:table-cell>
        </table:table-row>
        <table:table-row table:style-name="ro1">
          <table:table-cell office:value-type="float" office:value="140278" calcext:value-type="float">
            <text:p>140278</text:p>
          </table:table-cell>
          <table:table-cell office:value-type="float" office:value="138746" calcext:value-type="float">
            <text:p>138746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139995" calcext:value-type="float">
            <text:p>139995</text:p>
          </table:table-cell>
        </table:table-row>
        <table:table-row table:style-name="ro1">
          <table:table-cell office:value-type="float" office:value="141630" calcext:value-type="float">
            <text:p>141630</text:p>
          </table:table-cell>
          <table:table-cell office:value-type="float" office:value="143733" calcext:value-type="float">
            <text:p>143733</text:p>
          </table:table-cell>
        </table:table-row>
        <table:table-row table:style-name="ro1">
          <table:table-cell office:value-type="float" office:value="142855" calcext:value-type="float">
            <text:p>142855</text:p>
          </table:table-cell>
          <table:table-cell office:value-type="float" office:value="145604" calcext:value-type="float">
            <text:p>145604</text:p>
          </table:table-cell>
        </table:table-row>
        <table:table-row table:style-name="ro1">
          <table:table-cell office:value-type="float" office:value="140425" calcext:value-type="float">
            <text:p>140425</text:p>
          </table:table-cell>
          <table:table-cell office:value-type="float" office:value="149031" calcext:value-type="float">
            <text:p>149031</text:p>
          </table:table-cell>
        </table:table-row>
        <table:table-row table:style-name="ro1">
          <table:table-cell office:value-type="float" office:value="147395" calcext:value-type="float">
            <text:p>147395</text:p>
          </table:table-cell>
          <table:table-cell office:value-type="float" office:value="148824" calcext:value-type="float">
            <text:p>148824</text:p>
          </table:table-cell>
        </table:table-row>
        <table:table-row table:style-name="ro1">
          <table:table-cell office:value-type="float" office:value="141160" calcext:value-type="float">
            <text:p>141160</text:p>
          </table:table-cell>
          <table:table-cell office:value-type="float" office:value="145379" calcext:value-type="float">
            <text:p>145379</text:p>
          </table:table-cell>
        </table:table-row>
        <table:table-row table:style-name="ro1">
          <table:table-cell office:value-type="float" office:value="145289" calcext:value-type="float">
            <text:p>145289</text:p>
          </table:table-cell>
          <table:table-cell office:value-type="float" office:value="145537" calcext:value-type="float">
            <text:p>145537</text:p>
          </table:table-cell>
        </table:table-row>
        <table:table-row table:style-name="ro1">
          <table:table-cell office:value-type="float" office:value="137892" calcext:value-type="float">
            <text:p>137892</text:p>
          </table:table-cell>
          <table:table-cell office:value-type="float" office:value="149384" calcext:value-type="float">
            <text:p>149384</text:p>
          </table:table-cell>
        </table:table-row>
        <table:table-row table:style-name="ro1">
          <table:table-cell office:value-type="float" office:value="140670" calcext:value-type="float">
            <text:p>140670</text:p>
          </table:table-cell>
          <table:table-cell office:value-type="float" office:value="139936" calcext:value-type="float">
            <text:p>139936</text:p>
          </table:table-cell>
        </table:table-row>
        <table:table-row table:style-name="ro1">
          <table:table-cell office:value-type="float" office:value="140916" calcext:value-type="float">
            <text:p>140916</text:p>
          </table:table-cell>
          <table:table-cell office:value-type="float" office:value="148059" calcext:value-type="float">
            <text:p>148059</text:p>
          </table:table-cell>
        </table:table-row>
        <table:table-row table:style-name="ro1">
          <table:table-cell office:value-type="float" office:value="146691" calcext:value-type="float">
            <text:p>146691</text:p>
          </table:table-cell>
          <table:table-cell office:value-type="float" office:value="156024" calcext:value-type="float">
            <text:p>156024</text:p>
          </table:table-cell>
        </table:table-row>
        <table:table-row table:style-name="ro1">
          <table:table-cell office:value-type="float" office:value="157918" calcext:value-type="float">
            <text:p>157918</text:p>
          </table:table-cell>
          <table:table-cell office:value-type="float" office:value="145888" calcext:value-type="float">
            <text:p>145888</text:p>
          </table:table-cell>
        </table:table-row>
        <table:table-row table:style-name="ro1">
          <table:table-cell office:value-type="float" office:value="138798" calcext:value-type="float">
            <text:p>138798</text:p>
          </table:table-cell>
          <table:table-cell office:value-type="float" office:value="142064" calcext:value-type="float">
            <text:p>142064</text:p>
          </table:table-cell>
        </table:table-row>
        <table:table-row table:style-name="ro1">
          <table:table-cell office:value-type="float" office:value="137449" calcext:value-type="float">
            <text:p>137449</text:p>
          </table:table-cell>
          <table:table-cell office:value-type="float" office:value="140328" calcext:value-type="float">
            <text:p>140328</text:p>
          </table:table-cell>
        </table:table-row>
        <table:table-row table:style-name="ro1">
          <table:table-cell office:value-type="float" office:value="144103" calcext:value-type="float">
            <text:p>144103</text:p>
          </table:table-cell>
          <table:table-cell office:value-type="float" office:value="139864" calcext:value-type="float">
            <text:p>139864</text:p>
          </table:table-cell>
        </table:table-row>
        <table:table-row table:style-name="ro1">
          <table:table-cell office:value-type="float" office:value="138385" calcext:value-type="float">
            <text:p>138385</text:p>
          </table:table-cell>
          <table:table-cell office:value-type="float" office:value="142695" calcext:value-type="float">
            <text:p>142695</text:p>
          </table:table-cell>
        </table:table-row>
        <table:table-row table:style-name="ro1">
          <table:table-cell office:value-type="float" office:value="139963" calcext:value-type="float">
            <text:p>139963</text:p>
          </table:table-cell>
          <table:table-cell office:value-type="float" office:value="144940" calcext:value-type="float">
            <text:p>144940</text:p>
          </table:table-cell>
        </table:table-row>
        <table:table-row table:style-name="ro1">
          <table:table-cell office:value-type="float" office:value="142482" calcext:value-type="float">
            <text:p>142482</text:p>
          </table:table-cell>
          <table:table-cell office:value-type="float" office:value="147296" calcext:value-type="float">
            <text:p>147296</text:p>
          </table:table-cell>
        </table:table-row>
        <table:table-row table:style-name="ro1">
          <table:table-cell office:value-type="float" office:value="141400" calcext:value-type="float">
            <text:p>141400</text:p>
          </table:table-cell>
          <table:table-cell office:value-type="float" office:value="145476" calcext:value-type="float">
            <text:p>145476</text:p>
          </table:table-cell>
        </table:table-row>
        <table:table-row table:style-name="ro1">
          <table:table-cell office:value-type="float" office:value="139533" calcext:value-type="float">
            <text:p>139533</text:p>
          </table:table-cell>
          <table:table-cell office:value-type="float" office:value="139313" calcext:value-type="float">
            <text:p>139313</text:p>
          </table:table-cell>
        </table:table-row>
        <table:table-row table:style-name="ro1">
          <table:table-cell office:value-type="float" office:value="138516" calcext:value-type="float">
            <text:p>138516</text:p>
          </table:table-cell>
          <table:table-cell office:value-type="float" office:value="143023" calcext:value-type="float">
            <text:p>143023</text:p>
          </table:table-cell>
        </table:table-row>
        <table:table-row table:style-name="ro1">
          <table:table-cell office:value-type="float" office:value="141670" calcext:value-type="float">
            <text:p>141670</text:p>
          </table:table-cell>
          <table:table-cell office:value-type="float" office:value="142572" calcext:value-type="float">
            <text:p>142572</text:p>
          </table:table-cell>
        </table:table-row>
        <table:table-row table:style-name="ro1">
          <table:table-cell office:value-type="float" office:value="140703" calcext:value-type="float">
            <text:p>140703</text:p>
          </table:table-cell>
          <table:table-cell office:value-type="float" office:value="144724" calcext:value-type="float">
            <text:p>144724</text:p>
          </table:table-cell>
        </table:table-row>
        <table:table-row table:style-name="ro1">
          <table:table-cell office:value-type="float" office:value="151689" calcext:value-type="float">
            <text:p>151689</text:p>
          </table:table-cell>
          <table:table-cell office:value-type="float" office:value="147826" calcext:value-type="float">
            <text:p>147826</text:p>
          </table:table-cell>
        </table:table-row>
        <table:table-row table:style-name="ro1">
          <table:table-cell office:value-type="float" office:value="138894" calcext:value-type="float">
            <text:p>138894</text:p>
          </table:table-cell>
          <table:table-cell office:value-type="float" office:value="163345" calcext:value-type="float">
            <text:p>163345</text:p>
          </table:table-cell>
        </table:table-row>
        <table:table-row table:style-name="ro1">
          <table:table-cell office:value-type="float" office:value="140777" calcext:value-type="float">
            <text:p>140777</text:p>
          </table:table-cell>
          <table:table-cell office:value-type="float" office:value="137300" calcext:value-type="float">
            <text:p>137300</text:p>
          </table:table-cell>
        </table:table-row>
        <table:table-row table:style-name="ro1">
          <table:table-cell office:value-type="float" office:value="140258" calcext:value-type="float">
            <text:p>140258</text:p>
          </table:table-cell>
          <table:table-cell office:value-type="float" office:value="144801" calcext:value-type="float">
            <text:p>144801</text:p>
          </table:table-cell>
        </table:table-row>
        <table:table-row table:style-name="ro1">
          <table:table-cell office:value-type="float" office:value="147653" calcext:value-type="float">
            <text:p>147653</text:p>
          </table:table-cell>
          <table:table-cell office:value-type="float" office:value="142733" calcext:value-type="float">
            <text:p>142733</text:p>
          </table:table-cell>
        </table:table-row>
        <table:table-row table:style-name="ro1">
          <table:table-cell office:value-type="float" office:value="142044" calcext:value-type="float">
            <text:p>142044</text:p>
          </table:table-cell>
          <table:table-cell office:value-type="float" office:value="146498" calcext:value-type="float">
            <text:p>146498</text:p>
          </table:table-cell>
        </table:table-row>
        <table:table-row table:style-name="ro1">
          <table:table-cell office:value-type="float" office:value="140284" calcext:value-type="float">
            <text:p>140284</text:p>
          </table:table-cell>
          <table:table-cell office:value-type="float" office:value="138587" calcext:value-type="float">
            <text:p>138587</text:p>
          </table:table-cell>
        </table:table-row>
        <table:table-row table:style-name="ro1">
          <table:table-cell office:value-type="float" office:value="140226" calcext:value-type="float">
            <text:p>140226</text:p>
          </table:table-cell>
          <table:table-cell office:value-type="float" office:value="138831" calcext:value-type="float">
            <text:p>138831</text:p>
          </table:table-cell>
        </table:table-row>
        <table:table-row table:style-name="ro1">
          <table:table-cell office:value-type="float" office:value="145143" calcext:value-type="float">
            <text:p>145143</text:p>
          </table:table-cell>
          <table:table-cell office:value-type="float" office:value="141932" calcext:value-type="float">
            <text:p>141932</text:p>
          </table:table-cell>
        </table:table-row>
        <table:table-row table:style-name="ro1">
          <table:table-cell office:value-type="float" office:value="144275" calcext:value-type="float">
            <text:p>144275</text:p>
          </table:table-cell>
          <table:table-cell office:value-type="float" office:value="142167" calcext:value-type="float">
            <text:p>142167</text:p>
          </table:table-cell>
        </table:table-row>
        <table:table-row table:style-name="ro1">
          <table:table-cell office:value-type="float" office:value="140653" calcext:value-type="float">
            <text:p>140653</text:p>
          </table:table-cell>
          <table:table-cell office:value-type="float" office:value="146515" calcext:value-type="float">
            <text:p>146515</text:p>
          </table:table-cell>
        </table:table-row>
        <table:table-row table:style-name="ro1">
          <table:table-cell office:value-type="float" office:value="141890" calcext:value-type="float">
            <text:p>141890</text:p>
          </table:table-cell>
          <table:table-cell office:value-type="float" office:value="139642" calcext:value-type="float">
            <text:p>139642</text:p>
          </table:table-cell>
        </table:table-row>
        <table:table-row table:style-name="ro1">
          <table:table-cell office:value-type="float" office:value="138342" calcext:value-type="float">
            <text:p>138342</text:p>
          </table:table-cell>
          <table:table-cell office:value-type="float" office:value="150279" calcext:value-type="float">
            <text:p>150279</text:p>
          </table:table-cell>
        </table:table-row>
        <table:table-row table:style-name="ro1">
          <table:table-cell office:value-type="float" office:value="143120" calcext:value-type="float">
            <text:p>143120</text:p>
          </table:table-cell>
          <table:table-cell office:value-type="float" office:value="144485" calcext:value-type="float">
            <text:p>144485</text:p>
          </table:table-cell>
        </table:table-row>
        <table:table-row table:style-name="ro1">
          <table:table-cell office:value-type="float" office:value="140898" calcext:value-type="float">
            <text:p>140898</text:p>
          </table:table-cell>
          <table:table-cell office:value-type="float" office:value="143798" calcext:value-type="float">
            <text:p>143798</text:p>
          </table:table-cell>
        </table:table-row>
        <table:table-row table:style-name="ro1">
          <table:table-cell office:value-type="float" office:value="137628" calcext:value-type="float">
            <text:p>137628</text:p>
          </table:table-cell>
          <table:table-cell office:value-type="float" office:value="146585" calcext:value-type="float">
            <text:p>146585</text:p>
          </table:table-cell>
        </table:table-row>
        <table:table-row table:style-name="ro1">
          <table:table-cell office:value-type="float" office:value="139712" calcext:value-type="float">
            <text:p>139712</text:p>
          </table:table-cell>
          <table:table-cell office:value-type="float" office:value="147453" calcext:value-type="float">
            <text:p>147453</text:p>
          </table:table-cell>
        </table:table-row>
        <table:table-row table:style-name="ro1">
          <table:table-cell office:value-type="float" office:value="137757" calcext:value-type="float">
            <text:p>137757</text:p>
          </table:table-cell>
          <table:table-cell office:value-type="float" office:value="141775" calcext:value-type="float">
            <text:p>141775</text:p>
          </table:table-cell>
        </table:table-row>
        <table:table-row table:style-name="ro1">
          <table:table-cell office:value-type="float" office:value="140520" calcext:value-type="float">
            <text:p>140520</text:p>
          </table:table-cell>
          <table:table-cell office:value-type="float" office:value="144961" calcext:value-type="float">
            <text:p>144961</text:p>
          </table:table-cell>
        </table:table-row>
        <table:table-row table:style-name="ro1">
          <table:table-cell office:value-type="float" office:value="143262" calcext:value-type="float">
            <text:p>143262</text:p>
          </table:table-cell>
          <table:table-cell office:value-type="float" office:value="148604" calcext:value-type="float">
            <text:p>148604</text:p>
          </table:table-cell>
        </table:table-row>
        <table:table-row table:style-name="ro1">
          <table:table-cell office:value-type="float" office:value="145340" calcext:value-type="float">
            <text:p>145340</text:p>
          </table:table-cell>
          <table:table-cell office:value-type="float" office:value="155248" calcext:value-type="float">
            <text:p>155248</text:p>
          </table:table-cell>
        </table:table-row>
        <table:table-row table:style-name="ro1">
          <table:table-cell office:value-type="float" office:value="141034" calcext:value-type="float">
            <text:p>141034</text:p>
          </table:table-cell>
          <table:table-cell office:value-type="float" office:value="144782" calcext:value-type="float">
            <text:p>144782</text:p>
          </table:table-cell>
        </table:table-row>
        <table:table-row table:style-name="ro1">
          <table:table-cell office:value-type="float" office:value="141704" calcext:value-type="float">
            <text:p>141704</text:p>
          </table:table-cell>
          <table:table-cell office:value-type="float" office:value="149538" calcext:value-type="float">
            <text:p>149538</text:p>
          </table:table-cell>
        </table:table-row>
        <table:table-row table:style-name="ro1">
          <table:table-cell office:value-type="float" office:value="140261" calcext:value-type="float">
            <text:p>140261</text:p>
          </table:table-cell>
          <table:table-cell office:value-type="float" office:value="145388" calcext:value-type="float">
            <text:p>145388</text:p>
          </table:table-cell>
        </table:table-row>
        <table:table-row table:style-name="ro1">
          <table:table-cell office:value-type="float" office:value="145005" calcext:value-type="float">
            <text:p>145005</text:p>
          </table:table-cell>
          <table:table-cell office:value-type="float" office:value="142269" calcext:value-type="float">
            <text:p>142269</text:p>
          </table:table-cell>
        </table:table-row>
        <table:table-row table:style-name="ro1">
          <table:table-cell office:value-type="float" office:value="140371" calcext:value-type="float">
            <text:p>140371</text:p>
          </table:table-cell>
          <table:table-cell office:value-type="float" office:value="148134" calcext:value-type="float">
            <text:p>148134</text:p>
          </table:table-cell>
        </table:table-row>
        <table:table-row table:style-name="ro1">
          <table:table-cell office:value-type="float" office:value="142643" calcext:value-type="float">
            <text:p>142643</text:p>
          </table:table-cell>
          <table:table-cell office:value-type="float" office:value="144355" calcext:value-type="float">
            <text:p>144355</text:p>
          </table:table-cell>
        </table:table-row>
        <table:table-row table:style-name="ro1">
          <table:table-cell office:value-type="float" office:value="143761" calcext:value-type="float">
            <text:p>143761</text:p>
          </table:table-cell>
          <table:table-cell office:value-type="float" office:value="145255" calcext:value-type="float">
            <text:p>145255</text:p>
          </table:table-cell>
        </table:table-row>
        <table:table-row table:style-name="ro1">
          <table:table-cell office:value-type="float" office:value="141283" calcext:value-type="float">
            <text:p>141283</text:p>
          </table:table-cell>
          <table:table-cell office:value-type="float" office:value="139072" calcext:value-type="float">
            <text:p>139072</text:p>
          </table:table-cell>
        </table:table-row>
        <table:table-row table:style-name="ro1">
          <table:table-cell office:value-type="float" office:value="141806" calcext:value-type="float">
            <text:p>141806</text:p>
          </table:table-cell>
          <table:table-cell office:value-type="float" office:value="139023" calcext:value-type="float">
            <text:p>139023</text:p>
          </table:table-cell>
        </table:table-row>
        <table:table-row table:style-name="ro1">
          <table:table-cell office:value-type="float" office:value="139630" calcext:value-type="float">
            <text:p>139630</text:p>
          </table:table-cell>
          <table:table-cell office:value-type="float" office:value="143241" calcext:value-type="float">
            <text:p>143241</text:p>
          </table:table-cell>
        </table:table-row>
        <table:table-row table:style-name="ro1">
          <table:table-cell office:value-type="float" office:value="143790" calcext:value-type="float">
            <text:p>143790</text:p>
          </table:table-cell>
          <table:table-cell office:value-type="float" office:value="141159" calcext:value-type="float">
            <text:p>141159</text:p>
          </table:table-cell>
        </table:table-row>
        <table:table-row table:style-name="ro1">
          <table:table-cell office:value-type="float" office:value="145400" calcext:value-type="float">
            <text:p>145400</text:p>
          </table:table-cell>
          <table:table-cell office:value-type="float" office:value="139920" calcext:value-type="float">
            <text:p>139920</text:p>
          </table:table-cell>
        </table:table-row>
        <table:table-row table:style-name="ro1">
          <table:table-cell office:value-type="float" office:value="142880" calcext:value-type="float">
            <text:p>142880</text:p>
          </table:table-cell>
          <table:table-cell office:value-type="float" office:value="145737" calcext:value-type="float">
            <text:p>145737</text:p>
          </table:table-cell>
        </table:table-row>
        <table:table-row table:style-name="ro1">
          <table:table-cell office:value-type="float" office:value="143418" calcext:value-type="float">
            <text:p>143418</text:p>
          </table:table-cell>
          <table:table-cell office:value-type="float" office:value="140081" calcext:value-type="float">
            <text:p>140081</text:p>
          </table:table-cell>
        </table:table-row>
        <table:table-row table:style-name="ro1">
          <table:table-cell office:value-type="float" office:value="138547" calcext:value-type="float">
            <text:p>138547</text:p>
          </table:table-cell>
          <table:table-cell office:value-type="float" office:value="151033" calcext:value-type="float">
            <text:p>151033</text:p>
          </table:table-cell>
        </table:table-row>
        <table:table-row table:style-name="ro1">
          <table:table-cell office:value-type="float" office:value="141588" calcext:value-type="float">
            <text:p>141588</text:p>
          </table:table-cell>
          <table:table-cell office:value-type="float" office:value="140663" calcext:value-type="float">
            <text:p>140663</text:p>
          </table:table-cell>
        </table:table-row>
        <table:table-row table:style-name="ro1">
          <table:table-cell office:value-type="float" office:value="136930" calcext:value-type="float">
            <text:p>136930</text:p>
          </table:table-cell>
          <table:table-cell office:value-type="float" office:value="143424" calcext:value-type="float">
            <text:p>143424</text:p>
          </table:table-cell>
        </table:table-row>
        <table:table-row table:style-name="ro1">
          <table:table-cell office:value-type="float" office:value="139141" calcext:value-type="float">
            <text:p>139141</text:p>
          </table:table-cell>
          <table:table-cell office:value-type="float" office:value="142697" calcext:value-type="float">
            <text:p>142697</text:p>
          </table:table-cell>
        </table:table-row>
        <table:table-row table:style-name="ro1">
          <table:table-cell office:value-type="float" office:value="138888" calcext:value-type="float">
            <text:p>138888</text:p>
          </table:table-cell>
          <table:table-cell office:value-type="float" office:value="149355" calcext:value-type="float">
            <text:p>149355</text:p>
          </table:table-cell>
        </table:table-row>
        <table:table-row table:style-name="ro1">
          <table:table-cell office:value-type="float" office:value="139634" calcext:value-type="float">
            <text:p>139634</text:p>
          </table:table-cell>
          <table:table-cell office:value-type="float" office:value="156448" calcext:value-type="float">
            <text:p>156448</text:p>
          </table:table-cell>
        </table:table-row>
        <table:table-row table:style-name="ro1">
          <table:table-cell office:value-type="float" office:value="150707" calcext:value-type="float">
            <text:p>150707</text:p>
          </table:table-cell>
          <table:table-cell office:value-type="float" office:value="142752" calcext:value-type="float">
            <text:p>142752</text:p>
          </table:table-cell>
        </table:table-row>
        <table:table-row table:style-name="ro1">
          <table:table-cell office:value-type="float" office:value="138803" calcext:value-type="float">
            <text:p>138803</text:p>
          </table:table-cell>
          <table:table-cell office:value-type="float" office:value="140164" calcext:value-type="float">
            <text:p>140164</text:p>
          </table:table-cell>
        </table:table-row>
        <table:table-row table:style-name="ro1">
          <table:table-cell office:value-type="float" office:value="137689" calcext:value-type="float">
            <text:p>137689</text:p>
          </table:table-cell>
          <table:table-cell office:value-type="float" office:value="140219" calcext:value-type="float">
            <text:p>140219</text:p>
          </table:table-cell>
        </table:table-row>
        <table:table-row table:style-name="ro1">
          <table:table-cell office:value-type="float" office:value="139000" calcext:value-type="float">
            <text:p>139000</text:p>
          </table:table-cell>
          <table:table-cell office:value-type="float" office:value="141703" calcext:value-type="float">
            <text:p>141703</text:p>
          </table:table-cell>
        </table:table-row>
        <table:table-row table:style-name="ro1">
          <table:table-cell office:value-type="float" office:value="140798" calcext:value-type="float">
            <text:p>140798</text:p>
          </table:table-cell>
          <table:table-cell office:value-type="float" office:value="140080" calcext:value-type="float">
            <text:p>140080</text:p>
          </table:table-cell>
        </table:table-row>
        <table:table-row table:style-name="ro1">
          <table:table-cell office:value-type="float" office:value="143644" calcext:value-type="float">
            <text:p>143644</text:p>
          </table:table-cell>
          <table:table-cell office:value-type="float" office:value="148255" calcext:value-type="float">
            <text:p>148255</text:p>
          </table:table-cell>
        </table:table-row>
        <table:table-row table:style-name="ro1">
          <table:table-cell office:value-type="float" office:value="142241" calcext:value-type="float">
            <text:p>142241</text:p>
          </table:table-cell>
          <table:table-cell office:value-type="float" office:value="139465" calcext:value-type="float">
            <text:p>139465</text:p>
          </table:table-cell>
        </table:table-row>
        <table:table-row table:style-name="ro1">
          <table:table-cell office:value-type="float" office:value="143473" calcext:value-type="float">
            <text:p>143473</text:p>
          </table:table-cell>
          <table:table-cell office:value-type="float" office:value="139685" calcext:value-type="float">
            <text:p>139685</text:p>
          </table:table-cell>
        </table:table-row>
        <table:table-row table:style-name="ro1">
          <table:table-cell office:value-type="float" office:value="142671" calcext:value-type="float">
            <text:p>142671</text:p>
          </table:table-cell>
          <table:table-cell office:value-type="float" office:value="140532" calcext:value-type="float">
            <text:p>140532</text:p>
          </table:table-cell>
        </table:table-row>
        <table:table-row table:style-name="ro1">
          <table:table-cell office:value-type="float" office:value="148228" calcext:value-type="float">
            <text:p>148228</text:p>
          </table:table-cell>
          <table:table-cell office:value-type="float" office:value="141712" calcext:value-type="float">
            <text:p>141712</text:p>
          </table:table-cell>
        </table:table-row>
        <table:table-row table:style-name="ro1">
          <table:table-cell office:value-type="float" office:value="140387" calcext:value-type="float">
            <text:p>140387</text:p>
          </table:table-cell>
          <table:table-cell office:value-type="float" office:value="144510" calcext:value-type="float">
            <text:p>144510</text:p>
          </table:table-cell>
        </table:table-row>
        <table:table-row table:style-name="ro1">
          <table:table-cell office:value-type="float" office:value="147179" calcext:value-type="float">
            <text:p>147179</text:p>
          </table:table-cell>
          <table:table-cell office:value-type="float" office:value="142477" calcext:value-type="float">
            <text:p>142477</text:p>
          </table:table-cell>
        </table:table-row>
        <table:table-row table:style-name="ro1">
          <table:table-cell office:value-type="float" office:value="140445" calcext:value-type="float">
            <text:p>140445</text:p>
          </table:table-cell>
          <table:table-cell office:value-type="float" office:value="144646" calcext:value-type="float">
            <text:p>144646</text:p>
          </table:table-cell>
        </table:table-row>
        <table:table-row table:style-name="ro1">
          <table:table-cell office:value-type="float" office:value="139770" calcext:value-type="float">
            <text:p>139770</text:p>
          </table:table-cell>
          <table:table-cell office:value-type="float" office:value="144677" calcext:value-type="float">
            <text:p>144677</text:p>
          </table:table-cell>
        </table:table-row>
        <table:table-row table:style-name="ro1">
          <table:table-cell office:value-type="float" office:value="147909" calcext:value-type="float">
            <text:p>147909</text:p>
          </table:table-cell>
          <table:table-cell office:value-type="float" office:value="143624" calcext:value-type="float">
            <text:p>143624</text:p>
          </table:table-cell>
        </table:table-row>
        <table:table-row table:style-name="ro1">
          <table:table-cell office:value-type="float" office:value="144480" calcext:value-type="float">
            <text:p>144480</text:p>
          </table:table-cell>
          <table:table-cell office:value-type="float" office:value="141129" calcext:value-type="float">
            <text:p>141129</text:p>
          </table:table-cell>
        </table:table-row>
        <table:table-row table:style-name="ro1">
          <table:table-cell office:value-type="float" office:value="145387" calcext:value-type="float">
            <text:p>145387</text:p>
          </table:table-cell>
          <table:table-cell office:value-type="float" office:value="142547" calcext:value-type="float">
            <text:p>142547</text:p>
          </table:table-cell>
        </table:table-row>
        <table:table-row table:style-name="ro1">
          <table:table-cell office:value-type="float" office:value="141789" calcext:value-type="float">
            <text:p>141789</text:p>
          </table:table-cell>
          <table:table-cell office:value-type="float" office:value="142906" calcext:value-type="float">
            <text:p>142906</text:p>
          </table:table-cell>
        </table:table-row>
        <table:table-row table:style-name="ro1">
          <table:table-cell office:value-type="float" office:value="142735" calcext:value-type="float">
            <text:p>142735</text:p>
          </table:table-cell>
          <table:table-cell office:value-type="float" office:value="138659" calcext:value-type="float">
            <text:p>138659</text:p>
          </table:table-cell>
        </table:table-row>
        <table:table-row table:style-name="ro1">
          <table:table-cell office:value-type="float" office:value="143277" calcext:value-type="float">
            <text:p>143277</text:p>
          </table:table-cell>
          <table:table-cell office:value-type="float" office:value="145262" calcext:value-type="float">
            <text:p>145262</text:p>
          </table:table-cell>
        </table:table-row>
        <table:table-row table:style-name="ro1">
          <table:table-cell office:value-type="float" office:value="142359" calcext:value-type="float">
            <text:p>142359</text:p>
          </table:table-cell>
          <table:table-cell office:value-type="float" office:value="146747" calcext:value-type="float">
            <text:p>146747</text:p>
          </table:table-cell>
        </table:table-row>
        <table:table-row table:style-name="ro1">
          <table:table-cell office:value-type="float" office:value="141786" calcext:value-type="float">
            <text:p>141786</text:p>
          </table:table-cell>
          <table:table-cell office:value-type="float" office:value="149311" calcext:value-type="float">
            <text:p>149311</text:p>
          </table:table-cell>
        </table:table-row>
        <table:table-row table:style-name="ro1">
          <table:table-cell office:value-type="float" office:value="141874" calcext:value-type="float">
            <text:p>141874</text:p>
          </table:table-cell>
          <table:table-cell office:value-type="float" office:value="144103" calcext:value-type="float">
            <text:p>144103</text:p>
          </table:table-cell>
        </table:table-row>
        <table:table-row table:style-name="ro1">
          <table:table-cell office:value-type="float" office:value="141816" calcext:value-type="float">
            <text:p>141816</text:p>
          </table:table-cell>
          <table:table-cell office:value-type="float" office:value="142433" calcext:value-type="float">
            <text:p>142433</text:p>
          </table:table-cell>
        </table:table-row>
        <table:table-row table:style-name="ro1">
          <table:table-cell office:value-type="float" office:value="143015" calcext:value-type="float">
            <text:p>143015</text:p>
          </table:table-cell>
          <table:table-cell office:value-type="float" office:value="146578" calcext:value-type="float">
            <text:p>146578</text:p>
          </table:table-cell>
        </table:table-row>
        <table:table-row table:style-name="ro1">
          <table:table-cell office:value-type="float" office:value="142732" calcext:value-type="float">
            <text:p>142732</text:p>
          </table:table-cell>
          <table:table-cell office:value-type="float" office:value="155131" calcext:value-type="float">
            <text:p>155131</text:p>
          </table:table-cell>
        </table:table-row>
        <table:table-row table:style-name="ro1">
          <table:table-cell office:value-type="float" office:value="144397" calcext:value-type="float">
            <text:p>144397</text:p>
          </table:table-cell>
          <table:table-cell office:value-type="float" office:value="151783" calcext:value-type="float">
            <text:p>151783</text:p>
          </table:table-cell>
        </table:table-row>
        <table:table-row table:style-name="ro1">
          <table:table-cell office:value-type="float" office:value="141794" calcext:value-type="float">
            <text:p>141794</text:p>
          </table:table-cell>
          <table:table-cell office:value-type="float" office:value="138532" calcext:value-type="float">
            <text:p>138532</text:p>
          </table:table-cell>
        </table:table-row>
        <table:table-row table:style-name="ro1">
          <table:table-cell office:value-type="float" office:value="142928" calcext:value-type="float">
            <text:p>142928</text:p>
          </table:table-cell>
          <table:table-cell office:value-type="float" office:value="145798" calcext:value-type="float">
            <text:p>145798</text:p>
          </table:table-cell>
        </table:table-row>
        <table:table-row table:style-name="ro1">
          <table:table-cell office:value-type="float" office:value="138950" calcext:value-type="float">
            <text:p>138950</text:p>
          </table:table-cell>
          <table:table-cell office:value-type="float" office:value="142415" calcext:value-type="float">
            <text:p>142415</text:p>
          </table:table-cell>
        </table:table-row>
        <table:table-row table:style-name="ro1">
          <table:table-cell office:value-type="float" office:value="140561" calcext:value-type="float">
            <text:p>140561</text:p>
          </table:table-cell>
          <table:table-cell office:value-type="float" office:value="142258" calcext:value-type="float">
            <text:p>142258</text:p>
          </table:table-cell>
        </table:table-row>
        <table:table-row table:style-name="ro1">
          <table:table-cell office:value-type="float" office:value="138977" calcext:value-type="float">
            <text:p>138977</text:p>
          </table:table-cell>
          <table:table-cell office:value-type="float" office:value="142742" calcext:value-type="float">
            <text:p>142742</text:p>
          </table:table-cell>
        </table:table-row>
        <table:table-row table:style-name="ro1">
          <table:table-cell office:value-type="float" office:value="141151" calcext:value-type="float">
            <text:p>141151</text:p>
          </table:table-cell>
          <table:table-cell office:value-type="float" office:value="139514" calcext:value-type="float">
            <text:p>139514</text:p>
          </table:table-cell>
        </table:table-row>
        <table:table-row table:style-name="ro1">
          <table:table-cell office:value-type="float" office:value="138287" calcext:value-type="float">
            <text:p>138287</text:p>
          </table:table-cell>
          <table:table-cell office:value-type="float" office:value="142651" calcext:value-type="float">
            <text:p>142651</text:p>
          </table:table-cell>
        </table:table-row>
        <table:table-row table:style-name="ro1">
          <table:table-cell office:value-type="float" office:value="138940" calcext:value-type="float">
            <text:p>138940</text:p>
          </table:table-cell>
          <table:table-cell office:value-type="float" office:value="141102" calcext:value-type="float">
            <text:p>141102</text:p>
          </table:table-cell>
        </table:table-row>
        <table:table-row table:style-name="ro1">
          <table:table-cell office:value-type="float" office:value="140776" calcext:value-type="float">
            <text:p>140776</text:p>
          </table:table-cell>
          <table:table-cell office:value-type="float" office:value="150008" calcext:value-type="float">
            <text:p>150008</text:p>
          </table:table-cell>
        </table:table-row>
        <table:table-row table:style-name="ro1">
          <table:table-cell office:value-type="float" office:value="143051" calcext:value-type="float">
            <text:p>143051</text:p>
          </table:table-cell>
          <table:table-cell office:value-type="float" office:value="145719" calcext:value-type="float">
            <text:p>145719</text:p>
          </table:table-cell>
        </table:table-row>
        <table:table-row table:style-name="ro1">
          <table:table-cell office:value-type="float" office:value="141392" calcext:value-type="float">
            <text:p>141392</text:p>
          </table:table-cell>
          <table:table-cell office:value-type="float" office:value="138638" calcext:value-type="float">
            <text:p>138638</text:p>
          </table:table-cell>
        </table:table-row>
        <table:table-row table:style-name="ro1">
          <table:table-cell office:value-type="float" office:value="143508" calcext:value-type="float">
            <text:p>143508</text:p>
          </table:table-cell>
          <table:table-cell office:value-type="float" office:value="153314" calcext:value-type="float">
            <text:p>153314</text:p>
          </table:table-cell>
        </table:table-row>
        <table:table-row table:style-name="ro1">
          <table:table-cell office:value-type="float" office:value="140375" calcext:value-type="float">
            <text:p>140375</text:p>
          </table:table-cell>
          <table:table-cell office:value-type="float" office:value="140798" calcext:value-type="float">
            <text:p>140798</text:p>
          </table:table-cell>
        </table:table-row>
        <table:table-row table:style-name="ro1">
          <table:table-cell office:value-type="float" office:value="139770" calcext:value-type="float">
            <text:p>139770</text:p>
          </table:table-cell>
          <table:table-cell office:value-type="float" office:value="165160" calcext:value-type="float">
            <text:p>165160</text:p>
          </table:table-cell>
        </table:table-row>
        <table:table-row table:style-name="ro1">
          <table:table-cell office:value-type="float" office:value="137181" calcext:value-type="float">
            <text:p>137181</text:p>
          </table:table-cell>
          <table:table-cell office:value-type="float" office:value="147633" calcext:value-type="float">
            <text:p>147633</text:p>
          </table:table-cell>
        </table:table-row>
        <table:table-row table:style-name="ro1">
          <table:table-cell office:value-type="float" office:value="141655" calcext:value-type="float">
            <text:p>141655</text:p>
          </table:table-cell>
          <table:table-cell office:value-type="float" office:value="139482" calcext:value-type="float">
            <text:p>139482</text:p>
          </table:table-cell>
        </table:table-row>
        <table:table-row table:style-name="ro1">
          <table:table-cell office:value-type="float" office:value="139710" calcext:value-type="float">
            <text:p>139710</text:p>
          </table:table-cell>
          <table:table-cell office:value-type="float" office:value="147746" calcext:value-type="float">
            <text:p>147746</text:p>
          </table:table-cell>
        </table:table-row>
        <table:table-row table:style-name="ro1">
          <table:table-cell office:value-type="float" office:value="136953" calcext:value-type="float">
            <text:p>136953</text:p>
          </table:table-cell>
          <table:table-cell office:value-type="float" office:value="140069" calcext:value-type="float">
            <text:p>140069</text:p>
          </table:table-cell>
        </table:table-row>
        <table:table-row table:style-name="ro1">
          <table:table-cell office:value-type="float" office:value="137851" calcext:value-type="float">
            <text:p>137851</text:p>
          </table:table-cell>
          <table:table-cell office:value-type="float" office:value="144903" calcext:value-type="float">
            <text:p>144903</text:p>
          </table:table-cell>
        </table:table-row>
        <table:table-row table:style-name="ro1">
          <table:table-cell office:value-type="float" office:value="144834" calcext:value-type="float">
            <text:p>144834</text:p>
          </table:table-cell>
          <table:table-cell office:value-type="float" office:value="152761" calcext:value-type="float">
            <text:p>152761</text:p>
          </table:table-cell>
        </table:table-row>
        <table:table-row table:style-name="ro1">
          <table:table-cell office:value-type="float" office:value="141072" calcext:value-type="float">
            <text:p>141072</text:p>
          </table:table-cell>
          <table:table-cell office:value-type="float" office:value="140614" calcext:value-type="float">
            <text:p>140614</text:p>
          </table:table-cell>
        </table:table-row>
        <table:table-row table:style-name="ro1">
          <table:table-cell office:value-type="float" office:value="138816" calcext:value-type="float">
            <text:p>138816</text:p>
          </table:table-cell>
          <table:table-cell office:value-type="float" office:value="148077" calcext:value-type="float">
            <text:p>148077</text:p>
          </table:table-cell>
        </table:table-row>
        <table:table-row table:style-name="ro1">
          <table:table-cell office:value-type="float" office:value="138762" calcext:value-type="float">
            <text:p>138762</text:p>
          </table:table-cell>
          <table:table-cell office:value-type="float" office:value="155719" calcext:value-type="float">
            <text:p>155719</text:p>
          </table:table-cell>
        </table:table-row>
        <table:table-row table:style-name="ro1">
          <table:table-cell office:value-type="float" office:value="137585" calcext:value-type="float">
            <text:p>137585</text:p>
          </table:table-cell>
          <table:table-cell office:value-type="float" office:value="140400" calcext:value-type="float">
            <text:p>140400</text:p>
          </table:table-cell>
        </table:table-row>
        <table:table-row table:style-name="ro1">
          <table:table-cell office:value-type="float" office:value="138740" calcext:value-type="float">
            <text:p>138740</text:p>
          </table:table-cell>
          <table:table-cell office:value-type="float" office:value="147506" calcext:value-type="float">
            <text:p>147506</text:p>
          </table:table-cell>
        </table:table-row>
        <table:table-row table:style-name="ro1">
          <table:table-cell office:value-type="float" office:value="140712" calcext:value-type="float">
            <text:p>140712</text:p>
          </table:table-cell>
          <table:table-cell office:value-type="float" office:value="141326" calcext:value-type="float">
            <text:p>141326</text:p>
          </table:table-cell>
        </table:table-row>
        <table:table-row table:style-name="ro1">
          <table:table-cell office:value-type="float" office:value="137959" calcext:value-type="float">
            <text:p>137959</text:p>
          </table:table-cell>
          <table:table-cell office:value-type="float" office:value="144213" calcext:value-type="float">
            <text:p>144213</text:p>
          </table:table-cell>
        </table:table-row>
        <table:table-row table:style-name="ro1">
          <table:table-cell office:value-type="float" office:value="136804" calcext:value-type="float">
            <text:p>136804</text:p>
          </table:table-cell>
          <table:table-cell office:value-type="float" office:value="147609" calcext:value-type="float">
            <text:p>147609</text:p>
          </table:table-cell>
        </table:table-row>
        <table:table-row table:style-name="ro1">
          <table:table-cell office:value-type="float" office:value="138301" calcext:value-type="float">
            <text:p>138301</text:p>
          </table:table-cell>
          <table:table-cell office:value-type="float" office:value="153843" calcext:value-type="float">
            <text:p>153843</text:p>
          </table:table-cell>
        </table:table-row>
        <table:table-row table:style-name="ro1">
          <table:table-cell office:value-type="float" office:value="137296" calcext:value-type="float">
            <text:p>137296</text:p>
          </table:table-cell>
          <table:table-cell office:value-type="float" office:value="143058" calcext:value-type="float">
            <text:p>143058</text:p>
          </table:table-cell>
        </table:table-row>
        <table:table-row table:style-name="ro1">
          <table:table-cell office:value-type="float" office:value="136608" calcext:value-type="float">
            <text:p>136608</text:p>
          </table:table-cell>
          <table:table-cell office:value-type="float" office:value="149451" calcext:value-type="float">
            <text:p>149451</text:p>
          </table:table-cell>
        </table:table-row>
        <table:table-row table:style-name="ro1">
          <table:table-cell office:value-type="float" office:value="138929" calcext:value-type="float">
            <text:p>138929</text:p>
          </table:table-cell>
          <table:table-cell office:value-type="float" office:value="157525" calcext:value-type="float">
            <text:p>157525</text:p>
          </table:table-cell>
        </table:table-row>
        <table:table-row table:style-name="ro1">
          <table:table-cell office:value-type="float" office:value="136832" calcext:value-type="float">
            <text:p>136832</text:p>
          </table:table-cell>
          <table:table-cell office:value-type="float" office:value="151947" calcext:value-type="float">
            <text:p>151947</text:p>
          </table:table-cell>
        </table:table-row>
        <table:table-row table:style-name="ro1">
          <table:table-cell office:value-type="float" office:value="139334" calcext:value-type="float">
            <text:p>139334</text:p>
          </table:table-cell>
          <table:table-cell office:value-type="float" office:value="142921" calcext:value-type="float">
            <text:p>142921</text:p>
          </table:table-cell>
        </table:table-row>
        <table:table-row table:style-name="ro1">
          <table:table-cell office:value-type="float" office:value="140655" calcext:value-type="float">
            <text:p>140655</text:p>
          </table:table-cell>
          <table:table-cell office:value-type="float" office:value="143130" calcext:value-type="float">
            <text:p>143130</text:p>
          </table:table-cell>
        </table:table-row>
        <table:table-row table:style-name="ro1">
          <table:table-cell office:value-type="float" office:value="138341" calcext:value-type="float">
            <text:p>138341</text:p>
          </table:table-cell>
          <table:table-cell office:value-type="float" office:value="143847" calcext:value-type="float">
            <text:p>143847</text:p>
          </table:table-cell>
        </table:table-row>
        <table:table-row table:style-name="ro1">
          <table:table-cell office:value-type="float" office:value="138370" calcext:value-type="float">
            <text:p>138370</text:p>
          </table:table-cell>
          <table:table-cell office:value-type="float" office:value="138919" calcext:value-type="float">
            <text:p>138919</text:p>
          </table:table-cell>
        </table:table-row>
        <table:table-row table:style-name="ro1">
          <table:table-cell office:value-type="float" office:value="137007" calcext:value-type="float">
            <text:p>137007</text:p>
          </table:table-cell>
          <table:table-cell office:value-type="float" office:value="145385" calcext:value-type="float">
            <text:p>145385</text:p>
          </table:table-cell>
        </table:table-row>
        <table:table-row table:style-name="ro1">
          <table:table-cell office:value-type="float" office:value="139417" calcext:value-type="float">
            <text:p>139417</text:p>
          </table:table-cell>
          <table:table-cell office:value-type="float" office:value="156442" calcext:value-type="float">
            <text:p>156442</text:p>
          </table:table-cell>
        </table:table-row>
        <table:table-row table:style-name="ro1">
          <table:table-cell office:value-type="float" office:value="139739" calcext:value-type="float">
            <text:p>139739</text:p>
          </table:table-cell>
          <table:table-cell office:value-type="float" office:value="143732" calcext:value-type="float">
            <text:p>143732</text:p>
          </table:table-cell>
        </table:table-row>
        <table:table-row table:style-name="ro1">
          <table:table-cell office:value-type="float" office:value="142310" calcext:value-type="float">
            <text:p>142310</text:p>
          </table:table-cell>
          <table:table-cell office:value-type="float" office:value="144348" calcext:value-type="float">
            <text:p>144348</text:p>
          </table:table-cell>
        </table:table-row>
        <table:table-row table:style-name="ro1">
          <table:table-cell office:value-type="float" office:value="139856" calcext:value-type="float">
            <text:p>139856</text:p>
          </table:table-cell>
          <table:table-cell office:value-type="float" office:value="150416" calcext:value-type="float">
            <text:p>150416</text:p>
          </table:table-cell>
        </table:table-row>
        <table:table-row table:style-name="ro1">
          <table:table-cell office:value-type="float" office:value="145948" calcext:value-type="float">
            <text:p>145948</text:p>
          </table:table-cell>
          <table:table-cell office:value-type="float" office:value="156116" calcext:value-type="float">
            <text:p>156116</text:p>
          </table:table-cell>
        </table:table-row>
        <table:table-row table:style-name="ro1">
          <table:table-cell office:value-type="float" office:value="146921" calcext:value-type="float">
            <text:p>146921</text:p>
          </table:table-cell>
          <table:table-cell office:value-type="float" office:value="146143" calcext:value-type="float">
            <text:p>146143</text:p>
          </table:table-cell>
        </table:table-row>
        <table:table-row table:style-name="ro1">
          <table:table-cell office:value-type="float" office:value="138297" calcext:value-type="float">
            <text:p>138297</text:p>
          </table:table-cell>
          <table:table-cell office:value-type="float" office:value="139630" calcext:value-type="float">
            <text:p>139630</text:p>
          </table:table-cell>
        </table:table-row>
        <table:table-row table:style-name="ro1">
          <table:table-cell office:value-type="float" office:value="141867" calcext:value-type="float">
            <text:p>141867</text:p>
          </table:table-cell>
          <table:table-cell office:value-type="float" office:value="146720" calcext:value-type="float">
            <text:p>146720</text:p>
          </table:table-cell>
        </table:table-row>
        <table:table-row table:style-name="ro1">
          <table:table-cell office:value-type="float" office:value="143442" calcext:value-type="float">
            <text:p>143442</text:p>
          </table:table-cell>
          <table:table-cell office:value-type="float" office:value="141629" calcext:value-type="float">
            <text:p>141629</text:p>
          </table:table-cell>
        </table:table-row>
        <table:table-row table:style-name="ro1">
          <table:table-cell office:value-type="float" office:value="141883" calcext:value-type="float">
            <text:p>141883</text:p>
          </table:table-cell>
          <table:table-cell office:value-type="float" office:value="140629" calcext:value-type="float">
            <text:p>140629</text:p>
          </table:table-cell>
        </table:table-row>
        <table:table-row table:style-name="ro1">
          <table:table-cell office:value-type="float" office:value="143213" calcext:value-type="float">
            <text:p>143213</text:p>
          </table:table-cell>
          <table:table-cell office:value-type="float" office:value="138802" calcext:value-type="float">
            <text:p>138802</text:p>
          </table:table-cell>
        </table:table-row>
        <table:table-row table:style-name="ro1">
          <table:table-cell office:value-type="float" office:value="139963" calcext:value-type="float">
            <text:p>139963</text:p>
          </table:table-cell>
          <table:table-cell office:value-type="float" office:value="140180" calcext:value-type="float">
            <text:p>140180</text:p>
          </table:table-cell>
        </table:table-row>
        <table:table-row table:style-name="ro1">
          <table:table-cell office:value-type="float" office:value="139866" calcext:value-type="float">
            <text:p>139866</text:p>
          </table:table-cell>
          <table:table-cell office:value-type="float" office:value="153992" calcext:value-type="float">
            <text:p>153992</text:p>
          </table:table-cell>
        </table:table-row>
        <table:table-row table:style-name="ro1">
          <table:table-cell office:value-type="float" office:value="138744" calcext:value-type="float">
            <text:p>138744</text:p>
          </table:table-cell>
          <table:table-cell office:value-type="float" office:value="151433" calcext:value-type="float">
            <text:p>151433</text:p>
          </table:table-cell>
        </table:table-row>
        <table:table-row table:style-name="ro1">
          <table:table-cell office:value-type="float" office:value="141990" calcext:value-type="float">
            <text:p>141990</text:p>
          </table:table-cell>
          <table:table-cell office:value-type="float" office:value="140685" calcext:value-type="float">
            <text:p>140685</text:p>
          </table:table-cell>
        </table:table-row>
        <table:table-row table:style-name="ro1">
          <table:table-cell office:value-type="float" office:value="146274" calcext:value-type="float">
            <text:p>146274</text:p>
          </table:table-cell>
          <table:table-cell office:value-type="float" office:value="153256" calcext:value-type="float">
            <text:p>153256</text:p>
          </table:table-cell>
        </table:table-row>
        <table:table-row table:style-name="ro1">
          <table:table-cell office:value-type="float" office:value="146160" calcext:value-type="float">
            <text:p>146160</text:p>
          </table:table-cell>
          <table:table-cell office:value-type="float" office:value="160639" calcext:value-type="float">
            <text:p>160639</text:p>
          </table:table-cell>
        </table:table-row>
        <table:table-row table:style-name="ro1">
          <table:table-cell office:value-type="float" office:value="145659" calcext:value-type="float">
            <text:p>145659</text:p>
          </table:table-cell>
          <table:table-cell office:value-type="float" office:value="144227" calcext:value-type="float">
            <text:p>144227</text:p>
          </table:table-cell>
        </table:table-row>
        <table:table-row table:style-name="ro1">
          <table:table-cell office:value-type="float" office:value="151291" calcext:value-type="float">
            <text:p>151291</text:p>
          </table:table-cell>
          <table:table-cell office:value-type="float" office:value="148723" calcext:value-type="float">
            <text:p>148723</text:p>
          </table:table-cell>
        </table:table-row>
        <table:table-row table:style-name="ro1">
          <table:table-cell office:value-type="float" office:value="149399" calcext:value-type="float">
            <text:p>149399</text:p>
          </table:table-cell>
          <table:table-cell office:value-type="float" office:value="155705" calcext:value-type="float">
            <text:p>155705</text:p>
          </table:table-cell>
        </table:table-row>
        <table:table-row table:style-name="ro1">
          <table:table-cell office:value-type="float" office:value="146643" calcext:value-type="float">
            <text:p>146643</text:p>
          </table:table-cell>
          <table:table-cell office:value-type="float" office:value="147960" calcext:value-type="float">
            <text:p>147960</text:p>
          </table:table-cell>
        </table:table-row>
        <table:table-row table:style-name="ro1">
          <table:table-cell office:value-type="float" office:value="148460" calcext:value-type="float">
            <text:p>148460</text:p>
          </table:table-cell>
          <table:table-cell office:value-type="float" office:value="145707" calcext:value-type="float">
            <text:p>145707</text:p>
          </table:table-cell>
        </table:table-row>
        <table:table-row table:style-name="ro1">
          <table:table-cell office:value-type="float" office:value="146862" calcext:value-type="float">
            <text:p>146862</text:p>
          </table:table-cell>
          <table:table-cell office:value-type="float" office:value="155634" calcext:value-type="float">
            <text:p>155634</text:p>
          </table:table-cell>
        </table:table-row>
        <table:table-row table:style-name="ro1">
          <table:table-cell office:value-type="float" office:value="151748" calcext:value-type="float">
            <text:p>151748</text:p>
          </table:table-cell>
          <table:table-cell office:value-type="float" office:value="164813" calcext:value-type="float">
            <text:p>164813</text:p>
          </table:table-cell>
        </table:table-row>
        <table:table-row table:style-name="ro1">
          <table:table-cell office:value-type="float" office:value="148715" calcext:value-type="float">
            <text:p>148715</text:p>
          </table:table-cell>
          <table:table-cell office:value-type="float" office:value="142213" calcext:value-type="float">
            <text:p>142213</text:p>
          </table:table-cell>
        </table:table-row>
        <table:table-row table:style-name="ro1">
          <table:table-cell office:value-type="float" office:value="154587" calcext:value-type="float">
            <text:p>154587</text:p>
          </table:table-cell>
          <table:table-cell office:value-type="float" office:value="144917" calcext:value-type="float">
            <text:p>144917</text:p>
          </table:table-cell>
        </table:table-row>
        <table:table-row table:style-name="ro1">
          <table:table-cell office:value-type="float" office:value="151136" calcext:value-type="float">
            <text:p>151136</text:p>
          </table:table-cell>
          <table:table-cell office:value-type="float" office:value="150222" calcext:value-type="float">
            <text:p>150222</text:p>
          </table:table-cell>
        </table:table-row>
        <table:table-row table:style-name="ro1">
          <table:table-cell office:value-type="float" office:value="153052" calcext:value-type="float">
            <text:p>153052</text:p>
          </table:table-cell>
          <table:table-cell office:value-type="float" office:value="141882" calcext:value-type="float">
            <text:p>141882</text:p>
          </table:table-cell>
        </table:table-row>
        <table:table-row table:style-name="ro1">
          <table:table-cell office:value-type="float" office:value="151455" calcext:value-type="float">
            <text:p>151455</text:p>
          </table:table-cell>
          <table:table-cell office:value-type="float" office:value="140243" calcext:value-type="float">
            <text:p>140243</text:p>
          </table:table-cell>
        </table:table-row>
        <table:table-row table:style-name="ro1">
          <table:table-cell office:value-type="float" office:value="152485" calcext:value-type="float">
            <text:p>152485</text:p>
          </table:table-cell>
          <table:table-cell office:value-type="float" office:value="146406" calcext:value-type="float">
            <text:p>146406</text:p>
          </table:table-cell>
        </table:table-row>
        <table:table-row table:style-name="ro1">
          <table:table-cell office:value-type="float" office:value="154045" calcext:value-type="float">
            <text:p>154045</text:p>
          </table:table-cell>
          <table:table-cell office:value-type="float" office:value="145634" calcext:value-type="float">
            <text:p>145634</text:p>
          </table:table-cell>
        </table:table-row>
        <table:table-row table:style-name="ro1">
          <table:table-cell office:value-type="float" office:value="156374" calcext:value-type="float">
            <text:p>156374</text:p>
          </table:table-cell>
          <table:table-cell office:value-type="float" office:value="141047" calcext:value-type="float">
            <text:p>141047</text:p>
          </table:table-cell>
        </table:table-row>
        <table:table-row table:style-name="ro1">
          <table:table-cell office:value-type="float" office:value="154944" calcext:value-type="float">
            <text:p>154944</text:p>
          </table:table-cell>
          <table:table-cell office:value-type="float" office:value="140167" calcext:value-type="float">
            <text:p>140167</text:p>
          </table:table-cell>
        </table:table-row>
        <table:table-row table:style-name="ro1">
          <table:table-cell office:value-type="float" office:value="152514" calcext:value-type="float">
            <text:p>152514</text:p>
          </table:table-cell>
          <table:table-cell office:value-type="float" office:value="139215" calcext:value-type="float">
            <text:p>139215</text:p>
          </table:table-cell>
        </table:table-row>
        <table:table-row table:style-name="ro1">
          <table:table-cell office:value-type="float" office:value="152434" calcext:value-type="float">
            <text:p>152434</text:p>
          </table:table-cell>
          <table:table-cell office:value-type="float" office:value="147933" calcext:value-type="float">
            <text:p>147933</text:p>
          </table:table-cell>
        </table:table-row>
        <table:table-row table:style-name="ro1">
          <table:table-cell office:value-type="float" office:value="156169" calcext:value-type="float">
            <text:p>156169</text:p>
          </table:table-cell>
          <table:table-cell office:value-type="float" office:value="148125" calcext:value-type="float">
            <text:p>148125</text:p>
          </table:table-cell>
        </table:table-row>
        <table:table-row table:style-name="ro1">
          <table:table-cell office:value-type="float" office:value="155105" calcext:value-type="float">
            <text:p>155105</text:p>
          </table:table-cell>
          <table:table-cell office:value-type="float" office:value="151205" calcext:value-type="float">
            <text:p>151205</text:p>
          </table:table-cell>
        </table:table-row>
        <table:table-row table:style-name="ro1">
          <table:table-cell office:value-type="float" office:value="151364" calcext:value-type="float">
            <text:p>151364</text:p>
          </table:table-cell>
          <table:table-cell office:value-type="float" office:value="148666" calcext:value-type="float">
            <text:p>148666</text:p>
          </table:table-cell>
        </table:table-row>
        <table:table-row table:style-name="ro1">
          <table:table-cell office:value-type="float" office:value="157558" calcext:value-type="float">
            <text:p>157558</text:p>
          </table:table-cell>
          <table:table-cell office:value-type="float" office:value="140525" calcext:value-type="float">
            <text:p>140525</text:p>
          </table:table-cell>
        </table:table-row>
        <table:table-row table:style-name="ro1">
          <table:table-cell office:value-type="float" office:value="150605" calcext:value-type="float">
            <text:p>150605</text:p>
          </table:table-cell>
          <table:table-cell office:value-type="float" office:value="142163" calcext:value-type="float">
            <text:p>142163</text:p>
          </table:table-cell>
        </table:table-row>
        <table:table-row table:style-name="ro1">
          <table:table-cell office:value-type="float" office:value="139737" calcext:value-type="float">
            <text:p>139737</text:p>
          </table:table-cell>
          <table:table-cell office:value-type="float" office:value="139679" calcext:value-type="float">
            <text:p>139679</text:p>
          </table:table-cell>
        </table:table-row>
        <table:table-row table:style-name="ro1">
          <table:table-cell office:value-type="float" office:value="138479" calcext:value-type="float">
            <text:p>138479</text:p>
          </table:table-cell>
          <table:table-cell office:value-type="float" office:value="139329" calcext:value-type="float">
            <text:p>139329</text:p>
          </table:table-cell>
        </table:table-row>
        <table:table-row table:style-name="ro1">
          <table:table-cell office:value-type="float" office:value="141852" calcext:value-type="float">
            <text:p>141852</text:p>
          </table:table-cell>
          <table:table-cell office:value-type="float" office:value="139638" calcext:value-type="float">
            <text:p>139638</text:p>
          </table:table-cell>
        </table:table-row>
        <table:table-row table:style-name="ro1">
          <table:table-cell office:value-type="float" office:value="138218" calcext:value-type="float">
            <text:p>138218</text:p>
          </table:table-cell>
          <table:table-cell office:value-type="float" office:value="141796" calcext:value-type="float">
            <text:p>141796</text:p>
          </table:table-cell>
        </table:table-row>
        <table:table-row table:style-name="ro1">
          <table:table-cell office:value-type="float" office:value="137709" calcext:value-type="float">
            <text:p>137709</text:p>
          </table:table-cell>
          <table:table-cell office:value-type="float" office:value="147665" calcext:value-type="float">
            <text:p>147665</text:p>
          </table:table-cell>
        </table:table-row>
        <table:table-row table:style-name="ro1">
          <table:table-cell office:value-type="float" office:value="136075" calcext:value-type="float">
            <text:p>136075</text:p>
          </table:table-cell>
          <table:table-cell office:value-type="float" office:value="144643" calcext:value-type="float">
            <text:p>144643</text:p>
          </table:table-cell>
        </table:table-row>
        <table:table-row table:style-name="ro1">
          <table:table-cell office:value-type="float" office:value="139564" calcext:value-type="float">
            <text:p>139564</text:p>
          </table:table-cell>
          <table:table-cell office:value-type="float" office:value="140948" calcext:value-type="float">
            <text:p>140948</text:p>
          </table:table-cell>
        </table:table-row>
        <table:table-row table:style-name="ro1">
          <table:table-cell office:value-type="float" office:value="137123" calcext:value-type="float">
            <text:p>137123</text:p>
          </table:table-cell>
          <table:table-cell office:value-type="float" office:value="147029" calcext:value-type="float">
            <text:p>147029</text:p>
          </table:table-cell>
        </table:table-row>
        <table:table-row table:style-name="ro1">
          <table:table-cell office:value-type="float" office:value="139813" calcext:value-type="float">
            <text:p>139813</text:p>
          </table:table-cell>
          <table:table-cell office:value-type="float" office:value="140542" calcext:value-type="float">
            <text:p>140542</text:p>
          </table:table-cell>
        </table:table-row>
        <table:table-row table:style-name="ro1">
          <table:table-cell office:value-type="float" office:value="143336" calcext:value-type="float">
            <text:p>143336</text:p>
          </table:table-cell>
          <table:table-cell office:value-type="float" office:value="142813" calcext:value-type="float">
            <text:p>142813</text:p>
          </table:table-cell>
        </table:table-row>
        <table:table-row table:style-name="ro1">
          <table:table-cell office:value-type="float" office:value="140326" calcext:value-type="float">
            <text:p>140326</text:p>
          </table:table-cell>
          <table:table-cell office:value-type="float" office:value="142370" calcext:value-type="float">
            <text:p>142370</text:p>
          </table:table-cell>
        </table:table-row>
        <table:table-row table:style-name="ro1">
          <table:table-cell office:value-type="float" office:value="139706" calcext:value-type="float">
            <text:p>139706</text:p>
          </table:table-cell>
          <table:table-cell office:value-type="float" office:value="149581" calcext:value-type="float">
            <text:p>149581</text:p>
          </table:table-cell>
        </table:table-row>
        <table:table-row table:style-name="ro1">
          <table:table-cell office:value-type="float" office:value="139827" calcext:value-type="float">
            <text:p>139827</text:p>
          </table:table-cell>
          <table:table-cell office:value-type="float" office:value="146105" calcext:value-type="float">
            <text:p>146105</text:p>
          </table:table-cell>
        </table:table-row>
        <table:table-row table:style-name="ro1">
          <table:table-cell office:value-type="float" office:value="142618" calcext:value-type="float">
            <text:p>142618</text:p>
          </table:table-cell>
          <table:table-cell office:value-type="float" office:value="146055" calcext:value-type="float">
            <text:p>146055</text:p>
          </table:table-cell>
        </table:table-row>
        <table:table-row table:style-name="ro1">
          <table:table-cell office:value-type="float" office:value="149561" calcext:value-type="float">
            <text:p>149561</text:p>
          </table:table-cell>
          <table:table-cell office:value-type="float" office:value="142729" calcext:value-type="float">
            <text:p>142729</text:p>
          </table:table-cell>
        </table:table-row>
        <table:table-row table:style-name="ro1">
          <table:table-cell office:value-type="float" office:value="140662" calcext:value-type="float">
            <text:p>140662</text:p>
          </table:table-cell>
          <table:table-cell office:value-type="float" office:value="143130" calcext:value-type="float">
            <text:p>143130</text:p>
          </table:table-cell>
        </table:table-row>
        <table:table-row table:style-name="ro1">
          <table:table-cell office:value-type="float" office:value="139421" calcext:value-type="float">
            <text:p>139421</text:p>
          </table:table-cell>
          <table:table-cell office:value-type="float" office:value="141428" calcext:value-type="float">
            <text:p>141428</text:p>
          </table:table-cell>
        </table:table-row>
        <table:table-row table:style-name="ro1">
          <table:table-cell office:value-type="float" office:value="143051" calcext:value-type="float">
            <text:p>143051</text:p>
          </table:table-cell>
          <table:table-cell office:value-type="float" office:value="145272" calcext:value-type="float">
            <text:p>145272</text:p>
          </table:table-cell>
        </table:table-row>
        <table:table-row table:style-name="ro1">
          <table:table-cell office:value-type="float" office:value="142741" calcext:value-type="float">
            <text:p>142741</text:p>
          </table:table-cell>
          <table:table-cell office:value-type="float" office:value="142402" calcext:value-type="float">
            <text:p>142402</text:p>
          </table:table-cell>
        </table:table-row>
        <table:table-row table:style-name="ro1">
          <table:table-cell office:value-type="float" office:value="141634" calcext:value-type="float">
            <text:p>141634</text:p>
          </table:table-cell>
          <table:table-cell office:value-type="float" office:value="149758" calcext:value-type="float">
            <text:p>149758</text:p>
          </table:table-cell>
        </table:table-row>
        <table:table-row table:style-name="ro1">
          <table:table-cell office:value-type="float" office:value="140516" calcext:value-type="float">
            <text:p>140516</text:p>
          </table:table-cell>
          <table:table-cell office:value-type="float" office:value="143596" calcext:value-type="float">
            <text:p>143596</text:p>
          </table:table-cell>
        </table:table-row>
        <table:table-row table:style-name="ro1">
          <table:table-cell office:value-type="float" office:value="141631" calcext:value-type="float">
            <text:p>141631</text:p>
          </table:table-cell>
          <table:table-cell office:value-type="float" office:value="146632" calcext:value-type="float">
            <text:p>146632</text:p>
          </table:table-cell>
        </table:table-row>
        <table:table-row table:style-name="ro1">
          <table:table-cell office:value-type="float" office:value="142957" calcext:value-type="float">
            <text:p>142957</text:p>
          </table:table-cell>
          <table:table-cell office:value-type="float" office:value="145354" calcext:value-type="float">
            <text:p>145354</text:p>
          </table:table-cell>
        </table:table-row>
        <table:table-row table:style-name="ro1">
          <table:table-cell office:value-type="float" office:value="139885" calcext:value-type="float">
            <text:p>139885</text:p>
          </table:table-cell>
          <table:table-cell office:value-type="float" office:value="154974" calcext:value-type="float">
            <text:p>154974</text:p>
          </table:table-cell>
        </table:table-row>
        <table:table-row table:style-name="ro1">
          <table:table-cell office:value-type="float" office:value="140762" calcext:value-type="float">
            <text:p>140762</text:p>
          </table:table-cell>
          <table:table-cell office:value-type="float" office:value="141098" calcext:value-type="float">
            <text:p>141098</text:p>
          </table:table-cell>
        </table:table-row>
        <table:table-row table:style-name="ro1">
          <table:table-cell office:value-type="float" office:value="137105" calcext:value-type="float">
            <text:p>137105</text:p>
          </table:table-cell>
          <table:table-cell office:value-type="float" office:value="144213" calcext:value-type="float">
            <text:p>144213</text:p>
          </table:table-cell>
        </table:table-row>
        <table:table-row table:style-name="ro1">
          <table:table-cell office:value-type="float" office:value="139814" calcext:value-type="float">
            <text:p>139814</text:p>
          </table:table-cell>
          <table:table-cell office:value-type="float" office:value="140290" calcext:value-type="float">
            <text:p>140290</text:p>
          </table:table-cell>
        </table:table-row>
        <table:table-row table:style-name="ro1">
          <table:table-cell office:value-type="float" office:value="151214" calcext:value-type="float">
            <text:p>151214</text:p>
          </table:table-cell>
          <table:table-cell office:value-type="float" office:value="158914" calcext:value-type="float">
            <text:p>158914</text:p>
          </table:table-cell>
        </table:table-row>
        <table:table-row table:style-name="ro1">
          <table:table-cell office:value-type="float" office:value="147598" calcext:value-type="float">
            <text:p>147598</text:p>
          </table:table-cell>
          <table:table-cell office:value-type="float" office:value="153064" calcext:value-type="float">
            <text:p>153064</text:p>
          </table:table-cell>
        </table:table-row>
        <table:table-row table:style-name="ro1">
          <table:table-cell office:value-type="float" office:value="147706" calcext:value-type="float">
            <text:p>147706</text:p>
          </table:table-cell>
          <table:table-cell office:value-type="float" office:value="143117" calcext:value-type="float">
            <text:p>143117</text:p>
          </table:table-cell>
        </table:table-row>
        <table:table-row table:style-name="ro1">
          <table:table-cell office:value-type="float" office:value="154799" calcext:value-type="float">
            <text:p>154799</text:p>
          </table:table-cell>
          <table:table-cell office:value-type="float" office:value="141158" calcext:value-type="float">
            <text:p>141158</text:p>
          </table:table-cell>
        </table:table-row>
        <table:table-row table:style-name="ro1">
          <table:table-cell office:value-type="float" office:value="148147" calcext:value-type="float">
            <text:p>148147</text:p>
          </table:table-cell>
          <table:table-cell office:value-type="float" office:value="140331" calcext:value-type="float">
            <text:p>140331</text:p>
          </table:table-cell>
        </table:table-row>
        <table:table-row table:style-name="ro1">
          <table:table-cell office:value-type="float" office:value="149721" calcext:value-type="float">
            <text:p>149721</text:p>
          </table:table-cell>
          <table:table-cell office:value-type="float" office:value="142675" calcext:value-type="float">
            <text:p>142675</text:p>
          </table:table-cell>
        </table:table-row>
        <table:table-row table:style-name="ro1">
          <table:table-cell office:value-type="float" office:value="151114" calcext:value-type="float">
            <text:p>151114</text:p>
          </table:table-cell>
          <table:table-cell office:value-type="float" office:value="148196" calcext:value-type="float">
            <text:p>148196</text:p>
          </table:table-cell>
        </table:table-row>
        <table:table-row table:style-name="ro1">
          <table:table-cell office:value-type="float" office:value="151955" calcext:value-type="float">
            <text:p>151955</text:p>
          </table:table-cell>
          <table:table-cell office:value-type="float" office:value="148996" calcext:value-type="float">
            <text:p>148996</text:p>
          </table:table-cell>
        </table:table-row>
        <table:table-row table:style-name="ro1">
          <table:table-cell office:value-type="float" office:value="152592" calcext:value-type="float">
            <text:p>152592</text:p>
          </table:table-cell>
          <table:table-cell office:value-type="float" office:value="146595" calcext:value-type="float">
            <text:p>146595</text:p>
          </table:table-cell>
        </table:table-row>
        <table:table-row table:style-name="ro1">
          <table:table-cell office:value-type="float" office:value="149841" calcext:value-type="float">
            <text:p>149841</text:p>
          </table:table-cell>
          <table:table-cell office:value-type="float" office:value="153068" calcext:value-type="float">
            <text:p>153068</text:p>
          </table:table-cell>
        </table:table-row>
        <table:table-row table:style-name="ro1">
          <table:table-cell office:value-type="float" office:value="152942" calcext:value-type="float">
            <text:p>152942</text:p>
          </table:table-cell>
          <table:table-cell office:value-type="float" office:value="152787" calcext:value-type="float">
            <text:p>152787</text:p>
          </table:table-cell>
        </table:table-row>
        <table:table-row table:style-name="ro1">
          <table:table-cell office:value-type="float" office:value="154753" calcext:value-type="float">
            <text:p>154753</text:p>
          </table:table-cell>
          <table:table-cell office:value-type="float" office:value="146766" calcext:value-type="float">
            <text:p>146766</text:p>
          </table:table-cell>
        </table:table-row>
        <table:table-row table:style-name="ro1">
          <table:table-cell office:value-type="float" office:value="148768" calcext:value-type="float">
            <text:p>148768</text:p>
          </table:table-cell>
          <table:table-cell office:value-type="float" office:value="155909" calcext:value-type="float">
            <text:p>155909</text:p>
          </table:table-cell>
        </table:table-row>
        <table:table-row table:style-name="ro1">
          <table:table-cell office:value-type="float" office:value="148839" calcext:value-type="float">
            <text:p>148839</text:p>
          </table:table-cell>
          <table:table-cell office:value-type="float" office:value="145758" calcext:value-type="float">
            <text:p>145758</text:p>
          </table:table-cell>
        </table:table-row>
        <table:table-row table:style-name="ro1">
          <table:table-cell office:value-type="float" office:value="152135" calcext:value-type="float">
            <text:p>152135</text:p>
          </table:table-cell>
          <table:table-cell office:value-type="float" office:value="147614" calcext:value-type="float">
            <text:p>147614</text:p>
          </table:table-cell>
        </table:table-row>
        <table:table-row table:style-name="ro1">
          <table:table-cell office:value-type="float" office:value="147977" calcext:value-type="float">
            <text:p>147977</text:p>
          </table:table-cell>
          <table:table-cell office:value-type="float" office:value="152286" calcext:value-type="float">
            <text:p>152286</text:p>
          </table:table-cell>
        </table:table-row>
        <table:table-row table:style-name="ro1">
          <table:table-cell office:value-type="float" office:value="150603" calcext:value-type="float">
            <text:p>150603</text:p>
          </table:table-cell>
          <table:table-cell office:value-type="float" office:value="144271" calcext:value-type="float">
            <text:p>144271</text:p>
          </table:table-cell>
        </table:table-row>
        <table:table-row table:style-name="ro1">
          <table:table-cell office:value-type="float" office:value="150403" calcext:value-type="float">
            <text:p>150403</text:p>
          </table:table-cell>
          <table:table-cell office:value-type="float" office:value="145107" calcext:value-type="float">
            <text:p>145107</text:p>
          </table:table-cell>
        </table:table-row>
        <table:table-row table:style-name="ro1">
          <table:table-cell office:value-type="float" office:value="148635" calcext:value-type="float">
            <text:p>148635</text:p>
          </table:table-cell>
          <table:table-cell office:value-type="float" office:value="150074" calcext:value-type="float">
            <text:p>150074</text:p>
          </table:table-cell>
        </table:table-row>
        <table:table-row table:style-name="ro1">
          <table:table-cell office:value-type="float" office:value="149129" calcext:value-type="float">
            <text:p>149129</text:p>
          </table:table-cell>
          <table:table-cell office:value-type="float" office:value="142351" calcext:value-type="float">
            <text:p>142351</text:p>
          </table:table-cell>
        </table:table-row>
        <table:table-row table:style-name="ro1">
          <table:table-cell office:value-type="float" office:value="147266" calcext:value-type="float">
            <text:p>147266</text:p>
          </table:table-cell>
          <table:table-cell office:value-type="float" office:value="140457" calcext:value-type="float">
            <text:p>140457</text:p>
          </table:table-cell>
        </table:table-row>
        <table:table-row table:style-name="ro1">
          <table:table-cell office:value-type="float" office:value="146108" calcext:value-type="float">
            <text:p>146108</text:p>
          </table:table-cell>
          <table:table-cell office:value-type="float" office:value="153261" calcext:value-type="float">
            <text:p>153261</text:p>
          </table:table-cell>
        </table:table-row>
        <table:table-row table:style-name="ro1">
          <table:table-cell office:value-type="float" office:value="147102" calcext:value-type="float">
            <text:p>147102</text:p>
          </table:table-cell>
          <table:table-cell office:value-type="float" office:value="140941" calcext:value-type="float">
            <text:p>140941</text:p>
          </table:table-cell>
        </table:table-row>
        <table:table-row table:style-name="ro1">
          <table:table-cell office:value-type="float" office:value="146430" calcext:value-type="float">
            <text:p>146430</text:p>
          </table:table-cell>
          <table:table-cell office:value-type="float" office:value="137969" calcext:value-type="float">
            <text:p>137969</text:p>
          </table:table-cell>
        </table:table-row>
        <table:table-row table:style-name="ro1">
          <table:table-cell office:value-type="float" office:value="177208" calcext:value-type="float">
            <text:p>177208</text:p>
          </table:table-cell>
          <table:table-cell office:value-type="float" office:value="140184" calcext:value-type="float">
            <text:p>140184</text:p>
          </table:table-cell>
        </table:table-row>
        <table:table-row table:style-name="ro1">
          <table:table-cell office:value-type="float" office:value="244572" calcext:value-type="float">
            <text:p>244572</text:p>
          </table:table-cell>
          <table:table-cell office:value-type="float" office:value="145516" calcext:value-type="float">
            <text:p>145516</text:p>
          </table:table-cell>
        </table:table-row>
        <table:table-row table:style-name="ro1">
          <table:table-cell office:value-type="float" office:value="252347" calcext:value-type="float">
            <text:p>252347</text:p>
          </table:table-cell>
          <table:table-cell office:value-type="float" office:value="140737" calcext:value-type="float">
            <text:p>140737</text:p>
          </table:table-cell>
        </table:table-row>
        <table:table-row table:style-name="ro1">
          <table:table-cell office:value-type="float" office:value="238930" calcext:value-type="float">
            <text:p>238930</text:p>
          </table:table-cell>
          <table:table-cell office:value-type="float" office:value="145922" calcext:value-type="float">
            <text:p>145922</text:p>
          </table:table-cell>
        </table:table-row>
        <table:table-row table:style-name="ro1">
          <table:table-cell office:value-type="float" office:value="237778" calcext:value-type="float">
            <text:p>237778</text:p>
          </table:table-cell>
          <table:table-cell office:value-type="float" office:value="148927" calcext:value-type="float">
            <text:p>148927</text:p>
          </table:table-cell>
        </table:table-row>
        <table:table-row table:style-name="ro1">
          <table:table-cell office:value-type="float" office:value="247552" calcext:value-type="float">
            <text:p>247552</text:p>
          </table:table-cell>
          <table:table-cell office:value-type="float" office:value="147483" calcext:value-type="float">
            <text:p>147483</text:p>
          </table:table-cell>
        </table:table-row>
        <table:table-row table:style-name="ro1">
          <table:table-cell office:value-type="float" office:value="238795" calcext:value-type="float">
            <text:p>238795</text:p>
          </table:table-cell>
          <table:table-cell office:value-type="float" office:value="147055" calcext:value-type="float">
            <text:p>147055</text:p>
          </table:table-cell>
        </table:table-row>
        <table:table-row table:style-name="ro1">
          <table:table-cell office:value-type="float" office:value="238933" calcext:value-type="float">
            <text:p>238933</text:p>
          </table:table-cell>
          <table:table-cell office:value-type="float" office:value="146682" calcext:value-type="float">
            <text:p>146682</text:p>
          </table:table-cell>
        </table:table-row>
        <table:table-row table:style-name="ro1">
          <table:table-cell office:value-type="float" office:value="246498" calcext:value-type="float">
            <text:p>246498</text:p>
          </table:table-cell>
          <table:table-cell office:value-type="float" office:value="144561" calcext:value-type="float">
            <text:p>144561</text:p>
          </table:table-cell>
        </table:table-row>
        <table:table-row table:style-name="ro1">
          <table:table-cell office:value-type="float" office:value="235922" calcext:value-type="float">
            <text:p>235922</text:p>
          </table:table-cell>
          <table:table-cell office:value-type="float" office:value="145015" calcext:value-type="float">
            <text:p>145015</text:p>
          </table:table-cell>
        </table:table-row>
        <table:table-row table:style-name="ro1">
          <table:table-cell office:value-type="float" office:value="243786" calcext:value-type="float">
            <text:p>243786</text:p>
          </table:table-cell>
          <table:table-cell office:value-type="float" office:value="150877" calcext:value-type="float">
            <text:p>150877</text:p>
          </table:table-cell>
        </table:table-row>
        <table:table-row table:style-name="ro1">
          <table:table-cell office:value-type="float" office:value="237930" calcext:value-type="float">
            <text:p>237930</text:p>
          </table:table-cell>
          <table:table-cell office:value-type="float" office:value="145014" calcext:value-type="float">
            <text:p>145014</text:p>
          </table:table-cell>
        </table:table-row>
        <table:table-row table:style-name="ro1">
          <table:table-cell office:value-type="float" office:value="240447" calcext:value-type="float">
            <text:p>240447</text:p>
          </table:table-cell>
          <table:table-cell office:value-type="float" office:value="151765" calcext:value-type="float">
            <text:p>151765</text:p>
          </table:table-cell>
        </table:table-row>
        <table:table-row table:style-name="ro1">
          <table:table-cell office:value-type="float" office:value="249191" calcext:value-type="float">
            <text:p>249191</text:p>
          </table:table-cell>
          <table:table-cell office:value-type="float" office:value="147158" calcext:value-type="float">
            <text:p>147158</text:p>
          </table:table-cell>
        </table:table-row>
        <table:table-row table:style-name="ro1">
          <table:table-cell office:value-type="float" office:value="243609" calcext:value-type="float">
            <text:p>243609</text:p>
          </table:table-cell>
          <table:table-cell office:value-type="float" office:value="148199" calcext:value-type="float">
            <text:p>148199</text:p>
          </table:table-cell>
        </table:table-row>
        <table:table-row table:style-name="ro1">
          <table:table-cell office:value-type="float" office:value="249449" calcext:value-type="float">
            <text:p>249449</text:p>
          </table:table-cell>
          <table:table-cell office:value-type="float" office:value="159142" calcext:value-type="float">
            <text:p>159142</text:p>
          </table:table-cell>
        </table:table-row>
        <table:table-row table:style-name="ro1">
          <table:table-cell office:value-type="float" office:value="206145" calcext:value-type="float">
            <text:p>206145</text:p>
          </table:table-cell>
          <table:table-cell office:value-type="float" office:value="154784" calcext:value-type="float">
            <text:p>154784</text:p>
          </table:table-cell>
        </table:table-row>
        <table:table-row table:style-name="ro1">
          <table:table-cell office:value-type="float" office:value="168411" calcext:value-type="float">
            <text:p>168411</text:p>
          </table:table-cell>
          <table:table-cell office:value-type="float" office:value="157591" calcext:value-type="float">
            <text:p>157591</text:p>
          </table:table-cell>
        </table:table-row>
        <table:table-row table:style-name="ro1">
          <table:table-cell office:value-type="float" office:value="170736" calcext:value-type="float">
            <text:p>170736</text:p>
          </table:table-cell>
          <table:table-cell office:value-type="float" office:value="151924" calcext:value-type="float">
            <text:p>151924</text:p>
          </table:table-cell>
        </table:table-row>
        <table:table-row table:style-name="ro1">
          <table:table-cell office:value-type="float" office:value="167796" calcext:value-type="float">
            <text:p>167796</text:p>
          </table:table-cell>
          <table:table-cell office:value-type="float" office:value="155424" calcext:value-type="float">
            <text:p>155424</text:p>
          </table:table-cell>
        </table:table-row>
        <table:table-row table:style-name="ro1">
          <table:table-cell office:value-type="float" office:value="166173" calcext:value-type="float">
            <text:p>166173</text:p>
          </table:table-cell>
          <table:table-cell office:value-type="float" office:value="165357" calcext:value-type="float">
            <text:p>165357</text:p>
          </table:table-cell>
        </table:table-row>
        <table:table-row table:style-name="ro1">
          <table:table-cell office:value-type="float" office:value="170355" calcext:value-type="float">
            <text:p>170355</text:p>
          </table:table-cell>
          <table:table-cell office:value-type="float" office:value="153054" calcext:value-type="float">
            <text:p>153054</text:p>
          </table:table-cell>
        </table:table-row>
        <table:table-row table:style-name="ro1">
          <table:table-cell office:value-type="float" office:value="164551" calcext:value-type="float">
            <text:p>164551</text:p>
          </table:table-cell>
          <table:table-cell office:value-type="float" office:value="152884" calcext:value-type="float">
            <text:p>152884</text:p>
          </table:table-cell>
        </table:table-row>
        <table:table-row table:style-name="ro1">
          <table:table-cell office:value-type="float" office:value="164598" calcext:value-type="float">
            <text:p>164598</text:p>
          </table:table-cell>
          <table:table-cell office:value-type="float" office:value="158626" calcext:value-type="float">
            <text:p>158626</text:p>
          </table:table-cell>
        </table:table-row>
        <table:table-row table:style-name="ro1">
          <table:table-cell office:value-type="float" office:value="167021" calcext:value-type="float">
            <text:p>167021</text:p>
          </table:table-cell>
          <table:table-cell office:value-type="float" office:value="162439" calcext:value-type="float">
            <text:p>162439</text:p>
          </table:table-cell>
        </table:table-row>
        <table:table-row table:style-name="ro1">
          <table:table-cell office:value-type="float" office:value="164132" calcext:value-type="float">
            <text:p>164132</text:p>
          </table:table-cell>
          <table:table-cell office:value-type="float" office:value="163916" calcext:value-type="float">
            <text:p>163916</text:p>
          </table:table-cell>
        </table:table-row>
        <table:table-row table:style-name="ro1">
          <table:table-cell office:value-type="float" office:value="166102" calcext:value-type="float">
            <text:p>166102</text:p>
          </table:table-cell>
          <table:table-cell office:value-type="float" office:value="162948" calcext:value-type="float">
            <text:p>162948</text:p>
          </table:table-cell>
        </table:table-row>
        <table:table-row table:style-name="ro1">
          <table:table-cell office:value-type="float" office:value="173780" calcext:value-type="float">
            <text:p>173780</text:p>
          </table:table-cell>
          <table:table-cell office:value-type="float" office:value="156853" calcext:value-type="float">
            <text:p>156853</text:p>
          </table:table-cell>
        </table:table-row>
        <table:table-row table:style-name="ro1">
          <table:table-cell office:value-type="float" office:value="164834" calcext:value-type="float">
            <text:p>164834</text:p>
          </table:table-cell>
          <table:table-cell office:value-type="float" office:value="152386" calcext:value-type="float">
            <text:p>152386</text:p>
          </table:table-cell>
        </table:table-row>
        <table:table-row table:style-name="ro1">
          <table:table-cell office:value-type="float" office:value="166502" calcext:value-type="float">
            <text:p>166502</text:p>
          </table:table-cell>
          <table:table-cell office:value-type="float" office:value="156521" calcext:value-type="float">
            <text:p>156521</text:p>
          </table:table-cell>
        </table:table-row>
        <table:table-row table:style-name="ro1">
          <table:table-cell office:value-type="float" office:value="169262" calcext:value-type="float">
            <text:p>169262</text:p>
          </table:table-cell>
          <table:table-cell office:value-type="float" office:value="157947" calcext:value-type="float">
            <text:p>157947</text:p>
          </table:table-cell>
        </table:table-row>
        <table:table-row table:style-name="ro1">
          <table:table-cell office:value-type="float" office:value="163706" calcext:value-type="float">
            <text:p>163706</text:p>
          </table:table-cell>
          <table:table-cell office:value-type="float" office:value="152977" calcext:value-type="float">
            <text:p>152977</text:p>
          </table:table-cell>
        </table:table-row>
        <table:table-row table:style-name="ro1">
          <table:table-cell office:value-type="float" office:value="163159" calcext:value-type="float">
            <text:p>163159</text:p>
          </table:table-cell>
          <table:table-cell office:value-type="float" office:value="158323" calcext:value-type="float">
            <text:p>158323</text:p>
          </table:table-cell>
        </table:table-row>
        <table:table-row table:style-name="ro1">
          <table:table-cell office:value-type="float" office:value="166055" calcext:value-type="float">
            <text:p>166055</text:p>
          </table:table-cell>
          <table:table-cell office:value-type="float" office:value="162737" calcext:value-type="float">
            <text:p>162737</text:p>
          </table:table-cell>
        </table:table-row>
        <table:table-row table:style-name="ro1">
          <table:table-cell office:value-type="float" office:value="168521" calcext:value-type="float">
            <text:p>168521</text:p>
          </table:table-cell>
          <table:table-cell office:value-type="float" office:value="149560" calcext:value-type="float">
            <text:p>149560</text:p>
          </table:table-cell>
        </table:table-row>
        <table:table-row table:style-name="ro1">
          <table:table-cell office:value-type="float" office:value="167628" calcext:value-type="float">
            <text:p>167628</text:p>
          </table:table-cell>
          <table:table-cell office:value-type="float" office:value="153040" calcext:value-type="float">
            <text:p>153040</text:p>
          </table:table-cell>
        </table:table-row>
        <table:table-row table:style-name="ro1">
          <table:table-cell office:value-type="float" office:value="167717" calcext:value-type="float">
            <text:p>167717</text:p>
          </table:table-cell>
          <table:table-cell office:value-type="float" office:value="149642" calcext:value-type="float">
            <text:p>149642</text:p>
          </table:table-cell>
        </table:table-row>
        <table:table-row table:style-name="ro1">
          <table:table-cell office:value-type="float" office:value="167404" calcext:value-type="float">
            <text:p>167404</text:p>
          </table:table-cell>
          <table:table-cell office:value-type="float" office:value="152635" calcext:value-type="float">
            <text:p>152635</text:p>
          </table:table-cell>
        </table:table-row>
        <table:table-row table:style-name="ro1">
          <table:table-cell office:value-type="float" office:value="168118" calcext:value-type="float">
            <text:p>168118</text:p>
          </table:table-cell>
          <table:table-cell office:value-type="float" office:value="163356" calcext:value-type="float">
            <text:p>163356</text:p>
          </table:table-cell>
        </table:table-row>
        <table:table-row table:style-name="ro1">
          <table:table-cell office:value-type="float" office:value="150721" calcext:value-type="float">
            <text:p>150721</text:p>
          </table:table-cell>
          <table:table-cell office:value-type="float" office:value="156288" calcext:value-type="float">
            <text:p>156288</text:p>
          </table:table-cell>
        </table:table-row>
        <table:table-row table:style-name="ro1">
          <table:table-cell office:value-type="float" office:value="150281" calcext:value-type="float">
            <text:p>150281</text:p>
          </table:table-cell>
          <table:table-cell office:value-type="float" office:value="157298" calcext:value-type="float">
            <text:p>157298</text:p>
          </table:table-cell>
        </table:table-row>
        <table:table-row table:style-name="ro1">
          <table:table-cell office:value-type="float" office:value="148500" calcext:value-type="float">
            <text:p>148500</text:p>
          </table:table-cell>
          <table:table-cell office:value-type="float" office:value="143272" calcext:value-type="float">
            <text:p>143272</text:p>
          </table:table-cell>
        </table:table-row>
        <table:table-row table:style-name="ro1">
          <table:table-cell office:value-type="float" office:value="148344" calcext:value-type="float">
            <text:p>148344</text:p>
          </table:table-cell>
          <table:table-cell office:value-type="float" office:value="146544" calcext:value-type="float">
            <text:p>146544</text:p>
          </table:table-cell>
        </table:table-row>
        <table:table-row table:style-name="ro1">
          <table:table-cell office:value-type="float" office:value="146683" calcext:value-type="float">
            <text:p>146683</text:p>
          </table:table-cell>
          <table:table-cell office:value-type="float" office:value="150983" calcext:value-type="float">
            <text:p>150983</text:p>
          </table:table-cell>
        </table:table-row>
        <table:table-row table:style-name="ro1">
          <table:table-cell office:value-type="float" office:value="149786" calcext:value-type="float">
            <text:p>149786</text:p>
          </table:table-cell>
          <table:table-cell office:value-type="float" office:value="155655" calcext:value-type="float">
            <text:p>155655</text:p>
          </table:table-cell>
        </table:table-row>
        <table:table-row table:style-name="ro1">
          <table:table-cell office:value-type="float" office:value="146786" calcext:value-type="float">
            <text:p>146786</text:p>
          </table:table-cell>
          <table:table-cell office:value-type="float" office:value="149487" calcext:value-type="float">
            <text:p>149487</text:p>
          </table:table-cell>
        </table:table-row>
        <table:table-row table:style-name="ro1">
          <table:table-cell office:value-type="float" office:value="148258" calcext:value-type="float">
            <text:p>148258</text:p>
          </table:table-cell>
          <table:table-cell office:value-type="float" office:value="142980" calcext:value-type="float">
            <text:p>142980</text:p>
          </table:table-cell>
        </table:table-row>
        <table:table-row table:style-name="ro1">
          <table:table-cell office:value-type="float" office:value="148863" calcext:value-type="float">
            <text:p>148863</text:p>
          </table:table-cell>
          <table:table-cell office:value-type="float" office:value="154617" calcext:value-type="float">
            <text:p>154617</text:p>
          </table:table-cell>
        </table:table-row>
        <table:table-row table:style-name="ro1">
          <table:table-cell office:value-type="float" office:value="147667" calcext:value-type="float">
            <text:p>147667</text:p>
          </table:table-cell>
          <table:table-cell office:value-type="float" office:value="146958" calcext:value-type="float">
            <text:p>146958</text:p>
          </table:table-cell>
        </table:table-row>
        <table:table-row table:style-name="ro1">
          <table:table-cell office:value-type="float" office:value="146790" calcext:value-type="float">
            <text:p>146790</text:p>
          </table:table-cell>
          <table:table-cell office:value-type="float" office:value="149147" calcext:value-type="float">
            <text:p>149147</text:p>
          </table:table-cell>
        </table:table-row>
        <table:table-row table:style-name="ro1">
          <table:table-cell/>
          <table:table-cell office:value-type="float" office:value="146489" calcext:value-type="float">
            <text:p>146489</text:p>
          </table:table-cell>
        </table:table-row>
        <table:table-row table:style-name="ro1">
          <table:table-cell/>
          <table:table-cell office:value-type="float" office:value="148316" calcext:value-type="float">
            <text:p>148316</text:p>
          </table:table-cell>
        </table:table-row>
        <table:table-row table:style-name="ro1">
          <table:table-cell/>
          <table:table-cell office:value-type="float" office:value="147177" calcext:value-type="float">
            <text:p>147177</text:p>
          </table:table-cell>
        </table:table-row>
        <table:table-row table:style-name="ro1">
          <table:table-cell/>
          <table:table-cell office:value-type="float" office:value="145300" calcext:value-type="float">
            <text:p>145300</text:p>
          </table:table-cell>
        </table:table-row>
        <table:table-row table:style-name="ro1">
          <table:table-cell/>
          <table:table-cell office:value-type="float" office:value="141723" calcext:value-type="float">
            <text:p>141723</text:p>
          </table:table-cell>
        </table:table-row>
        <table:table-row table:style-name="ro1">
          <table:table-cell/>
          <table:table-cell office:value-type="float" office:value="147372" calcext:value-type="float">
            <text:p>147372</text:p>
          </table:table-cell>
        </table:table-row>
        <table:table-row table:style-name="ro1">
          <table:table-cell/>
          <table:table-cell office:value-type="float" office:value="145166" calcext:value-type="float">
            <text:p>145166</text:p>
          </table:table-cell>
        </table:table-row>
        <table:table-row table:style-name="ro1">
          <table:table-cell/>
          <table:table-cell office:value-type="float" office:value="143983" calcext:value-type="float">
            <text:p>143983</text:p>
          </table:table-cell>
        </table:table-row>
        <table:table-row table:style-name="ro1">
          <table:table-cell/>
          <table:table-cell office:value-type="float" office:value="150475" calcext:value-type="float">
            <text:p>150475</text:p>
          </table:table-cell>
        </table:table-row>
        <table:table-row table:style-name="ro1">
          <table:table-cell/>
          <table:table-cell office:value-type="float" office:value="143715" calcext:value-type="float">
            <text:p>143715</text:p>
          </table:table-cell>
        </table:table-row>
        <table:table-row table:style-name="ro1">
          <table:table-cell/>
          <table:table-cell office:value-type="float" office:value="156998" calcext:value-type="float">
            <text:p>156998</text:p>
          </table:table-cell>
        </table:table-row>
        <table:table-row table:style-name="ro1">
          <table:table-cell/>
          <table:table-cell office:value-type="float" office:value="153499" calcext:value-type="float">
            <text:p>153499</text:p>
          </table:table-cell>
        </table:table-row>
        <table:table-row table:style-name="ro1">
          <table:table-cell/>
          <table:table-cell office:value-type="float" office:value="151603" calcext:value-type="float">
            <text:p>151603</text:p>
          </table:table-cell>
        </table:table-row>
        <table:table-row table:style-name="ro1">
          <table:table-cell/>
          <table:table-cell office:value-type="float" office:value="151781" calcext:value-type="float">
            <text:p>151781</text:p>
          </table:table-cell>
        </table:table-row>
        <table:table-row table:style-name="ro1">
          <table:table-cell/>
          <table:table-cell office:value-type="float" office:value="143997" calcext:value-type="float">
            <text:p>143997</text:p>
          </table:table-cell>
        </table:table-row>
        <table:table-row table:style-name="ro1">
          <table:table-cell/>
          <table:table-cell office:value-type="float" office:value="152445" calcext:value-type="float">
            <text:p>152445</text:p>
          </table:table-cell>
        </table:table-row>
        <table:table-row table:style-name="ro1">
          <table:table-cell/>
          <table:table-cell office:value-type="float" office:value="152706" calcext:value-type="float">
            <text:p>152706</text:p>
          </table:table-cell>
        </table:table-row>
        <table:table-row table:style-name="ro1">
          <table:table-cell/>
          <table:table-cell office:value-type="float" office:value="158802" calcext:value-type="float">
            <text:p>158802</text:p>
          </table:table-cell>
        </table:table-row>
        <table:table-row table:style-name="ro1">
          <table:table-cell/>
          <table:table-cell office:value-type="float" office:value="155328" calcext:value-type="float">
            <text:p>155328</text:p>
          </table:table-cell>
        </table:table-row>
        <table:table-row table:style-name="ro1">
          <table:table-cell/>
          <table:table-cell office:value-type="float" office:value="167392" calcext:value-type="float">
            <text:p>167392</text:p>
          </table:table-cell>
        </table:table-row>
        <table:table-row table:style-name="ro1">
          <table:table-cell/>
          <table:table-cell office:value-type="float" office:value="162941" calcext:value-type="float">
            <text:p>162941</text:p>
          </table:table-cell>
        </table:table-row>
        <table:table-row table:style-name="ro1">
          <table:table-cell/>
          <table:table-cell office:value-type="float" office:value="164124" calcext:value-type="float">
            <text:p>164124</text:p>
          </table:table-cell>
        </table:table-row>
        <table:table-row table:style-name="ro1">
          <table:table-cell/>
          <table:table-cell office:value-type="float" office:value="154799" calcext:value-type="float">
            <text:p>154799</text:p>
          </table:table-cell>
        </table:table-row>
        <table:table-row table:style-name="ro1">
          <table:table-cell/>
          <table:table-cell office:value-type="float" office:value="159721" calcext:value-type="float">
            <text:p>159721</text:p>
          </table:table-cell>
        </table:table-row>
        <table:table-row table:style-name="ro1">
          <table:table-cell/>
          <table:table-cell office:value-type="float" office:value="163660" calcext:value-type="float">
            <text:p>163660</text:p>
          </table:table-cell>
        </table:table-row>
        <table:table-row table:style-name="ro1">
          <table:table-cell/>
          <table:table-cell office:value-type="float" office:value="165823" calcext:value-type="float">
            <text:p>165823</text:p>
          </table:table-cell>
        </table:table-row>
        <table:table-row table:style-name="ro1">
          <table:table-cell/>
          <table:table-cell office:value-type="float" office:value="159722" calcext:value-type="float">
            <text:p>159722</text:p>
          </table:table-cell>
        </table:table-row>
        <table:table-row table:style-name="ro1">
          <table:table-cell/>
          <table:table-cell office:value-type="float" office:value="152786" calcext:value-type="float">
            <text:p>152786</text:p>
          </table:table-cell>
        </table:table-row>
        <table:table-row table:style-name="ro1">
          <table:table-cell/>
          <table:table-cell office:value-type="float" office:value="153267" calcext:value-type="float">
            <text:p>153267</text:p>
          </table:table-cell>
        </table:table-row>
        <table:table-row table:style-name="ro1">
          <table:table-cell/>
          <table:table-cell office:value-type="float" office:value="158846" calcext:value-type="float">
            <text:p>158846</text:p>
          </table:table-cell>
        </table:table-row>
        <table:table-row table:style-name="ro1">
          <table:table-cell/>
          <table:table-cell office:value-type="float" office:value="154766" calcext:value-type="float">
            <text:p>154766</text:p>
          </table:table-cell>
        </table:table-row>
        <table:table-row table:style-name="ro1">
          <table:table-cell/>
          <table:table-cell office:value-type="float" office:value="149825" calcext:value-type="float">
            <text:p>149825</text:p>
          </table:table-cell>
        </table:table-row>
        <table:table-row table:style-name="ro1">
          <table:table-cell/>
          <table:table-cell office:value-type="float" office:value="149147" calcext:value-type="float">
            <text:p>149147</text:p>
          </table:table-cell>
        </table:table-row>
        <table:table-row table:style-name="ro1">
          <table:table-cell/>
          <table:table-cell office:value-type="float" office:value="151757" calcext:value-type="float">
            <text:p>151757</text:p>
          </table:table-cell>
        </table:table-row>
        <table:table-row table:style-name="ro1">
          <table:table-cell/>
          <table:table-cell office:value-type="float" office:value="151857" calcext:value-type="float">
            <text:p>151857</text:p>
          </table:table-cell>
        </table:table-row>
        <table:table-row table:style-name="ro1">
          <table:table-cell/>
          <table:table-cell office:value-type="float" office:value="155926" calcext:value-type="float">
            <text:p>155926</text:p>
          </table:table-cell>
        </table:table-row>
        <table:table-row table:style-name="ro1">
          <table:table-cell/>
          <table:table-cell office:value-type="float" office:value="152215" calcext:value-type="float">
            <text:p>152215</text:p>
          </table:table-cell>
        </table:table-row>
        <table:table-row table:style-name="ro1">
          <table:table-cell/>
          <table:table-cell office:value-type="float" office:value="157079" calcext:value-type="float">
            <text:p>157079</text:p>
          </table:table-cell>
        </table:table-row>
        <table:table-row table:style-name="ro1">
          <table:table-cell/>
          <table:table-cell office:value-type="float" office:value="191176" calcext:value-type="float">
            <text:p>191176</text:p>
          </table:table-cell>
        </table:table-row>
        <table:table-row table:style-name="ro1">
          <table:table-cell/>
          <table:table-cell office:value-type="float" office:value="274400" calcext:value-type="float">
            <text:p>274400</text:p>
          </table:table-cell>
        </table:table-row>
        <table:table-row table:style-name="ro1">
          <table:table-cell/>
          <table:table-cell office:value-type="float" office:value="263502" calcext:value-type="float">
            <text:p>263502</text:p>
          </table:table-cell>
        </table:table-row>
        <table:table-row table:style-name="ro1">
          <table:table-cell/>
          <table:table-cell office:value-type="float" office:value="251738" calcext:value-type="float">
            <text:p>251738</text:p>
          </table:table-cell>
        </table:table-row>
        <table:table-row table:style-name="ro1">
          <table:table-cell/>
          <table:table-cell office:value-type="float" office:value="242474" calcext:value-type="float">
            <text:p>242474</text:p>
          </table:table-cell>
        </table:table-row>
        <table:table-row table:style-name="ro1">
          <table:table-cell/>
          <table:table-cell office:value-type="float" office:value="243407" calcext:value-type="float">
            <text:p>243407</text:p>
          </table:table-cell>
        </table:table-row>
        <table:table-row table:style-name="ro1">
          <table:table-cell/>
          <table:table-cell office:value-type="float" office:value="245629" calcext:value-type="float">
            <text:p>245629</text:p>
          </table:table-cell>
        </table:table-row>
        <table:table-row table:style-name="ro1">
          <table:table-cell/>
          <table:table-cell office:value-type="float" office:value="241131" calcext:value-type="float">
            <text:p>241131</text:p>
          </table:table-cell>
        </table:table-row>
        <table:table-row table:style-name="ro1">
          <table:table-cell/>
          <table:table-cell office:value-type="float" office:value="248682" calcext:value-type="float">
            <text:p>248682</text:p>
          </table:table-cell>
        </table:table-row>
        <table:table-row table:style-name="ro1">
          <table:table-cell/>
          <table:table-cell office:value-type="float" office:value="261581" calcext:value-type="float">
            <text:p>261581</text:p>
          </table:table-cell>
        </table:table-row>
        <table:table-row table:style-name="ro1">
          <table:table-cell/>
          <table:table-cell office:value-type="float" office:value="245637" calcext:value-type="float">
            <text:p>245637</text:p>
          </table:table-cell>
        </table:table-row>
        <table:table-row table:style-name="ro1">
          <table:table-cell/>
          <table:table-cell office:value-type="float" office:value="246760" calcext:value-type="float">
            <text:p>246760</text:p>
          </table:table-cell>
        </table:table-row>
        <table:table-row table:style-name="ro1">
          <table:table-cell/>
          <table:table-cell office:value-type="float" office:value="239095" calcext:value-type="float">
            <text:p>239095</text:p>
          </table:table-cell>
        </table:table-row>
        <table:table-row table:style-name="ro1">
          <table:table-cell/>
          <table:table-cell office:value-type="float" office:value="240530" calcext:value-type="float">
            <text:p>240530</text:p>
          </table:table-cell>
        </table:table-row>
        <table:table-row table:style-name="ro1">
          <table:table-cell/>
          <table:table-cell office:value-type="float" office:value="250819" calcext:value-type="float">
            <text:p>250819</text:p>
          </table:table-cell>
        </table:table-row>
        <table:table-row table:style-name="ro1">
          <table:table-cell/>
          <table:table-cell office:value-type="float" office:value="246315" calcext:value-type="float">
            <text:p>246315</text:p>
          </table:table-cell>
        </table:table-row>
        <table:table-row table:style-name="ro1">
          <table:table-cell/>
          <table:table-cell office:value-type="float" office:value="175393" calcext:value-type="float">
            <text:p>175393</text:p>
          </table:table-cell>
        </table:table-row>
        <table:table-row table:style-name="ro1">
          <table:table-cell/>
          <table:table-cell office:value-type="float" office:value="168737" calcext:value-type="float">
            <text:p>168737</text:p>
          </table:table-cell>
        </table:table-row>
        <table:table-row table:style-name="ro1">
          <table:table-cell/>
          <table:table-cell office:value-type="float" office:value="179803" calcext:value-type="float">
            <text:p>179803</text:p>
          </table:table-cell>
        </table:table-row>
        <table:table-row table:style-name="ro1">
          <table:table-cell/>
          <table:table-cell office:value-type="float" office:value="180500" calcext:value-type="float">
            <text:p>180500</text:p>
          </table:table-cell>
        </table:table-row>
        <table:table-row table:style-name="ro1">
          <table:table-cell/>
          <table:table-cell office:value-type="float" office:value="170982" calcext:value-type="float">
            <text:p>170982</text:p>
          </table:table-cell>
        </table:table-row>
        <table:table-row table:style-name="ro1">
          <table:table-cell/>
          <table:table-cell office:value-type="float" office:value="180322" calcext:value-type="float">
            <text:p>180322</text:p>
          </table:table-cell>
        </table:table-row>
        <table:table-row table:style-name="ro1">
          <table:table-cell/>
          <table:table-cell office:value-type="float" office:value="171981" calcext:value-type="float">
            <text:p>171981</text:p>
          </table:table-cell>
        </table:table-row>
        <table:table-row table:style-name="ro1">
          <table:table-cell/>
          <table:table-cell office:value-type="float" office:value="173893" calcext:value-type="float">
            <text:p>173893</text:p>
          </table:table-cell>
        </table:table-row>
        <table:table-row table:style-name="ro1">
          <table:table-cell/>
          <table:table-cell office:value-type="float" office:value="169017" calcext:value-type="float">
            <text:p>169017</text:p>
          </table:table-cell>
        </table:table-row>
        <table:table-row table:style-name="ro1">
          <table:table-cell/>
          <table:table-cell office:value-type="float" office:value="181362" calcext:value-type="float">
            <text:p>181362</text:p>
          </table:table-cell>
        </table:table-row>
        <table:table-row table:style-name="ro1">
          <table:table-cell/>
          <table:table-cell office:value-type="float" office:value="169844" calcext:value-type="float">
            <text:p>169844</text:p>
          </table:table-cell>
        </table:table-row>
        <table:table-row table:style-name="ro1">
          <table:table-cell/>
          <table:table-cell office:value-type="float" office:value="164944" calcext:value-type="float">
            <text:p>164944</text:p>
          </table:table-cell>
        </table:table-row>
        <table:table-row table:style-name="ro1">
          <table:table-cell/>
          <table:table-cell office:value-type="float" office:value="166782" calcext:value-type="float">
            <text:p>166782</text:p>
          </table:table-cell>
        </table:table-row>
        <table:table-row table:style-name="ro1">
          <table:table-cell/>
          <table:table-cell office:value-type="float" office:value="167238" calcext:value-type="float">
            <text:p>167238</text:p>
          </table:table-cell>
        </table:table-row>
        <table:table-row table:style-name="ro1">
          <table:table-cell/>
          <table:table-cell office:value-type="float" office:value="169296" calcext:value-type="float">
            <text:p>169296</text:p>
          </table:table-cell>
        </table:table-row>
        <table:table-row table:style-name="ro1">
          <table:table-cell/>
          <table:table-cell office:value-type="float" office:value="171668" calcext:value-type="float">
            <text:p>171668</text:p>
          </table:table-cell>
        </table:table-row>
        <table:table-row table:style-name="ro1">
          <table:table-cell/>
          <table:table-cell office:value-type="float" office:value="181531" calcext:value-type="float">
            <text:p>181531</text:p>
          </table:table-cell>
        </table:table-row>
        <table:table-row table:style-name="ro1">
          <table:table-cell/>
          <table:table-cell office:value-type="float" office:value="174290" calcext:value-type="float">
            <text:p>174290</text:p>
          </table:table-cell>
        </table:table-row>
        <table:table-row table:style-name="ro1">
          <table:table-cell/>
          <table:table-cell office:value-type="float" office:value="166541" calcext:value-type="float">
            <text:p>166541</text:p>
          </table:table-cell>
        </table:table-row>
        <table:table-row table:style-name="ro1">
          <table:table-cell/>
          <table:table-cell office:value-type="float" office:value="165458" calcext:value-type="float">
            <text:p>165458</text:p>
          </table:table-cell>
        </table:table-row>
        <table:table-row table:style-name="ro1">
          <table:table-cell/>
          <table:table-cell office:value-type="float" office:value="168557" calcext:value-type="float">
            <text:p>168557</text:p>
          </table:table-cell>
        </table:table-row>
        <table:table-row table:style-name="ro1">
          <table:table-cell/>
          <table:table-cell office:value-type="float" office:value="163307" calcext:value-type="float">
            <text:p>163307</text:p>
          </table:table-cell>
        </table:table-row>
        <table:table-row table:style-name="ro1">
          <table:table-cell/>
          <table:table-cell office:value-type="float" office:value="159298" calcext:value-type="float">
            <text:p>159298</text:p>
          </table:table-cell>
        </table:table-row>
        <table:table-row table:style-name="ro1">
          <table:table-cell/>
          <table:table-cell office:value-type="float" office:value="160585" calcext:value-type="float">
            <text:p>160585</text:p>
          </table:table-cell>
        </table:table-row>
        <table:table-row table:style-name="ro1">
          <table:table-cell/>
          <table:table-cell office:value-type="float" office:value="150422" calcext:value-type="float">
            <text:p>150422</text:p>
          </table:table-cell>
        </table:table-row>
        <table:table-row table:style-name="ro1">
          <table:table-cell/>
          <table:table-cell office:value-type="float" office:value="153903" calcext:value-type="float">
            <text:p>153903</text:p>
          </table:table-cell>
        </table:table-row>
        <table:table-row table:style-name="ro1">
          <table:table-cell/>
          <table:table-cell office:value-type="float" office:value="157213" calcext:value-type="float">
            <text:p>157213</text:p>
          </table:table-cell>
        </table:table-row>
        <table:table-row table:style-name="ro1">
          <table:table-cell/>
          <table:table-cell office:value-type="float" office:value="165951" calcext:value-type="float">
            <text:p>165951</text:p>
          </table:table-cell>
        </table:table-row>
        <table:table-row table:style-name="ro1">
          <table:table-cell/>
          <table:table-cell office:value-type="float" office:value="159950" calcext:value-type="float">
            <text:p>159950</text:p>
          </table:table-cell>
        </table:table-row>
        <table:table-row table:style-name="ro1">
          <table:table-cell/>
          <table:table-cell office:value-type="float" office:value="155374" calcext:value-type="float">
            <text:p>155374</text:p>
          </table:table-cell>
        </table:table-row>
        <table:table-row table:style-name="ro1">
          <table:table-cell/>
          <table:table-cell office:value-type="float" office:value="166391" calcext:value-type="float">
            <text:p>166391</text:p>
          </table:table-cell>
        </table:table-row>
        <table:table-row table:style-name="ro1">
          <table:table-cell/>
          <table:table-cell office:value-type="float" office:value="156896" calcext:value-type="float">
            <text:p>156896</text:p>
          </table:table-cell>
        </table:table-row>
        <table:table-row table:style-name="ro1">
          <table:table-cell/>
          <table:table-cell office:value-type="float" office:value="154387" calcext:value-type="float">
            <text:p>154387</text:p>
          </table:table-cell>
        </table:table-row>
        <table:table-row table:style-name="ro1">
          <table:table-cell/>
          <table:table-cell office:value-type="float" office:value="154595" calcext:value-type="float">
            <text:p>154595</text:p>
          </table:table-cell>
        </table:table-row>
        <table:table-row table:style-name="ro1">
          <table:table-cell/>
          <table:table-cell office:value-type="float" office:value="154922" calcext:value-type="float">
            <text:p>154922</text:p>
          </table:table-cell>
        </table:table-row>
        <table:table-row table:style-name="ro1">
          <table:table-cell/>
          <table:table-cell office:value-type="float" office:value="156047" calcext:value-type="float">
            <text:p>156047</text:p>
          </table:table-cell>
        </table:table-row>
        <table:table-row table:style-name="ro1">
          <table:table-cell/>
          <table:table-cell office:value-type="float" office:value="151845" calcext:value-type="float">
            <text:p>151845</text:p>
          </table:table-cell>
        </table:table-row>
        <table:table-row table:style-name="ro1">
          <table:table-cell/>
          <table:table-cell office:value-type="float" office:value="152775" calcext:value-type="float">
            <text:p>152775</text:p>
          </table:table-cell>
        </table:table-row>
        <table:table-row table:style-name="ro1">
          <table:table-cell/>
          <table:table-cell office:value-type="float" office:value="161379" calcext:value-type="float">
            <text:p>161379</text:p>
          </table:table-cell>
        </table:table-row>
        <table:table-row table:style-name="ro1">
          <table:table-cell/>
          <table:table-cell office:value-type="float" office:value="147772" calcext:value-type="float">
            <text:p>147772</text:p>
          </table:table-cell>
        </table:table-row>
        <table:table-row table:style-name="ro1">
          <table:table-cell/>
          <table:table-cell office:value-type="float" office:value="154861" calcext:value-type="float">
            <text:p>154861</text:p>
          </table:table-cell>
        </table:table-row>
        <table:table-row table:style-name="ro1">
          <table:table-cell/>
          <table:table-cell office:value-type="float" office:value="152496" calcext:value-type="float">
            <text:p>152496</text:p>
          </table:table-cell>
        </table:table-row>
        <table:table-row table:style-name="ro1">
          <table:table-cell/>
          <table:table-cell office:value-type="float" office:value="148253" calcext:value-type="float">
            <text:p>148253</text:p>
          </table:table-cell>
        </table:table-row>
        <table:table-row table:style-name="ro1">
          <table:table-cell/>
          <table:table-cell office:value-type="float" office:value="155109" calcext:value-type="float">
            <text:p>155109</text:p>
          </table:table-cell>
        </table:table-row>
        <table:table-row table:style-name="ro1">
          <table:table-cell/>
          <table:table-cell office:value-type="float" office:value="151420" calcext:value-type="float">
            <text:p>151420</text:p>
          </table:table-cell>
        </table:table-row>
        <table:table-row table:style-name="ro1">
          <table:table-cell/>
          <table:table-cell office:value-type="float" office:value="148829" calcext:value-type="float">
            <text:p>148829</text:p>
          </table:table-cell>
        </table:table-row>
        <table:table-row table:style-name="ro1">
          <table:table-cell/>
          <table:table-cell office:value-type="float" office:value="131431" calcext:value-type="float">
            <text:p>131431</text:p>
          </table:table-cell>
        </table:table-row>
        <table:table-row table:style-name="ro1">
          <table:table-cell/>
          <table:table-cell office:value-type="float" office:value="140484" calcext:value-type="float">
            <text:p>140484</text:p>
          </table:table-cell>
        </table:table-row>
        <table:table-row table:style-name="ro1">
          <table:table-cell/>
          <table:table-cell office:value-type="float" office:value="136076" calcext:value-type="float">
            <text:p>136076</text:p>
          </table:table-cell>
        </table:table-row>
        <table:table-row table:style-name="ro1">
          <table:table-cell/>
          <table:table-cell office:value-type="float" office:value="131166" calcext:value-type="float">
            <text:p>131166</text:p>
          </table:table-cell>
        </table:table-row>
        <table:table-row table:style-name="ro1">
          <table:table-cell/>
          <table:table-cell office:value-type="float" office:value="136832" calcext:value-type="float">
            <text:p>1368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4:52:16.862911306</meta:creation-date>
    <dc:date>2018-05-08T15:00:21.831743459</dc:date>
    <meta:editing-duration>PT8M8S</meta:editing-duration>
    <meta:editing-cycles>1</meta:editing-cycles>
    <meta:document-statistic meta:table-count="1" meta:cell-count="3071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42cm" svg:height="8.994cm" xlink:href=".." xlink:type="simple" chart:class="chart:scatter" chart:style-name="ch1">
        <chart:legend chart:legend-position="end" svg:x="36.183cm" svg:y="4.198cm" style:legend-expansion="high" chart:style-name="ch2"/>
        <chart:plot-area chart:style-name="ch3" table:cell-range-address="Sheet1.A1:Sheet1.A1483" svg:x="0.768cm" svg:y="0.179cm" svg:width="34.647cm" svg:height="8.636cm">
          <chartooo:coordinate-region svg:x="2.13cm" svg:y="0.378cm" svg:width="32.913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483" chart:class="chart:scatter">
            <chart:data-point chart:repeated="14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2650">
                <text:p>172650</text:p>
                <draw:g>
                  <svg:desc>Sheet1.A1:Sheet1.A14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017">
                <text:p>126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865">
                <text:p>1148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1790">
                <text:p>1217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392">
                <text:p>107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9121">
                <text:p>1291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912">
                <text:p>1079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550">
                <text:p>1025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425">
                <text:p>994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227">
                <text:p>972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5094">
                <text:p>1350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567">
                <text:p>905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203">
                <text:p>105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808">
                <text:p>1028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635">
                <text:p>936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007">
                <text:p>1150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7027">
                <text:p>1070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6216">
                <text:p>1262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4168">
                <text:p>104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881">
                <text:p>1108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288">
                <text:p>1152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9770">
                <text:p>1097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406">
                <text:p>994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9031">
                <text:p>1090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797">
                <text:p>1017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781">
                <text:p>987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9085">
                <text:p>1290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881">
                <text:p>998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1834">
                <text:p>1018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1565">
                <text:p>1115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2828">
                <text:p>1328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5389">
                <text:p>1453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6646">
                <text:p>1966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7607">
                <text:p>1276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9216">
                <text:p>1392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695">
                <text:p>996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2762">
                <text:p>1127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5330">
                <text:p>1053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9840">
                <text:p>1098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2951">
                <text:p>1229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5314">
                <text:p>1253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1357">
                <text:p>1213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9169">
                <text:p>1191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8392">
                <text:p>1083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5810">
                <text:p>1158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995">
                <text:p>1039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9118">
                <text:p>1091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3316">
                <text:p>1033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432">
                <text:p>974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9809">
                <text:p>1198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6408">
                <text:p>1064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936">
                <text:p>104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1133">
                <text:p>1111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8582">
                <text:p>885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7609">
                <text:p>1276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979">
                <text:p>1109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7149">
                <text:p>1271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1160">
                <text:p>1111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8853">
                <text:p>1088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9652">
                <text:p>1096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936">
                <text:p>1209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3116">
                <text:p>1031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8160">
                <text:p>11816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5510">
                <text:p>1155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5957">
                <text:p>1159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7376">
                <text:p>1173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9901">
                <text:p>1199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888">
                <text:p>928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9351">
                <text:p>1093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5210">
                <text:p>1052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4387">
                <text:p>1143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5060">
                <text:p>950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3384">
                <text:p>1133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4231">
                <text:p>1042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9653">
                <text:p>1196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461">
                <text:p>914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3239">
                <text:p>1132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9039">
                <text:p>1090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5201">
                <text:p>1052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8701">
                <text:p>1187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6616">
                <text:p>1066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0199">
                <text:p>1101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9577">
                <text:p>995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5314">
                <text:p>1153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0914">
                <text:p>1109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0799">
                <text:p>1107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4393">
                <text:p>1143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964">
                <text:p>999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5827">
                <text:p>1058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6309">
                <text:p>1163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415">
                <text:p>1004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9381">
                <text:p>1193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3519">
                <text:p>1035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1123">
                <text:p>1211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4983">
                <text:p>1149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3095">
                <text:p>1330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519">
                <text:p>1015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210">
                <text:p>1092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1753">
                <text:p>1117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3004">
                <text:p>1030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3249">
                <text:p>1132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7051">
                <text:p>970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1690">
                <text:p>10169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5591">
                <text:p>955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8203">
                <text:p>1182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791">
                <text:p>1087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2572">
                <text:p>1125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3195">
                <text:p>1131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7919">
                <text:p>1179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6878">
                <text:p>1068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778">
                <text:p>1107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7402">
                <text:p>1074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2926">
                <text:p>929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9691">
                <text:p>1096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9127">
                <text:p>991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6134">
                <text:p>1061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740">
                <text:p>1197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704">
                <text:p>1007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5622">
                <text:p>1056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5772">
                <text:p>1057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929">
                <text:p>1219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7634">
                <text:p>1176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4462">
                <text:p>1144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9134">
                <text:p>991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195">
                <text:p>1251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2876">
                <text:p>1128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7748">
                <text:p>1177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3276">
                <text:p>1232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982">
                <text:p>1009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516">
                <text:p>1005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4647">
                <text:p>1146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0291">
                <text:p>1102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0459">
                <text:p>904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3340">
                <text:p>11334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449">
                <text:p>112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3310">
                <text:p>12331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1346">
                <text:p>1213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3527">
                <text:p>1035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8735">
                <text:p>887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7002">
                <text:p>1170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3347">
                <text:p>1033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9356">
                <text:p>1193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0635">
                <text:p>1406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1946">
                <text:p>1119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7788">
                <text:p>1077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966">
                <text:p>909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7745">
                <text:p>1177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5838">
                <text:p>958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7136">
                <text:p>1271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1257">
                <text:p>1212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9859">
                <text:p>1298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5117">
                <text:p>1151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1262">
                <text:p>1112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6223">
                <text:p>1162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4374">
                <text:p>1143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3181">
                <text:p>1131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1686">
                <text:p>1216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1488">
                <text:p>1214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6168">
                <text:p>1261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9374">
                <text:p>1193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4553">
                <text:p>1145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3078">
                <text:p>1030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6085">
                <text:p>1160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9243">
                <text:p>992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5248">
                <text:p>1052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4048">
                <text:p>1340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0070">
                <text:p>13007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3006">
                <text:p>1230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3883">
                <text:p>1238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2291">
                <text:p>1222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1288">
                <text:p>1212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7958">
                <text:p>1179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2189">
                <text:p>1121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2592">
                <text:p>1025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7498">
                <text:p>1174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6535">
                <text:p>965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4662">
                <text:p>1246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9363">
                <text:p>993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5896">
                <text:p>1058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5119">
                <text:p>951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9940">
                <text:p>11994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5932">
                <text:p>1059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7660">
                <text:p>12766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0084">
                <text:p>1100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4982">
                <text:p>1149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7595">
                <text:p>1175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0469">
                <text:p>1104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1185">
                <text:p>1211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7871">
                <text:p>1078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6261">
                <text:p>1262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2062">
                <text:p>1120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3697">
                <text:p>1236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8866">
                <text:p>1088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8446">
                <text:p>1084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6179">
                <text:p>961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8998">
                <text:p>989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5145">
                <text:p>1151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153">
                <text:p>991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5133">
                <text:p>1151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1958">
                <text:p>1119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3422">
                <text:p>1234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3332">
                <text:p>1133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9890">
                <text:p>10989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5532">
                <text:p>1055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8876">
                <text:p>1088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9869">
                <text:p>1098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4430">
                <text:p>10443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8182">
                <text:p>1081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6234">
                <text:p>1362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1835">
                <text:p>1018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2844">
                <text:p>1128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6188">
                <text:p>1161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3302">
                <text:p>1233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5554">
                <text:p>1155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9176">
                <text:p>1191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0305">
                <text:p>1303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5042">
                <text:p>1050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5017">
                <text:p>950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8364">
                <text:p>1083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1681">
                <text:p>1216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3665">
                <text:p>1036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5302">
                <text:p>953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4426">
                <text:p>1144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4546">
                <text:p>1145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9120">
                <text:p>11912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1604">
                <text:p>1016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5885">
                <text:p>958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9975">
                <text:p>999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7068">
                <text:p>970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7635">
                <text:p>1076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7681">
                <text:p>976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4773">
                <text:p>947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2060">
                <text:p>11206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4206">
                <text:p>942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7541">
                <text:p>1275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2285">
                <text:p>922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0597">
                <text:p>1105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3042">
                <text:p>1230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7294">
                <text:p>1072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3506">
                <text:p>1035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3940">
                <text:p>10394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7578">
                <text:p>1075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5818">
                <text:p>958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2755">
                <text:p>1127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1202">
                <text:p>1012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9922">
                <text:p>1099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8828">
                <text:p>988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6507">
                <text:p>1265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7159">
                <text:p>1171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8248">
                <text:p>1082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4740">
                <text:p>9474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1752">
                <text:p>11175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3332">
                <text:p>1333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8988">
                <text:p>1089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1826">
                <text:p>1218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3138">
                <text:p>1131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2525">
                <text:p>1225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0430">
                <text:p>11043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2199">
                <text:p>921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5160">
                <text:p>11516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8233">
                <text:p>1082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7830">
                <text:p>10783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0884">
                <text:p>1208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1334">
                <text:p>1113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2314">
                <text:p>1123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9591">
                <text:p>1195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8499">
                <text:p>12849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0529">
                <text:p>1205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2039">
                <text:p>1020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1531">
                <text:p>12153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9609">
                <text:p>10960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2721">
                <text:p>1127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7784">
                <text:p>1077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8147">
                <text:p>981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1017">
                <text:p>1210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3896">
                <text:p>11389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5740">
                <text:p>11574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7413">
                <text:p>1074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3660">
                <text:p>10366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9249">
                <text:p>992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5749">
                <text:p>9574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7661">
                <text:p>9766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5423">
                <text:p>10542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4534">
                <text:p>1145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9480">
                <text:p>9948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2652">
                <text:p>926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1165">
                <text:p>1111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4310">
                <text:p>12431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8455">
                <text:p>984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1096">
                <text:p>1310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6448">
                <text:p>1164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7630">
                <text:p>10763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2685">
                <text:p>12268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0742">
                <text:p>1307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5312">
                <text:p>1353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0307">
                <text:p>1203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9834">
                <text:p>1198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8520">
                <text:p>10852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5100">
                <text:p>1051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1046">
                <text:p>1310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0980">
                <text:p>10098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1689">
                <text:p>12168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5491">
                <text:p>1254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9596">
                <text:p>1295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3623">
                <text:p>12362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2410">
                <text:p>13241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5132">
                <text:p>1251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7926">
                <text:p>1179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6080">
                <text:p>12608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3862">
                <text:p>1238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2504">
                <text:p>1225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9673">
                <text:p>12967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5497">
                <text:p>1054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3683">
                <text:p>1336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5508">
                <text:p>10550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7304">
                <text:p>1273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3122">
                <text:p>12312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1439">
                <text:p>11143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9217">
                <text:p>9921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5148">
                <text:p>1151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5111">
                <text:p>1351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7757">
                <text:p>9775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3885">
                <text:p>11388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1884">
                <text:p>11188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0107">
                <text:p>12010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1179">
                <text:p>11117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8393">
                <text:p>1183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4829">
                <text:p>1048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7953">
                <text:p>1079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9564">
                <text:p>995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5023">
                <text:p>10502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7129">
                <text:p>10712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5090">
                <text:p>9509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9304">
                <text:p>10930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9438">
                <text:p>1194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6186">
                <text:p>961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5978">
                <text:p>11597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9070">
                <text:p>9907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5892">
                <text:p>10589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7157">
                <text:p>971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5171">
                <text:p>13517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8463">
                <text:p>1084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8813">
                <text:p>988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1740">
                <text:p>11174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5852">
                <text:p>12585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3320">
                <text:p>10332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2587">
                <text:p>10258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0704">
                <text:p>10070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6755">
                <text:p>12675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2945">
                <text:p>1229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5634">
                <text:p>1356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23611">
                <text:p>1236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9770">
                <text:p>11977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0246">
                <text:p>13024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5028">
                <text:p>12502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20838">
                <text:p>12083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2265">
                <text:p>11226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8779">
                <text:p>11877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5630">
                <text:p>12563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3744">
                <text:p>1237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5087">
                <text:p>13508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9619">
                <text:p>1196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7037">
                <text:p>10703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2014">
                <text:p>1220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5081">
                <text:p>13508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3112">
                <text:p>1231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5175">
                <text:p>1151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2077">
                <text:p>1020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4632">
                <text:p>12463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30835">
                <text:p>13083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3744">
                <text:p>11374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4576">
                <text:p>14457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5506">
                <text:p>12550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8012">
                <text:p>1180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9302">
                <text:p>11930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6913">
                <text:p>1569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2293">
                <text:p>20229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5033">
                <text:p>1950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9860">
                <text:p>18986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6172">
                <text:p>17617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1453">
                <text:p>19145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2614">
                <text:p>2126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74871">
                <text:p>17487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8579">
                <text:p>1985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9406">
                <text:p>20940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9829">
                <text:p>20982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1208">
                <text:p>19120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0550">
                <text:p>16055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9846">
                <text:p>1998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0744">
                <text:p>19074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80639">
                <text:p>18063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13159">
                <text:p>2131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01960">
                <text:p>20196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11619">
                <text:p>2116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9994">
                <text:p>13999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0789">
                <text:p>14078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6863">
                <text:p>12686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5220">
                <text:p>12522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2665">
                <text:p>11266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3673">
                <text:p>16367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7829">
                <text:p>13782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2734">
                <text:p>12273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2189">
                <text:p>1121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4922">
                <text:p>14492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9740">
                <text:p>12974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0677">
                <text:p>1606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8758">
                <text:p>11875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8843">
                <text:p>11884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6654">
                <text:p>13665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5845">
                <text:p>958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6885">
                <text:p>14688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3793">
                <text:p>1037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3093">
                <text:p>10309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4464">
                <text:p>9446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5183">
                <text:p>11518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5514">
                <text:p>955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25229">
                <text:p>12522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22844">
                <text:p>12284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4435">
                <text:p>9443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8943">
                <text:p>10894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9184">
                <text:p>1391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9396">
                <text:p>11939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7940">
                <text:p>10794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6662">
                <text:p>10666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7928">
                <text:p>15792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0885">
                <text:p>14088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7399">
                <text:p>14739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9836">
                <text:p>13983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7284">
                <text:p>1472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9758">
                <text:p>15975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6077">
                <text:p>14607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6785">
                <text:p>1567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8975">
                <text:p>1489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4543">
                <text:p>14454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4964">
                <text:p>14496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2290">
                <text:p>15229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4802">
                <text:p>15480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5004">
                <text:p>1450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7093">
                <text:p>16709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2100">
                <text:p>1421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2071">
                <text:p>14207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1008">
                <text:p>15100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7600">
                <text:p>1476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2485">
                <text:p>14248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9776">
                <text:p>14977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5820">
                <text:p>14582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0851">
                <text:p>16085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65143">
                <text:p>16514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6763">
                <text:p>1467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3388">
                <text:p>15338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2134">
                <text:p>15213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2065">
                <text:p>15206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4731">
                <text:p>15473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3983">
                <text:p>15398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3583">
                <text:p>14358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2882">
                <text:p>14288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4134">
                <text:p>15413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8884">
                <text:p>1588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4166">
                <text:p>15416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3141">
                <text:p>14314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5198">
                <text:p>14519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2963">
                <text:p>1529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2531">
                <text:p>1525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5188">
                <text:p>15518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5978">
                <text:p>15597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4106">
                <text:p>15410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60097">
                <text:p>16009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65226">
                <text:p>16522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4624">
                <text:p>15462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1988">
                <text:p>15198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3091">
                <text:p>1430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9974">
                <text:p>14997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6130">
                <text:p>14613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9473">
                <text:p>14947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3000">
                <text:p>1430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9915">
                <text:p>14991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5655">
                <text:p>1456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1571">
                <text:p>16157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9970">
                <text:p>14997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7244">
                <text:p>15724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9947">
                <text:p>14994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4278">
                <text:p>15427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8020">
                <text:p>14802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9702">
                <text:p>14970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5479">
                <text:p>14547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3031">
                <text:p>15303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7732">
                <text:p>1477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9049">
                <text:p>1490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1595">
                <text:p>15159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6370">
                <text:p>14637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4832">
                <text:p>14483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8713">
                <text:p>14871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5163">
                <text:p>15516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9467">
                <text:p>15946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7767">
                <text:p>15776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5617">
                <text:p>14561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8959">
                <text:p>14895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4584">
                <text:p>15458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1583">
                <text:p>15158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6022">
                <text:p>15602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6923">
                <text:p>14692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54835">
                <text:p>15483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8657">
                <text:p>16865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4709">
                <text:p>14470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7288">
                <text:p>14728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7506">
                <text:p>1675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9937">
                <text:p>16993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0352">
                <text:p>16035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1230">
                <text:p>16123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4443">
                <text:p>16444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8372">
                <text:p>14837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7053">
                <text:p>15705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8539">
                <text:p>14853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8839">
                <text:p>14883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9064">
                <text:p>14906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1703">
                <text:p>15170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6692">
                <text:p>14669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4485">
                <text:p>15448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7320">
                <text:p>15732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2606">
                <text:p>15260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1264">
                <text:p>16126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6531">
                <text:p>15653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4581">
                <text:p>17458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7202">
                <text:p>14720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4784">
                <text:p>15478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9318">
                <text:p>14931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47880">
                <text:p>14788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1791">
                <text:p>14179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9621">
                <text:p>14962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5150">
                <text:p>16515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2219">
                <text:p>15221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2964">
                <text:p>15296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51047">
                <text:p>15104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53547">
                <text:p>15354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47267">
                <text:p>14726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54994">
                <text:p>15499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61793">
                <text:p>16179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47390">
                <text:p>14739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4219">
                <text:p>16421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69193">
                <text:p>16919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51641">
                <text:p>1516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50278">
                <text:p>15027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50484">
                <text:p>15048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8069">
                <text:p>16806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54477">
                <text:p>15447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4293">
                <text:p>15429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50457">
                <text:p>15045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4598">
                <text:p>15459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4819">
                <text:p>15481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8886">
                <text:p>14888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52345">
                <text:p>15234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51340">
                <text:p>15134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1278">
                <text:p>15127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54091">
                <text:p>15409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5516">
                <text:p>14551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4174">
                <text:p>14417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0767">
                <text:p>16076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0230">
                <text:p>16023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66024">
                <text:p>16602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56041">
                <text:p>15604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51095">
                <text:p>15109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0106">
                <text:p>15010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0385">
                <text:p>15038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9456">
                <text:p>15945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56309">
                <text:p>15630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50556">
                <text:p>15055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66022">
                <text:p>16602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9152">
                <text:p>14915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4320">
                <text:p>15432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60072">
                <text:p>16007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70287">
                <text:p>17028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6232">
                <text:p>15623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8184">
                <text:p>14818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9188">
                <text:p>14918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8406">
                <text:p>14840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0254">
                <text:p>15025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5984">
                <text:p>14598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9902">
                <text:p>14990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55953">
                <text:p>15595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55660">
                <text:p>15566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57034">
                <text:p>15703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0337">
                <text:p>16033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0491">
                <text:p>15049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4183">
                <text:p>15418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54016">
                <text:p>15401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59090">
                <text:p>15909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8849">
                <text:p>14884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2156">
                <text:p>1521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50438">
                <text:p>15043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0891">
                <text:p>15089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6934">
                <text:p>14693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60391">
                <text:p>16039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53438">
                <text:p>15343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8713">
                <text:p>15871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7975">
                <text:p>1479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8657">
                <text:p>14865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1579">
                <text:p>15157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7246">
                <text:p>15724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1756">
                <text:p>15175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75267">
                <text:p>17526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53155">
                <text:p>15315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8182">
                <text:p>14818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67176">
                <text:p>16717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70638">
                <text:p>17063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0929">
                <text:p>15092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53062">
                <text:p>15306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9853">
                <text:p>15985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62896">
                <text:p>16289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0378">
                <text:p>15037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6284">
                <text:p>15628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8063">
                <text:p>14806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44907">
                <text:p>14490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3611">
                <text:p>1436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53208">
                <text:p>15320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74979">
                <text:p>17497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56870">
                <text:p>15687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5972">
                <text:p>15597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72284">
                <text:p>17228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69507">
                <text:p>16950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79919">
                <text:p>17991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61458">
                <text:p>16145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60093">
                <text:p>16009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53296">
                <text:p>15329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60646">
                <text:p>16064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60669">
                <text:p>16066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59691">
                <text:p>15969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69491">
                <text:p>16949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58198">
                <text:p>15819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4429">
                <text:p>15442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8469">
                <text:p>15846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63701">
                <text:p>16370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64038">
                <text:p>16403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61885">
                <text:p>16188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65356">
                <text:p>16535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54784">
                <text:p>15478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58560">
                <text:p>15856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60952">
                <text:p>16095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50094">
                <text:p>15009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9065">
                <text:p>14906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9725">
                <text:p>1597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50886">
                <text:p>15088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9782">
                <text:p>14978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9896">
                <text:p>14989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61517">
                <text:p>16151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6818">
                <text:p>15681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60134">
                <text:p>16013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64522">
                <text:p>16452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4555">
                <text:p>15455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0409">
                <text:p>15040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67745">
                <text:p>16774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6905">
                <text:p>14690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8551">
                <text:p>15855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5350">
                <text:p>14535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51382">
                <text:p>15138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8732">
                <text:p>15873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52963">
                <text:p>15296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7783">
                <text:p>14778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57006">
                <text:p>15700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4484">
                <text:p>14448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9932">
                <text:p>14993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57966">
                <text:p>15796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3548">
                <text:p>15354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59903">
                <text:p>15990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53180">
                <text:p>15318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56219">
                <text:p>15621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50528">
                <text:p>15052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60733">
                <text:p>16073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75154">
                <text:p>17515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9159">
                <text:p>15915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61207">
                <text:p>16120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59323">
                <text:p>15932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56374">
                <text:p>15637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72470">
                <text:p>17247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61778">
                <text:p>16177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61753">
                <text:p>16175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54030">
                <text:p>15403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57368">
                <text:p>15736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59474">
                <text:p>15947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63784">
                <text:p>16378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59206">
                <text:p>15920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55196">
                <text:p>15519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6928">
                <text:p>15692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56510">
                <text:p>15651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7971">
                <text:p>15797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56702">
                <text:p>15670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50207">
                <text:p>15020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1061">
                <text:p>15106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56467">
                <text:p>15646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51954">
                <text:p>15195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3370">
                <text:p>15337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6554">
                <text:p>14655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0664">
                <text:p>15066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5293">
                <text:p>14529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7210">
                <text:p>14721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4769">
                <text:p>14476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6911">
                <text:p>14691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9574">
                <text:p>14957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0363">
                <text:p>15036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3849">
                <text:p>14384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4192">
                <text:p>14419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1174">
                <text:p>15117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2591">
                <text:p>15259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1177">
                <text:p>15117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5733">
                <text:p>14573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1723">
                <text:p>15172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5927">
                <text:p>14592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2359">
                <text:p>15235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7156">
                <text:p>14715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4020">
                <text:p>15402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60171">
                <text:p>16017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3928">
                <text:p>15392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9391">
                <text:p>15939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66844">
                <text:p>16684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66205">
                <text:p>16620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63570">
                <text:p>16357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61760">
                <text:p>16176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60821">
                <text:p>16082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76040">
                <text:p>17604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5544">
                <text:p>17554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8366">
                <text:p>15836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61951">
                <text:p>16195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76264">
                <text:p>17626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63819">
                <text:p>16381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72857">
                <text:p>17285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67773">
                <text:p>16777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67179">
                <text:p>16717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65176">
                <text:p>16517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73197">
                <text:p>17319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74659">
                <text:p>17465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61378">
                <text:p>16137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4969">
                <text:p>15496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7476">
                <text:p>15747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64591">
                <text:p>16459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38725">
                <text:p>2387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88591">
                <text:p>28859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80076">
                <text:p>28007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03315">
                <text:p>30331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73893">
                <text:p>27389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57937">
                <text:p>25793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51655">
                <text:p>25165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53784">
                <text:p>25378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97711">
                <text:p>29771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45141">
                <text:p>24514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50931">
                <text:p>25093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10404">
                <text:p>21040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11833">
                <text:p>11183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00353">
                <text:p>10035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7129">
                <text:p>8712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08072">
                <text:p>10807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31176">
                <text:p>13117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11409">
                <text:p>11140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12116">
                <text:p>11211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11425">
                <text:p>11142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1514">
                <text:p>11151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2012">
                <text:p>9201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11473">
                <text:p>11147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07237">
                <text:p>10723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23353">
                <text:p>12335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8937">
                <text:p>10893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14238">
                <text:p>11423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8074">
                <text:p>9807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2000">
                <text:p>9200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06441">
                <text:p>10644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07923">
                <text:p>10792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11407">
                <text:p>11140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4804">
                <text:p>9480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7146">
                <text:p>12714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22218">
                <text:p>12221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17965">
                <text:p>11796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8250">
                <text:p>9825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11145">
                <text:p>11114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4096">
                <text:p>9409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7201">
                <text:p>10720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19392">
                <text:p>11939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09539">
                <text:p>10953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04734">
                <text:p>10473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32291">
                <text:p>13229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9393">
                <text:p>10939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06550">
                <text:p>10655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20821">
                <text:p>12082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11464">
                <text:p>11146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2633">
                <text:p>10263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1784">
                <text:p>9178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07307">
                <text:p>10730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2661">
                <text:p>9266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27140">
                <text:p>12714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24010">
                <text:p>12401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04670">
                <text:p>10467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24461">
                <text:p>12446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23192">
                <text:p>12319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1329">
                <text:p>11132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3219">
                <text:p>10321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15192">
                <text:p>11519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3243">
                <text:p>10324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0172">
                <text:p>10017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11947">
                <text:p>11194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7025">
                <text:p>12702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27255">
                <text:p>12725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8722">
                <text:p>9872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12121">
                <text:p>11212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19052">
                <text:p>11905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26388">
                <text:p>12638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02468">
                <text:p>10246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6502">
                <text:p>9650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9147">
                <text:p>9914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27175">
                <text:p>12717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20281">
                <text:p>12028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21683">
                <text:p>12168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9645">
                <text:p>9964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21324">
                <text:p>12132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22526">
                <text:p>12252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11109">
                <text:p>11110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27617">
                <text:p>12761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6854">
                <text:p>9685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7149">
                <text:p>10714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21716">
                <text:p>12171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7402">
                <text:p>10740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03025">
                <text:p>10302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28801">
                <text:p>12880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25060">
                <text:p>12506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51379">
                <text:p>15137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74930">
                <text:p>17493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7309">
                <text:p>10730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18899">
                <text:p>11889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23654">
                <text:p>12365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09866">
                <text:p>10986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03471">
                <text:p>10347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7974">
                <text:p>10797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15120">
                <text:p>11512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18989">
                <text:p>11898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12479">
                <text:p>11247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23371">
                <text:p>12337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4357">
                <text:p>9435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11494">
                <text:p>11149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16261">
                <text:p>11626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12188">
                <text:p>11218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13641">
                <text:p>11364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6466">
                <text:p>10646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3569">
                <text:p>9356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28998">
                <text:p>12899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10764">
                <text:p>11076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3246">
                <text:p>10324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7140">
                <text:p>10714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3290">
                <text:p>10329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04399">
                <text:p>10439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5740">
                <text:p>11574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23398">
                <text:p>12339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08207">
                <text:p>10820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06294">
                <text:p>10629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07198">
                <text:p>10719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19555">
                <text:p>11955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16870">
                <text:p>11687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16334">
                <text:p>11633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25518">
                <text:p>12551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19144">
                <text:p>11914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10462">
                <text:p>11046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11341">
                <text:p>11134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08428">
                <text:p>10842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7400">
                <text:p>10740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0901">
                <text:p>9090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10183">
                <text:p>11018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5026">
                <text:p>10502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5338">
                <text:p>9533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15263">
                <text:p>11526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59667">
                <text:p>15966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13049">
                <text:p>11304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5324">
                <text:p>10532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5868">
                <text:p>9586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0060">
                <text:p>11006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32300">
                <text:p>13230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07248">
                <text:p>10724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2099">
                <text:p>9209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7647">
                <text:p>9764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17939">
                <text:p>11793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16189">
                <text:p>11618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19628">
                <text:p>11962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11332">
                <text:p>11133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08573">
                <text:p>10857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0311">
                <text:p>11031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1305">
                <text:p>11130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11523">
                <text:p>11152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20981">
                <text:p>12098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10149">
                <text:p>11014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8735">
                <text:p>10873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9803">
                <text:p>9980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20910">
                <text:p>12091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31487">
                <text:p>13148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8422">
                <text:p>9842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32046">
                <text:p>13204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19414">
                <text:p>11941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9827">
                <text:p>9982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9146">
                <text:p>10914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18104">
                <text:p>11810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17816">
                <text:p>11781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27137">
                <text:p>12713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3167">
                <text:p>9316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11138">
                <text:p>11113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15143">
                <text:p>11514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3141">
                <text:p>10314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5151">
                <text:p>11515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2465">
                <text:p>10246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11260">
                <text:p>11126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2129">
                <text:p>10212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17004">
                <text:p>11700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15837">
                <text:p>11583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22141">
                <text:p>12214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1185">
                <text:p>11118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13674">
                <text:p>11367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23751">
                <text:p>12375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10776">
                <text:p>11077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2622">
                <text:p>9262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31320">
                <text:p>13132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6244">
                <text:p>11624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13424">
                <text:p>11342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8672">
                <text:p>10867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4394">
                <text:p>9439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5135">
                <text:p>10513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20981">
                <text:p>12098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10642">
                <text:p>11064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17358">
                <text:p>11735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8122">
                <text:p>10812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16836">
                <text:p>11683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20850">
                <text:p>12085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19320">
                <text:p>11932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5730">
                <text:p>10573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21959">
                <text:p>12195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21798">
                <text:p>12179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27163">
                <text:p>12716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8778">
                <text:p>10877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6515">
                <text:p>10651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19002">
                <text:p>11900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4116">
                <text:p>9411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7221">
                <text:p>10722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8994">
                <text:p>10899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1302">
                <text:p>10130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21848">
                <text:p>12184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8703">
                <text:p>10870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3110">
                <text:p>12311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7222">
                <text:p>10722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5458">
                <text:p>9545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5141">
                <text:p>10514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3796">
                <text:p>10379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2444">
                <text:p>11244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15351">
                <text:p>11535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22312">
                <text:p>12231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12308">
                <text:p>11230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19747">
                <text:p>11974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0950">
                <text:p>10095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1682">
                <text:p>9168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12478">
                <text:p>11247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0398">
                <text:p>9039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27747">
                <text:p>12774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618">
                <text:p>9561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11708">
                <text:p>11170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44538">
                <text:p>14453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7591">
                <text:p>10759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11033">
                <text:p>11103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2769">
                <text:p>10276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7209">
                <text:p>10720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8741">
                <text:p>10874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12337">
                <text:p>11233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18184">
                <text:p>11818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7342">
                <text:p>10734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3207">
                <text:p>10320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8182">
                <text:p>9818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20912">
                <text:p>12091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7511">
                <text:p>10751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7739">
                <text:p>10773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9373">
                <text:p>9937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07255">
                <text:p>10725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0269">
                <text:p>9026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8578">
                <text:p>10857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14791">
                <text:p>11479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7990">
                <text:p>10799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6673">
                <text:p>10667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32162">
                <text:p>13216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15670">
                <text:p>11567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5266">
                <text:p>9526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01051">
                <text:p>10105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43344">
                <text:p>14334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2188">
                <text:p>10218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18226">
                <text:p>11822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89334">
                <text:p>8933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37243">
                <text:p>13724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0450">
                <text:p>10045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47983">
                <text:p>14798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0073">
                <text:p>10007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5158">
                <text:p>11515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28430">
                <text:p>12843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1878">
                <text:p>10187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24450">
                <text:p>12445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15666">
                <text:p>11566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25419">
                <text:p>12541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38898">
                <text:p>13889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38337">
                <text:p>13833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37535">
                <text:p>13753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36779">
                <text:p>13677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38918">
                <text:p>13891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38160">
                <text:p>13816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38266">
                <text:p>13826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42173">
                <text:p>14217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39537">
                <text:p>13953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40276">
                <text:p>14027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38082">
                <text:p>13808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39563">
                <text:p>13956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35828">
                <text:p>13582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38783">
                <text:p>13878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37315">
                <text:p>13731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36473">
                <text:p>13647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37137">
                <text:p>13713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36835">
                <text:p>13683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43471">
                <text:p>14347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39457">
                <text:p>13945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40220">
                <text:p>14022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38918">
                <text:p>13891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39905">
                <text:p>13990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38535">
                <text:p>13853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40531">
                <text:p>14053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41817">
                <text:p>14181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43527">
                <text:p>14352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44484">
                <text:p>14448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41292">
                <text:p>14129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44594">
                <text:p>14459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41964">
                <text:p>14196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41913">
                <text:p>14191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43874">
                <text:p>14387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44099">
                <text:p>14409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47518">
                <text:p>14751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39242">
                <text:p>13924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40175">
                <text:p>14017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40035">
                <text:p>14003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39318">
                <text:p>13931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43199">
                <text:p>14319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40145">
                <text:p>14014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45509">
                <text:p>14550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40634">
                <text:p>14063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41559">
                <text:p>14155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37932">
                <text:p>13793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38552">
                <text:p>13855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42072">
                <text:p>14207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42551">
                <text:p>14255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39820">
                <text:p>13982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36725">
                <text:p>13672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40106">
                <text:p>14010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40443">
                <text:p>14044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38646">
                <text:p>13864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40448">
                <text:p>14044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46034">
                <text:p>14603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37517">
                <text:p>13751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41682">
                <text:p>14168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39558">
                <text:p>13955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41490">
                <text:p>14149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39463">
                <text:p>13946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40293">
                <text:p>14029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45219">
                <text:p>14521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42374">
                <text:p>14237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41988">
                <text:p>14198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43329">
                <text:p>14332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40064">
                <text:p>14006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42978">
                <text:p>14297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39815">
                <text:p>13981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41755">
                <text:p>14175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42065">
                <text:p>14206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40242">
                <text:p>14024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40041">
                <text:p>14004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39548">
                <text:p>13954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36773">
                <text:p>13677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39078">
                <text:p>13907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36823">
                <text:p>13682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46981">
                <text:p>14698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38727">
                <text:p>13872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38636">
                <text:p>13863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39500">
                <text:p>13950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38985">
                <text:p>13898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40024">
                <text:p>14002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43477">
                <text:p>14347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44041">
                <text:p>14404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40954">
                <text:p>14095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44505">
                <text:p>14450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45448">
                <text:p>14544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40745">
                <text:p>14074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42193">
                <text:p>14219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47728">
                <text:p>14772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37546">
                <text:p>13754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40650">
                <text:p>14065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46340">
                <text:p>14634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42639">
                <text:p>14263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37291">
                <text:p>13729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43077">
                <text:p>14307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45664">
                <text:p>14566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43774">
                <text:p>14377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38493">
                <text:p>13849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36978">
                <text:p>13697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43365">
                <text:p>14336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41026">
                <text:p>14102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36700">
                <text:p>13670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42173">
                <text:p>14217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39579">
                <text:p>13957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40535">
                <text:p>14053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39190">
                <text:p>13919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40413">
                <text:p>14041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40997">
                <text:p>14099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41476">
                <text:p>14147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41225">
                <text:p>14122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40385">
                <text:p>14038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39704">
                <text:p>13970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41306">
                <text:p>14130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44511">
                <text:p>14451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41601">
                <text:p>14160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43080">
                <text:p>14308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39616">
                <text:p>13961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42277">
                <text:p>14227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42503">
                <text:p>14250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41242">
                <text:p>14124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40037">
                <text:p>14003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41935">
                <text:p>14193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40945">
                <text:p>14094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40347">
                <text:p>14034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42477">
                <text:p>14247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38991">
                <text:p>13899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40765">
                <text:p>14076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44283">
                <text:p>14428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40897">
                <text:p>14089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40151">
                <text:p>14015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40985">
                <text:p>14098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41345">
                <text:p>14134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44545">
                <text:p>14454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38245">
                <text:p>13824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37933">
                <text:p>13793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38790">
                <text:p>13879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40281">
                <text:p>14028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42316">
                <text:p>14231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46365">
                <text:p>14636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40492">
                <text:p>14049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40136">
                <text:p>14013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41165">
                <text:p>14116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38812">
                <text:p>13881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42987">
                <text:p>14298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45533">
                <text:p>14553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48742">
                <text:p>14874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37994">
                <text:p>13799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45612">
                <text:p>14561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40807">
                <text:p>14080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41422">
                <text:p>14142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40174">
                <text:p>14017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41901">
                <text:p>14190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40476">
                <text:p>14047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40175">
                <text:p>14017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41547">
                <text:p>14154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40855">
                <text:p>14085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41989">
                <text:p>14198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42045">
                <text:p>14204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40541">
                <text:p>14054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37795">
                <text:p>13779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40645">
                <text:p>14064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39201">
                <text:p>13920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39976">
                <text:p>13997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42285">
                <text:p>14228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42015">
                <text:p>14201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37806">
                <text:p>13780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38251">
                <text:p>13825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38671">
                <text:p>13867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38038">
                <text:p>13803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39429">
                <text:p>13942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37360">
                <text:p>13736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41497">
                <text:p>14149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41702">
                <text:p>14170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41790">
                <text:p>14179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44379">
                <text:p>14437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39287">
                <text:p>13928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38976">
                <text:p>13897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41242">
                <text:p>14124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39052">
                <text:p>13905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40524">
                <text:p>14052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40098">
                <text:p>14009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37650">
                <text:p>13765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41293">
                <text:p>14129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40494">
                <text:p>14049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42445">
                <text:p>14244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40984">
                <text:p>14098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39245">
                <text:p>13924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40050">
                <text:p>14005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40125">
                <text:p>14012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45723">
                <text:p>14572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40420">
                <text:p>14042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41227">
                <text:p>14122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45236">
                <text:p>14523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42215">
                <text:p>14221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41507">
                <text:p>14150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41355">
                <text:p>14135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42856">
                <text:p>14285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42307">
                <text:p>14230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39458">
                <text:p>139458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42038">
                <text:p>14203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39881">
                <text:p>13988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42988">
                <text:p>14298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39806">
                <text:p>13980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42204">
                <text:p>14220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41398">
                <text:p>14139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42793">
                <text:p>14279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43550">
                <text:p>14355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43919">
                <text:p>14391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43866">
                <text:p>14386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41151">
                <text:p>14115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40822">
                <text:p>14082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45563">
                <text:p>14556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40686">
                <text:p>14068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41487">
                <text:p>14148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40061">
                <text:p>14006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42962">
                <text:p>14296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42030">
                <text:p>14203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40278">
                <text:p>14027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40000">
                <text:p>14000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41630">
                <text:p>14163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42855">
                <text:p>14285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40425">
                <text:p>14042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47395">
                <text:p>14739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41160">
                <text:p>14116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45289">
                <text:p>14528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37892">
                <text:p>13789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40670">
                <text:p>14067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40916">
                <text:p>14091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46691">
                <text:p>14669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57918">
                <text:p>15791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38798">
                <text:p>13879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37449">
                <text:p>13744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44103">
                <text:p>14410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38385">
                <text:p>13838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39963">
                <text:p>13996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42482">
                <text:p>14248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41400">
                <text:p>14140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39533">
                <text:p>13953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38516">
                <text:p>13851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41670">
                <text:p>14167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40703">
                <text:p>14070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51689">
                <text:p>15168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38894">
                <text:p>13889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40777">
                <text:p>14077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40258">
                <text:p>14025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47653">
                <text:p>14765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42044">
                <text:p>14204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40284">
                <text:p>14028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40226">
                <text:p>14022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45143">
                <text:p>14514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44275">
                <text:p>14427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40653">
                <text:p>14065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41890">
                <text:p>14189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38342">
                <text:p>13834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43120">
                <text:p>14312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40898">
                <text:p>14089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37628">
                <text:p>13762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39712">
                <text:p>13971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37757">
                <text:p>13775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40520">
                <text:p>14052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43262">
                <text:p>14326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45340">
                <text:p>14534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41034">
                <text:p>14103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41704">
                <text:p>14170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40261">
                <text:p>14026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45005">
                <text:p>14500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40371">
                <text:p>14037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42643">
                <text:p>14264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43761">
                <text:p>14376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41283">
                <text:p>14128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41806">
                <text:p>14180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39630">
                <text:p>13963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43790">
                <text:p>14379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45400">
                <text:p>14540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42880">
                <text:p>14288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43418">
                <text:p>14341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38547">
                <text:p>13854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41588">
                <text:p>14158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36930">
                <text:p>13693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39141">
                <text:p>13914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38888">
                <text:p>13888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39634">
                <text:p>13963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50707">
                <text:p>15070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38803">
                <text:p>13880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37689">
                <text:p>13768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39000">
                <text:p>13900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40798">
                <text:p>140798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43644">
                <text:p>14364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42241">
                <text:p>14224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43473">
                <text:p>14347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42671">
                <text:p>14267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48228">
                <text:p>14822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40387">
                <text:p>14038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47179">
                <text:p>14717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40445">
                <text:p>14044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39770">
                <text:p>13977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47909">
                <text:p>14790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44480">
                <text:p>14448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45387">
                <text:p>14538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41789">
                <text:p>14178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42735">
                <text:p>14273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43277">
                <text:p>14327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42359">
                <text:p>14235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41786">
                <text:p>14178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41874">
                <text:p>14187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41816">
                <text:p>14181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43015">
                <text:p>14301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42732">
                <text:p>14273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44397">
                <text:p>14439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41794">
                <text:p>14179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42928">
                <text:p>14292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8950">
                <text:p>13895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40561">
                <text:p>14056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8977">
                <text:p>13897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41151">
                <text:p>14115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8287">
                <text:p>13828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8940">
                <text:p>13894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40776">
                <text:p>14077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43051">
                <text:p>14305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41392">
                <text:p>14139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43508">
                <text:p>14350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40375">
                <text:p>14037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9770">
                <text:p>13977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7181">
                <text:p>13718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41655">
                <text:p>14165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9710">
                <text:p>13971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6953">
                <text:p>13695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7851">
                <text:p>13785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44834">
                <text:p>14483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41072">
                <text:p>14107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8816">
                <text:p>138816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8762">
                <text:p>13876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7585">
                <text:p>13758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8740">
                <text:p>13874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40712">
                <text:p>14071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7959">
                <text:p>13795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6804">
                <text:p>13680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8301">
                <text:p>13830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7296">
                <text:p>13729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6608">
                <text:p>136608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8929">
                <text:p>13892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6832">
                <text:p>13683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9334">
                <text:p>139334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40655">
                <text:p>14065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8341">
                <text:p>13834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8370">
                <text:p>13837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7007">
                <text:p>13700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9417">
                <text:p>13941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9739">
                <text:p>13973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42310">
                <text:p>14231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9856">
                <text:p>13985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45948">
                <text:p>145948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46921">
                <text:p>14692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8297">
                <text:p>138297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41867">
                <text:p>14186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43442">
                <text:p>14344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41883">
                <text:p>14188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43213">
                <text:p>14321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9963">
                <text:p>13996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9866">
                <text:p>13986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8744">
                <text:p>13874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41990">
                <text:p>14199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46274">
                <text:p>14627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46160">
                <text:p>14616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45659">
                <text:p>14565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51291">
                <text:p>15129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49399">
                <text:p>14939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46643">
                <text:p>14664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48460">
                <text:p>14846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46862">
                <text:p>14686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51748">
                <text:p>15174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48715">
                <text:p>14871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54587">
                <text:p>15458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51136">
                <text:p>15113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53052">
                <text:p>15305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51455">
                <text:p>15145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52485">
                <text:p>15248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54045">
                <text:p>15404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56374">
                <text:p>15637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54944">
                <text:p>154944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52514">
                <text:p>152514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52434">
                <text:p>15243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56169">
                <text:p>15616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55105">
                <text:p>15510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51364">
                <text:p>15136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57558">
                <text:p>15755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50605">
                <text:p>15060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9737">
                <text:p>13973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479">
                <text:p>13847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41852">
                <text:p>14185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218">
                <text:p>138218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7709">
                <text:p>13770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6075">
                <text:p>13607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9564">
                <text:p>13956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7123">
                <text:p>13712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813">
                <text:p>13981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43336">
                <text:p>14333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40326">
                <text:p>14032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706">
                <text:p>13970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827">
                <text:p>13982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42618">
                <text:p>14261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49561">
                <text:p>14956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40662">
                <text:p>14066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421">
                <text:p>13942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43051">
                <text:p>14305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2741">
                <text:p>14274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1634">
                <text:p>14163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516">
                <text:p>14051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1631">
                <text:p>14163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2957">
                <text:p>142957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39885">
                <text:p>13988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762">
                <text:p>14076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37105">
                <text:p>13710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39814">
                <text:p>13981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51214">
                <text:p>15121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7598">
                <text:p>14759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7706">
                <text:p>14770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54799">
                <text:p>15479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8147">
                <text:p>148147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9721">
                <text:p>14972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51114">
                <text:p>15111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51955">
                <text:p>15195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52592">
                <text:p>15259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9841">
                <text:p>14984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52942">
                <text:p>15294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54753">
                <text:p>15475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8768">
                <text:p>14876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8839">
                <text:p>14883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52135">
                <text:p>15213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7977">
                <text:p>14797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50603">
                <text:p>15060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50403">
                <text:p>15040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8635">
                <text:p>14863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9129">
                <text:p>14912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7266">
                <text:p>14726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6108">
                <text:p>146108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7102">
                <text:p>14710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6430">
                <text:p>14643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77208">
                <text:p>177208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44572">
                <text:p>24457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52347">
                <text:p>25234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38930">
                <text:p>23893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37778">
                <text:p>23777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47552">
                <text:p>24755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38795">
                <text:p>23879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38933">
                <text:p>23893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46498">
                <text:p>24649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35922">
                <text:p>23592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43786">
                <text:p>24378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37930">
                <text:p>23793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40447">
                <text:p>240447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49191">
                <text:p>249191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43609">
                <text:p>24360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49449">
                <text:p>24944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06145">
                <text:p>20614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68411">
                <text:p>16841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70736">
                <text:p>170736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67796">
                <text:p>16779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66173">
                <text:p>16617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70355">
                <text:p>17035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64551">
                <text:p>16455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64598">
                <text:p>16459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67021">
                <text:p>16702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64132">
                <text:p>16413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66102">
                <text:p>16610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73780">
                <text:p>17378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64834">
                <text:p>16483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66502">
                <text:p>16650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69262">
                <text:p>16926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63706">
                <text:p>16370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63159">
                <text:p>163159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66055">
                <text:p>16605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68521">
                <text:p>168521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67628">
                <text:p>16762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67717">
                <text:p>16771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67404">
                <text:p>16740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68118">
                <text:p>16811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50721">
                <text:p>15072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50281">
                <text:p>150281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8500">
                <text:p>14850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8344">
                <text:p>148344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6683">
                <text:p>14668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9786">
                <text:p>14978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6786">
                <text:p>14678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8258">
                <text:p>148258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863">
                <text:p>14886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7667">
                <text:p>14766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6790">
                <text:p>1467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602cm" svg:height="8.994cm" xlink:href=".." xlink:type="simple" chart:class="chart:line" chart:style-name="ch1">
        <chart:legend chart:legend-position="end" svg:x="36.339cm" svg:y="4.198cm" style:legend-expansion="high" chart:style-name="ch2"/>
        <chart:plot-area chart:style-name="ch3" table:cell-range-address="Sheet1.B1:Sheet1.B1588" svg:x="0.772cm" svg:y="0.179cm" svg:width="34.795cm" svg:height="8.636cm">
          <chartooo:coordinate-region svg:x="2.134cm" svg:y="0.179cm" svg:width="33.433cm" svg:height="7.3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588" chart:class="chart:line">
            <chart:data-point chart:repeated="158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6899">
                <text:p>166899</text:p>
                <draw:g>
                  <svg:desc>Sheet1.B1:Sheet1.B15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6773">
                <text:p>1167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7359">
                <text:p>117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662">
                <text:p>986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731">
                <text:p>1017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306">
                <text:p>100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319">
                <text:p>1193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866">
                <text:p>1098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1265">
                <text:p>111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1242">
                <text:p>111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501">
                <text:p>905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074">
                <text:p>1250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685">
                <text:p>996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9891">
                <text:p>1098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234">
                <text:p>1142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768">
                <text:p>1047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7358">
                <text:p>1073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1001">
                <text:p>91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7143">
                <text:p>127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510">
                <text:p>1235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363">
                <text:p>1043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900">
                <text:p>1079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512">
                <text:p>1085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751">
                <text:p>987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6855">
                <text:p>1068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1562">
                <text:p>1115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315">
                <text:p>963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1150">
                <text:p>1111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1140">
                <text:p>1111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1489">
                <text:p>1114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2791">
                <text:p>1427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8526">
                <text:p>1485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1205">
                <text:p>1812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6266">
                <text:p>962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664">
                <text:p>1006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4042">
                <text:p>940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8102">
                <text:p>1381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7143">
                <text:p>1071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4600">
                <text:p>1046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3747">
                <text:p>937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1743">
                <text:p>1117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0100">
                <text:p>120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7987">
                <text:p>1179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5900">
                <text:p>1059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5730">
                <text:p>1057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1172">
                <text:p>1011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0725">
                <text:p>1107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7154">
                <text:p>1071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122">
                <text:p>991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4282">
                <text:p>1142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7894">
                <text:p>1178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2677">
                <text:p>1226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3555">
                <text:p>1235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5517">
                <text:p>955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9613">
                <text:p>1296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3874">
                <text:p>938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2876">
                <text:p>1528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1233">
                <text:p>1112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2340">
                <text:p>923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1993">
                <text:p>1219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7602">
                <text:p>976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4403">
                <text:p>1144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3211">
                <text:p>1232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8476">
                <text:p>1184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8940">
                <text:p>1089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6304">
                <text:p>1063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4930">
                <text:p>11493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48">
                <text:p>1122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1366">
                <text:p>1313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433">
                <text:p>1194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3440">
                <text:p>1034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1021">
                <text:p>1010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1857">
                <text:p>1318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8847">
                <text:p>988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7374">
                <text:p>1073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5577">
                <text:p>955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0622">
                <text:p>1206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5429">
                <text:p>954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1411">
                <text:p>1114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5362">
                <text:p>1153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4151">
                <text:p>941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6164">
                <text:p>1161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007">
                <text:p>930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1406">
                <text:p>1114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5725">
                <text:p>1057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1783">
                <text:p>1117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3820">
                <text:p>1138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1015">
                <text:p>1110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9188">
                <text:p>1191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3983">
                <text:p>1039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788">
                <text:p>967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2760">
                <text:p>1127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595">
                <text:p>895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977">
                <text:p>1089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3977">
                <text:p>1139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2464">
                <text:p>1224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0980">
                <text:p>1109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173">
                <text:p>991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925">
                <text:p>999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3109">
                <text:p>1131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3800">
                <text:p>1138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5797">
                <text:p>957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3161">
                <text:p>1231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146">
                <text:p>1001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8843">
                <text:p>1188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2128">
                <text:p>1121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2206">
                <text:p>1122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043">
                <text:p>1220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419">
                <text:p>1084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303">
                <text:p>1103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743">
                <text:p>1007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8995">
                <text:p>989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1403">
                <text:p>1214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0596">
                <text:p>1105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7387">
                <text:p>1073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630">
                <text:p>1156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743">
                <text:p>1187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1326">
                <text:p>1113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3981">
                <text:p>1139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717">
                <text:p>1007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0440">
                <text:p>11044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5751">
                <text:p>1057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6126">
                <text:p>1261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8287">
                <text:p>1082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3077">
                <text:p>1230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3770">
                <text:p>11377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8124">
                <text:p>1181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0538">
                <text:p>1105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4658">
                <text:p>1046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5156">
                <text:p>1151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4072">
                <text:p>1140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9375">
                <text:p>1093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3776">
                <text:p>1037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0198">
                <text:p>1201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4073">
                <text:p>1140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8898">
                <text:p>1088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1726">
                <text:p>1017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6726">
                <text:p>967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3698">
                <text:p>1136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1753">
                <text:p>1117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9901">
                <text:p>1199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2795">
                <text:p>1227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0286">
                <text:p>1102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7851">
                <text:p>1178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2090">
                <text:p>9209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8481">
                <text:p>1184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8653">
                <text:p>1286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3505">
                <text:p>1035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5125">
                <text:p>115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2389">
                <text:p>923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7039">
                <text:p>1070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3730">
                <text:p>10373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2254">
                <text:p>1122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5918">
                <text:p>959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7627">
                <text:p>976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7178">
                <text:p>1171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2623">
                <text:p>1126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2763">
                <text:p>1127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3060">
                <text:p>1130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1220">
                <text:p>11122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5099">
                <text:p>1250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1508">
                <text:p>1115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8834">
                <text:p>1188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6062">
                <text:p>1160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9285">
                <text:p>1092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3142">
                <text:p>1231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0431">
                <text:p>1104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8007">
                <text:p>980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5707">
                <text:p>1257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7127">
                <text:p>1271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8552">
                <text:p>1085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6191">
                <text:p>961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2862">
                <text:p>1128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1405">
                <text:p>1114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2856">
                <text:p>1228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2189">
                <text:p>1121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5673">
                <text:p>956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9487">
                <text:p>1194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1081">
                <text:p>1110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1533">
                <text:p>1215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3103">
                <text:p>1331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4035">
                <text:p>1140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3640">
                <text:p>10364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5596">
                <text:p>1155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3740">
                <text:p>10374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1369">
                <text:p>1113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9405">
                <text:p>994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9493">
                <text:p>994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9193">
                <text:p>1191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3985">
                <text:p>1039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1116">
                <text:p>1211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4085">
                <text:p>1140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9166">
                <text:p>1191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3834">
                <text:p>1138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1916">
                <text:p>1119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2479">
                <text:p>1124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9174">
                <text:p>1191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5225">
                <text:p>1152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6025">
                <text:p>1060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4543">
                <text:p>1245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2299">
                <text:p>1022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9893">
                <text:p>1198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8028">
                <text:p>980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1358">
                <text:p>913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8530">
                <text:p>10853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7302">
                <text:p>1073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1688">
                <text:p>1216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4864">
                <text:p>1048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0167">
                <text:p>1101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1809">
                <text:p>1118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2774">
                <text:p>927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3345">
                <text:p>1133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3567">
                <text:p>1135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4333">
                <text:p>1143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7390">
                <text:p>11739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0997">
                <text:p>1109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4135">
                <text:p>1141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1211">
                <text:p>1012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8498">
                <text:p>984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5908">
                <text:p>1059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4174">
                <text:p>1141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7849">
                <text:p>1078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3205">
                <text:p>932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3526">
                <text:p>1235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9196">
                <text:p>1191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3946">
                <text:p>1039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160">
                <text:p>11316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2349">
                <text:p>13234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4653">
                <text:p>1046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2123">
                <text:p>11212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615">
                <text:p>1156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9546">
                <text:p>1395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0211">
                <text:p>1102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3005">
                <text:p>1030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0714">
                <text:p>1107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3823">
                <text:p>1038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5156">
                <text:p>1151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3676">
                <text:p>1236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9206">
                <text:p>1092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2710">
                <text:p>14271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1477">
                <text:p>11147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8445">
                <text:p>1084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7896">
                <text:p>1078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8823">
                <text:p>1188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9755">
                <text:p>1297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1878">
                <text:p>11187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7849">
                <text:p>1278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1639">
                <text:p>916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1239">
                <text:p>1112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6707">
                <text:p>1267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4472">
                <text:p>10447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0313">
                <text:p>1203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5163">
                <text:p>1051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2413">
                <text:p>1024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0523">
                <text:p>1005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9132">
                <text:p>1191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2271">
                <text:p>10227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4689">
                <text:p>12468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3348">
                <text:p>14334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7473">
                <text:p>11747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6691">
                <text:p>1166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2952">
                <text:p>1229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0445">
                <text:p>1104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0080">
                <text:p>12008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1412">
                <text:p>1114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3832">
                <text:p>11383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5331">
                <text:p>1153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2770">
                <text:p>12277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0447">
                <text:p>12044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7312">
                <text:p>1173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5557">
                <text:p>1155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1297">
                <text:p>11129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7135">
                <text:p>1271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4557">
                <text:p>945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4300">
                <text:p>1043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6634">
                <text:p>1066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6330">
                <text:p>10633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6778">
                <text:p>11677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5456">
                <text:p>1154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3625">
                <text:p>1036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5187">
                <text:p>1151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3703">
                <text:p>1237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4136">
                <text:p>1241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4654">
                <text:p>10465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7965">
                <text:p>11796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9358">
                <text:p>11935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6778">
                <text:p>1067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5071">
                <text:p>1150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4752">
                <text:p>1147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0870">
                <text:p>10087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2842">
                <text:p>11284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1697">
                <text:p>1216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8188">
                <text:p>981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8427">
                <text:p>1084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4175">
                <text:p>1141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2315">
                <text:p>1123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4695">
                <text:p>1146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5344">
                <text:p>1153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3444">
                <text:p>1034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4866">
                <text:p>11486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3236">
                <text:p>12323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7736">
                <text:p>1177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6779">
                <text:p>1167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1670">
                <text:p>14167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6728">
                <text:p>11672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4990">
                <text:p>13499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3897">
                <text:p>1138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2958">
                <text:p>1329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9428">
                <text:p>1194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6112">
                <text:p>1261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3200">
                <text:p>1132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6336">
                <text:p>1063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1075">
                <text:p>1310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7950">
                <text:p>10795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0810">
                <text:p>11081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4156">
                <text:p>1141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4303">
                <text:p>10430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9076">
                <text:p>10907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5137">
                <text:p>1151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5371">
                <text:p>953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1353">
                <text:p>1213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0375">
                <text:p>1003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8830">
                <text:p>9883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6635">
                <text:p>1166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2313">
                <text:p>1123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4523">
                <text:p>1045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0998">
                <text:p>1109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6779">
                <text:p>10677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0499">
                <text:p>1004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5526">
                <text:p>1155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2940">
                <text:p>12294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3101">
                <text:p>1231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2904">
                <text:p>10290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2822">
                <text:p>1028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2160">
                <text:p>11216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9933">
                <text:p>1099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6292">
                <text:p>1062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2879">
                <text:p>10287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4890">
                <text:p>9489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2111">
                <text:p>1321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3761">
                <text:p>10376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0879">
                <text:p>1208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0192">
                <text:p>10019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3409">
                <text:p>10340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7272">
                <text:p>1172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2036">
                <text:p>1020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9160">
                <text:p>11916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5460">
                <text:p>13546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1097">
                <text:p>13109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4806">
                <text:p>1348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32758">
                <text:p>13275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2084">
                <text:p>12208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27435">
                <text:p>1274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4001">
                <text:p>1240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6705">
                <text:p>1167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1509">
                <text:p>13150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26050">
                <text:p>12605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0509">
                <text:p>1605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3465">
                <text:p>12346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6318">
                <text:p>12631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1835">
                <text:p>1318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4515">
                <text:p>1045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8228">
                <text:p>1182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7685">
                <text:p>12768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6953">
                <text:p>12695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6320">
                <text:p>10632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7180">
                <text:p>10718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9894">
                <text:p>998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7331">
                <text:p>10733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1715">
                <text:p>1017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1322">
                <text:p>12132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0168">
                <text:p>12016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34187">
                <text:p>13418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1363">
                <text:p>1213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2517">
                <text:p>12251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2235">
                <text:p>1222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3079">
                <text:p>17307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7790">
                <text:p>18779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4280">
                <text:p>20428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5647">
                <text:p>20564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5873">
                <text:p>18587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3101">
                <text:p>19310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4710">
                <text:p>19471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27449">
                <text:p>2274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2104">
                <text:p>1721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6357">
                <text:p>18635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6803">
                <text:p>16680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85165">
                <text:p>18516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7191">
                <text:p>19719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11020">
                <text:p>21102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06694">
                <text:p>20669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10992">
                <text:p>2109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4700">
                <text:p>1647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4887">
                <text:p>19488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8450">
                <text:p>15845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6083">
                <text:p>13608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8508">
                <text:p>1285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6993">
                <text:p>16699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33407">
                <text:p>13340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6398">
                <text:p>1363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7736">
                <text:p>10773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6485">
                <text:p>13648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9096">
                <text:p>1390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3094">
                <text:p>14309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5471">
                <text:p>14547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5274">
                <text:p>1352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2384">
                <text:p>12238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8966">
                <text:p>11896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2406">
                <text:p>14240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4359">
                <text:p>12435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8467">
                <text:p>1084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6099">
                <text:p>8609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7226">
                <text:p>7722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0853">
                <text:p>8085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1759">
                <text:p>8175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1138">
                <text:p>8113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6031">
                <text:p>8603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0018">
                <text:p>8001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0740">
                <text:p>8074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8803">
                <text:p>7880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5766">
                <text:p>7576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5915">
                <text:p>859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22114">
                <text:p>12211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20682">
                <text:p>12068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5588">
                <text:p>1355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7240">
                <text:p>10724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9225">
                <text:p>992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3181">
                <text:p>12318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1945">
                <text:p>1119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1162">
                <text:p>11116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0432">
                <text:p>1204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9401">
                <text:p>9940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5566">
                <text:p>11556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5139">
                <text:p>11513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4961">
                <text:p>12496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3525">
                <text:p>14352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0294">
                <text:p>14029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2688">
                <text:p>14268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3903">
                <text:p>14390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1948">
                <text:p>1419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62938">
                <text:p>16293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1989">
                <text:p>14198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2443">
                <text:p>14244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1725">
                <text:p>1417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0475">
                <text:p>1504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6492">
                <text:p>14649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4159">
                <text:p>14415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1135">
                <text:p>1411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4524">
                <text:p>1445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4199">
                <text:p>15419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5763">
                <text:p>1457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4721">
                <text:p>14472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5070">
                <text:p>14507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3816">
                <text:p>1438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39211">
                <text:p>1392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6653">
                <text:p>14665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2434">
                <text:p>14243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5091">
                <text:p>1450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8848">
                <text:p>14884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5294">
                <text:p>14529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4611">
                <text:p>1446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1055">
                <text:p>14105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2174">
                <text:p>14217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0478">
                <text:p>14047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0399">
                <text:p>14039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37496">
                <text:p>13749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9998">
                <text:p>13999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3235">
                <text:p>14323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1150">
                <text:p>14115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3558">
                <text:p>14355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0327">
                <text:p>1403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3782">
                <text:p>15378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1164">
                <text:p>14116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3524">
                <text:p>14352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0221">
                <text:p>15022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3399">
                <text:p>14339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9697">
                <text:p>14969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4950">
                <text:p>14495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2247">
                <text:p>14224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1600">
                <text:p>1416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1789">
                <text:p>14178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0342">
                <text:p>1403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1656">
                <text:p>14165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39569">
                <text:p>13956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8038">
                <text:p>14803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37712">
                <text:p>1377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0365">
                <text:p>14036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38721">
                <text:p>13872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7700">
                <text:p>1477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0433">
                <text:p>1404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4677">
                <text:p>1446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3435">
                <text:p>15343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4622">
                <text:p>14462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2562">
                <text:p>14256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39706">
                <text:p>13970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1941">
                <text:p>14194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4639">
                <text:p>14463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38988">
                <text:p>13898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2186">
                <text:p>14218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9480">
                <text:p>13948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0968">
                <text:p>14096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38262">
                <text:p>13826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1905">
                <text:p>14190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39660">
                <text:p>13966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3546">
                <text:p>14354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37235">
                <text:p>13723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0709">
                <text:p>14070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9326">
                <text:p>14932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6179">
                <text:p>14617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0334">
                <text:p>14033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0126">
                <text:p>14012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1576">
                <text:p>14157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4862">
                <text:p>14486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2538">
                <text:p>14253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6595">
                <text:p>14659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36649">
                <text:p>13664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2532">
                <text:p>14253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2649">
                <text:p>14264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38821">
                <text:p>13882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7767">
                <text:p>13776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5255">
                <text:p>14525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5232">
                <text:p>14523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6637">
                <text:p>14663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4538">
                <text:p>14453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2360">
                <text:p>14236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37502">
                <text:p>13750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5859">
                <text:p>14585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45747">
                <text:p>14574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5036">
                <text:p>14503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2589">
                <text:p>14258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0369">
                <text:p>14036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0010">
                <text:p>14001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42691">
                <text:p>14269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3111">
                <text:p>14311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9665">
                <text:p>13966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46850">
                <text:p>14685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8677">
                <text:p>14867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47268">
                <text:p>14726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2802">
                <text:p>15280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9445">
                <text:p>1394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42194">
                <text:p>14219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40634">
                <text:p>14063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7463">
                <text:p>1374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9025">
                <text:p>13902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6778">
                <text:p>14677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1319">
                <text:p>14131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4310">
                <text:p>14431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1309">
                <text:p>14130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2884">
                <text:p>14288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3843">
                <text:p>14384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5950">
                <text:p>14595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0598">
                <text:p>14059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8784">
                <text:p>14878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3896">
                <text:p>14389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2402">
                <text:p>14240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0557">
                <text:p>14055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4799">
                <text:p>14479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4905">
                <text:p>14490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3641">
                <text:p>14364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5280">
                <text:p>14528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3078">
                <text:p>14307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55986">
                <text:p>15598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6960">
                <text:p>14696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3110">
                <text:p>14311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6868">
                <text:p>14686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2485">
                <text:p>14248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2319">
                <text:p>14231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7984">
                <text:p>14798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1776">
                <text:p>14177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4503">
                <text:p>14450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0626">
                <text:p>15062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2559">
                <text:p>14255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35959">
                <text:p>13595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5081">
                <text:p>14508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37678">
                <text:p>13767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4009">
                <text:p>14400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7756">
                <text:p>13775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1642">
                <text:p>14164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3005">
                <text:p>14300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2334">
                <text:p>14233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3974">
                <text:p>14397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39074">
                <text:p>13907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39362">
                <text:p>13936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39129">
                <text:p>13912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36977">
                <text:p>13697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0433">
                <text:p>14043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0542">
                <text:p>14054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0345">
                <text:p>14034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1628">
                <text:p>14162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3966">
                <text:p>14396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1928">
                <text:p>1419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2247">
                <text:p>14224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38012">
                <text:p>13801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36391">
                <text:p>13639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37570">
                <text:p>13757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8217">
                <text:p>13821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7820">
                <text:p>13782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39422">
                <text:p>13942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40334">
                <text:p>14033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40422">
                <text:p>14042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9312">
                <text:p>13931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45001">
                <text:p>14500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3221">
                <text:p>14322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2514">
                <text:p>14251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1338">
                <text:p>14133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9238">
                <text:p>13923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8286">
                <text:p>13828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43590">
                <text:p>14359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1846">
                <text:p>14184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37374">
                <text:p>13737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42848">
                <text:p>14284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2775">
                <text:p>14277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42359">
                <text:p>14235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1300">
                <text:p>14130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47788">
                <text:p>14778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5871">
                <text:p>14587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9949">
                <text:p>14994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8377">
                <text:p>14837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44289">
                <text:p>14428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7326">
                <text:p>14732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1401">
                <text:p>14140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2604">
                <text:p>14260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6706">
                <text:p>14670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9687">
                <text:p>13968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41525">
                <text:p>1415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2869">
                <text:p>14286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51199">
                <text:p>15119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4820">
                <text:p>14482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2577">
                <text:p>14257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3622">
                <text:p>14362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8336">
                <text:p>14833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3470">
                <text:p>14347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1980">
                <text:p>14198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2919">
                <text:p>14291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7825">
                <text:p>13782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9207">
                <text:p>13920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8171">
                <text:p>13817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5146">
                <text:p>14514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58841">
                <text:p>15884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50626">
                <text:p>15062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8860">
                <text:p>14886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56695">
                <text:p>15669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61343">
                <text:p>16134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9671">
                <text:p>14967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9951">
                <text:p>14995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6089">
                <text:p>14608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50404">
                <text:p>15040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5185">
                <text:p>14518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0285">
                <text:p>15028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5962">
                <text:p>15596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1899">
                <text:p>15189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9828">
                <text:p>14982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1205">
                <text:p>15120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52999">
                <text:p>15299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8854">
                <text:p>14885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9458">
                <text:p>14945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52732">
                <text:p>15273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52139">
                <text:p>15213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55415">
                <text:p>15541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50334">
                <text:p>15033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9809">
                <text:p>14980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7329">
                <text:p>14732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1361">
                <text:p>15136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5817">
                <text:p>13581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0710">
                <text:p>14071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2939">
                <text:p>14293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9746">
                <text:p>13974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1140">
                <text:p>14114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3057">
                <text:p>14305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5048">
                <text:p>14504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5214">
                <text:p>14521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2773">
                <text:p>14277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8252">
                <text:p>14825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3719">
                <text:p>14371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7644">
                <text:p>13764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1540">
                <text:p>14154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2221">
                <text:p>14222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0223">
                <text:p>14022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9374">
                <text:p>13937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9397">
                <text:p>13939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5530">
                <text:p>14553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0724">
                <text:p>14072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2259">
                <text:p>14225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1563">
                <text:p>14156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1225">
                <text:p>14122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3451">
                <text:p>14345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8764">
                <text:p>13876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0686">
                <text:p>14068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3827">
                <text:p>14382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5727">
                <text:p>14572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6515">
                <text:p>14651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0814">
                <text:p>15081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7913">
                <text:p>14791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6695">
                <text:p>14669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6149">
                <text:p>14614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8553">
                <text:p>14855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6727">
                <text:p>15672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0362">
                <text:p>15036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1231">
                <text:p>15123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8501">
                <text:p>14850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0162">
                <text:p>15016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1208">
                <text:p>15120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6654">
                <text:p>14665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6878">
                <text:p>14687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6695">
                <text:p>14669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3108">
                <text:p>15310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8709">
                <text:p>14870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3838">
                <text:p>15383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3357">
                <text:p>15335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1635">
                <text:p>15163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1529">
                <text:p>15152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0743">
                <text:p>15074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1364">
                <text:p>15136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9612">
                <text:p>14961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0003">
                <text:p>15000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306">
                <text:p>14330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0095">
                <text:p>14009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39686">
                <text:p>13968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1339">
                <text:p>14133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37082">
                <text:p>13708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39958">
                <text:p>13995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0627">
                <text:p>14062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2971">
                <text:p>14297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37971">
                <text:p>13797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0933">
                <text:p>14093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1301">
                <text:p>14130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39569">
                <text:p>13956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0885">
                <text:p>15088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39361">
                <text:p>13936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3112">
                <text:p>14311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1750">
                <text:p>14175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0798">
                <text:p>14079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1133">
                <text:p>14113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0495">
                <text:p>14049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39835">
                <text:p>13983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0272">
                <text:p>14027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0236">
                <text:p>14023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2329">
                <text:p>14232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0545">
                <text:p>14054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0913">
                <text:p>14091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37042">
                <text:p>13704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5193">
                <text:p>14519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0048">
                <text:p>15004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195">
                <text:p>14819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5592">
                <text:p>15559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0556">
                <text:p>15055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853">
                <text:p>14985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5540">
                <text:p>15554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0016">
                <text:p>15001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9557">
                <text:p>14955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634">
                <text:p>15063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45677">
                <text:p>14567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47952">
                <text:p>14795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48768">
                <text:p>14876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8755">
                <text:p>15875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49292">
                <text:p>14929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2090">
                <text:p>15209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8473">
                <text:p>14847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0263">
                <text:p>15026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0485">
                <text:p>15048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5929">
                <text:p>14592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1404">
                <text:p>15140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4305">
                <text:p>15430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8479">
                <text:p>15847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9829">
                <text:p>15982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62676">
                <text:p>16267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19401">
                <text:p>21940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57529">
                <text:p>25752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60973">
                <text:p>26097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51088">
                <text:p>25108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55556">
                <text:p>25555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56649">
                <text:p>25664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43402">
                <text:p>24340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51162">
                <text:p>25116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52293">
                <text:p>25229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70792">
                <text:p>27079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45822">
                <text:p>24582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54765">
                <text:p>25476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84053">
                <text:p>28405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41843">
                <text:p>24184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41242">
                <text:p>24124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88400">
                <text:p>18840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40865">
                <text:p>14086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34378">
                <text:p>13437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32735">
                <text:p>13273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34775">
                <text:p>13477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33451">
                <text:p>13345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43466">
                <text:p>14346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44107">
                <text:p>14410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33273">
                <text:p>13327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33483">
                <text:p>13348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38801">
                <text:p>13880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33516">
                <text:p>13351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35924">
                <text:p>13592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38648">
                <text:p>13864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17670">
                <text:p>21767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0463">
                <text:p>15046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7153">
                <text:p>12715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13459">
                <text:p>11345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1569">
                <text:p>9156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8024">
                <text:p>10802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12858">
                <text:p>11285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06964">
                <text:p>10696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11169">
                <text:p>11116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07161">
                <text:p>10716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27808">
                <text:p>12780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13346">
                <text:p>11334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15250">
                <text:p>11525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28120">
                <text:p>12812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17443">
                <text:p>11744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03244">
                <text:p>10324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07093">
                <text:p>10709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8183">
                <text:p>10818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04744">
                <text:p>10474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07438">
                <text:p>10743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9721">
                <text:p>9972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3380">
                <text:p>10338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2577">
                <text:p>9257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35134">
                <text:p>13513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11180">
                <text:p>11118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7185">
                <text:p>10718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10856">
                <text:p>11085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1928">
                <text:p>9192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3185">
                <text:p>10318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10719">
                <text:p>11071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13238">
                <text:p>11323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03927">
                <text:p>10392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12829">
                <text:p>11282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13946">
                <text:p>11394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15659">
                <text:p>11565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11122">
                <text:p>11112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21602">
                <text:p>12160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27159">
                <text:p>12715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7189">
                <text:p>10718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11203">
                <text:p>11120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1440">
                <text:p>9144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18967">
                <text:p>11896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14272">
                <text:p>11427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3142">
                <text:p>10314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05626">
                <text:p>10562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2095">
                <text:p>9209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11422">
                <text:p>11142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0437">
                <text:p>10043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15391">
                <text:p>11539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7670">
                <text:p>10767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3043">
                <text:p>9304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05211">
                <text:p>10521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11429">
                <text:p>11142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07336">
                <text:p>10733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16109">
                <text:p>11610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22262">
                <text:p>12226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14746">
                <text:p>11474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5213">
                <text:p>9521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7497">
                <text:p>9749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15268">
                <text:p>11526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07617">
                <text:p>10761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1874">
                <text:p>9187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12655">
                <text:p>11265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12038">
                <text:p>11203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27173">
                <text:p>12717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6971">
                <text:p>9697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8537">
                <text:p>10853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3366">
                <text:p>10336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02537">
                <text:p>10253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35817">
                <text:p>13581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16324">
                <text:p>11632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8053">
                <text:p>10805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27555">
                <text:p>12755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09501">
                <text:p>10950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7122">
                <text:p>9712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26211">
                <text:p>12621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56459">
                <text:p>15645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9722">
                <text:p>17972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8733">
                <text:p>9873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01314">
                <text:p>10131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18314">
                <text:p>11831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17653">
                <text:p>11765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17181">
                <text:p>11718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06307">
                <text:p>10630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5912">
                <text:p>10591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2388">
                <text:p>11238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10541">
                <text:p>11054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8643">
                <text:p>10864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17361">
                <text:p>11736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16366">
                <text:p>11636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1888">
                <text:p>10188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3199">
                <text:p>10319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2992">
                <text:p>10299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3174">
                <text:p>10317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19637">
                <text:p>11963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6942">
                <text:p>10694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11192">
                <text:p>11119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10047">
                <text:p>11004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3819">
                <text:p>9381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12132">
                <text:p>11213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3150">
                <text:p>10315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9251">
                <text:p>9925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2638">
                <text:p>10263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3190">
                <text:p>10319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5143">
                <text:p>10514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9588">
                <text:p>9958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2072">
                <text:p>9207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10768">
                <text:p>11076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10141">
                <text:p>11014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14454">
                <text:p>11445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24301">
                <text:p>12430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9588">
                <text:p>10958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9282">
                <text:p>10928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7911">
                <text:p>9791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10359">
                <text:p>11035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4946">
                <text:p>10494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15197">
                <text:p>11519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23397">
                <text:p>12339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1148">
                <text:p>11114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12975">
                <text:p>11297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33605">
                <text:p>13360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5321">
                <text:p>10532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11516">
                <text:p>11151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19799">
                <text:p>11979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11185">
                <text:p>11118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22903">
                <text:p>12290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5705">
                <text:p>10570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83">
                <text:p>9238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19156">
                <text:p>11915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26684">
                <text:p>12668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25591">
                <text:p>12559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10718">
                <text:p>11071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19519">
                <text:p>11951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19167">
                <text:p>11916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11182">
                <text:p>11118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17633">
                <text:p>11763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5223">
                <text:p>10522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16396">
                <text:p>11639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3050">
                <text:p>10305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3752">
                <text:p>11375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16837">
                <text:p>11683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19301">
                <text:p>11930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6631">
                <text:p>9663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6284">
                <text:p>9628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3907">
                <text:p>10390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441">
                <text:p>9444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0813">
                <text:p>11081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7361">
                <text:p>10736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8382">
                <text:p>9838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12052">
                <text:p>11205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15661">
                <text:p>11566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5155">
                <text:p>9515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3125">
                <text:p>10312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10666">
                <text:p>11066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7452">
                <text:p>10745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9908">
                <text:p>9990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11273">
                <text:p>11127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13696">
                <text:p>11369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7402">
                <text:p>10740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9673">
                <text:p>8967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1773">
                <text:p>9177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89627">
                <text:p>8962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17348">
                <text:p>11734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12364">
                <text:p>11236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0860">
                <text:p>9086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2268">
                <text:p>9226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8778">
                <text:p>10877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23135">
                <text:p>12313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29749">
                <text:p>12974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2699">
                <text:p>9269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0367">
                <text:p>10036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26280">
                <text:p>12628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11132">
                <text:p>11113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15153">
                <text:p>11515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21261">
                <text:p>12126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7860">
                <text:p>11786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7201">
                <text:p>11720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26275">
                <text:p>12627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0093">
                <text:p>9009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89448">
                <text:p>8944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10010">
                <text:p>11001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13596">
                <text:p>11359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14475">
                <text:p>11447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8014">
                <text:p>9801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1472">
                <text:p>11147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6283">
                <text:p>10628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11368">
                <text:p>11136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058">
                <text:p>9805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5400">
                <text:p>9540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23814">
                <text:p>12381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28046">
                <text:p>12804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8895">
                <text:p>10889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13376">
                <text:p>11337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7834">
                <text:p>9783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9068">
                <text:p>11906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4881">
                <text:p>10488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2803">
                <text:p>10280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15541">
                <text:p>11554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20324">
                <text:p>12032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4571">
                <text:p>10457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7955">
                <text:p>10795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16139">
                <text:p>11613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5175">
                <text:p>10517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16652">
                <text:p>11665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5890">
                <text:p>11589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27164">
                <text:p>12716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21044">
                <text:p>12104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39131">
                <text:p>13913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96086">
                <text:p>9608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14098">
                <text:p>11409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3865">
                <text:p>10386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95200">
                <text:p>9520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11143">
                <text:p>11114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3912">
                <text:p>10391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19549">
                <text:p>11954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97943">
                <text:p>9794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11904">
                <text:p>11190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3157">
                <text:p>10315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0722">
                <text:p>10072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95220">
                <text:p>9522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15205">
                <text:p>11520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20947">
                <text:p>12094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18828">
                <text:p>11882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3281">
                <text:p>10328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12990">
                <text:p>11299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19192">
                <text:p>11919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99883">
                <text:p>9988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23492">
                <text:p>12349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13772">
                <text:p>11377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22403">
                <text:p>12240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23558">
                <text:p>12355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1435">
                <text:p>10143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36042">
                <text:p>13604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3959">
                <text:p>10395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15133">
                <text:p>11513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7318">
                <text:p>10731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10809">
                <text:p>11080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183">
                <text:p>10318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11647">
                <text:p>11164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16406">
                <text:p>11640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63710">
                <text:p>6371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65681">
                <text:p>6568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66573">
                <text:p>6657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68272">
                <text:p>6827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62642">
                <text:p>6264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61015">
                <text:p>6101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9591">
                <text:p>5959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61721">
                <text:p>6172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63765">
                <text:p>6376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63967">
                <text:p>6396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60154">
                <text:p>6015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63744">
                <text:p>6374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9106">
                <text:p>5910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9343">
                <text:p>5934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8722">
                <text:p>5872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62660">
                <text:p>6266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60389">
                <text:p>6038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9975">
                <text:p>5997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65505">
                <text:p>6550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60594">
                <text:p>6059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67525">
                <text:p>6752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73057">
                <text:p>7305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67138">
                <text:p>6713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66040">
                <text:p>6604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62490">
                <text:p>6249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9565">
                <text:p>5956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61589">
                <text:p>6158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61548">
                <text:p>6154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61673">
                <text:p>6167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61507">
                <text:p>6150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9424">
                <text:p>5942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9997">
                <text:p>5999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73340">
                <text:p>7334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61617">
                <text:p>6161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61153">
                <text:p>6115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63696">
                <text:p>6369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61020">
                <text:p>6102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64945">
                <text:p>6494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5526">
                <text:p>6552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8564">
                <text:p>5856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65196">
                <text:p>6519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63293">
                <text:p>6329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8797">
                <text:p>5879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64692">
                <text:p>6469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63807">
                <text:p>6380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60176">
                <text:p>6017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63577">
                <text:p>6357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60942">
                <text:p>6094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8842">
                <text:p>5884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60377">
                <text:p>6037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65077">
                <text:p>6507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64507">
                <text:p>6450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4283">
                <text:p>6428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38927">
                <text:p>13892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12620">
                <text:p>11262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21041">
                <text:p>12104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15581">
                <text:p>11558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24566">
                <text:p>12456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96175">
                <text:p>9617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4045">
                <text:p>10404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90871">
                <text:p>9087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17148">
                <text:p>11714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79024">
                <text:p>17902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40391">
                <text:p>14039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41877">
                <text:p>14187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39353">
                <text:p>13935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44979">
                <text:p>14497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42413">
                <text:p>14241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38851">
                <text:p>13885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42114">
                <text:p>14211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40285">
                <text:p>14028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60115">
                <text:p>16011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54625">
                <text:p>15462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43356">
                <text:p>14335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44813">
                <text:p>14481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45030">
                <text:p>14503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41247">
                <text:p>14124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43564">
                <text:p>14356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40771">
                <text:p>14077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55064">
                <text:p>15506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52051">
                <text:p>15205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47740">
                <text:p>14774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41703">
                <text:p>14170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47394">
                <text:p>14739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41535">
                <text:p>14153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40528">
                <text:p>14052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38278">
                <text:p>13827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44628">
                <text:p>14462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44099">
                <text:p>14409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43448">
                <text:p>14344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42074">
                <text:p>14207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42100">
                <text:p>14210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40690">
                <text:p>14069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43990">
                <text:p>14399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42132">
                <text:p>14213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48433">
                <text:p>14843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45424">
                <text:p>14542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42456">
                <text:p>14245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44784">
                <text:p>14478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58348">
                <text:p>15834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45141">
                <text:p>14514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43250">
                <text:p>14325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44989">
                <text:p>14498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49655">
                <text:p>14965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48416">
                <text:p>14841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44314">
                <text:p>14431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44920">
                <text:p>14492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49498">
                <text:p>14949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48081">
                <text:p>14808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41583">
                <text:p>14158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60120">
                <text:p>16012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43149">
                <text:p>14314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42678">
                <text:p>14267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46039">
                <text:p>14603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47982">
                <text:p>14798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41327">
                <text:p>14132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47535">
                <text:p>14753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41300">
                <text:p>14130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46816">
                <text:p>14681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42750">
                <text:p>14275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49551">
                <text:p>14955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47747">
                <text:p>14774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41039">
                <text:p>14103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47849">
                <text:p>14784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43559">
                <text:p>14355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45300">
                <text:p>14530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44338">
                <text:p>14433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47562">
                <text:p>147562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47831">
                <text:p>14783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42907">
                <text:p>14290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47545">
                <text:p>14754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43117">
                <text:p>14311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50790">
                <text:p>15079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52826">
                <text:p>15282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52632">
                <text:p>15263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45431">
                <text:p>14543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54151">
                <text:p>15415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40015">
                <text:p>14001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40954">
                <text:p>14095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45941">
                <text:p>14594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60560">
                <text:p>16056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54699">
                <text:p>15469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46175">
                <text:p>14617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72646">
                <text:p>17264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40893">
                <text:p>14089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43709">
                <text:p>14370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51029">
                <text:p>15102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48052">
                <text:p>14805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50269">
                <text:p>15026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43844">
                <text:p>14384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49651">
                <text:p>14965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44509">
                <text:p>14450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41425">
                <text:p>14142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43551">
                <text:p>14355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43901">
                <text:p>14390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42552">
                <text:p>14255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47853">
                <text:p>14785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47523">
                <text:p>14752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49933">
                <text:p>14993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46478">
                <text:p>14647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45169">
                <text:p>14516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45937">
                <text:p>14593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44047">
                <text:p>14404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48636">
                <text:p>14863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41825">
                <text:p>14182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40029">
                <text:p>14002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45175">
                <text:p>14517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39644">
                <text:p>13964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44766">
                <text:p>14476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47576">
                <text:p>14757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45764">
                <text:p>14576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50326">
                <text:p>15032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46260">
                <text:p>14626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40959">
                <text:p>14095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43719">
                <text:p>14371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41349">
                <text:p>14134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41879">
                <text:p>14187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38746">
                <text:p>13874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39995">
                <text:p>13999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43733">
                <text:p>14373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45604">
                <text:p>14560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49031">
                <text:p>14903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48824">
                <text:p>14882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45379">
                <text:p>145379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45537">
                <text:p>14553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49384">
                <text:p>14938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39936">
                <text:p>13993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48059">
                <text:p>14805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56024">
                <text:p>15602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45888">
                <text:p>14588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42064">
                <text:p>14206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40328">
                <text:p>14032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39864">
                <text:p>13986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42695">
                <text:p>14269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44940">
                <text:p>14494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47296">
                <text:p>14729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45476">
                <text:p>14547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39313">
                <text:p>13931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43023">
                <text:p>14302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42572">
                <text:p>14257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44724">
                <text:p>14472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47826">
                <text:p>14782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63345">
                <text:p>16334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37300">
                <text:p>13730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44801">
                <text:p>14480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42733">
                <text:p>14273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46498">
                <text:p>14649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38587">
                <text:p>138587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38831">
                <text:p>13883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41932">
                <text:p>14193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42167">
                <text:p>14216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46515">
                <text:p>14651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39642">
                <text:p>13964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50279">
                <text:p>15027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44485">
                <text:p>14448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43798">
                <text:p>14379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46585">
                <text:p>14658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47453">
                <text:p>14745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41775">
                <text:p>14177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44961">
                <text:p>14496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48604">
                <text:p>14860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55248">
                <text:p>15524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44782">
                <text:p>14478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49538">
                <text:p>14953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45388">
                <text:p>14538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42269">
                <text:p>14226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48134">
                <text:p>14813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44355">
                <text:p>14435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45255">
                <text:p>14525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39072">
                <text:p>13907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39023">
                <text:p>13902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43241">
                <text:p>14324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41159">
                <text:p>14115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39920">
                <text:p>13992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45737">
                <text:p>14573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40081">
                <text:p>14008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51033">
                <text:p>15103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40663">
                <text:p>14066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43424">
                <text:p>14342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42697">
                <text:p>14269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49355">
                <text:p>14935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56448">
                <text:p>15644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42752">
                <text:p>14275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40164">
                <text:p>14016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40219">
                <text:p>14021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41703">
                <text:p>14170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40080">
                <text:p>14008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48255">
                <text:p>14825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39465">
                <text:p>13946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39685">
                <text:p>13968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40532">
                <text:p>14053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41712">
                <text:p>14171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44510">
                <text:p>14451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42477">
                <text:p>14247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44646">
                <text:p>14464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44677">
                <text:p>144677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43624">
                <text:p>14362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41129">
                <text:p>14112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42547">
                <text:p>14254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42906">
                <text:p>14290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38659">
                <text:p>13865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45262">
                <text:p>145262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46747">
                <text:p>14674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49311">
                <text:p>14931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44103">
                <text:p>14410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42433">
                <text:p>14243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46578">
                <text:p>14657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55131">
                <text:p>15513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51783">
                <text:p>151783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8532">
                <text:p>13853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45798">
                <text:p>14579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42415">
                <text:p>14241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42258">
                <text:p>14225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42742">
                <text:p>14274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9514">
                <text:p>13951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42651">
                <text:p>14265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41102">
                <text:p>14110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50008">
                <text:p>150008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45719">
                <text:p>14571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8638">
                <text:p>13863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53314">
                <text:p>15331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40798">
                <text:p>14079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65160">
                <text:p>16516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47633">
                <text:p>14763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9482">
                <text:p>13948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47746">
                <text:p>147746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40069">
                <text:p>14006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44903">
                <text:p>14490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52761">
                <text:p>15276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40614">
                <text:p>14061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48077">
                <text:p>14807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55719">
                <text:p>15571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40400">
                <text:p>14040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47506">
                <text:p>14750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41326">
                <text:p>14132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44213">
                <text:p>14421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47609">
                <text:p>14760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53843">
                <text:p>15384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43058">
                <text:p>143058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49451">
                <text:p>14945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57525">
                <text:p>15752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51947">
                <text:p>15194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42921">
                <text:p>14292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43130">
                <text:p>14313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43847">
                <text:p>143847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8919">
                <text:p>13891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45385">
                <text:p>14538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56442">
                <text:p>15644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43732">
                <text:p>14373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44348">
                <text:p>14434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50416">
                <text:p>15041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56116">
                <text:p>15611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46143">
                <text:p>14614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9630">
                <text:p>13963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46720">
                <text:p>14672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41629">
                <text:p>14162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40629">
                <text:p>14062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8802">
                <text:p>13880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40180">
                <text:p>14018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53992">
                <text:p>15399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51433">
                <text:p>15143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40685">
                <text:p>14068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53256">
                <text:p>153256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60639">
                <text:p>16063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44227">
                <text:p>14422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48723">
                <text:p>148723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55705">
                <text:p>15570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47960">
                <text:p>14796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45707">
                <text:p>14570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55634">
                <text:p>15563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64813">
                <text:p>16481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42213">
                <text:p>14221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44917">
                <text:p>14491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50222">
                <text:p>15022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41882">
                <text:p>14188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40243">
                <text:p>14024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46406">
                <text:p>14640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45634">
                <text:p>14563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41047">
                <text:p>141047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40167">
                <text:p>14016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9215">
                <text:p>13921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47933">
                <text:p>14793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48125">
                <text:p>14812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51205">
                <text:p>15120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48666">
                <text:p>148666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40525">
                <text:p>14052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42163">
                <text:p>14216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9679">
                <text:p>13967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9329">
                <text:p>13932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9638">
                <text:p>13963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41796">
                <text:p>14179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47665">
                <text:p>14766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44643">
                <text:p>14464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40948">
                <text:p>140948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47029">
                <text:p>14702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40542">
                <text:p>14054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42813">
                <text:p>14281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42370">
                <text:p>14237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49581">
                <text:p>14958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46105">
                <text:p>14610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46055">
                <text:p>14605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42729">
                <text:p>14272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43130">
                <text:p>14313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41428">
                <text:p>14142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45272">
                <text:p>14527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2402">
                <text:p>14240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9758">
                <text:p>149758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3596">
                <text:p>14359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6632">
                <text:p>146632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5354">
                <text:p>14535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54974">
                <text:p>15497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1098">
                <text:p>141098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4213">
                <text:p>14421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290">
                <text:p>14029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58914">
                <text:p>15891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53064">
                <text:p>15306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3117">
                <text:p>143117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158">
                <text:p>14115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0331">
                <text:p>14033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2675">
                <text:p>14267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8196">
                <text:p>14819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8996">
                <text:p>14899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6595">
                <text:p>14659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53068">
                <text:p>15306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52787">
                <text:p>15278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6766">
                <text:p>146766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55909">
                <text:p>15590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5758">
                <text:p>14575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7614">
                <text:p>14761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52286">
                <text:p>15228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4271">
                <text:p>14427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5107">
                <text:p>145107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50074">
                <text:p>15007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351">
                <text:p>14235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0457">
                <text:p>14045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53261">
                <text:p>15326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0941">
                <text:p>14094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37969">
                <text:p>13796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0184">
                <text:p>14018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5516">
                <text:p>14551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0737">
                <text:p>14073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5922">
                <text:p>145922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8927">
                <text:p>148927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7483">
                <text:p>14748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7055">
                <text:p>14705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6682">
                <text:p>14668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561">
                <text:p>14456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5015">
                <text:p>14501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50877">
                <text:p>15087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5014">
                <text:p>14501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51765">
                <text:p>15176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7158">
                <text:p>147158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8199">
                <text:p>14819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59142">
                <text:p>15914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54784">
                <text:p>15478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57591">
                <text:p>15759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51924">
                <text:p>15192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55424">
                <text:p>15542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65357">
                <text:p>16535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53054">
                <text:p>15305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52884">
                <text:p>15288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58626">
                <text:p>15862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62439">
                <text:p>16243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63916">
                <text:p>16391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62948">
                <text:p>162948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56853">
                <text:p>15685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52386">
                <text:p>15238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56521">
                <text:p>15652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57947">
                <text:p>157947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52977">
                <text:p>152977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58323">
                <text:p>15832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62737">
                <text:p>16273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9560">
                <text:p>14956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53040">
                <text:p>15304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9642">
                <text:p>14964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52635">
                <text:p>15263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63356">
                <text:p>16335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56288">
                <text:p>156288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57298">
                <text:p>157298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3272">
                <text:p>14327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6544">
                <text:p>146544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50983">
                <text:p>15098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55655">
                <text:p>15565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9487">
                <text:p>14948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2980">
                <text:p>14298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54617">
                <text:p>15461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6958">
                <text:p>14695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9147">
                <text:p>14914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6489">
                <text:p>146489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316">
                <text:p>14831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7177">
                <text:p>147177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5300">
                <text:p>14530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1723">
                <text:p>14172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7372">
                <text:p>147372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5166">
                <text:p>145166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3983">
                <text:p>14398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50475">
                <text:p>15047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3715">
                <text:p>14371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56998">
                <text:p>156998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53499">
                <text:p>15349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51603">
                <text:p>15160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51781">
                <text:p>15178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3997">
                <text:p>143997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52445">
                <text:p>15244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2706">
                <text:p>15270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8802">
                <text:p>15880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5328">
                <text:p>15532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67392">
                <text:p>16739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62941">
                <text:p>16294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64124">
                <text:p>164124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4799">
                <text:p>15479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9721">
                <text:p>15972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63660">
                <text:p>16366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65823">
                <text:p>16582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9722">
                <text:p>15972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2786">
                <text:p>152786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3267">
                <text:p>15326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8846">
                <text:p>15884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4766">
                <text:p>15476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49825">
                <text:p>14982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49147">
                <text:p>149147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1757">
                <text:p>151757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1857">
                <text:p>15185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5926">
                <text:p>15592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2215">
                <text:p>15221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7079">
                <text:p>157079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91176">
                <text:p>191176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274400">
                <text:p>27440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63502">
                <text:p>263502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251738">
                <text:p>251738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242474">
                <text:p>24247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243407">
                <text:p>243407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245629">
                <text:p>24562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241131">
                <text:p>24113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48682">
                <text:p>24868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261581">
                <text:p>261581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245637">
                <text:p>245637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246760">
                <text:p>24676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39095">
                <text:p>23909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40530">
                <text:p>24053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50819">
                <text:p>250819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46315">
                <text:p>24631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75393">
                <text:p>17539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68737">
                <text:p>16873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79803">
                <text:p>17980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80500">
                <text:p>18050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70982">
                <text:p>17098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80322">
                <text:p>180322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71981">
                <text:p>17198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73893">
                <text:p>173893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69017">
                <text:p>169017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81362">
                <text:p>18136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69844">
                <text:p>16984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64944">
                <text:p>164944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66782">
                <text:p>16678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67238">
                <text:p>167238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69296">
                <text:p>16929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71668">
                <text:p>171668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81531">
                <text:p>181531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74290">
                <text:p>17429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66541">
                <text:p>166541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65458">
                <text:p>16545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68557">
                <text:p>168557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63307">
                <text:p>163307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9298">
                <text:p>159298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60585">
                <text:p>16058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0422">
                <text:p>15042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3903">
                <text:p>153903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7213">
                <text:p>157213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65951">
                <text:p>16595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9950">
                <text:p>15995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5374">
                <text:p>155374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66391">
                <text:p>16639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6896">
                <text:p>156896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4387">
                <text:p>154387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4595">
                <text:p>15459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4922">
                <text:p>154922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6047">
                <text:p>156047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1845">
                <text:p>15184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2775">
                <text:p>15277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61379">
                <text:p>161379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47772">
                <text:p>14777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4861">
                <text:p>15486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2496">
                <text:p>15249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48253">
                <text:p>148253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5109">
                <text:p>15510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1420">
                <text:p>15142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48829">
                <text:p>148829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31431">
                <text:p>13143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40484">
                <text:p>140484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36076">
                <text:p>13607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31166">
                <text:p>13116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36832">
                <text:p>1368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